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31.2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7.41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10.58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16.93mm"/>
    </style:style>
    <style:style style:name="co14" style:family="table-column">
      <style:table-column-properties fo:break-before="page" style:column-width="58.74mm"/>
    </style:style>
    <style:style style:name="co15" style:family="table-column">
      <style:table-column-properties fo:break-before="auto" style:column-width="9mm"/>
    </style:style>
    <style:style style:name="co16" style:family="table-column">
      <style:table-column-properties fo:break-before="auto" style:column-width="11.11mm"/>
    </style:style>
    <style:style style:name="co17" style:family="table-column">
      <style:table-column-properties fo:break-before="auto" style:column-width="12.17mm"/>
    </style:style>
    <style:style style:name="co18" style:family="table-column">
      <style:table-column-properties fo:break-before="auto" style:column-width="16.4mm"/>
    </style:style>
    <style:style style:name="co19" style:family="table-column">
      <style:table-column-properties fo:break-before="auto" style:column-width="13.49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15.08mm"/>
    </style:style>
    <style:style style:name="co22" style:family="table-column">
      <style:table-column-properties fo:break-before="auto" style:column-width="8.2mm"/>
    </style:style>
    <style:style style:name="co23" style:family="table-column">
      <style:table-column-properties fo:break-before="auto" style:column-width="6.09mm"/>
    </style:style>
    <style:style style:name="co24" style:family="table-column">
      <style:table-column-properties fo:break-before="auto" style:column-width="17.99mm"/>
    </style:style>
    <style:style style:name="co25" style:family="table-column">
      <style:table-column-properties fo:break-before="auto" style:column-width="12.96mm"/>
    </style:style>
    <style:style style:name="co26" style:family="table-column">
      <style:table-column-properties fo:break-before="auto" style:column-width="12.7mm"/>
    </style:style>
    <style:style style:name="co27" style:family="table-column">
      <style:table-column-properties fo:break-before="auto" style:column-width="18.79mm"/>
    </style:style>
    <style:style style:name="co28" style:family="table-column">
      <style:table-column-properties fo:break-before="auto" style:column-width="34.13mm"/>
    </style:style>
    <style:style style:name="co29" style:family="table-column">
      <style:table-column-properties fo:break-before="auto" style:column-width="30.16mm"/>
    </style:style>
    <style:style style:name="co30" style:family="table-column">
      <style:table-column-properties fo:break-before="auto" style:column-width="48.15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7.94mm"/>
    </style:style>
    <style:style style:name="co33" style:family="table-column">
      <style:table-column-properties fo:break-before="auto" style:column-width="16.67mm"/>
    </style:style>
    <style:style style:name="co34" style:family="table-column">
      <style:table-column-properties fo:break-before="auto" style:column-width="27.52mm"/>
    </style:style>
    <style:style style:name="co35" style:family="table-column">
      <style:table-column-properties fo:break-before="auto" style:column-width="13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45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16.93mm" fo:break-before="auto" style:use-optimal-row-height="false"/>
    </style:style>
    <style:style style:name="ro6" style:family="table-row">
      <style:table-row-properties style:row-height="3.95mm" fo:break-before="auto" style:use-optimal-row-height="false"/>
    </style:style>
    <style:style style:name="ro7" style:family="table-row">
      <style:table-row-properties style:row-height="26.72mm" fo:break-before="auto" style:use-optimal-row-height="false"/>
    </style:style>
    <style:style style:name="ro8" style:family="table-row">
      <style:table-row-properties style:row-height="4.87mm" fo:break-before="page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6.42mm" fo:break-before="auto" style:use-optimal-row-height="false"/>
    </style:style>
    <style:style style:name="ro13" style:family="table-row">
      <style:table-row-properties style:row-height="10.27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6.35mm" fo:break-before="auto" style:use-optimal-row-height="true"/>
    </style:style>
    <style:style style:name="ro16" style:family="table-row">
      <style:table-row-properties style:row-height="4.5mm" fo:break-before="auto" style:use-optimal-row-height="true"/>
    </style:style>
    <style:style style:name="ro17" style:family="table-row">
      <style:table-row-properties style:row-height="5.56mm" fo:break-before="auto" style:use-optimal-row-height="true"/>
    </style:style>
    <style:style style:name="ro18" style:family="table-row">
      <style:table-row-properties style:row-height="24.61mm" fo:break-before="auto" style:use-optimal-row-height="false"/>
    </style:style>
    <style:style style:name="ro19" style:family="table-row">
      <style:table-row-properties style:row-height="8.47mm" fo:break-before="auto" style:use-optimal-row-height="false"/>
    </style:style>
    <style:style style:name="ro20" style:family="table-row">
      <style:table-row-properties style:row-height="4.3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style:rotation-angle="90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ISEVEN(ROW()))" style:apply-style-name="cf1" style:base-cell-address="'Kursliste-Settings'.A5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  <style:map style:condition="is-true-formula(ISEVEN(ROW()))" style:apply-style-name="cf1" style:base-cell-address="'Kursliste-Settings'.A5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ackground-color="#dddddd" fo:border="0.06pt solid #000000" style:vertical-align="middle"/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border="0.06pt solid #000000" style:vertical-align="middle"/>
    </style:style>
    <style:style style:name="ce13" style:family="table-cell" style:parent-style-name="Default" style:data-style-name="N0">
      <style:table-cell-properties fo:border="0.06pt solid #000000" style:rotation-angle="90" style:vertical-align="automatic"/>
    </style:style>
    <style:style style:name="ce14" style:family="table-cell" style:parent-style-name="Default" style:data-style-name="N0">
      <style:table-cell-properties fo:border-bottom="none" fo:background-color="#dddddd" fo:border-left="0.06pt solid #000000" fo:border-right="none" fo:border-top="0.06pt solid #000000"/>
    </style:style>
    <style:style style:name="ce15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17" style:family="table-cell" style:parent-style-name="Default" style:data-style-name="N108">
      <style:table-cell-properties fo:border="0.06pt solid #000000" style:rotation-angle="65" style:vertical-align="automatic"/>
    </style:style>
    <style:style style:name="ce1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fo:padding-bottom="0.35mm" fo:padding-left="0.35mm" fo:padding-right="0mm" fo:padding-top="0.35mm" style:rotation-angle="90" style:vertical-align="automatic"/>
      <style:paragraph-properties fo:text-align="end"/>
    </style:style>
    <style:style style:name="ce21" style:family="table-cell" style:parent-style-name="Default" style:data-style-name="N0">
      <style:table-cell-properties fo:border-bottom="none" fo:background-color="#dddddd" fo:border-left="none" fo:border-right="none" fo:border-top="0.06pt solid #000000"/>
    </style:style>
    <style:style style:name="ce22" style:family="table-cell" style:parent-style-name="Default" style:data-style-name="N0">
      <style:table-cell-properties fo:background-color="#dddddd"/>
    </style:style>
    <style:style style:name="ce23" style:family="table-cell" style:parent-style-name="Default" style:data-style-name="N0">
      <style:table-cell-properties fo:border-bottom="0.06pt solid #000000" fo:background-color="#dddddd" fo:border-left="none" fo:border-right="none" fo:border-top="none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dddddd" fo:border-left="none" fo:border-right="0.06pt solid #000000" fo:border-top="0.06pt solid #000000"/>
    </style:style>
    <style:style style:name="ce26" style:family="table-cell" style:parent-style-name="Default" style:data-style-name="N0">
      <style:table-cell-properties fo:border-bottom="none" fo:background-color="#dddddd" fo:border-left="none" fo:border-right="0.06pt solid #000000" fo:border-top="none"/>
    </style:style>
    <style:style style:name="ce27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</style:style>
    <style:style style:name="ce28" style:family="table-cell" style:parent-style-name="Default" style:data-style-name="N0">
      <style:table-cell-properties fo:border-bottom="0.06pt solid #000000" fo:wrap-option="wrap" fo:border-left="none" fo:border-right="none" style:rotation-angle="90" fo:border-top="0.06pt solid #000000" style:vertical-align="automatic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rotation-angle="90" style:vertical-align="automatic"/>
      <style:paragraph-properties fo:text-align="end"/>
    </style:style>
    <style:style style:name="ce31" style:family="table-cell" style:parent-style-name="Default" style:data-style-name="N0">
      <style:table-cell-properties fo:border-bottom="0.06pt solid #000000" fo:wrap-option="wrap" fo:border-left="0.06pt solid #000000" fo:border-right="none" style:rotation-angle="90" fo:border-top="0.06pt solid #000000" style:vertical-align="automatic"/>
    </style:style>
    <style:style style:name="ce32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</style:style>
    <style:style style:name="ce34" style:family="table-cell" style:parent-style-name="Default" style:data-style-name="N0">
      <style:table-cell-properties fo:background-color="#b2b2b2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fo:padding-bottom="0.35mm" fo:padding-left="0.35mm" fo:padding-right="0mm" fo:padding-top="0.35mm" style:rotation-angle="90" style:shrink-to-fit="true" style:vertical-align="automatic"/>
      <style:paragraph-properties fo:text-align="end"/>
    </style:style>
    <style:style style:name="ce36" style:family="table-cell" style:parent-style-name="Default" style:data-style-name="N0">
      <style:table-cell-properties style:shrink-to-fit="true" style:vertical-align="automatic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39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40" style:family="table-cell" style:parent-style-name="Default" style:data-style-name="N108">
      <style:table-cell-properties style:text-align-source="fix" style:repeat-content="false" fo:background-color="transparent" fo:border="0.06pt solid #000000" style:rotation-angle="65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dddddd" fo:border="0.06pt solid #000000"/>
    </style:style>
    <style:style style:name="ce42" style:family="table-cell" style:parent-style-name="Default" style:data-style-name="N0">
      <style:table-cell-properties fo:background-color="transparent" fo:border="0.06pt solid #000000"/>
    </style:style>
    <style:style style:name="ce43" style:family="table-cell" style:parent-style-name="Default" style:data-style-name="N0">
      <style:table-cell-properties fo:border="0.06pt solid #000000" style:rotation-angle="65" style:vertical-align="automatic"/>
    </style:style>
    <style:style style:name="ce44" style:family="table-cell" style:parent-style-name="Default" style:data-style-name="N0">
      <style:table-cell-properties fo:border="0.06pt solid #000000" style:vertical-align="automatic"/>
    </style:style>
    <style:style style:name="ce45" style:family="table-cell" style:parent-style-name="Default" style:data-style-name="N0">
      <style:table-cell-properties style:vertical-align="middle"/>
    </style:style>
    <style:style style:name="ce46" style:family="table-cell" style:parent-style-name="Default" style:data-style-name="N2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wrap-option="wrap" fo:border="0.06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mm"/>
      <style:text-properties fo:font-size="7pt" style:font-size-asian="7pt" style:font-size-complex="7pt"/>
    </style:style>
    <style:style style:name="ce50" style:family="table-cell" style:parent-style-name="Default" style:data-style-name="N30">
      <style:table-cell-properties fo:border="0.06pt solid #000000" style:rotation-angle="65" style:vertical-align="automatic"/>
    </style:style>
    <style:style style:name="ce51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size="7pt" style:font-size-asian="7pt" style:font-size-complex="7pt"/>
    </style:style>
    <style:style style:name="ce52" style:family="table-cell" style:parent-style-name="Default" style:data-style-name="N0">
      <style:table-cell-properties fo:background-color="transparent" fo:wrap-option="wrap" fo:border="0.06pt solid #000000" style:rotation-angle="90" style:vertical-align="automatic"/>
    </style:style>
    <style:style style:name="ce53" style:family="table-cell" style:parent-style-name="Default" style:data-style-name="N0">
      <style:table-cell-properties fo:background-color="transparent"/>
    </style:style>
    <style:style style:name="ce5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5" style:family="table-cell" style:parent-style-name="Default" style:data-style-name="N0">
      <style:table-cell-properties fo:wrap-option="wrap" fo:border="0.06pt solid #000000" style:vertical-align="automatic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ISEVEN(ROW()))" style:apply-style-name="cf1" style:base-cell-address="Notenuebersicht.A5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order="0.06pt solid #000000"/>
      <style:map style:condition="is-true-formula(ISEVEN(ROW()))" style:apply-style-name="cf1" style:base-cell-address="Notenuebersicht.A5"/>
    </style:style>
    <style:style style:name="ce60" style:family="table-cell" style:parent-style-name="Default">
      <style:table-cell-properties fo:border="0.06pt solid #000000"/>
      <style:map style:condition="is-true-formula(ISEVEN(ROW()))" style:apply-style-name="cf1" style:base-cell-address="Notenuebersicht.A5"/>
    </style:style>
    <style:style style:name="ce6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fo:background-color="#ffffff" fo:border-left="0.06pt solid #000000" fo:border-right="0.06pt solid #000000" fo:border-top="0.06pt solid #000000"/>
      <style:text-properties fo:font-size="14pt" style:font-size-asian="14pt" style:font-size-complex="14pt"/>
    </style:style>
    <style:style style:name="ce63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6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5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automatic"/>
      <style:paragraph-properties fo:text-align="center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/>
      <style:text-properties fo:font-size="14pt" style:font-size-asian="14pt" style:font-size-complex="14pt"/>
    </style:style>
    <style:style style:name="ce68" style:family="table-cell" style:parent-style-name="Default" style:data-style-name="N0">
      <style:table-cell-properties fo:border-bottom="none" fo:background-color="#ffffff" fo:border-left="0.06pt solid #000000" fo:border-right="none" fo:border-top="0.06pt solid #000000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7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8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73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 style:data-style-name="N108">
      <style:table-cell-properties style:text-align-source="fix" style:repeat-content="false" fo:border="0.06pt solid #000000" style:vertical-align="automatic"/>
      <style:paragraph-properties fo:text-align="center"/>
    </style:style>
    <style:style style:name="ce75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map style:condition="is-true-formula(ISEVEN(ROW()))" style:apply-style-name="cf1" style:base-cell-address="Notenuebersicht.A5"/>
    </style:style>
    <style:style style:name="ce76" style:family="table-cell" style:parent-style-name="Default" style:data-style-name="N1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map style:condition="is-true-formula(ISEVEN(ROW()))" style:apply-style-name="cf1" style:base-cell-address="Notenuebersicht.A5"/>
    </style:style>
    <style:style style:name="ce77" style:family="table-cell" style:parent-style-name="Default" style:data-style-name="N0">
      <style:table-cell-properties style:cell-protect="none" style:print-content="true"/>
    </style:style>
    <style:style style:name="ce78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ffff"/>
    </style:style>
    <style:style style:name="ce80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fo:color="#00cc33"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82" style:family="table-cell" style:parent-style-name="Default" style:data-style-name="N1">
      <style:table-cell-properties style:cell-protect="none" style:print-content="true"/>
    </style:style>
    <style:style style:name="ce83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84" style:family="table-cell" style:parent-style-name="Default" style:data-style-name="N108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8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map style:condition="is-true-formula(ISEVEN(ROW()))" style:apply-style-name="cf1" style:base-cell-address="Notenuebersicht.G5"/>
    </style:style>
    <style:style style:name="ce86" style:family="table-cell" style:parent-style-name="Default" style:data-style-name="N108">
      <style:table-cell-properties fo:border-bottom="none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</style:style>
    <style:style style:name="ce87" style:family="table-cell" style:parent-style-name="Default" style:data-style-name="N2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map style:condition="is-true-formula(ISEVEN(ROW()))" style:apply-style-name="cf1" style:base-cell-address="Notenuebersicht.A5"/>
    </style:style>
    <style:style style:name="ce88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fo:color="#ff3333" fo:font-weight="bold" style:font-weight-asian="bold" style:font-weight-complex="bold"/>
    </style:style>
    <style:style style:name="ce89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</style:style>
    <style:style style:name="ce9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map style:condition="is-true-formula(ISEVEN(ROW()))" style:apply-style-name="cf1" style:base-cell-address="Notenuebersicht.A5"/>
    </style:style>
    <style:style style:name="ce9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2.01pt solid #000000" style:rotation-angle="90" fo:border-top="2.01pt solid #000000" style:vertical-align="middle"/>
      <style:paragraph-properties fo:text-align="center"/>
    </style:style>
    <style:style style:name="ce9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map style:condition="is-true-formula(ISEVEN(ROW()))" style:apply-style-name="cf1" style:base-cell-address="Notenuebersicht.K5"/>
    </style:style>
    <style:style style:name="ce96" style:family="table-cell" style:parent-style-name="Default" style:data-style-name="N2"/>
    <style:style style:name="ce9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  <style:map style:condition="is-true-formula(ISEVEN(ROW()))" style:apply-style-name="cf1" style:base-cell-address="Notenuebersicht.A5"/>
    </style:style>
    <style:style style:name="ce98" style:family="table-cell" style:parent-style-name="Default" style:data-style-name="N0">
      <style:table-cell-properties fo:background-color="#ffffff"/>
      <style:text-properties fo:color="#ff3333" fo:font-weight="bold" style:font-weight-asian="bold" style:font-weight-complex="bold"/>
    </style:style>
    <style:style style:name="ce9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center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02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is-true-formula(ISEVEN(ROW()))" style:apply-style-name="cf1" style:base-cell-address="Notenuebersicht.M5"/>
    </style:style>
    <style:style style:name="ce103" style:family="table-cell" style:parent-style-name="Default">
      <style:table-cell-properties fo:border="0.06pt solid #000000"/>
      <style:map style:condition="is-true-formula(ISEVEN(ROW()))" style:apply-style-name="cf1" style:base-cell-address="Notenuebersicht.M5"/>
    </style:style>
    <style:style style:name="ce10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map style:condition="is-true-formula(ISEVEN(ROW()))" style:apply-style-name="cf1" style:base-cell-address="Notenuebersicht.N5"/>
    </style:style>
    <style:style style:name="ce105" style:family="table-cell" style:parent-style-name="Default">
      <style:table-cell-properties fo:border="0.06pt solid #000000"/>
      <style:map style:condition="is-true-formula(ISEVEN(ROW()))" style:apply-style-name="cf1" style:base-cell-address="Notenuebersicht.N5"/>
    </style:style>
    <style:style style:name="ce10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09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11" style:family="table-cell" style:parent-style-name="Default" style:data-style-name="N108">
      <style:table-cell-properties fo:border-bottom="0.06pt solid #000000" fo:border-left="2.01pt solid #000000" fo:border-right="2.01pt solid #000000" style:rotation-angle="65" fo:border-top="2.01pt solid #000000" style:vertical-align="automatic"/>
    </style:style>
    <style:style style:name="ce112" style:family="table-cell" style:parent-style-name="Default" style:data-style-name="N0">
      <style:table-cell-properties fo:border-bottom="0.06pt solid #000000" fo:background-color="#dddddd" fo:border-left="2.01pt solid #000000" fo:border-right="2.01pt solid #000000" fo:border-top="0.06pt solid #000000" style:vertical-align="middle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15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17" style:family="table-cell" style:parent-style-name="Default" style:data-style-name="N108">
      <style:table-cell-properties fo:border-bottom="0.06pt solid #000000" fo:border-left="none" fo:border-right="0.06pt solid #000000" style:rotation-angle="65" fo:border-top="0.06pt solid #000000" style:vertical-align="automatic"/>
    </style:style>
    <style:style style:name="ce118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121" style:family="table-cell" style:parent-style-name="Default" style:data-style-name="N108">
      <style:table-cell-properties fo:border-bottom="0.06pt solid #000000" fo:border-left="0.06pt solid #000000" fo:border-right="none" style:rotation-angle="65" fo:border-top="0.06pt solid #000000" style:vertical-align="automatic"/>
    </style:style>
    <style:style style:name="ce122" style:family="table-cell" style:parent-style-name="Prozent" style:data-style-name="N107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123" style:family="table-cell" style:parent-style-name="Prozent" style:data-style-name="N107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24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2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27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28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32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4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37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Kursliste-Settin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 table:number-columns-spanned="1" table:number-rows-spanned="4">
            <text:p>Lfd- Nummer</text:p>
          </table:table-cell>
          <table:table-cell table:style-name="ce5" office:value-type="string" calcext:value-type="string" table:number-columns-spanned="1" table:number-rows-spanned="3">
            <text:p>KURSNAME</text:p>
          </table:table-cell>
          <table:table-cell table:style-name="ce8" office:value-type="string" calcext:value-type="string" table:number-columns-spanned="1" table:number-rows-spanned="3">
            <text:p>LEHRERNAME</text:p>
          </table:table-cell>
          <table:table-cell table:number-columns-repeated="1021"/>
        </table:table-row>
        <table:table-row table:style-name="ro1">
          <table:covered-table-cell table:style-name="Default"/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2">
          <table:covered-table-cell table:style-name="ce3"/>
          <table:table-cell table:style-name="ce6" office:value-type="string" calcext:value-type="string">
            <text:p>Vorname</text:p>
          </table:table-cell>
          <table:table-cell table:style-name="ce6" office:value-type="string" calcext:value-type="string">
            <text:p>Nachname</text:p>
          </table:table-cell>
          <table:table-cell table:style-name="ce6" office:value-type="string" calcext:value-type="string">
            <text:p>Matrikel-Nr.</text:p>
          </table:table-cell>
          <table:table-cell table:style-name="ce6" office:value-type="string" calcext:value-type="string">
            <text:p>E-Mail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ax</text:p>
          </table:table-cell>
          <table:table-cell table:style-name="ce9" office:value-type="string" calcext:value-type="string">
            <text:p>Mustermann</text:p>
          </table:table-cell>
          <table:table-cell table:style-name="ce9" office:value-type="float" office:value="553213" calcext:value-type="float">
            <text:p>553213</text:p>
          </table:table-cell>
          <table:table-cell table:style-name="ce9" office:value-type="string" calcext:value-type="string">
            <text:p><text:a xlink:href="mailto:max.mustermann@test.de" xlink:type="simple">max.mustermann@test.de</text:a></text:p>
          </table:table-cell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imo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float" office:value="632145" calcext:value-type="float">
            <text:p>632145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Victor</text:p>
          </table:table-cell>
          <table:table-cell table:style-name="ce7" office:value-type="string" calcext:value-type="string">
            <text:p>Versuch</text:p>
          </table:table-cell>
          <table:table-cell table:style-name="ce7"/>
          <table:table-cell table:style-name="ce7" office:value-type="string" calcext:value-type="string">
            <text:p>vici0815@versuch.com</text:p>
          </table:table-cell>
          <table:table-cell table:number-columns-repeated="101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Ulf</text:p>
          </table:table-cell>
          <table:table-cell table:style-name="ce7" office:value-type="string" calcext:value-type="string">
            <text:p>Ulfson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eter</text:p>
          </table:table-cell>
          <table:table-cell table:style-name="ce7" office:value-type="string" calcext:value-type="string">
            <text:p>Peterson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Harry</text:p>
          </table:table-cell>
          <table:table-cell table:style-name="ce7" office:value-type="string" calcext:value-type="string">
            <text:p>Hundert-Prozent</text:p>
          </table:table-cell>
          <table:table-cell table:style-name="ce7" office:value-type="float" office:value="332456" calcext:value-type="float">
            <text:p>332456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Nils</text:p>
          </table:table-cell>
          <table:table-cell table:style-name="ce7" office:value-type="string" calcext:value-type="string">
            <text:p>Nulpe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 table:number-columns-repeated="4"/>
          <table:table-cell table:number-columns-repeated="1019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Kursliste-Settings'.A5:'Kursliste-Settings'.A44 'Kursliste-Settings'.B6:'Kursliste-Settings'.E44 'Kursliste-Settings'.B5:'Kursliste-Settings'.B5">
            <calcext:condition calcext:apply-style-name="cf1" calcext:value="formula-is(ISEVEN(ROW()))" calcext:base-cell-address="'Kursliste-Settings'.A5"/>
          </calcext:conditional-format>
        </calcext:conditional-formats>
      </table:table>
      <table:table table:name="SoMi-Liste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3" table:default-cell-style-name="ce2"/>
        <table:table-column table:style-name="co10" table:default-cell-style-name="ce36"/>
        <table:table-column table:style-name="co10" table:number-columns-repeated="7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3" table:default-cell-style-name="ce2"/>
        <table:table-column table:style-name="co7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7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4" table:number-columns-repeated="960" table:default-cell-style-name="ce2"/>
        <table:table-column table:style-name="co6" table:number-columns-repeated="2" table:default-cell-style-name="ce2"/>
        <table:table-column table:style-name="co6" table:number-columns-repeated="2" table:default-cell-style-name="Default"/>
        <table:table-row table:style-name="ro5">
          <table:table-cell/>
          <table:table-cell table:style-name="ce10" table:formula="of:=['Kursliste-Settings'.B1]" office:value-type="string" office:string-value="KURSNAME" calcext:value-type="string">
            <text:p>KURSNAME</text:p>
          </table:table-cell>
          <table:table-cell table:style-name="ce17" office:value-type="date" office:date-value="2016-08-26" calcext:value-type="date">
            <text:p>26.8.16</text:p>
          </table:table-cell>
          <table:table-cell table:style-name="ce17" office:value-type="date" office:date-value="2016-08-30" calcext:value-type="date">
            <text:p>30.8.16</text:p>
          </table:table-cell>
          <table:table-cell table:style-name="ce17" table:formula="of:=[.C1]+7" office:value-type="date" office:date-value="2016-09-02" calcext:value-type="date">
            <text:p>2.9.16</text:p>
          </table:table-cell>
          <table:table-cell table:style-name="ce17" table:formula="of:=[.D1]+7" office:value-type="date" office:date-value="2016-09-06" calcext:value-type="date">
            <text:p>6.9.16</text:p>
          </table:table-cell>
          <table:table-cell table:style-name="ce17" table:formula="of:=[.E1]+7" office:value-type="date" office:date-value="2016-09-09" calcext:value-type="date">
            <text:p>9.9.16</text:p>
          </table:table-cell>
          <table:table-cell table:style-name="ce17" table:formula="of:=[.F1]+7" office:value-type="date" office:date-value="2016-09-13" calcext:value-type="date">
            <text:p>13.9.16</text:p>
          </table:table-cell>
          <table:table-cell table:style-name="ce17" table:formula="of:=[.G1]+7" office:value-type="date" office:date-value="2016-09-16" calcext:value-type="date">
            <text:p>16.9.16</text:p>
          </table:table-cell>
          <table:table-cell table:style-name="ce17" table:formula="of:=[.H1]+7" office:value-type="date" office:date-value="2016-09-20" calcext:value-type="date">
            <text:p>20.9.16</text:p>
          </table:table-cell>
          <table:table-cell table:style-name="ce17" table:formula="of:=[.I1]+7" office:value-type="date" office:date-value="2016-09-23" calcext:value-type="date">
            <text:p>23.9.16</text:p>
          </table:table-cell>
          <table:table-cell table:style-name="ce17" table:formula="of:=[.J1]+7" office:value-type="date" office:date-value="2016-09-27" calcext:value-type="date">
            <text:p>27.9.16</text:p>
          </table:table-cell>
          <table:table-cell table:style-name="ce17" table:formula="of:=[.K1]+7" office:value-type="date" office:date-value="2016-09-30" calcext:value-type="date">
            <text:p>30.9.16</text:p>
          </table:table-cell>
          <table:table-cell table:style-name="ce17" table:formula="of:=[.L1]+7" office:value-type="date" office:date-value="2016-10-04" calcext:value-type="date">
            <text:p>4.10.16</text:p>
          </table:table-cell>
          <table:table-cell table:style-name="ce17" table:formula="of:=[.M1]+7" office:value-type="date" office:date-value="2016-10-07" calcext:value-type="date">
            <text:p>7.10.16</text:p>
          </table:table-cell>
          <table:table-cell table:style-name="ce17" table:formula="of:=[.N1]+7" office:value-type="date" office:date-value="2016-10-11" calcext:value-type="date">
            <text:p>11.10.16</text:p>
          </table:table-cell>
          <table:table-cell table:style-name="ce17" table:formula="of:=[.O1]+7" office:value-type="date" office:date-value="2016-10-14" calcext:value-type="date">
            <text:p>14.10.16</text:p>
          </table:table-cell>
          <table:table-cell table:style-name="ce17" table:formula="of:=[.P1]+7" office:value-type="date" office:date-value="2016-10-18" calcext:value-type="date">
            <text:p>18.10.16</text:p>
          </table:table-cell>
          <table:table-cell table:style-name="ce17" table:formula="of:=[.Q1]+7" office:value-type="date" office:date-value="2016-10-21" calcext:value-type="date">
            <text:p>21.10.16</text:p>
          </table:table-cell>
          <table:table-cell table:style-name="ce17" table:formula="of:=[.R1]+7" office:value-type="date" office:date-value="2016-10-25" calcext:value-type="date">
            <text:p>25.10.16</text:p>
          </table:table-cell>
          <table:table-cell table:style-name="ce17" table:formula="of:=[.S1]+7" office:value-type="date" office:date-value="2016-10-28" calcext:value-type="date">
            <text:p>28.10.16</text:p>
          </table:table-cell>
          <table:table-cell table:style-name="ce17" table:formula="of:=[.T1]+7" office:value-type="date" office:date-value="2016-11-01" calcext:value-type="date">
            <text:p>1.11.16</text:p>
          </table:table-cell>
          <table:table-cell table:style-name="ce17" table:formula="of:=[.U1]+7" office:value-type="date" office:date-value="2016-11-04" calcext:value-type="date">
            <text:p>4.11.16</text:p>
          </table:table-cell>
          <table:table-cell table:style-name="ce17"/>
          <table:table-cell table:style-name="ce40" office:value-type="string" calcext:value-type="string">
            <text:p>Anm.</text:p>
          </table:table-cell>
          <table:table-cell table:style-name="ce43" office:value-type="string" calcext:value-type="string">
            <text:p>S/M?</text:p>
          </table:table-cell>
          <table:table-cell table:style-name="ce43" office:value-type="string" calcext:value-type="string">
            <text:p>Somi Q1</text:p>
          </table:table-cell>
          <table:table-cell table:style-name="ce48" table:formula="of:=[.B1]" office:value-type="string" office:string-value="KURSNAME" calcext:value-type="string">
            <text:p>KURSNAME</text:p>
          </table:table-cell>
          <table:table-cell table:style-name="ce50" office:value-type="date" office:date-value="2016-11-08" calcext:value-type="date">
            <text:p>08.11.16</text:p>
          </table:table-cell>
          <table:table-cell table:style-name="ce50" table:formula="of:=[.AC1]+3" office:value-type="date" office:date-value="2016-11-11" calcext:value-type="date">
            <text:p>11.11.16</text:p>
          </table:table-cell>
          <table:table-cell table:style-name="ce50" table:formula="of:=[.AC1]+7" office:value-type="date" office:date-value="2016-11-15" calcext:value-type="date">
            <text:p>15.11.16</text:p>
          </table:table-cell>
          <table:table-cell table:style-name="ce50" table:formula="of:=[.AD1]+7" office:value-type="date" office:date-value="2016-11-18" calcext:value-type="date">
            <text:p>18.11.16</text:p>
          </table:table-cell>
          <table:table-cell table:style-name="ce50" table:formula="of:=[.AE1]+7" office:value-type="date" office:date-value="2016-11-22" calcext:value-type="date">
            <text:p>22.11.16</text:p>
          </table:table-cell>
          <table:table-cell table:style-name="ce50" table:formula="of:=[.AF1]+7" office:value-type="date" office:date-value="2016-11-25" calcext:value-type="date">
            <text:p>25.11.16</text:p>
          </table:table-cell>
          <table:table-cell table:style-name="ce50" table:formula="of:=[.AG1]+7" office:value-type="date" office:date-value="2016-11-29" calcext:value-type="date">
            <text:p>29.11.16</text:p>
          </table:table-cell>
          <table:table-cell table:style-name="ce50" table:formula="of:=[.AH1]+7" office:value-type="date" office:date-value="2016-12-02" calcext:value-type="date">
            <text:p>02.12.16</text:p>
          </table:table-cell>
          <table:table-cell table:style-name="ce50" table:formula="of:=[.AI1]+7" office:value-type="date" office:date-value="2016-12-06" calcext:value-type="date">
            <text:p>06.12.16</text:p>
          </table:table-cell>
          <table:table-cell table:style-name="ce50" table:formula="of:=[.AJ1]+7" office:value-type="date" office:date-value="2016-12-09" calcext:value-type="date">
            <text:p>09.12.16</text:p>
          </table:table-cell>
          <table:table-cell table:style-name="ce50" table:formula="of:=[.AK1]+7" office:value-type="date" office:date-value="2016-12-13" calcext:value-type="date">
            <text:p>13.12.16</text:p>
          </table:table-cell>
          <table:table-cell table:style-name="ce50" table:formula="of:=[.AL1]+7" office:value-type="date" office:date-value="2016-12-16" calcext:value-type="date">
            <text:p>16.12.16</text:p>
          </table:table-cell>
          <table:table-cell table:style-name="ce50" table:formula="of:=[.AM1]+7" office:value-type="date" office:date-value="2016-12-20" calcext:value-type="date">
            <text:p>20.12.16</text:p>
          </table:table-cell>
          <table:table-cell table:style-name="ce50" office:value-type="date" office:date-value="2017-01-10" calcext:value-type="date">
            <text:p>10.01.17</text:p>
          </table:table-cell>
          <table:table-cell table:style-name="ce50" office:value-type="date" office:date-value="2017-01-13" calcext:value-type="date">
            <text:p>13.01.17</text:p>
          </table:table-cell>
          <table:table-cell table:style-name="ce50" table:formula="of:=[.AP1]+7" office:value-type="date" office:date-value="2017-01-17" calcext:value-type="date">
            <text:p>17.01.17</text:p>
          </table:table-cell>
          <table:table-cell table:style-name="ce50" table:formula="of:=[.AQ1]+7" office:value-type="date" office:date-value="2017-01-20" calcext:value-type="date">
            <text:p>20.01.17</text:p>
          </table:table-cell>
          <table:table-cell table:style-name="ce50" table:formula="of:=[.AR1]+7" office:value-type="date" office:date-value="2017-01-24" calcext:value-type="date">
            <text:p>24.01.17</text:p>
          </table:table-cell>
          <table:table-cell table:style-name="ce50" table:formula="of:=[.AS1]+7" office:value-type="date" office:date-value="2017-01-27" calcext:value-type="date">
            <text:p>27.01.17</text:p>
          </table:table-cell>
          <table:table-cell table:style-name="ce50" table:formula="of:=[.AT1]+7" office:value-type="date" office:date-value="2017-01-31" calcext:value-type="date">
            <text:p>31.01.17</text:p>
          </table:table-cell>
          <table:table-cell table:style-name="ce50" table:formula="of:=[.AU1]+7" office:value-type="date" office:date-value="2017-02-03" calcext:value-type="date">
            <text:p>03.02.17</text:p>
          </table:table-cell>
          <table:table-cell table:style-name="ce50" table:number-columns-repeated="3"/>
          <table:table-cell table:style-name="ce43" office:value-type="string" calcext:value-type="string">
            <text:p>Anm.</text:p>
          </table:table-cell>
          <table:table-cell table:style-name="ce43" office:value-type="string" calcext:value-type="string">
            <text:p>S/M?</text:p>
          </table:table-cell>
          <table:table-cell table:style-name="ce43" office:value-type="string" calcext:value-type="string">
            <text:p>Somi Q2</text:p>
          </table:table-cell>
          <table:table-cell table:number-columns-repeated="969"/>
        </table:table-row>
        <table:table-row table:style-name="ro6">
          <table:table-cell table:style-name="ce9" office:value-type="string" calcext:value-type="string">
            <text:p>Nr</text:p>
          </table:table-cell>
          <table:table-cell table:style-name="ce11" office:value-type="string" calcext:value-type="string">
            <text:p>Einzelstunde/Doppelstunde?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41"/>
          <table:table-cell table:style-name="ce44" table:number-columns-repeated="2"/>
          <table:table-cell table:style-name="ce49" office:value-type="string" calcext:value-type="string">
            <text:p>Einzelstunde/Doppelstunde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9" table:number-columns-repeated="3"/>
          <table:table-cell table:number-columns-repeated="969"/>
        </table:table-row>
        <table:table-row table:style-name="ro1">
          <table:table-cell table:style-name="ce9" office:value-type="string" calcext:value-type="string">
            <text:p>1.</text:p>
          </table:table-cell>
          <table:table-cell table:style-name="ce12" table:formula="of:=IF(IF(AND(['Kursliste-Settings'.B5]=&quot;&quot;;['Kursliste-Settings'.C5]=&quot;&quot;);&quot;&quot;;CONCATENATE(['Kursliste-Settings'.C5];&quot;,&quot;;['Kursliste-Settings'.B5]))&lt;&gt;&quot;&quot;;CONCATENATE(['Kursliste-Settings'.C5];&quot;, &quot;;['Kursliste-Settings'.B5]);IF(AND(['Kursliste-Settings'.B5]=&quot;&quot;;['Kursliste-Settings'.C5]=&quot;&quot;);&quot;&quot;;CONCATENATE(['Kursliste-Settings'.C5];&quot;, &quot;;['Kursliste-Settings'.B5])))" office:value-type="string" office:string-value="Mustermann, Max" calcext:value-type="string">
            <text:p>Mustermann, Max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e</text:p>
          </table:table-cell>
          <table:table-cell table:number-columns-repeated="2" table:style-name="ce29" office:value-type="string" calcext:value-type="string">
            <text:p>f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10"/>
          <table:table-cell table:style-name="ce19"/>
          <table:table-cell table:style-name="ce42"/>
          <table:table-cell table:style-name="ce12"/>
          <table:table-cell table:style-name="ce46" table:formula="of:=IF(SUM([.C3:.Y3])&gt;0;SUM([.C3:.Y3])/COUNT([.C3:.X3]);0)" office:value-type="float" office:value="2.57142857142857" calcext:value-type="float">
            <text:p>2,57</text:p>
          </table:table-cell>
          <table:table-cell table:style-name="ce12" table:formula="of:=[.B3]" office:value-type="string" office:string-value="Mustermann, Max" calcext:value-type="string">
            <text:p>Mustermann, Max</text:p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:.AZ3])&gt;0;SUM([.AC3:.AZ3])/COUNT([.AC3:.AZ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.</text:p>
          </table:table-cell>
          <table:table-cell table:style-name="ce12" table:formula="of:=IF(IF(AND(['Kursliste-Settings'.B6]=&quot;&quot;;['Kursliste-Settings'.C6]=&quot;&quot;);&quot;&quot;;CONCATENATE(['Kursliste-Settings'.C6];&quot;,&quot;;['Kursliste-Settings'.B6]))&lt;&gt;&quot;&quot;;CONCATENATE(['Kursliste-Settings'.C6];&quot;, &quot;;['Kursliste-Settings'.B6]);IF(AND(['Kursliste-Settings'.B6]=&quot;&quot;;['Kursliste-Settings'.C6]=&quot;&quot;);&quot;&quot;;CONCATENATE(['Kursliste-Settings'.C6];&quot;, &quot;;['Kursliste-Settings'.B6])))" office:value-type="string" office:string-value="Test, Timo" calcext:value-type="string">
            <text:p>Test, Timo</text:p>
          </table:table-cell>
          <table:table-cell table:style-name="ce19" office:value-type="string" calcext:value-type="string">
            <text:p>f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" table:style-name="ce29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42"/>
          <table:table-cell table:style-name="ce12"/>
          <table:table-cell table:style-name="ce46" table:formula="of:=IF(SUM([.C4:.Y4])&gt;0;SUM([.C4:.Y4])/COUNT([.C4:.X4]);0)" office:value-type="float" office:value="1.52941176470588" calcext:value-type="float">
            <text:p>1,53</text:p>
          </table:table-cell>
          <table:table-cell table:style-name="ce12" table:formula="of:=[.B4]" office:value-type="string" office:string-value="Test, Timo" calcext:value-type="string">
            <text:p>Test, Timo</text:p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4:.AZ4])&gt;0;SUM([.AC4:.AZ4])/COUNT([.AC4:.AZ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.</text:p>
          </table:table-cell>
          <table:table-cell table:style-name="ce12" table:formula="of:=IF(IF(AND(['Kursliste-Settings'.B7]=&quot;&quot;;['Kursliste-Settings'.C7]=&quot;&quot;);&quot;&quot;;CONCATENATE(['Kursliste-Settings'.C7];&quot;,&quot;;['Kursliste-Settings'.B7]))&lt;&gt;&quot;&quot;;CONCATENATE(['Kursliste-Settings'.C7];&quot;, &quot;;['Kursliste-Settings'.B7]);IF(AND(['Kursliste-Settings'.B7]=&quot;&quot;;['Kursliste-Settings'.C7]=&quot;&quot;);&quot;&quot;;CONCATENATE(['Kursliste-Settings'.C7];&quot;, &quot;;['Kursliste-Settings'.B7])))" office:value-type="string" office:string-value="Versuch, Victor" calcext:value-type="string">
            <text:p>Versuch, Victor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e</text:p>
          </table:table-cell>
          <table:table-cell table:style-name="ce29"/>
          <table:table-cell table:style-name="ce29" office:value-type="string" calcext:value-type="string">
            <text:p>f</text:p>
          </table:table-cell>
          <table:table-cell table:style-name="ce29"/>
          <table:table-cell table:number-columns-repeated="2" table:style-name="ce29" office:value-type="float" office:value="2" calcext:value-type="float">
            <text:p>2</text:p>
          </table:table-cell>
          <table:table-cell table:style-name="ce29" table:number-columns-repeated="7"/>
          <table:table-cell table:style-name="ce19"/>
          <table:table-cell table:style-name="ce42"/>
          <table:table-cell table:style-name="ce12"/>
          <table:table-cell table:style-name="ce46" table:formula="of:=IF(SUM([.C5:.Y5])&gt;0;SUM([.C5:.Y5])/COUNT([.C5:.X5]);0)" office:value-type="float" office:value="2.75" calcext:value-type="float">
            <text:p>2,75</text:p>
          </table:table-cell>
          <table:table-cell table:style-name="ce12" table:formula="of:=[.B5]" office:value-type="string" office:string-value="Versuch, Victor" calcext:value-type="string">
            <text:p>Versuch, Victor</text:p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5:.AZ5])&gt;0;SUM([.AC5:.AZ5])/COUNT([.AC5:.AZ5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4.</text:p>
          </table:table-cell>
          <table:table-cell table:style-name="ce12" table:formula="of:=IF(IF(AND(['Kursliste-Settings'.B8]=&quot;&quot;;['Kursliste-Settings'.C8]=&quot;&quot;);&quot;&quot;;CONCATENATE(['Kursliste-Settings'.C8];&quot;,&quot;;['Kursliste-Settings'.B8]))&lt;&gt;&quot;&quot;;CONCATENATE(['Kursliste-Settings'.C8];&quot;, &quot;;['Kursliste-Settings'.B8]);IF(AND(['Kursliste-Settings'.B8]=&quot;&quot;;['Kursliste-Settings'.C8]=&quot;&quot;);&quot;&quot;;CONCATENATE(['Kursliste-Settings'.C8];&quot;, &quot;;['Kursliste-Settings'.B8])))" office:value-type="string" office:string-value="Ulfson, Ulf" calcext:value-type="string">
            <text:p>Ulfson, Ulf</text:p>
          </table:table-cell>
          <table:table-cell table:style-name="ce19"/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table:number-columns-repeated="4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6:.Y6])&gt;0;SUM([.C6:.Y6])/COUNT([.C6:.X6]);0)" office:value-type="float" office:value="0" calcext:value-type="float">
            <text:p>0,00</text:p>
          </table:table-cell>
          <table:table-cell table:style-name="ce12" table:formula="of:=[.B6]" office:value-type="string" office:string-value="Ulfson, Ulf" calcext:value-type="string">
            <text:p>Ulfson, Ulf</text:p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6:.AZ6])&gt;0;SUM([.AC6:.AZ6])/COUNT([.AC6:.AZ6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5.</text:p>
          </table:table-cell>
          <table:table-cell table:style-name="ce9" table:formula="of:=IF(IF(AND(['Kursliste-Settings'.B9]=&quot;&quot;;['Kursliste-Settings'.C9]=&quot;&quot;);&quot;&quot;;CONCATENATE(['Kursliste-Settings'.C9];&quot;,&quot;;['Kursliste-Settings'.B9]))&lt;&gt;&quot;&quot;;CONCATENATE(['Kursliste-Settings'.C9];&quot;, &quot;;['Kursliste-Settings'.B9]);IF(AND(['Kursliste-Settings'.B9]=&quot;&quot;;['Kursliste-Settings'.C9]=&quot;&quot;);&quot;&quot;;CONCATENATE(['Kursliste-Settings'.C9];&quot;, &quot;;['Kursliste-Settings'.B9])))" office:value-type="string" office:string-value="Peterson, Peter" calcext:value-type="string">
            <text:p>Peterson, Peter</text:p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7:.Y7])&gt;0;SUM([.C7:.Y7])/COUNT([.C7:.X7]);0)" office:value-type="float" office:value="0" calcext:value-type="float">
            <text:p>0,00</text:p>
          </table:table-cell>
          <table:table-cell table:style-name="ce12" table:formula="of:=[.B7]" office:value-type="string" office:string-value="Peterson, Peter" calcext:value-type="string">
            <text:p>Peterson, Peter</text:p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7:.AZ7])&gt;0;SUM([.AC7:.AZ7])/COUNT([.AC7:.AZ7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6.</text:p>
          </table:table-cell>
          <table:table-cell table:style-name="ce9" table:formula="of:=IF(IF(AND(['Kursliste-Settings'.B10]=&quot;&quot;;['Kursliste-Settings'.C10]=&quot;&quot;);&quot;&quot;;CONCATENATE(['Kursliste-Settings'.C10];&quot;,&quot;;['Kursliste-Settings'.B10]))&lt;&gt;&quot;&quot;;CONCATENATE(['Kursliste-Settings'.C10];&quot;, &quot;;['Kursliste-Settings'.B10]);IF(AND(['Kursliste-Settings'.B10]=&quot;&quot;;['Kursliste-Settings'.C10]=&quot;&quot;);&quot;&quot;;CONCATENATE(['Kursliste-Settings'.C10];&quot;, &quot;;['Kursliste-Settings'.B10])))" office:value-type="string" office:string-value="Hundert-Prozent, Harry" calcext:value-type="string">
            <text:p>Hundert-Prozent, Harry</text:p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8:.Y8])&gt;0;SUM([.C8:.Y8])/COUNT([.C8:.X8]);0)" office:value-type="float" office:value="0" calcext:value-type="float">
            <text:p>0,00</text:p>
          </table:table-cell>
          <table:table-cell table:style-name="ce12" table:formula="of:=[.B8]" office:value-type="string" office:string-value="Hundert-Prozent, Harry" calcext:value-type="string">
            <text:p>Hundert-Prozent, Harry</text:p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8:.AZ8])&gt;0;SUM([.AC8:.AZ8])/COUNT([.AC8:.AZ8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7.</text:p>
          </table:table-cell>
          <table:table-cell table:style-name="ce9" table:formula="of:=IF(IF(AND(['Kursliste-Settings'.B11]=&quot;&quot;;['Kursliste-Settings'.C11]=&quot;&quot;);&quot;&quot;;CONCATENATE(['Kursliste-Settings'.C11];&quot;,&quot;;['Kursliste-Settings'.B11]))&lt;&gt;&quot;&quot;;CONCATENATE(['Kursliste-Settings'.C11];&quot;, &quot;;['Kursliste-Settings'.B11]);IF(AND(['Kursliste-Settings'.B11]=&quot;&quot;;['Kursliste-Settings'.C11]=&quot;&quot;);&quot;&quot;;CONCATENATE(['Kursliste-Settings'.C11];&quot;, &quot;;['Kursliste-Settings'.B11])))" office:value-type="string" office:string-value="Nulpe, Nils" calcext:value-type="string">
            <text:p>Nulpe, Nils</text:p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9:.Y9])&gt;0;SUM([.C9:.Y9])/COUNT([.C9:.X9]);0)" office:value-type="float" office:value="0" calcext:value-type="float">
            <text:p>0,00</text:p>
          </table:table-cell>
          <table:table-cell table:style-name="ce12" table:formula="of:=[.B9]" office:value-type="string" office:string-value="Nulpe, Nils" calcext:value-type="string">
            <text:p>Nulpe, Nils</text:p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9:.AZ9])&gt;0;SUM([.AC9:.AZ9])/COUNT([.AC9:.AZ9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8.</text:p>
          </table:table-cell>
          <table:table-cell table:style-name="ce9" table:formula="of:=IF(IF(AND(['Kursliste-Settings'.B12]=&quot;&quot;;['Kursliste-Settings'.C12]=&quot;&quot;);&quot;&quot;;CONCATENATE(['Kursliste-Settings'.C12];&quot;,&quot;;['Kursliste-Settings'.B12]))&lt;&gt;&quot;&quot;;CONCATENATE(['Kursliste-Settings'.C12];&quot;, &quot;;['Kursliste-Settings'.B12]);IF(AND(['Kursliste-Settings'.B12]=&quot;&quot;;['Kursliste-Settings'.C12]=&quot;&quot;);&quot;&quot;;CONCATENATE(['Kursliste-Settings'.C12];&quot;, &quot;;['Kursliste-Settings'.B12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0:.Y10])&gt;0;SUM([.C10:.Y10])/COUNT([.C10:.X10]);0)" office:value-type="float" office:value="0" calcext:value-type="float">
            <text:p>0,00</text:p>
          </table:table-cell>
          <table:table-cell table:style-name="ce12" table:formula="of:=[.B10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0:.AZ10])&gt;0;SUM([.AC10:.AZ10])/COUNT([.AC10:.AZ1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9.</text:p>
          </table:table-cell>
          <table:table-cell table:style-name="ce9" table:formula="of:=IF(IF(AND(['Kursliste-Settings'.B13]=&quot;&quot;;['Kursliste-Settings'.C13]=&quot;&quot;);&quot;&quot;;CONCATENATE(['Kursliste-Settings'.C13];&quot;,&quot;;['Kursliste-Settings'.B13]))&lt;&gt;&quot;&quot;;CONCATENATE(['Kursliste-Settings'.C13];&quot;, &quot;;['Kursliste-Settings'.B13]);IF(AND(['Kursliste-Settings'.B13]=&quot;&quot;;['Kursliste-Settings'.C13]=&quot;&quot;);&quot;&quot;;CONCATENATE(['Kursliste-Settings'.C13];&quot;, &quot;;['Kursliste-Settings'.B13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1:.Y11])&gt;0;SUM([.C11:.Y11])/COUNT([.C11:.X11]);0)" office:value-type="float" office:value="0" calcext:value-type="float">
            <text:p>0,00</text:p>
          </table:table-cell>
          <table:table-cell table:style-name="ce12" table:formula="of:=[.B11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1:.AZ11])&gt;0;SUM([.AC11:.AZ11])/COUNT([.AC11:.AZ1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0.</text:p>
          </table:table-cell>
          <table:table-cell table:style-name="ce9" table:formula="of:=IF(IF(AND(['Kursliste-Settings'.B14]=&quot;&quot;;['Kursliste-Settings'.C14]=&quot;&quot;);&quot;&quot;;CONCATENATE(['Kursliste-Settings'.C14];&quot;,&quot;;['Kursliste-Settings'.B14]))&lt;&gt;&quot;&quot;;CONCATENATE(['Kursliste-Settings'.C14];&quot;, &quot;;['Kursliste-Settings'.B14]);IF(AND(['Kursliste-Settings'.B14]=&quot;&quot;;['Kursliste-Settings'.C14]=&quot;&quot;);&quot;&quot;;CONCATENATE(['Kursliste-Settings'.C14];&quot;, &quot;;['Kursliste-Settings'.B14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2:.Y12])&gt;0;SUM([.C12:.Y12])/COUNT([.C12:.X12]);0)" office:value-type="float" office:value="0" calcext:value-type="float">
            <text:p>0,00</text:p>
          </table:table-cell>
          <table:table-cell table:style-name="ce12" table:formula="of:=[.B12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2:.AZ12])&gt;0;SUM([.AC12:.AZ12])/COUNT([.AC12:.AZ1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1.</text:p>
          </table:table-cell>
          <table:table-cell table:style-name="ce9" table:formula="of:=IF(IF(AND(['Kursliste-Settings'.B15]=&quot;&quot;;['Kursliste-Settings'.C15]=&quot;&quot;);&quot;&quot;;CONCATENATE(['Kursliste-Settings'.C15];&quot;,&quot;;['Kursliste-Settings'.B15]))&lt;&gt;&quot;&quot;;CONCATENATE(['Kursliste-Settings'.C15];&quot;, &quot;;['Kursliste-Settings'.B15]);IF(AND(['Kursliste-Settings'.B15]=&quot;&quot;;['Kursliste-Settings'.C15]=&quot;&quot;);&quot;&quot;;CONCATENATE(['Kursliste-Settings'.C15];&quot;, &quot;;['Kursliste-Settings'.B15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3:.Y13])&gt;0;SUM([.C13:.Y13])/COUNT([.C13:.X13]);0)" office:value-type="float" office:value="0" calcext:value-type="float">
            <text:p>0,00</text:p>
          </table:table-cell>
          <table:table-cell table:style-name="ce12" table:formula="of:=[.B13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3:.AZ13])&gt;0;SUM([.AC13:.AZ13])/COUNT([.AC13:.AZ1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2.</text:p>
          </table:table-cell>
          <table:table-cell table:style-name="ce9" table:formula="of:=IF(IF(AND(['Kursliste-Settings'.B16]=&quot;&quot;;['Kursliste-Settings'.C16]=&quot;&quot;);&quot;&quot;;CONCATENATE(['Kursliste-Settings'.C16];&quot;,&quot;;['Kursliste-Settings'.B16]))&lt;&gt;&quot;&quot;;CONCATENATE(['Kursliste-Settings'.C16];&quot;, &quot;;['Kursliste-Settings'.B16]);IF(AND(['Kursliste-Settings'.B16]=&quot;&quot;;['Kursliste-Settings'.C16]=&quot;&quot;);&quot;&quot;;CONCATENATE(['Kursliste-Settings'.C16];&quot;, &quot;;['Kursliste-Settings'.B16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4:.Y14])&gt;0;SUM([.C14:.Y14])/COUNT([.C14:.X14]);0)" office:value-type="float" office:value="0" calcext:value-type="float">
            <text:p>0,00</text:p>
          </table:table-cell>
          <table:table-cell table:style-name="ce12" table:formula="of:=[.B14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4:.AZ14])&gt;0;SUM([.AC14:.AZ14])/COUNT([.AC14:.AZ1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3.</text:p>
          </table:table-cell>
          <table:table-cell table:style-name="ce9" table:formula="of:=IF(IF(AND(['Kursliste-Settings'.B17]=&quot;&quot;;['Kursliste-Settings'.C17]=&quot;&quot;);&quot;&quot;;CONCATENATE(['Kursliste-Settings'.C17];&quot;,&quot;;['Kursliste-Settings'.B17]))&lt;&gt;&quot;&quot;;CONCATENATE(['Kursliste-Settings'.C17];&quot;, &quot;;['Kursliste-Settings'.B17]);IF(AND(['Kursliste-Settings'.B17]=&quot;&quot;;['Kursliste-Settings'.C17]=&quot;&quot;);&quot;&quot;;CONCATENATE(['Kursliste-Settings'.C17];&quot;, &quot;;['Kursliste-Settings'.B17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5:.Y15])&gt;0;SUM([.C15:.Y15])/COUNT([.C15:.X15]);0)" office:value-type="float" office:value="0" calcext:value-type="float">
            <text:p>0,00</text:p>
          </table:table-cell>
          <table:table-cell table:style-name="ce12" table:formula="of:=[.B15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5:.AZ15])&gt;0;SUM([.AC15:.AZ15])/COUNT([.AC15:.AZ15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4.</text:p>
          </table:table-cell>
          <table:table-cell table:style-name="ce9" table:formula="of:=IF(IF(AND(['Kursliste-Settings'.B18]=&quot;&quot;;['Kursliste-Settings'.C18]=&quot;&quot;);&quot;&quot;;CONCATENATE(['Kursliste-Settings'.C18];&quot;,&quot;;['Kursliste-Settings'.B18]))&lt;&gt;&quot;&quot;;CONCATENATE(['Kursliste-Settings'.C18];&quot;, &quot;;['Kursliste-Settings'.B18]);IF(AND(['Kursliste-Settings'.B18]=&quot;&quot;;['Kursliste-Settings'.C18]=&quot;&quot;);&quot;&quot;;CONCATENATE(['Kursliste-Settings'.C18];&quot;, &quot;;['Kursliste-Settings'.B18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6:.Y16])&gt;0;SUM([.C16:.Y16])/COUNT([.C16:.X16]);0)" office:value-type="float" office:value="0" calcext:value-type="float">
            <text:p>0,00</text:p>
          </table:table-cell>
          <table:table-cell table:style-name="ce12" table:formula="of:=[.B16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6:.AZ16])&gt;0;SUM([.AC16:.AZ16])/COUNT([.AC16:.AZ16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5.</text:p>
          </table:table-cell>
          <table:table-cell table:style-name="ce9" table:formula="of:=IF(IF(AND(['Kursliste-Settings'.B19]=&quot;&quot;;['Kursliste-Settings'.C19]=&quot;&quot;);&quot;&quot;;CONCATENATE(['Kursliste-Settings'.C19];&quot;,&quot;;['Kursliste-Settings'.B19]))&lt;&gt;&quot;&quot;;CONCATENATE(['Kursliste-Settings'.C19];&quot;, &quot;;['Kursliste-Settings'.B19]);IF(AND(['Kursliste-Settings'.B19]=&quot;&quot;;['Kursliste-Settings'.C19]=&quot;&quot;);&quot;&quot;;CONCATENATE(['Kursliste-Settings'.C19];&quot;, &quot;;['Kursliste-Settings'.B19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7:.Y17])&gt;0;SUM([.C17:.Y17])/COUNT([.C17:.X17]);0)" office:value-type="float" office:value="0" calcext:value-type="float">
            <text:p>0,00</text:p>
          </table:table-cell>
          <table:table-cell table:style-name="ce12" table:formula="of:=[.B17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7:.AZ17])&gt;0;SUM([.AC17:.AZ17])/COUNT([.AC17:.AZ17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6.</text:p>
          </table:table-cell>
          <table:table-cell table:style-name="ce9" table:formula="of:=IF(IF(AND(['Kursliste-Settings'.B20]=&quot;&quot;;['Kursliste-Settings'.C20]=&quot;&quot;);&quot;&quot;;CONCATENATE(['Kursliste-Settings'.C20];&quot;,&quot;;['Kursliste-Settings'.B20]))&lt;&gt;&quot;&quot;;CONCATENATE(['Kursliste-Settings'.C20];&quot;, &quot;;['Kursliste-Settings'.B20]);IF(AND(['Kursliste-Settings'.B20]=&quot;&quot;;['Kursliste-Settings'.C20]=&quot;&quot;);&quot;&quot;;CONCATENATE(['Kursliste-Settings'.C20];&quot;, &quot;;['Kursliste-Settings'.B20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8:.Y18])&gt;0;SUM([.C18:.Y18])/COUNT([.C18:.X18]);0)" office:value-type="float" office:value="0" calcext:value-type="float">
            <text:p>0,00</text:p>
          </table:table-cell>
          <table:table-cell table:style-name="ce12" table:formula="of:=[.B18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8:.AZ18])&gt;0;SUM([.AC18:.AZ18])/COUNT([.AC18:.AZ18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7.</text:p>
          </table:table-cell>
          <table:table-cell table:style-name="ce9" table:formula="of:=IF(IF(AND(['Kursliste-Settings'.B21]=&quot;&quot;;['Kursliste-Settings'.C21]=&quot;&quot;);&quot;&quot;;CONCATENATE(['Kursliste-Settings'.C21];&quot;,&quot;;['Kursliste-Settings'.B21]))&lt;&gt;&quot;&quot;;CONCATENATE(['Kursliste-Settings'.C21];&quot;, &quot;;['Kursliste-Settings'.B21]);IF(AND(['Kursliste-Settings'.B21]=&quot;&quot;;['Kursliste-Settings'.C21]=&quot;&quot;);&quot;&quot;;CONCATENATE(['Kursliste-Settings'.C21];&quot;, &quot;;['Kursliste-Settings'.B21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19:.Y19])&gt;0;SUM([.C19:.Y19])/COUNT([.C19:.X19]);0)" office:value-type="float" office:value="0" calcext:value-type="float">
            <text:p>0,00</text:p>
          </table:table-cell>
          <table:table-cell table:style-name="ce12" table:formula="of:=[.B19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19:.AZ19])&gt;0;SUM([.AC19:.AZ19])/COUNT([.AC19:.AZ19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8.</text:p>
          </table:table-cell>
          <table:table-cell table:style-name="ce9" table:formula="of:=IF(IF(AND(['Kursliste-Settings'.B22]=&quot;&quot;;['Kursliste-Settings'.C22]=&quot;&quot;);&quot;&quot;;CONCATENATE(['Kursliste-Settings'.C22];&quot;,&quot;;['Kursliste-Settings'.B22]))&lt;&gt;&quot;&quot;;CONCATENATE(['Kursliste-Settings'.C22];&quot;, &quot;;['Kursliste-Settings'.B22]);IF(AND(['Kursliste-Settings'.B22]=&quot;&quot;;['Kursliste-Settings'.C22]=&quot;&quot;);&quot;&quot;;CONCATENATE(['Kursliste-Settings'.C22];&quot;, &quot;;['Kursliste-Settings'.B22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0:.Y20])&gt;0;SUM([.C20:.Y20])/COUNT([.C20:.X20]);0)" office:value-type="float" office:value="0" calcext:value-type="float">
            <text:p>0,00</text:p>
          </table:table-cell>
          <table:table-cell table:style-name="ce12" table:formula="of:=[.B20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0:.AZ20])&gt;0;SUM([.AC20:.AZ20])/COUNT([.AC20:.AZ2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19.</text:p>
          </table:table-cell>
          <table:table-cell table:style-name="ce9" table:formula="of:=IF(IF(AND(['Kursliste-Settings'.B23]=&quot;&quot;;['Kursliste-Settings'.C23]=&quot;&quot;);&quot;&quot;;CONCATENATE(['Kursliste-Settings'.C23];&quot;,&quot;;['Kursliste-Settings'.B23]))&lt;&gt;&quot;&quot;;CONCATENATE(['Kursliste-Settings'.C23];&quot;, &quot;;['Kursliste-Settings'.B23]);IF(AND(['Kursliste-Settings'.B23]=&quot;&quot;;['Kursliste-Settings'.C23]=&quot;&quot;);&quot;&quot;;CONCATENATE(['Kursliste-Settings'.C23];&quot;, &quot;;['Kursliste-Settings'.B23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1:.Y21])&gt;0;SUM([.C21:.Y21])/COUNT([.C21:.X21]);0)" office:value-type="float" office:value="0" calcext:value-type="float">
            <text:p>0,00</text:p>
          </table:table-cell>
          <table:table-cell table:style-name="ce12" table:formula="of:=[.B21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1:.AZ21])&gt;0;SUM([.AC21:.AZ21])/COUNT([.AC21:.AZ2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0.</text:p>
          </table:table-cell>
          <table:table-cell table:style-name="ce9" table:formula="of:=IF(IF(AND(['Kursliste-Settings'.B24]=&quot;&quot;;['Kursliste-Settings'.C24]=&quot;&quot;);&quot;&quot;;CONCATENATE(['Kursliste-Settings'.C24];&quot;,&quot;;['Kursliste-Settings'.B24]))&lt;&gt;&quot;&quot;;CONCATENATE(['Kursliste-Settings'.C24];&quot;, &quot;;['Kursliste-Settings'.B24]);IF(AND(['Kursliste-Settings'.B24]=&quot;&quot;;['Kursliste-Settings'.C24]=&quot;&quot;);&quot;&quot;;CONCATENATE(['Kursliste-Settings'.C24];&quot;, &quot;;['Kursliste-Settings'.B24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2:.Y22])&gt;0;SUM([.C22:.Y22])/COUNT([.C22:.X22]);0)" office:value-type="float" office:value="0" calcext:value-type="float">
            <text:p>0,00</text:p>
          </table:table-cell>
          <table:table-cell table:style-name="ce12" table:formula="of:=[.B22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2:.AZ22])&gt;0;SUM([.AC22:.AZ22])/COUNT([.AC22:.AZ2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1.</text:p>
          </table:table-cell>
          <table:table-cell table:style-name="ce9" table:formula="of:=IF(IF(AND(['Kursliste-Settings'.B25]=&quot;&quot;;['Kursliste-Settings'.C25]=&quot;&quot;);&quot;&quot;;CONCATENATE(['Kursliste-Settings'.C25];&quot;,&quot;;['Kursliste-Settings'.B25]))&lt;&gt;&quot;&quot;;CONCATENATE(['Kursliste-Settings'.C25];&quot;, &quot;;['Kursliste-Settings'.B25]);IF(AND(['Kursliste-Settings'.B25]=&quot;&quot;;['Kursliste-Settings'.C25]=&quot;&quot;);&quot;&quot;;CONCATENATE(['Kursliste-Settings'.C25];&quot;, &quot;;['Kursliste-Settings'.B25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3:.Y23])&gt;0;SUM([.C23:.Y23])/COUNT([.C23:.X23]);0)" office:value-type="float" office:value="0" calcext:value-type="float">
            <text:p>0,00</text:p>
          </table:table-cell>
          <table:table-cell table:style-name="ce12" table:formula="of:=[.B23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3:.AZ23])&gt;0;SUM([.AC23:.AZ23])/COUNT([.AC23:.AZ2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2.</text:p>
          </table:table-cell>
          <table:table-cell table:style-name="ce9" table:formula="of:=IF(IF(AND(['Kursliste-Settings'.B26]=&quot;&quot;;['Kursliste-Settings'.C26]=&quot;&quot;);&quot;&quot;;CONCATENATE(['Kursliste-Settings'.C26];&quot;,&quot;;['Kursliste-Settings'.B26]))&lt;&gt;&quot;&quot;;CONCATENATE(['Kursliste-Settings'.C26];&quot;, &quot;;['Kursliste-Settings'.B26]);IF(AND(['Kursliste-Settings'.B26]=&quot;&quot;;['Kursliste-Settings'.C26]=&quot;&quot;);&quot;&quot;;CONCATENATE(['Kursliste-Settings'.C26];&quot;, &quot;;['Kursliste-Settings'.B26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4:.Y24])&gt;0;SUM([.C24:.Y24])/COUNT([.C24:.X24]);0)" office:value-type="float" office:value="0" calcext:value-type="float">
            <text:p>0,00</text:p>
          </table:table-cell>
          <table:table-cell table:style-name="ce12" table:formula="of:=[.B24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4:.AZ24])&gt;0;SUM([.AC24:.AZ24])/COUNT([.AC24:.AZ2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3.</text:p>
          </table:table-cell>
          <table:table-cell table:style-name="ce9" table:formula="of:=IF(IF(AND(['Kursliste-Settings'.B27]=&quot;&quot;;['Kursliste-Settings'.C27]=&quot;&quot;);&quot;&quot;;CONCATENATE(['Kursliste-Settings'.C27];&quot;,&quot;;['Kursliste-Settings'.B27]))&lt;&gt;&quot;&quot;;CONCATENATE(['Kursliste-Settings'.C27];&quot;, &quot;;['Kursliste-Settings'.B27]);IF(AND(['Kursliste-Settings'.B27]=&quot;&quot;;['Kursliste-Settings'.C27]=&quot;&quot;);&quot;&quot;;CONCATENATE(['Kursliste-Settings'.C27];&quot;, &quot;;['Kursliste-Settings'.B27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5:.Y25])&gt;0;SUM([.C25:.Y25])/COUNT([.C25:.X25]);0)" office:value-type="float" office:value="0" calcext:value-type="float">
            <text:p>0,00</text:p>
          </table:table-cell>
          <table:table-cell table:style-name="ce12" table:formula="of:=[.B25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5:.AZ25])&gt;0;SUM([.AC25:.AZ25])/COUNT([.AC25:.AZ25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4.</text:p>
          </table:table-cell>
          <table:table-cell table:style-name="ce9" table:formula="of:=IF(IF(AND(['Kursliste-Settings'.B28]=&quot;&quot;;['Kursliste-Settings'.C28]=&quot;&quot;);&quot;&quot;;CONCATENATE(['Kursliste-Settings'.C28];&quot;,&quot;;['Kursliste-Settings'.B28]))&lt;&gt;&quot;&quot;;CONCATENATE(['Kursliste-Settings'.C28];&quot;, &quot;;['Kursliste-Settings'.B28]);IF(AND(['Kursliste-Settings'.B28]=&quot;&quot;;['Kursliste-Settings'.C28]=&quot;&quot;);&quot;&quot;;CONCATENATE(['Kursliste-Settings'.C28];&quot;, &quot;;['Kursliste-Settings'.B28])))">
            <text:p/>
          </table:table-cell>
          <table:table-cell table:style-name="ce19" table:number-columns-repeated="13"/>
          <table:table-cell table:style-name="ce29" table:number-columns-repeated="8"/>
          <table:table-cell table:style-name="ce19"/>
          <table:table-cell table:style-name="ce42"/>
          <table:table-cell table:style-name="ce45"/>
          <table:table-cell table:style-name="ce46" table:formula="of:=IF(SUM([.C26:.Y26])&gt;0;SUM([.C26:.Y26])/COUNT([.C26:.X26]);0)" office:value-type="float" office:value="0" calcext:value-type="float">
            <text:p>0,00</text:p>
          </table:table-cell>
          <table:table-cell table:style-name="ce12" table:formula="of:=[.B26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6:.AZ26])&gt;0;SUM([.AC26:.AZ26])/COUNT([.AC26:.AZ26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5.</text:p>
          </table:table-cell>
          <table:table-cell table:style-name="ce9" table:formula="of:=IF(IF(AND(['Kursliste-Settings'.B29]=&quot;&quot;;['Kursliste-Settings'.C29]=&quot;&quot;);&quot;&quot;;CONCATENATE(['Kursliste-Settings'.C29];&quot;,&quot;;['Kursliste-Settings'.B29]))&lt;&gt;&quot;&quot;;CONCATENATE(['Kursliste-Settings'.C29];&quot;, &quot;;['Kursliste-Settings'.B29]);IF(AND(['Kursliste-Settings'.B29]=&quot;&quot;;['Kursliste-Settings'.C29]=&quot;&quot;);&quot;&quot;;CONCATENATE(['Kursliste-Settings'.C29];&quot;, &quot;;['Kursliste-Settings'.B29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7:.Y27])&gt;0;SUM([.C27:.Y27])/COUNT([.C27:.X27]);0)" office:value-type="float" office:value="0" calcext:value-type="float">
            <text:p>0,00</text:p>
          </table:table-cell>
          <table:table-cell table:style-name="ce12" table:formula="of:=[.B27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7:.AZ27])&gt;0;SUM([.AC27:.AZ27])/COUNT([.AC27:.AZ27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6.</text:p>
          </table:table-cell>
          <table:table-cell table:style-name="ce9" table:formula="of:=IF(IF(AND(['Kursliste-Settings'.B30]=&quot;&quot;;['Kursliste-Settings'.C30]=&quot;&quot;);&quot;&quot;;CONCATENATE(['Kursliste-Settings'.C30];&quot;,&quot;;['Kursliste-Settings'.B30]))&lt;&gt;&quot;&quot;;CONCATENATE(['Kursliste-Settings'.C30];&quot;, &quot;;['Kursliste-Settings'.B30]);IF(AND(['Kursliste-Settings'.B30]=&quot;&quot;;['Kursliste-Settings'.C30]=&quot;&quot;);&quot;&quot;;CONCATENATE(['Kursliste-Settings'.C30];&quot;, &quot;;['Kursliste-Settings'.B30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8:.Y28])&gt;0;SUM([.C28:.Y28])/COUNT([.C28:.X28]);0)" office:value-type="float" office:value="0" calcext:value-type="float">
            <text:p>0,00</text:p>
          </table:table-cell>
          <table:table-cell table:style-name="ce12" table:formula="of:=[.B28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8:.AZ28])&gt;0;SUM([.AC28:.AZ28])/COUNT([.AC28:.AZ28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7.</text:p>
          </table:table-cell>
          <table:table-cell table:style-name="ce9" table:formula="of:=IF(IF(AND(['Kursliste-Settings'.B31]=&quot;&quot;;['Kursliste-Settings'.C31]=&quot;&quot;);&quot;&quot;;CONCATENATE(['Kursliste-Settings'.C31];&quot;,&quot;;['Kursliste-Settings'.B31]))&lt;&gt;&quot;&quot;;CONCATENATE(['Kursliste-Settings'.C31];&quot;, &quot;;['Kursliste-Settings'.B31]);IF(AND(['Kursliste-Settings'.B31]=&quot;&quot;;['Kursliste-Settings'.C31]=&quot;&quot;);&quot;&quot;;CONCATENATE(['Kursliste-Settings'.C31];&quot;, &quot;;['Kursliste-Settings'.B31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29:.Y29])&gt;0;SUM([.C29:.Y29])/COUNT([.C29:.X29]);0)" office:value-type="float" office:value="0" calcext:value-type="float">
            <text:p>0,00</text:p>
          </table:table-cell>
          <table:table-cell table:style-name="ce12" table:formula="of:=[.B29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29:.AZ29])&gt;0;SUM([.AC29:.AZ29])/COUNT([.AC29:.AZ29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8.</text:p>
          </table:table-cell>
          <table:table-cell table:style-name="ce9" table:formula="of:=IF(IF(AND(['Kursliste-Settings'.B32]=&quot;&quot;;['Kursliste-Settings'.C32]=&quot;&quot;);&quot;&quot;;CONCATENATE(['Kursliste-Settings'.C32];&quot;,&quot;;['Kursliste-Settings'.B32]))&lt;&gt;&quot;&quot;;CONCATENATE(['Kursliste-Settings'.C32];&quot;, &quot;;['Kursliste-Settings'.B32]);IF(AND(['Kursliste-Settings'.B32]=&quot;&quot;;['Kursliste-Settings'.C32]=&quot;&quot;);&quot;&quot;;CONCATENATE(['Kursliste-Settings'.C32];&quot;, &quot;;['Kursliste-Settings'.B32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30:.Y30])&gt;0;SUM([.C30:.Y30])/COUNT([.C30:.X30]);0)" office:value-type="float" office:value="0" calcext:value-type="float">
            <text:p>0,00</text:p>
          </table:table-cell>
          <table:table-cell table:style-name="ce12" table:formula="of:=[.B30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0:.AZ30])&gt;0;SUM([.AC30:.AZ30])/COUNT([.AC30:.AZ3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29.</text:p>
          </table:table-cell>
          <table:table-cell table:style-name="ce9" table:formula="of:=IF(IF(AND(['Kursliste-Settings'.B33]=&quot;&quot;;['Kursliste-Settings'.C33]=&quot;&quot;);&quot;&quot;;CONCATENATE(['Kursliste-Settings'.C33];&quot;,&quot;;['Kursliste-Settings'.B33]))&lt;&gt;&quot;&quot;;CONCATENATE(['Kursliste-Settings'.C33];&quot;, &quot;;['Kursliste-Settings'.B33]);IF(AND(['Kursliste-Settings'.B33]=&quot;&quot;;['Kursliste-Settings'.C33]=&quot;&quot;);&quot;&quot;;CONCATENATE(['Kursliste-Settings'.C33];&quot;, &quot;;['Kursliste-Settings'.B33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31:.Y31])&gt;0;SUM([.C31:.Y31])/COUNT([.C31:.X31]);0)" office:value-type="float" office:value="0" calcext:value-type="float">
            <text:p>0,00</text:p>
          </table:table-cell>
          <table:table-cell table:style-name="ce12" table:formula="of:=[.B31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1:.AZ31])&gt;0;SUM([.AC31:.AZ31])/COUNT([.AC31:.AZ3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0.</text:p>
          </table:table-cell>
          <table:table-cell table:style-name="ce9" table:formula="of:=IF(IF(AND(['Kursliste-Settings'.B34]=&quot;&quot;;['Kursliste-Settings'.C34]=&quot;&quot;);&quot;&quot;;CONCATENATE(['Kursliste-Settings'.C34];&quot;,&quot;;['Kursliste-Settings'.B34]))&lt;&gt;&quot;&quot;;CONCATENATE(['Kursliste-Settings'.C34];&quot;, &quot;;['Kursliste-Settings'.B34]);IF(AND(['Kursliste-Settings'.B34]=&quot;&quot;;['Kursliste-Settings'.C34]=&quot;&quot;);&quot;&quot;;CONCATENATE(['Kursliste-Settings'.C34];&quot;, &quot;;['Kursliste-Settings'.B34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32:.Y32])&gt;0;SUM([.C32:.Y32])/COUNT([.C32:.X32]);0)" office:value-type="float" office:value="0" calcext:value-type="float">
            <text:p>0,00</text:p>
          </table:table-cell>
          <table:table-cell table:style-name="ce12" table:formula="of:=[.B32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2:.AZ32])&gt;0;SUM([.AC32:.AZ32])/COUNT([.AC32:.AZ3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1.</text:p>
          </table:table-cell>
          <table:table-cell table:style-name="ce9" table:formula="of:=IF(IF(AND(['Kursliste-Settings'.B35]=&quot;&quot;;['Kursliste-Settings'.C35]=&quot;&quot;);&quot;&quot;;CONCATENATE(['Kursliste-Settings'.C35];&quot;,&quot;;['Kursliste-Settings'.B35]))&lt;&gt;&quot;&quot;;CONCATENATE(['Kursliste-Settings'.C35];&quot;, &quot;;['Kursliste-Settings'.B35]);IF(AND(['Kursliste-Settings'.B35]=&quot;&quot;;['Kursliste-Settings'.C35]=&quot;&quot;);&quot;&quot;;CONCATENATE(['Kursliste-Settings'.C35];&quot;, &quot;;['Kursliste-Settings'.B35])))">
            <text:p/>
          </table:table-cell>
          <table:table-cell table:style-name="ce19" table:number-columns-repeated="7"/>
          <table:table-cell table:style-name="ce29" table:number-columns-repeated="9"/>
          <table:table-cell table:style-name="ce37"/>
          <table:table-cell table:style-name="ce29" table:number-columns-repeated="4"/>
          <table:table-cell table:style-name="ce19"/>
          <table:table-cell table:style-name="ce42"/>
          <table:table-cell table:style-name="ce12"/>
          <table:table-cell table:style-name="ce46" table:formula="of:=IF(SUM([.C33:.Y33])&gt;0;SUM([.C33:.Y33])/COUNT([.C33:.X33]);0)" office:value-type="float" office:value="0" calcext:value-type="float">
            <text:p>0,00</text:p>
          </table:table-cell>
          <table:table-cell table:style-name="ce12" table:formula="of:=[.B33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3:.AZ33])&gt;0;SUM([.AC33:.AZ33])/COUNT([.AC33:.AZ3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2.</text:p>
          </table:table-cell>
          <table:table-cell table:style-name="ce9" table:formula="of:=IF(IF(AND(['Kursliste-Settings'.B36]=&quot;&quot;;['Kursliste-Settings'.C36]=&quot;&quot;);&quot;&quot;;CONCATENATE(['Kursliste-Settings'.C36];&quot;,&quot;;['Kursliste-Settings'.B36]))&lt;&gt;&quot;&quot;;CONCATENATE(['Kursliste-Settings'.C36];&quot;, &quot;;['Kursliste-Settings'.B36]);IF(AND(['Kursliste-Settings'.B36]=&quot;&quot;;['Kursliste-Settings'.C36]=&quot;&quot;);&quot;&quot;;CONCATENATE(['Kursliste-Settings'.C36];&quot;, &quot;;['Kursliste-Settings'.B36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34:.Y34])&gt;0;SUM([.C34:.Y34])/COUNT([.C34:.X34]);0)" office:value-type="float" office:value="0" calcext:value-type="float">
            <text:p>0,00</text:p>
          </table:table-cell>
          <table:table-cell table:style-name="ce12" table:formula="of:=[.B34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4:.AZ34])&gt;0;SUM([.AC34:.AZ34])/COUNT([.AC34:.AZ3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3.</text:p>
          </table:table-cell>
          <table:table-cell table:style-name="ce9" table:formula="of:=IF(IF(AND(['Kursliste-Settings'.B37]=&quot;&quot;;['Kursliste-Settings'.C37]=&quot;&quot;);&quot;&quot;;CONCATENATE(['Kursliste-Settings'.C37];&quot;,&quot;;['Kursliste-Settings'.B37]))&lt;&gt;&quot;&quot;;CONCATENATE(['Kursliste-Settings'.C37];&quot;, &quot;;['Kursliste-Settings'.B37]);IF(AND(['Kursliste-Settings'.B37]=&quot;&quot;;['Kursliste-Settings'.C37]=&quot;&quot;);&quot;&quot;;CONCATENATE(['Kursliste-Settings'.C37];&quot;, &quot;;['Kursliste-Settings'.B37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35:.Y35])&gt;0;SUM([.C35:.Y35])/COUNT([.C35:.X35]);0)" office:value-type="float" office:value="0" calcext:value-type="float">
            <text:p>0,00</text:p>
          </table:table-cell>
          <table:table-cell table:style-name="ce12" table:formula="of:=[.B35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5:.AZ35])&gt;0;SUM([.AC35:.AZ35])/COUNT([.AC35:.AZ35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4.</text:p>
          </table:table-cell>
          <table:table-cell table:style-name="ce9" table:formula="of:=IF(IF(AND(['Kursliste-Settings'.B38]=&quot;&quot;;['Kursliste-Settings'.C38]=&quot;&quot;);&quot;&quot;;CONCATENATE(['Kursliste-Settings'.C38];&quot;,&quot;;['Kursliste-Settings'.B38]))&lt;&gt;&quot;&quot;;CONCATENATE(['Kursliste-Settings'.C38];&quot;, &quot;;['Kursliste-Settings'.B38]);IF(AND(['Kursliste-Settings'.B38]=&quot;&quot;;['Kursliste-Settings'.C38]=&quot;&quot;);&quot;&quot;;CONCATENATE(['Kursliste-Settings'.C38];&quot;, &quot;;['Kursliste-Settings'.B38])))">
            <text:p/>
          </table:table-cell>
          <table:table-cell table:style-name="ce19" table:number-columns-repeated="7"/>
          <table:table-cell table:style-name="ce29" table:number-columns-repeated="9"/>
          <table:table-cell table:style-name="ce37"/>
          <table:table-cell table:style-name="ce29" table:number-columns-repeated="4"/>
          <table:table-cell table:style-name="ce19"/>
          <table:table-cell table:style-name="ce42"/>
          <table:table-cell table:style-name="ce12"/>
          <table:table-cell table:style-name="ce46" table:formula="of:=IF(SUM([.C36:.Y36])&gt;0;SUM([.C36:.Y36])/COUNT([.C36:.X36]);0)" office:value-type="float" office:value="0" calcext:value-type="float">
            <text:p>0,00</text:p>
          </table:table-cell>
          <table:table-cell table:style-name="ce12" table:formula="of:=[.B36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6:.AZ36])&gt;0;SUM([.AC36:.AZ36])/COUNT([.AC36:.AZ36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5.</text:p>
          </table:table-cell>
          <table:table-cell table:style-name="ce9" table:formula="of:=IF(IF(AND(['Kursliste-Settings'.B39]=&quot;&quot;;['Kursliste-Settings'.C39]=&quot;&quot;);&quot;&quot;;CONCATENATE(['Kursliste-Settings'.C39];&quot;,&quot;;['Kursliste-Settings'.B39]))&lt;&gt;&quot;&quot;;CONCATENATE(['Kursliste-Settings'.C39];&quot;, &quot;;['Kursliste-Settings'.B39]);IF(AND(['Kursliste-Settings'.B39]=&quot;&quot;;['Kursliste-Settings'.C39]=&quot;&quot;);&quot;&quot;;CONCATENATE(['Kursliste-Settings'.C39];&quot;, &quot;;['Kursliste-Settings'.B39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37:.Y37])&gt;0;SUM([.C37:.Y37])/COUNT([.C37:.X37]);0)" office:value-type="float" office:value="0" calcext:value-type="float">
            <text:p>0,00</text:p>
          </table:table-cell>
          <table:table-cell table:style-name="ce12" table:formula="of:=[.B37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7:.AZ37])&gt;0;SUM([.AC37:.AZ37])/COUNT([.AC37:.AZ37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6.</text:p>
          </table:table-cell>
          <table:table-cell table:style-name="ce9" table:formula="of:=IF(IF(AND(['Kursliste-Settings'.B40]=&quot;&quot;;['Kursliste-Settings'.C40]=&quot;&quot;);&quot;&quot;;CONCATENATE(['Kursliste-Settings'.C40];&quot;,&quot;;['Kursliste-Settings'.B40]))&lt;&gt;&quot;&quot;;CONCATENATE(['Kursliste-Settings'.C40];&quot;, &quot;;['Kursliste-Settings'.B40]);IF(AND(['Kursliste-Settings'.B40]=&quot;&quot;;['Kursliste-Settings'.C40]=&quot;&quot;);&quot;&quot;;CONCATENATE(['Kursliste-Settings'.C40];&quot;, &quot;;['Kursliste-Settings'.B40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38:.Y38])&gt;0;SUM([.C38:.Y38])/COUNT([.C38:.X38]);0)" office:value-type="float" office:value="0" calcext:value-type="float">
            <text:p>0,00</text:p>
          </table:table-cell>
          <table:table-cell table:style-name="ce12" table:formula="of:=[.B38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8:.AZ38])&gt;0;SUM([.AC38:.AZ38])/COUNT([.AC38:.AZ38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7.</text:p>
          </table:table-cell>
          <table:table-cell table:style-name="ce9" table:formula="of:=IF(IF(AND(['Kursliste-Settings'.B41]=&quot;&quot;;['Kursliste-Settings'.C41]=&quot;&quot;);&quot;&quot;;CONCATENATE(['Kursliste-Settings'.C41];&quot;,&quot;;['Kursliste-Settings'.B41]))&lt;&gt;&quot;&quot;;CONCATENATE(['Kursliste-Settings'.C41];&quot;, &quot;;['Kursliste-Settings'.B41]);IF(AND(['Kursliste-Settings'.B41]=&quot;&quot;;['Kursliste-Settings'.C41]=&quot;&quot;);&quot;&quot;;CONCATENATE(['Kursliste-Settings'.C41];&quot;, &quot;;['Kursliste-Settings'.B41])))">
            <text:p/>
          </table:table-cell>
          <table:table-cell table:style-name="ce19" table:number-columns-repeated="7"/>
          <table:table-cell table:style-name="ce29" table:number-columns-repeated="9"/>
          <table:table-cell table:style-name="ce37"/>
          <table:table-cell table:style-name="ce29" table:number-columns-repeated="4"/>
          <table:table-cell table:style-name="ce19"/>
          <table:table-cell table:style-name="ce42"/>
          <table:table-cell table:style-name="ce12"/>
          <table:table-cell table:style-name="ce46" table:formula="of:=IF(SUM([.C39:.Y39])&gt;0;SUM([.C39:.Y39])/COUNT([.C39:.X39]);0)" office:value-type="float" office:value="0" calcext:value-type="float">
            <text:p>0,00</text:p>
          </table:table-cell>
          <table:table-cell table:style-name="ce12" table:formula="of:=[.B39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39:.AZ39])&gt;0;SUM([.AC39:.AZ39])/COUNT([.AC39:.AZ39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8.</text:p>
          </table:table-cell>
          <table:table-cell table:style-name="ce9" table:formula="of:=IF(IF(AND(['Kursliste-Settings'.B42]=&quot;&quot;;['Kursliste-Settings'.C42]=&quot;&quot;);&quot;&quot;;CONCATENATE(['Kursliste-Settings'.C42];&quot;,&quot;;['Kursliste-Settings'.B42]))&lt;&gt;&quot;&quot;;CONCATENATE(['Kursliste-Settings'.C42];&quot;, &quot;;['Kursliste-Settings'.B42]);IF(AND(['Kursliste-Settings'.B42]=&quot;&quot;;['Kursliste-Settings'.C42]=&quot;&quot;);&quot;&quot;;CONCATENATE(['Kursliste-Settings'.C42];&quot;, &quot;;['Kursliste-Settings'.B42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40:.Y40])&gt;0;SUM([.C40:.Y40])/COUNT([.C40:.X40]);0)" office:value-type="float" office:value="0" calcext:value-type="float">
            <text:p>0,00</text:p>
          </table:table-cell>
          <table:table-cell table:style-name="ce12" table:formula="of:=[.B40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40:.AZ40])&gt;0;SUM([.AC40:.AZ40])/COUNT([.AC40:.AZ4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39.</text:p>
          </table:table-cell>
          <table:table-cell table:style-name="ce9" table:formula="of:=IF(IF(AND(['Kursliste-Settings'.B43]=&quot;&quot;;['Kursliste-Settings'.C43]=&quot;&quot;);&quot;&quot;;CONCATENATE(['Kursliste-Settings'.C43];&quot;,&quot;;['Kursliste-Settings'.B43]))&lt;&gt;&quot;&quot;;CONCATENATE(['Kursliste-Settings'.C43];&quot;, &quot;;['Kursliste-Settings'.B43]);IF(AND(['Kursliste-Settings'.B43]=&quot;&quot;;['Kursliste-Settings'.C43]=&quot;&quot;);&quot;&quot;;CONCATENATE(['Kursliste-Settings'.C43];&quot;, &quot;;['Kursliste-Settings'.B43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41:.Y41])&gt;0;SUM([.C41:.Y41])/COUNT([.C41:.X41]);0)" office:value-type="float" office:value="0" calcext:value-type="float">
            <text:p>0,00</text:p>
          </table:table-cell>
          <table:table-cell table:style-name="ce12" table:formula="of:=[.B41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41:.AZ41])&gt;0;SUM([.AC41:.AZ41])/COUNT([.AC41:.AZ4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9" office:value-type="string" calcext:value-type="string">
            <text:p>40.</text:p>
          </table:table-cell>
          <table:table-cell table:style-name="ce9" table:formula="of:=IF(IF(AND(['Kursliste-Settings'.B44]=&quot;&quot;;['Kursliste-Settings'.C44]=&quot;&quot;);&quot;&quot;;CONCATENATE(['Kursliste-Settings'.C44];&quot;,&quot;;['Kursliste-Settings'.B44]))&lt;&gt;&quot;&quot;;CONCATENATE(['Kursliste-Settings'.C44];&quot;, &quot;;['Kursliste-Settings'.B44]);IF(AND(['Kursliste-Settings'.B44]=&quot;&quot;;['Kursliste-Settings'.C44]=&quot;&quot;);&quot;&quot;;CONCATENATE(['Kursliste-Settings'.C44];&quot;, &quot;;['Kursliste-Settings'.B44])))">
            <text:p/>
          </table:table-cell>
          <table:table-cell table:style-name="ce19" table:number-columns-repeated="7"/>
          <table:table-cell table:style-name="ce29" table:number-columns-repeated="14"/>
          <table:table-cell table:style-name="ce19"/>
          <table:table-cell table:style-name="ce42"/>
          <table:table-cell table:style-name="ce12"/>
          <table:table-cell table:style-name="ce46" table:formula="of:=IF(SUM([.C42:.Y42])&gt;0;SUM([.C42:.Y42])/COUNT([.C42:.X42]);0)" office:value-type="float" office:value="0" calcext:value-type="float">
            <text:p>0,00</text:p>
          </table:table-cell>
          <table:table-cell table:style-name="ce12" table:formula="of:=[.B42]">
            <text:p/>
          </table:table-cell>
          <table:table-cell table:style-name="ce19" table:number-columns-repeated="2"/>
          <table:table-cell table:style-name="ce29" table:number-columns-repeated="9"/>
          <table:table-cell table:style-name="ce19" table:number-columns-repeated="15"/>
          <table:table-cell table:style-name="ce46" table:formula="of:=IF(SUM([.AC42:.AZ42])&gt;0;SUM([.AC42:.AZ42])/COUNT([.AC42:.AZ4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7">
          <table:table-cell/>
          <table:table-cell table:style-name="ce13" office:value-type="string" calcext:value-type="string">
            <text:p>Stunde</text:p>
          </table:table-cell>
          <table:table-cell table:style-name="ce20" table:number-columns-repeated="6"/>
          <table:table-cell table:style-name="ce28"/>
          <table:table-cell table:style-name="ce30" table:number-columns-repeated="4"/>
          <table:table-cell table:style-name="ce31"/>
          <table:table-cell table:style-name="ce32"/>
          <table:table-cell table:style-name="ce33"/>
          <table:table-cell table:style-name="ce35"/>
          <table:table-cell table:style-name="ce30" table:number-columns-repeated="6"/>
          <table:table-cell table:style-name="ce39"/>
          <table:table-cell table:style-name="ce42"/>
          <table:table-cell table:style-name="ce9"/>
          <table:table-cell table:style-name="ce47"/>
          <table:table-cell table:style-name="ce9"/>
          <table:table-cell table:style-name="ce32" table:number-columns-repeated="2"/>
          <table:table-cell table:style-name="ce52" table:number-columns-repeated="9"/>
          <table:table-cell table:style-name="ce32" table:number-columns-repeated="12"/>
          <table:table-cell table:style-name="ce55" table:number-columns-repeated="2"/>
          <table:table-cell table:style-name="ce9"/>
          <table:table-cell table:style-name="ce47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Sequenz</text:p>
          </table:table-cell>
          <table:table-cell/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 table:number-columns-repeated="11"/>
          <table:table-cell table:style-name="ce38" table:number-columns-spanned="2" table:number-rows-spanned="1"/>
          <table:covered-table-cell/>
          <table:table-cell table:number-columns-repeated="7"/>
          <table:table-cell table:style-name="ce53"/>
          <table:table-cell table:style-name="ce54"/>
          <table:table-cell table:style-name="ce53" table:number-columns-repeated="2"/>
          <table:table-cell table:style-name="ce54"/>
          <table:table-cell table:style-name="ce53" table:number-columns-repeated="4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Reihe</text:p>
          </table:table-cell>
          <table:table-cell/>
          <table:table-cell table:style-name="ce24"/>
          <table:table-cell table:number-columns-repeated="12"/>
          <table:table-cell table:style-name="ce2"/>
          <table:table-cell table:number-columns-repeated="22"/>
          <table:table-cell table:number-columns-spanned="10" table:number-rows-spanned="1"/>
          <table:covered-table-cell table:number-columns-repeated="9"/>
          <table:table-cell table:number-columns-repeated="975"/>
        </table:table-row>
        <table:table-row table:style-name="ro8">
          <table:table-cell table:number-columns-repeated="15"/>
          <table:table-cell table:style-name="ce34" table:number-columns-spanned="4" table:number-rows-spanned="1"/>
          <table:covered-table-cell table:number-columns-repeated="3"/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Legende: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fehlt</text:p>
          </table:table-cell>
          <table:table-cell table:style-name="ce25"/>
          <table:table-cell table:number-columns-repeated="1019"/>
        </table:table-row>
        <table:table-row table:style-name="ro1">
          <table:table-cell/>
          <table:table-cell table:style-name="ce15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entschuldigt</text:p>
          </table:table-cell>
          <table:table-cell table:style-name="ce26"/>
          <table:table-cell table:number-columns-repeated="1019"/>
        </table:table-row>
        <table:table-row table:style-name="ro1">
          <table:table-cell/>
          <table:table-cell table:style-name="ce16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keine Note</text:p>
          </table:table-cell>
          <table:table-cell table:style-name="ce27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'Kursliste-Settings'.$A$1" table:expression="['SoMi-Liste'.$A$1:.$AA$45]~['SoMi-Liste'.$AB$1:.$BC$45]~['SoMi-Liste'.$B$51:.$E$53]"/>
        </table:named-expressions>
      </table:table>
      <table:table table:name="Notenuebersicht" table:style-name="ta1">
        <table:table-column table:style-name="co22" table:default-cell-style-name="ce2"/>
        <table:table-column table:style-name="co8" table:default-cell-style-name="ce2"/>
        <table:table-column table:style-name="co23" table:default-cell-style-name="ce2"/>
        <table:table-column table:style-name="co10" table:number-columns-repeated="6" table:default-cell-style-name="ce2"/>
        <table:table-column table:style-name="co13" table:default-cell-style-name="ce2"/>
        <table:table-column table:style-name="co24" table:default-cell-style-name="ce2"/>
        <table:table-column table:style-name="co10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5" table:default-cell-style-name="ce2"/>
        <table:table-column table:style-name="co10" table:default-cell-style-name="ce2"/>
        <table:table-column table:style-name="co28" table:default-cell-style-name="ce36"/>
        <table:table-column table:style-name="co29" table:default-cell-style-name="ce2"/>
        <table:table-column table:style-name="co10" table:number-columns-repeated="7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4" table:default-cell-style-name="ce2"/>
        <table:table-column table:style-name="co30" table:default-cell-style-name="ce2"/>
        <table:table-column table:style-name="co10" table:number-columns-repeated="23" table:default-cell-style-name="ce2"/>
        <table:table-column table:style-name="co31" table:default-cell-style-name="ce2"/>
        <table:table-column table:style-name="co7" table:number-columns-repeated="9" table:default-cell-style-name="ce2"/>
        <table:table-column table:style-name="co6" table:number-columns-repeated="960" table:default-cell-style-name="ce2"/>
        <table:table-row table:style-name="ro10">
          <table:table-cell/>
          <table:table-cell table:style-name="ce58" table:formula="of:=['Kursliste-Settings'.B1]" office:value-type="string" office:string-value="KURSNAME" calcext:value-type="string" table:number-columns-spanned="1" table:number-rows-spanned="3">
            <text:p>KURSNAME</text:p>
          </table:table-cell>
          <table:table-cell table:style-name="ce65"/>
          <table:table-cell table:style-name="ce71" office:value-type="string" calcext:value-type="string" table:number-columns-spanned="13" table:number-rows-spanned="1">
            <text:p>1. Kurshalbjahr</text:p>
          </table:table-cell>
          <table:covered-table-cell table:number-columns-repeated="12"/>
          <table:table-cell/>
          <table:table-cell table:style-name="ce66" table:number-columns-repeated="2"/>
          <table:table-cell table:number-columns-repeated="1005"/>
        </table:table-row>
        <table:table-row table:style-name="ro11">
          <table:table-cell table:style-name="ce3" office:value-type="string" calcext:value-type="string" table:number-columns-spanned="1" table:number-rows-spanned="3">
            <text:p>Lfd- Nummer</text:p>
          </table:table-cell>
          <table:covered-table-cell/>
          <table:table-cell table:style-name="ce33" office:value-type="string" calcext:value-type="string" table:number-columns-spanned="1" table:number-rows-spanned="3">
            <text:p>Klausurfach</text:p>
          </table:table-cell>
          <table:table-cell table:style-name="ce72" office:value-type="string" calcext:value-type="string" table:number-columns-spanned="6" table:number-rows-spanned="1">
            <text:p>Leistungen</text:p>
          </table:table-cell>
          <table:covered-table-cell table:number-columns-repeated="5"/>
          <table:table-cell table:style-name="ce44"/>
          <table:table-cell table:style-name="ce9" table:number-columns-repeated="2"/>
          <table:table-cell table:style-name="ce99" office:value-type="string" calcext:value-type="string" table:number-columns-spanned="4" table:number-rows-spanned="1">
            <text:p>Abwesenheit</text:p>
          </table:table-cell>
          <table:covered-table-cell table:number-columns-repeated="3"/>
          <table:table-cell/>
          <table:table-cell table:style-name="ce66" table:number-columns-repeated="2"/>
          <table:table-cell table:number-columns-repeated="1005"/>
        </table:table-row>
        <table:table-row table:style-name="ro12">
          <table:covered-table-cell table:number-columns-repeated="3"/>
          <table:table-cell table:style-name="ce73" office:value-type="string" calcext:value-type="string" table:number-columns-spanned="4" table:number-rows-spanned="1">
            <text:p>Klausuren</text:p>
          </table:table-cell>
          <table:covered-table-cell table:number-columns-repeated="3"/>
          <table:table-cell table:style-name="ce86" office:value-type="string" calcext:value-type="string" table:number-columns-spanned="3" table:number-rows-spanned="1">
            <text:p>Sonstige Mitarbeit</text:p>
          </table:table-cell>
          <table:covered-table-cell table:number-columns-repeated="2"/>
          <table:table-cell table:style-name="ce94" office:value-type="string" calcext:value-type="string" table:number-columns-spanned="1" table:number-rows-spanned="2">
            <text:p>Zensur</text:p>
          </table:table-cell>
          <table:table-cell table:style-name="ce94" office:value-type="string" calcext:value-type="string" table:number-columns-spanned="1" table:number-rows-spanned="2">
            <text:p>Punkte</text:p>
          </table:table-cell>
          <table:table-cell table:style-name="ce100" office:value-type="string" calcext:value-type="string" table:number-columns-spanned="2" table:number-rows-spanned="1">
            <text:p>1. Abschnitt</text:p>
          </table:table-cell>
          <table:covered-table-cell/>
          <table:table-cell table:style-name="ce99" office:value-type="string" calcext:value-type="string" table:number-columns-spanned="2" table:number-rows-spanned="1">
            <text:p>2. Abschnitt</text:p>
          </table:table-cell>
          <table:covered-table-cell/>
          <table:table-cell/>
          <table:table-cell table:style-name="ce66" table:number-columns-repeated="2"/>
          <table:table-cell table:number-columns-repeated="1005"/>
        </table:table-row>
        <table:table-row table:style-name="ro13">
          <table:covered-table-cell/>
          <table:table-cell table:style-name="ce9" office:value-type="string" calcext:value-type="string">
            <text:p>Name, Vorname</text:p>
          </table:table-cell>
          <table:covered-table-cell/>
          <table:table-cell table:style-name="ce74" office:value-type="string" calcext:value-type="string">
            <text:p>K1</text:p>
          </table:table-cell>
          <table:table-cell table:style-name="ce74" office:value-type="string" calcext:value-type="string">
            <text:p>K2</text:p>
          </table:table-cell>
          <table:table-cell table:style-name="ce74" office:value-type="string" calcext:value-type="string">
            <text:p>K3</text:p>
          </table:table-cell>
          <table:table-cell table:style-name="ce84" office:value-type="string" calcext:value-type="string">
            <text:p>G</text:p>
          </table:table-cell>
          <table:table-cell table:style-name="ce74" office:value-type="string" calcext:value-type="string">
            <text:p>Q1</text:p>
          </table:table-cell>
          <table:table-cell table:style-name="ce74" office:value-type="string" calcext:value-type="string">
            <text:p>Q2</text:p>
          </table:table-cell>
          <table:table-cell table:style-name="ce92" office:value-type="string" calcext:value-type="string">
            <text:p>G</text:p>
          </table:table-cell>
          <table:covered-table-cell table:number-columns-repeated="2"/>
          <table:table-cell table:style-name="ce101" office:value-type="string" calcext:value-type="string">
            <text:p>Fehlstunden</text:p>
          </table:table-cell>
          <table:table-cell table:style-name="ce101" office:value-type="string" calcext:value-type="string">
            <text:p>davon n. e.</text:p>
          </table:table-cell>
          <table:table-cell table:style-name="ce101" office:value-type="string" calcext:value-type="string">
            <text:p>Fehlstunden</text:p>
          </table:table-cell>
          <table:table-cell table:style-name="ce101" office:value-type="string" calcext:value-type="string">
            <text:p>davon n.e.</text:p>
          </table:table-cell>
          <table:table-cell/>
          <table:table-cell table:style-name="ce66" office:value-type="string" calcext:value-type="string">
            <text:p>Kommentar Q1</text:p>
          </table:table-cell>
          <table:table-cell table:style-name="ce66" office:value-type="string" calcext:value-type="string">
            <text:p>Kommentar Q2</text:p>
          </table:table-cell>
          <table:table-cell table:number-columns-repeated="1005"/>
        </table:table-row>
        <table:table-row table:style-name="ro3">
          <table:table-cell table:style-name="ce56" office:value-type="float" office:value="1" calcext:value-type="float">
            <text:p>1</text:p>
          </table:table-cell>
          <table:table-cell table:style-name="ce59" table:formula="of:=['SoMi-Liste'.B3]" office:value-type="string" office:string-value="Mustermann, Max" calcext:value-type="string">
            <text:p>Mustermann, Max</text:p>
          </table:table-cell>
          <table:table-cell table:style-name="ce56" table:formula="of:=IF(['SoMi-Liste'.Z3]=&quot;m&quot;;&quot;m&quot;;&quot;s&quot;)" office:value-type="string" office:string-value="s" calcext:value-type="string">
            <text:p>s</text:p>
          </table:table-cell>
          <table:table-cell table:style-name="ce75" table:formula="of:=[Klausur1.C22]" office:value-type="string" office:string-value="3+" calcext:value-type="string">
            <text:p>3+</text:p>
          </table:table-cell>
          <table:table-cell table:style-name="ce76" office:value-type="float" office:value="3" calcext:value-type="float">
            <text:p>3</text:p>
          </table:table-cell>
          <table:table-cell table:style-name="ce76"/>
          <table:table-cell table:style-name="ce85" table:formula="of:=N(IF(SUM([.D5:.F5])&gt;0;SUM([.D5:.F5])/COUNT([.D5:.F5]);&quot;&quot;))" office:value-type="float" office:value="3" calcext:value-type="float">
            <text:p>3</text:p>
          </table:table-cell>
          <table:table-cell table:style-name="ce87" table:formula="of:=IF(['SoMi-Liste'.AA3]=0;&quot;&quot;;ROUND(['SoMi-Liste'.AA3];2))" office:value-type="float" office:value="2.57" calcext:value-type="float">
            <text:p>2,57</text:p>
          </table:table-cell>
          <table:table-cell table:style-name="ce60" table:formula="of:=IF(['SoMi-Liste'.BC3]=0;&quot;&quot;;['SoMi-Liste'.BC3])">
            <text:p/>
          </table:table-cell>
          <table:table-cell table:style-name="ce93" table:formula="of:=IF(SUM([.H5:.I5])&gt;0;SUM([.H5:.I5])/COUNT([.H5:.I5]);&quot;&quot;)" office:value-type="float" office:value="2.57" calcext:value-type="float">
            <text:p>2,57</text:p>
          </table:table-cell>
          <table:table-cell table:style-name="ce95" table:formula="of:=IF([.G5]=0;[.J5];IF(([.G5]+[.J5])&gt;0;([.G5]+[.J5])/COUNT([.G5];[.J5]);&quot;&quot;))" office:value-type="float" office:value="2.785" calcext:value-type="float">
            <text:p>2,79</text:p>
          </table:table-cell>
          <table:table-cell table:style-name="ce97" table:formula="of:= IF([.K5]&gt;=[KMK_Punkte.$B$16];[KMK_Punkte.$A$17]; IF([.K5]&gt;=[KMK_Punkte.$B$15];[KMK_Punkte.$A$16]; IF([.K5]&gt;=[KMK_Punkte.$B$14];[KMK_Punkte.$A$15]; IF([.K5]&gt;=[KMK_Punkte.$B$13];[KMK_Punkte.$A$14]; IF([.K5]&gt;=[KMK_Punkte.$B$12];[KMK_Punkte.$A$13]; IF([.K5]&gt;=[KMK_Punkte.$B$11];[KMK_Punkte.$A$12]; IF([.K5]&gt;=[KMK_Punkte.$B$10];[KMK_Punkte.$A$11]; IF([.K5]&gt;=[KMK_Punkte.$B$9];[KMK_Punkte.$A$10]; IF([.K5]&gt;=[KMK_Punkte.$B$8];[KMK_Punkte.$A$9]; IF([.K5]&gt;=[KMK_Punkte.$B$7];[KMK_Punkte.$A$8]; IF([.K5]&gt;=[KMK_Punkte.$B$6];[KMK_Punkte.$A$7]; IF([.K5]&gt;=[KMK_Punkte.$B$5];[KMK_Punkte.$A$6]; IF([.K5]&gt;=[KMK_Punkte.$B$4];[KMK_Punkte.$A$5]; IF([.K5]&gt;=[KMK_Punkte.$B$3];[KMK_Punkte.$A$4]; IF([.K5]&gt;=[KMK_Punkte.$B$2];[KMK_Punkte.$A$3];[KMK_Punkte.$A$2]) ))))))))))))))" office:value-type="float" office:value="10" calcext:value-type="float">
            <text:p>10</text:p>
          </table:table-cell>
          <table:table-cell table:style-name="ce102" table:formula="of:=IF([.B5]&lt;&gt;&quot;&quot;; IF( SUMIF(['SoMi-Liste'.C3:.X3];&quot;e&quot;;['SoMi-Liste'.C$2:.X$2])=0; [.N5]; IF([.N5]&lt;&gt;&quot;&quot;;SUMIF(['SoMi-Liste'.C3:.X3];&quot;e&quot;;['SoMi-Liste'.C$2:.X$2])+[.N5];SUMIF(['SoMi-Liste'.C3:.X3];&quot;e&quot;;['SoMi-Liste'.C$2:.X$2])   ));&quot;&quot;)" office:value-type="float" office:value="6" calcext:value-type="float">
            <text:p>6</text:p>
          </table:table-cell>
          <table:table-cell table:style-name="ce104" table:formula="of:=IF([.B5]&lt;&gt;&quot;&quot;; IF(SUMIF(['SoMi-Liste'.C3:.X3];&quot;f&quot;;['SoMi-Liste'.C$2:.X$2])=0; &quot;&quot;; SUMIF(['SoMi-Liste'.C3:.X3];&quot;f&quot;;['SoMi-Liste'.C$2:.X$2]));&quot;&quot;)" office:value-type="float" office:value="3" calcext:value-type="float">
            <text:p>3</text:p>
          </table:table-cell>
          <table:table-cell table:style-name="ce60" table:formula="of:=IF([.B5]&lt;&gt;&quot;&quot;; IF( SUMIF(['SoMi-Liste'.AC2:.AZ3];&quot;e&quot;;['SoMi-Liste'.AC$2:.AZ$2])=0; [.P5]; IF([.P5]&lt;&gt;&quot;&quot;;SUMIF(['SoMi-Liste'.AC3:.AZ3];&quot;e&quot;;['SoMi-Liste'.AC$2:.AZ$2])+[.P5];SUMIF(['SoMi-Liste'.AC3:.AZ3];&quot;e&quot;;['SoMi-Liste'.AC$2:.AZ$2])   ));&quot;&quot;)">
            <text:p/>
          </table:table-cell>
          <table:table-cell table:style-name="ce60" table:formula="of:=IF([.B5]&lt;&gt;&quot;&quot;; IF(SUMIF(['SoMi-Liste'.AC3:.AZ3];&quot;f&quot;;['SoMi-Liste'.AC$2:.AZ$2])=0; &quot;&quot;; SUMIF(['SoMi-Liste'.AC3:.AZ3];&quot;f&quot;;['SoMi-Liste'.AC$2:.AZ$2]));&quot;&quot;)">
            <text:p/>
          </table:table-cell>
          <table:table-cell/>
          <table:table-cell table:style-name="ce77" office:value-type="string" calcext:value-type="string">
            <text:p>Netter Kerl</text:p>
          </table:table-cell>
          <table:table-cell table:style-name="ce77"/>
          <table:table-cell table:number-columns-repeated="1005"/>
        </table:table-row>
        <table:table-row table:style-name="ro3">
          <table:table-cell table:style-name="ce56" office:value-type="float" office:value="2" calcext:value-type="float">
            <text:p>2</text:p>
          </table:table-cell>
          <table:table-cell table:style-name="ce59" table:formula="of:=['SoMi-Liste'.B4]" office:value-type="string" office:string-value="Test, Timo" calcext:value-type="string">
            <text:p>Test, Timo</text:p>
          </table:table-cell>
          <table:table-cell table:style-name="ce56" table:formula="of:=IF(['SoMi-Liste'.Z4]=&quot;m&quot;;&quot;m&quot;;&quot;s&quot;)" office:value-type="string" office:string-value="s" calcext:value-type="string">
            <text:p>s</text:p>
          </table:table-cell>
          <table:table-cell table:style-name="ce75" table:formula="of:=[Klausur1.C23]" office:value-type="string" office:string-value="3+" calcext:value-type="string">
            <text:p>3+</text:p>
          </table:table-cell>
          <table:table-cell table:style-name="ce76" table:number-columns-repeated="2"/>
          <table:table-cell table:style-name="ce85" table:formula="of:=N(IF(SUM([.D6:.F6])&gt;0;SUM([.D6:.F6])/COUNT([.D6:.F6]);&quot;&quot;))" office:value-type="float" office:value="0" calcext:value-type="float">
            <text:p>0</text:p>
          </table:table-cell>
          <table:table-cell table:style-name="ce87" table:formula="of:=IF(['SoMi-Liste'.AA4]=0;&quot;&quot;;ROUND(['SoMi-Liste'.AA4];2))" office:value-type="float" office:value="1.53" calcext:value-type="float">
            <text:p>1,53</text:p>
          </table:table-cell>
          <table:table-cell table:style-name="ce60" table:formula="of:=IF(['SoMi-Liste'.BC4]=0;&quot;&quot;;['SoMi-Liste'.BC4])">
            <text:p/>
          </table:table-cell>
          <table:table-cell table:style-name="ce93" table:formula="of:=IF(SUM([.H6:.I6])&gt;0;SUM([.H6:.I6])/COUNT([.H6:.I6]);&quot;&quot;)" office:value-type="float" office:value="1.53" calcext:value-type="float">
            <text:p>1,53</text:p>
          </table:table-cell>
          <table:table-cell table:style-name="ce95" table:formula="of:=IF([.G6]=0;[.J6];IF(([.G6]+[.J6])&gt;0;([.G6]+[.J6])/COUNT([.G6];[.J6]);&quot;&quot;))" office:value-type="float" office:value="1.53" calcext:value-type="float">
            <text:p>1,53</text:p>
          </table:table-cell>
          <table:table-cell table:style-name="ce97" table:formula="of:= IF([.K6]&gt;=[KMK_Punkte.$B$16];[KMK_Punkte.$A$17]; IF([.K6]&gt;=[KMK_Punkte.$B$15];[KMK_Punkte.$A$16]; IF([.K6]&gt;=[KMK_Punkte.$B$14];[KMK_Punkte.$A$15]; IF([.K6]&gt;=[KMK_Punkte.$B$13];[KMK_Punkte.$A$14]; IF([.K6]&gt;=[KMK_Punkte.$B$12];[KMK_Punkte.$A$13]; IF([.K6]&gt;=[KMK_Punkte.$B$11];[KMK_Punkte.$A$12]; IF([.K6]&gt;=[KMK_Punkte.$B$10];[KMK_Punkte.$A$11]; IF([.K6]&gt;=[KMK_Punkte.$B$9];[KMK_Punkte.$A$10]; IF([.K6]&gt;=[KMK_Punkte.$B$8];[KMK_Punkte.$A$9]; IF([.K6]&gt;=[KMK_Punkte.$B$7];[KMK_Punkte.$A$8]; IF([.K6]&gt;=[KMK_Punkte.$B$6];[KMK_Punkte.$A$7]; IF([.K6]&gt;=[KMK_Punkte.$B$5];[KMK_Punkte.$A$6]; IF([.K6]&gt;=[KMK_Punkte.$B$4];[KMK_Punkte.$A$5]; IF([.K6]&gt;=[KMK_Punkte.$B$3];[KMK_Punkte.$A$4]; IF([.K6]&gt;=[KMK_Punkte.$B$2];[KMK_Punkte.$A$3];[KMK_Punkte.$A$2]) ))))))))))))))" office:value-type="float" office:value="13" calcext:value-type="float">
            <text:p>13</text:p>
          </table:table-cell>
          <table:table-cell table:style-name="ce102" table:formula="of:=IF([.B6]&lt;&gt;&quot;&quot;; IF( SUMIF(['SoMi-Liste'.C4:.X4];&quot;e&quot;;['SoMi-Liste'.C$2:.X$2])=0; [.N6]; IF([.N6]&lt;&gt;&quot;&quot;;SUMIF(['SoMi-Liste'.C4:.X4];&quot;e&quot;;['SoMi-Liste'.C$2:.X$2])+[.N6];SUMIF(['SoMi-Liste'.C4:.X4];&quot;e&quot;;['SoMi-Liste'.C$2:.X$2])   ));&quot;&quot;)" office:value-type="float" office:value="1" calcext:value-type="float">
            <text:p>1</text:p>
          </table:table-cell>
          <table:table-cell table:style-name="ce104" table:formula="of:=IF([.B6]&lt;&gt;&quot;&quot;; IF(SUMIF(['SoMi-Liste'.C4:.X4];&quot;f&quot;;['SoMi-Liste'.C$2:.X$2])=0; &quot;&quot;; SUMIF(['SoMi-Liste'.C4:.X4];&quot;f&quot;;['SoMi-Liste'.C$2:.X$2]));&quot;&quot;)" office:value-type="float" office:value="1" calcext:value-type="float">
            <text:p>1</text:p>
          </table:table-cell>
          <table:table-cell table:style-name="ce60" table:formula="of:=IF([.B6]&lt;&gt;&quot;&quot;; IF( SUMIF(['SoMi-Liste'.AC3:.AZ4];&quot;e&quot;;['SoMi-Liste'.AC$2:.AZ$2])=0; [.P6]; IF([.P6]&lt;&gt;&quot;&quot;;SUMIF(['SoMi-Liste'.AC4:.AZ4];&quot;e&quot;;['SoMi-Liste'.AC$2:.AZ$2])+[.P6];SUMIF(['SoMi-Liste'.AC4:.AZ4];&quot;e&quot;;['SoMi-Liste'.AC$2:.AZ$2])   ));&quot;&quot;)">
            <text:p/>
          </table:table-cell>
          <table:table-cell table:style-name="ce60" table:formula="of:=IF([.B6]&lt;&gt;&quot;&quot;; IF(SUMIF(['SoMi-Liste'.AC4:.AZ4];&quot;f&quot;;['SoMi-Liste'.AC$2:.AZ$2])=0; &quot;&quot;; SUMIF(['SoMi-Liste'.AC4:.AZ4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" calcext:value-type="float">
            <text:p>3</text:p>
          </table:table-cell>
          <table:table-cell table:style-name="ce59" table:formula="of:=['SoMi-Liste'.B5]" office:value-type="string" office:string-value="Versuch, Victor" calcext:value-type="string">
            <text:p>Versuch, Victor</text:p>
          </table:table-cell>
          <table:table-cell table:style-name="ce56" table:formula="of:=IF(['SoMi-Liste'.Z5]=&quot;m&quot;;&quot;m&quot;;&quot;s&quot;)" office:value-type="string" office:string-value="s" calcext:value-type="string">
            <text:p>s</text:p>
          </table:table-cell>
          <table:table-cell table:style-name="ce75" table:formula="of:=[Klausur1.C24]" office:value-type="string" office:string-value="3-" calcext:value-type="string">
            <text:p>3-</text:p>
          </table:table-cell>
          <table:table-cell table:style-name="ce76" table:number-columns-repeated="2"/>
          <table:table-cell table:style-name="ce85" table:formula="of:=N(IF(SUM([.D7:.F7])&gt;0;SUM([.D7:.F7])/COUNT([.D7:.F7]);&quot;&quot;))" office:value-type="float" office:value="0" calcext:value-type="float">
            <text:p>0</text:p>
          </table:table-cell>
          <table:table-cell table:style-name="ce87" table:formula="of:=IF(['SoMi-Liste'.AA5]=0;&quot;&quot;;ROUND(['SoMi-Liste'.AA5];2))" office:value-type="float" office:value="2.75" calcext:value-type="float">
            <text:p>2,75</text:p>
          </table:table-cell>
          <table:table-cell table:style-name="ce60" table:formula="of:=IF(['SoMi-Liste'.BC5]=0;&quot;&quot;;['SoMi-Liste'.BC5])">
            <text:p/>
          </table:table-cell>
          <table:table-cell table:style-name="ce93" table:formula="of:=IF(SUM([.H7:.I7])&gt;0;SUM([.H7:.I7])/COUNT([.H7:.I7]);&quot;&quot;)" office:value-type="float" office:value="2.75" calcext:value-type="float">
            <text:p>2,75</text:p>
          </table:table-cell>
          <table:table-cell table:style-name="ce95" table:formula="of:=IF([.G7]=0;[.J7];IF(([.G7]+[.J7])&gt;0;([.G7]+[.J7])/COUNT([.G7];[.J7]);&quot;&quot;))" office:value-type="float" office:value="2.75" calcext:value-type="float">
            <text:p>2,75</text:p>
          </table:table-cell>
          <table:table-cell table:style-name="ce97" table:formula="of:= IF([.K7]&gt;=[KMK_Punkte.$B$16];[KMK_Punkte.$A$17]; IF([.K7]&gt;=[KMK_Punkte.$B$15];[KMK_Punkte.$A$16]; IF([.K7]&gt;=[KMK_Punkte.$B$14];[KMK_Punkte.$A$15]; IF([.K7]&gt;=[KMK_Punkte.$B$13];[KMK_Punkte.$A$14]; IF([.K7]&gt;=[KMK_Punkte.$B$12];[KMK_Punkte.$A$13]; IF([.K7]&gt;=[KMK_Punkte.$B$11];[KMK_Punkte.$A$12]; IF([.K7]&gt;=[KMK_Punkte.$B$10];[KMK_Punkte.$A$11]; IF([.K7]&gt;=[KMK_Punkte.$B$9];[KMK_Punkte.$A$10]; IF([.K7]&gt;=[KMK_Punkte.$B$8];[KMK_Punkte.$A$9]; IF([.K7]&gt;=[KMK_Punkte.$B$7];[KMK_Punkte.$A$8]; IF([.K7]&gt;=[KMK_Punkte.$B$6];[KMK_Punkte.$A$7]; IF([.K7]&gt;=[KMK_Punkte.$B$5];[KMK_Punkte.$A$6]; IF([.K7]&gt;=[KMK_Punkte.$B$4];[KMK_Punkte.$A$5]; IF([.K7]&gt;=[KMK_Punkte.$B$3];[KMK_Punkte.$A$4]; IF([.K7]&gt;=[KMK_Punkte.$B$2];[KMK_Punkte.$A$3];[KMK_Punkte.$A$2]) ))))))))))))))" office:value-type="float" office:value="10" calcext:value-type="float">
            <text:p>10</text:p>
          </table:table-cell>
          <table:table-cell table:style-name="ce102" table:formula="of:=IF([.B7]&lt;&gt;&quot;&quot;; IF( SUMIF(['SoMi-Liste'.C5:.X5];&quot;e&quot;;['SoMi-Liste'.C$2:.X$2])=0; [.N7]; IF([.N7]&lt;&gt;&quot;&quot;;SUMIF(['SoMi-Liste'.C5:.X5];&quot;e&quot;;['SoMi-Liste'.C$2:.X$2])+[.N7];SUMIF(['SoMi-Liste'.C5:.X5];&quot;e&quot;;['SoMi-Liste'.C$2:.X$2])   ));&quot;&quot;)" office:value-type="float" office:value="7" calcext:value-type="float">
            <text:p>7</text:p>
          </table:table-cell>
          <table:table-cell table:style-name="ce104" table:formula="of:=IF([.B7]&lt;&gt;&quot;&quot;; IF(SUMIF(['SoMi-Liste'.C5:.X5];&quot;f&quot;;['SoMi-Liste'.C$2:.X$2])=0; &quot;&quot;; SUMIF(['SoMi-Liste'.C5:.X5];&quot;f&quot;;['SoMi-Liste'.C$2:.X$2]));&quot;&quot;)" office:value-type="float" office:value="1" calcext:value-type="float">
            <text:p>1</text:p>
          </table:table-cell>
          <table:table-cell table:style-name="ce60" table:formula="of:=IF([.B7]&lt;&gt;&quot;&quot;; IF( SUMIF(['SoMi-Liste'.AC4:.AZ5];&quot;e&quot;;['SoMi-Liste'.AC$2:.AZ$2])=0; [.P7]; IF([.P7]&lt;&gt;&quot;&quot;;SUMIF(['SoMi-Liste'.AC5:.AZ5];&quot;e&quot;;['SoMi-Liste'.AC$2:.AZ$2])+[.P7];SUMIF(['SoMi-Liste'.AC5:.AZ5];&quot;e&quot;;['SoMi-Liste'.AC$2:.AZ$2])   ));&quot;&quot;)">
            <text:p/>
          </table:table-cell>
          <table:table-cell table:style-name="ce60" table:formula="of:=IF([.B7]&lt;&gt;&quot;&quot;; IF(SUMIF(['SoMi-Liste'.AC5:.AZ5];&quot;f&quot;;['SoMi-Liste'.AC$2:.AZ$2])=0; &quot;&quot;; SUMIF(['SoMi-Liste'.AC5:.AZ5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4" calcext:value-type="float">
            <text:p>4</text:p>
          </table:table-cell>
          <table:table-cell table:style-name="ce59" table:formula="of:=['SoMi-Liste'.B6]" office:value-type="string" office:string-value="Ulfson, Ulf" calcext:value-type="string">
            <text:p>Ulfson, Ulf</text:p>
          </table:table-cell>
          <table:table-cell table:style-name="ce56" table:formula="of:=IF(['SoMi-Liste'.Z6]=&quot;m&quot;;&quot;m&quot;;&quot;s&quot;)" office:value-type="string" office:string-value="s" calcext:value-type="string">
            <text:p>s</text:p>
          </table:table-cell>
          <table:table-cell table:style-name="ce75" table:formula="of:=[Klausur1.C25]" office:value-type="string" office:string-value="4+" calcext:value-type="string">
            <text:p>4+</text:p>
          </table:table-cell>
          <table:table-cell table:style-name="ce76" table:number-columns-repeated="2"/>
          <table:table-cell table:style-name="ce85" table:formula="of:=N(IF(SUM([.D8:.F8])&gt;0;SUM([.D8:.F8])/COUNT([.D8:.F8]);&quot;&quot;))" office:value-type="float" office:value="0" calcext:value-type="float">
            <text:p>0</text:p>
          </table:table-cell>
          <table:table-cell table:style-name="ce60" table:formula="of:=IF(['SoMi-Liste'.AA6]=0;&quot;&quot;;ROUND(['SoMi-Liste'.AA6];2))">
            <text:p/>
          </table:table-cell>
          <table:table-cell table:style-name="ce60" table:formula="of:=IF(['SoMi-Liste'.BC6]=0;&quot;&quot;;['SoMi-Liste'.BC6])">
            <text:p/>
          </table:table-cell>
          <table:table-cell table:style-name="ce93" table:formula="of:=IF(SUM([.H8:.I8])&gt;0;SUM([.H8:.I8])/COUNT([.H8:.I8]);&quot;&quot;)">
            <text:p/>
          </table:table-cell>
          <table:table-cell table:style-name="ce95" table:formula="of:=IF([.G8]=0;[.J8];IF(([.G8]+[.J8])&gt;0;([.G8]+[.J8])/COUNT([.G8];[.J8]);&quot;&quot;))">
            <text:p/>
          </table:table-cell>
          <table:table-cell table:style-name="ce97" table:formula="of:= IF([.K8]&gt;=[KMK_Punkte.$B$16];[KMK_Punkte.$A$17]; IF([.K8]&gt;=[KMK_Punkte.$B$15];[KMK_Punkte.$A$16]; IF([.K8]&gt;=[KMK_Punkte.$B$14];[KMK_Punkte.$A$15]; IF([.K8]&gt;=[KMK_Punkte.$B$13];[KMK_Punkte.$A$14]; IF([.K8]&gt;=[KMK_Punkte.$B$12];[KMK_Punkte.$A$13]; IF([.K8]&gt;=[KMK_Punkte.$B$11];[KMK_Punkte.$A$12]; IF([.K8]&gt;=[KMK_Punkte.$B$10];[KMK_Punkte.$A$11]; IF([.K8]&gt;=[KMK_Punkte.$B$9];[KMK_Punkte.$A$10]; IF([.K8]&gt;=[KMK_Punkte.$B$8];[KMK_Punkte.$A$9]; IF([.K8]&gt;=[KMK_Punkte.$B$7];[KMK_Punkte.$A$8]; IF([.K8]&gt;=[KMK_Punkte.$B$6];[KMK_Punkte.$A$7]; IF([.K8]&gt;=[KMK_Punkte.$B$5];[KMK_Punkte.$A$6]; IF([.K8]&gt;=[KMK_Punkte.$B$4];[KMK_Punkte.$A$5]; IF([.K8]&gt;=[KMK_Punkte.$B$3];[KMK_Punkte.$A$4]; IF([.K8]&gt;=[KMK_Punkte.$B$2];[KMK_Punkte.$A$3];[KMK_Punkte.$A$2]) ))))))))))))))" office:value-type="float" office:value="0" calcext:value-type="float">
            <text:p>0</text:p>
          </table:table-cell>
          <table:table-cell table:style-name="ce102" table:formula="of:=IF([.B8]&lt;&gt;&quot;&quot;; IF( SUMIF(['SoMi-Liste'.C6:.X6];&quot;e&quot;;['SoMi-Liste'.C$2:.X$2])=0; [.N8]; IF([.N8]&lt;&gt;&quot;&quot;;SUMIF(['SoMi-Liste'.C6:.X6];&quot;e&quot;;['SoMi-Liste'.C$2:.X$2])+[.N8];SUMIF(['SoMi-Liste'.C6:.X6];&quot;e&quot;;['SoMi-Liste'.C$2:.X$2])   ));&quot;&quot;)" office:value-type="float" office:value="3" calcext:value-type="float">
            <text:p>3</text:p>
          </table:table-cell>
          <table:table-cell table:style-name="ce104" table:formula="of:=IF([.B8]&lt;&gt;&quot;&quot;; IF(SUMIF(['SoMi-Liste'.C6:.X6];&quot;f&quot;;['SoMi-Liste'.C$2:.X$2])=0; &quot;&quot;; SUMIF(['SoMi-Liste'.C6:.X6];&quot;f&quot;;['SoMi-Liste'.C$2:.X$2]));&quot;&quot;)" office:value-type="float" office:value="1" calcext:value-type="float">
            <text:p>1</text:p>
          </table:table-cell>
          <table:table-cell table:style-name="ce60" table:formula="of:=IF([.B8]&lt;&gt;&quot;&quot;; IF( SUMIF(['SoMi-Liste'.AC5:.AZ6];&quot;e&quot;;['SoMi-Liste'.AC$2:.AZ$2])=0; [.P8]; IF([.P8]&lt;&gt;&quot;&quot;;SUMIF(['SoMi-Liste'.AC6:.AZ6];&quot;e&quot;;['SoMi-Liste'.AC$2:.AZ$2])+[.P8];SUMIF(['SoMi-Liste'.AC6:.AZ6];&quot;e&quot;;['SoMi-Liste'.AC$2:.AZ$2])   ));&quot;&quot;)">
            <text:p/>
          </table:table-cell>
          <table:table-cell table:style-name="ce60" table:formula="of:=IF([.B8]&lt;&gt;&quot;&quot;; IF(SUMIF(['SoMi-Liste'.AC6:.AZ6];&quot;f&quot;;['SoMi-Liste'.AC$2:.AZ$2])=0; &quot;&quot;; SUMIF(['SoMi-Liste'.AC6:.AZ6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5" calcext:value-type="float">
            <text:p>5</text:p>
          </table:table-cell>
          <table:table-cell table:style-name="ce60" table:formula="of:=['SoMi-Liste'.B7]" office:value-type="string" office:string-value="Peterson, Peter" calcext:value-type="string">
            <text:p>Peterson, Peter</text:p>
          </table:table-cell>
          <table:table-cell table:style-name="ce56" table:formula="of:=IF(['SoMi-Liste'.Z7]=&quot;m&quot;;&quot;m&quot;;&quot;s&quot;)" office:value-type="string" office:string-value="s" calcext:value-type="string">
            <text:p>s</text:p>
          </table:table-cell>
          <table:table-cell table:style-name="ce75" table:formula="of:=[Klausur1.C26]" office:value-type="string" office:string-value="5+" calcext:value-type="string">
            <text:p>5+</text:p>
          </table:table-cell>
          <table:table-cell table:style-name="ce76" table:number-columns-repeated="2"/>
          <table:table-cell table:style-name="ce85" table:formula="of:=N(IF(SUM([.D9:.F9])&gt;0;SUM([.D9:.F9])/COUNT([.D9:.F9]);&quot;&quot;))" office:value-type="float" office:value="0" calcext:value-type="float">
            <text:p>0</text:p>
          </table:table-cell>
          <table:table-cell table:style-name="ce60" table:formula="of:=IF(['SoMi-Liste'.AA7]=0;&quot;&quot;;ROUND(['SoMi-Liste'.AA7];2))">
            <text:p/>
          </table:table-cell>
          <table:table-cell table:style-name="ce60" table:formula="of:=IF(['SoMi-Liste'.BC7]=0;&quot;&quot;;['SoMi-Liste'.BC7])">
            <text:p/>
          </table:table-cell>
          <table:table-cell table:style-name="ce93" table:formula="of:=IF(SUM([.H9:.I9])&gt;0;SUM([.H9:.I9])/COUNT([.H9:.I9]);&quot;&quot;)">
            <text:p/>
          </table:table-cell>
          <table:table-cell table:style-name="ce95" table:formula="of:=IF([.G9]=0;[.J9];IF(([.G9]+[.J9])&gt;0;([.G9]+[.J9])/COUNT([.G9];[.J9]);&quot;&quot;))">
            <text:p/>
          </table:table-cell>
          <table:table-cell table:style-name="ce97" table:formula="of:= IF([.K9]&gt;=[KMK_Punkte.$B$16];[KMK_Punkte.$A$17]; IF([.K9]&gt;=[KMK_Punkte.$B$15];[KMK_Punkte.$A$16]; IF([.K9]&gt;=[KMK_Punkte.$B$14];[KMK_Punkte.$A$15]; IF([.K9]&gt;=[KMK_Punkte.$B$13];[KMK_Punkte.$A$14]; IF([.K9]&gt;=[KMK_Punkte.$B$12];[KMK_Punkte.$A$13]; IF([.K9]&gt;=[KMK_Punkte.$B$11];[KMK_Punkte.$A$12]; IF([.K9]&gt;=[KMK_Punkte.$B$10];[KMK_Punkte.$A$11]; IF([.K9]&gt;=[KMK_Punkte.$B$9];[KMK_Punkte.$A$10]; IF([.K9]&gt;=[KMK_Punkte.$B$8];[KMK_Punkte.$A$9]; IF([.K9]&gt;=[KMK_Punkte.$B$7];[KMK_Punkte.$A$8]; IF([.K9]&gt;=[KMK_Punkte.$B$6];[KMK_Punkte.$A$7]; IF([.K9]&gt;=[KMK_Punkte.$B$5];[KMK_Punkte.$A$6]; IF([.K9]&gt;=[KMK_Punkte.$B$4];[KMK_Punkte.$A$5]; IF([.K9]&gt;=[KMK_Punkte.$B$3];[KMK_Punkte.$A$4]; IF([.K9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9]&lt;&gt;&quot;&quot;; IF( SUMIF(['SoMi-Liste'.C7:.X7];&quot;e&quot;;['SoMi-Liste'.C$2:.X$2])=0; [.N9]; IF([.N9]&lt;&gt;&quot;&quot;;SUMIF(['SoMi-Liste'.C7:.X7];&quot;e&quot;;['SoMi-Liste'.C$2:.X$2])+[.N9];SUMIF(['SoMi-Liste'.C7:.X7];&quot;e&quot;;['SoMi-Liste'.C$2:.X$2])   ));&quot;&quot;)">
            <text:p/>
          </table:table-cell>
          <table:table-cell table:style-name="ce105" table:formula="of:=IF([.B9]&lt;&gt;&quot;&quot;; IF(SUMIF(['SoMi-Liste'.C7:.X7];&quot;f&quot;;['SoMi-Liste'.C$2:.X$2])=0; &quot;&quot;; SUMIF(['SoMi-Liste'.C7:.X7];&quot;f&quot;;['SoMi-Liste'.C$2:.X$2]));&quot;&quot;)">
            <text:p/>
          </table:table-cell>
          <table:table-cell table:style-name="ce60" table:formula="of:=IF([.B9]&lt;&gt;&quot;&quot;; IF( SUMIF(['SoMi-Liste'.AC6:.AZ7];&quot;e&quot;;['SoMi-Liste'.AC$2:.AZ$2])=0; [.P9]; IF([.P9]&lt;&gt;&quot;&quot;;SUMIF(['SoMi-Liste'.AC7:.AZ7];&quot;e&quot;;['SoMi-Liste'.AC$2:.AZ$2])+[.P9];SUMIF(['SoMi-Liste'.AC7:.AZ7];&quot;e&quot;;['SoMi-Liste'.AC$2:.AZ$2])   ));&quot;&quot;)">
            <text:p/>
          </table:table-cell>
          <table:table-cell table:style-name="ce60" table:formula="of:=IF([.B9]&lt;&gt;&quot;&quot;; IF(SUMIF(['SoMi-Liste'.AC7:.AZ7];&quot;f&quot;;['SoMi-Liste'.AC$2:.AZ$2])=0; &quot;&quot;; SUMIF(['SoMi-Liste'.AC7:.AZ7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6" calcext:value-type="float">
            <text:p>6</text:p>
          </table:table-cell>
          <table:table-cell table:style-name="ce60" table:formula="of:=['SoMi-Liste'.B8]" office:value-type="string" office:string-value="Hundert-Prozent, Harry" calcext:value-type="string">
            <text:p>Hundert-Prozent, Harry</text:p>
          </table:table-cell>
          <table:table-cell table:style-name="ce56" table:formula="of:=IF(['SoMi-Liste'.Z8]=&quot;m&quot;;&quot;m&quot;;&quot;s&quot;)" office:value-type="string" office:string-value="s" calcext:value-type="string">
            <text:p>s</text:p>
          </table:table-cell>
          <table:table-cell table:style-name="ce75" table:formula="of:=[Klausur1.C27]" office:value-type="string" office:string-value="1+" calcext:value-type="string">
            <text:p>1+</text:p>
          </table:table-cell>
          <table:table-cell table:style-name="ce76" table:number-columns-repeated="2"/>
          <table:table-cell table:style-name="ce85" table:formula="of:=N(IF(SUM([.D10:.F10])&gt;0;SUM([.D10:.F10])/COUNT([.D10:.F10]);&quot;&quot;))" office:value-type="float" office:value="0" calcext:value-type="float">
            <text:p>0</text:p>
          </table:table-cell>
          <table:table-cell table:style-name="ce60" table:formula="of:=IF(['SoMi-Liste'.AA8]=0;&quot;&quot;;ROUND(['SoMi-Liste'.AA8];2))">
            <text:p/>
          </table:table-cell>
          <table:table-cell table:style-name="ce60" table:formula="of:=IF(['SoMi-Liste'.BC8]=0;&quot;&quot;;['SoMi-Liste'.BC8])">
            <text:p/>
          </table:table-cell>
          <table:table-cell table:style-name="ce93" table:formula="of:=IF(SUM([.H10:.I10])&gt;0;SUM([.H10:.I10])/COUNT([.H10:.I10]);&quot;&quot;)">
            <text:p/>
          </table:table-cell>
          <table:table-cell table:style-name="ce95" table:formula="of:=IF([.G10]=0;[.J10];IF(([.G10]+[.J10])&gt;0;([.G10]+[.J10])/COUNT([.G10];[.J10]);&quot;&quot;))">
            <text:p/>
          </table:table-cell>
          <table:table-cell table:style-name="ce97" table:formula="of:= IF([.K10]&gt;=[KMK_Punkte.$B$16];[KMK_Punkte.$A$17]; IF([.K10]&gt;=[KMK_Punkte.$B$15];[KMK_Punkte.$A$16]; IF([.K10]&gt;=[KMK_Punkte.$B$14];[KMK_Punkte.$A$15]; IF([.K10]&gt;=[KMK_Punkte.$B$13];[KMK_Punkte.$A$14]; IF([.K10]&gt;=[KMK_Punkte.$B$12];[KMK_Punkte.$A$13]; IF([.K10]&gt;=[KMK_Punkte.$B$11];[KMK_Punkte.$A$12]; IF([.K10]&gt;=[KMK_Punkte.$B$10];[KMK_Punkte.$A$11]; IF([.K10]&gt;=[KMK_Punkte.$B$9];[KMK_Punkte.$A$10]; IF([.K10]&gt;=[KMK_Punkte.$B$8];[KMK_Punkte.$A$9]; IF([.K10]&gt;=[KMK_Punkte.$B$7];[KMK_Punkte.$A$8]; IF([.K10]&gt;=[KMK_Punkte.$B$6];[KMK_Punkte.$A$7]; IF([.K10]&gt;=[KMK_Punkte.$B$5];[KMK_Punkte.$A$6]; IF([.K10]&gt;=[KMK_Punkte.$B$4];[KMK_Punkte.$A$5]; IF([.K10]&gt;=[KMK_Punkte.$B$3];[KMK_Punkte.$A$4]; IF([.K10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0]&lt;&gt;&quot;&quot;; IF( SUMIF(['SoMi-Liste'.C8:.X8];&quot;e&quot;;['SoMi-Liste'.C$2:.X$2])=0; [.N10]; IF([.N10]&lt;&gt;&quot;&quot;;SUMIF(['SoMi-Liste'.C8:.X8];&quot;e&quot;;['SoMi-Liste'.C$2:.X$2])+[.N10];SUMIF(['SoMi-Liste'.C8:.X8];&quot;e&quot;;['SoMi-Liste'.C$2:.X$2])   ));&quot;&quot;)">
            <text:p/>
          </table:table-cell>
          <table:table-cell table:style-name="ce105" table:formula="of:=IF([.B10]&lt;&gt;&quot;&quot;; IF(SUMIF(['SoMi-Liste'.C8:.X8];&quot;f&quot;;['SoMi-Liste'.C$2:.X$2])=0; &quot;&quot;; SUMIF(['SoMi-Liste'.C8:.X8];&quot;f&quot;;['SoMi-Liste'.C$2:.X$2]));&quot;&quot;)">
            <text:p/>
          </table:table-cell>
          <table:table-cell table:style-name="ce60" table:formula="of:=IF([.B10]&lt;&gt;&quot;&quot;; IF( SUMIF(['SoMi-Liste'.AC7:.AZ8];&quot;e&quot;;['SoMi-Liste'.AC$2:.AZ$2])=0; [.P10]; IF([.P10]&lt;&gt;&quot;&quot;;SUMIF(['SoMi-Liste'.AC8:.AZ8];&quot;e&quot;;['SoMi-Liste'.AC$2:.AZ$2])+[.P10];SUMIF(['SoMi-Liste'.AC8:.AZ8];&quot;e&quot;;['SoMi-Liste'.AC$2:.AZ$2])   ));&quot;&quot;)">
            <text:p/>
          </table:table-cell>
          <table:table-cell table:style-name="ce60" table:formula="of:=IF([.B10]&lt;&gt;&quot;&quot;; IF(SUMIF(['SoMi-Liste'.AC8:.AZ8];&quot;f&quot;;['SoMi-Liste'.AC$2:.AZ$2])=0; &quot;&quot;; SUMIF(['SoMi-Liste'.AC8:.AZ8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7" calcext:value-type="float">
            <text:p>7</text:p>
          </table:table-cell>
          <table:table-cell table:style-name="ce60" table:formula="of:=['SoMi-Liste'.B9]" office:value-type="string" office:string-value="Nulpe, Nils" calcext:value-type="string">
            <text:p>Nulpe, Nils</text:p>
          </table:table-cell>
          <table:table-cell table:style-name="ce56" table:formula="of:=IF(['SoMi-Liste'.Z9]=&quot;m&quot;;&quot;m&quot;;&quot;s&quot;)" office:value-type="string" office:string-value="s" calcext:value-type="string">
            <text:p>s</text:p>
          </table:table-cell>
          <table:table-cell table:style-name="ce75" table:formula="of:=[Klausur1.C28]" office:value-type="string" office:string-value="6" calcext:value-type="string">
            <text:p>6</text:p>
          </table:table-cell>
          <table:table-cell table:style-name="ce76" table:number-columns-repeated="2"/>
          <table:table-cell table:style-name="ce85" table:formula="of:=N(IF(SUM([.D11:.F11])&gt;0;SUM([.D11:.F11])/COUNT([.D11:.F11]);&quot;&quot;))" office:value-type="float" office:value="0" calcext:value-type="float">
            <text:p>0</text:p>
          </table:table-cell>
          <table:table-cell table:style-name="ce60" table:formula="of:=IF(['SoMi-Liste'.AA9]=0;&quot;&quot;;ROUND(['SoMi-Liste'.AA9];2))">
            <text:p/>
          </table:table-cell>
          <table:table-cell table:style-name="ce60" table:formula="of:=IF(['SoMi-Liste'.BC9]=0;&quot;&quot;;['SoMi-Liste'.BC9])">
            <text:p/>
          </table:table-cell>
          <table:table-cell table:style-name="ce93" table:formula="of:=IF(SUM([.H11:.I11])&gt;0;SUM([.H11:.I11])/COUNT([.H11:.I11]);&quot;&quot;)">
            <text:p/>
          </table:table-cell>
          <table:table-cell table:style-name="ce95" table:formula="of:=IF([.G11]=0;[.J11];IF(([.G11]+[.J11])&gt;0;([.G11]+[.J11])/COUNT([.G11];[.J11]);&quot;&quot;))">
            <text:p/>
          </table:table-cell>
          <table:table-cell table:style-name="ce97" table:formula="of:= IF([.K11]&gt;=[KMK_Punkte.$B$16];[KMK_Punkte.$A$17]; IF([.K11]&gt;=[KMK_Punkte.$B$15];[KMK_Punkte.$A$16]; IF([.K11]&gt;=[KMK_Punkte.$B$14];[KMK_Punkte.$A$15]; IF([.K11]&gt;=[KMK_Punkte.$B$13];[KMK_Punkte.$A$14]; IF([.K11]&gt;=[KMK_Punkte.$B$12];[KMK_Punkte.$A$13]; IF([.K11]&gt;=[KMK_Punkte.$B$11];[KMK_Punkte.$A$12]; IF([.K11]&gt;=[KMK_Punkte.$B$10];[KMK_Punkte.$A$11]; IF([.K11]&gt;=[KMK_Punkte.$B$9];[KMK_Punkte.$A$10]; IF([.K11]&gt;=[KMK_Punkte.$B$8];[KMK_Punkte.$A$9]; IF([.K11]&gt;=[KMK_Punkte.$B$7];[KMK_Punkte.$A$8]; IF([.K11]&gt;=[KMK_Punkte.$B$6];[KMK_Punkte.$A$7]; IF([.K11]&gt;=[KMK_Punkte.$B$5];[KMK_Punkte.$A$6]; IF([.K11]&gt;=[KMK_Punkte.$B$4];[KMK_Punkte.$A$5]; IF([.K11]&gt;=[KMK_Punkte.$B$3];[KMK_Punkte.$A$4]; IF([.K11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1]&lt;&gt;&quot;&quot;; IF( SUMIF(['SoMi-Liste'.C9:.X9];&quot;e&quot;;['SoMi-Liste'.C$2:.X$2])=0; [.N11]; IF([.N11]&lt;&gt;&quot;&quot;;SUMIF(['SoMi-Liste'.C9:.X9];&quot;e&quot;;['SoMi-Liste'.C$2:.X$2])+[.N11];SUMIF(['SoMi-Liste'.C9:.X9];&quot;e&quot;;['SoMi-Liste'.C$2:.X$2])   ));&quot;&quot;)">
            <text:p/>
          </table:table-cell>
          <table:table-cell table:style-name="ce105" table:formula="of:=IF([.B11]&lt;&gt;&quot;&quot;; IF(SUMIF(['SoMi-Liste'.C9:.X9];&quot;f&quot;;['SoMi-Liste'.C$2:.X$2])=0; &quot;&quot;; SUMIF(['SoMi-Liste'.C9:.X9];&quot;f&quot;;['SoMi-Liste'.C$2:.X$2]));&quot;&quot;)">
            <text:p/>
          </table:table-cell>
          <table:table-cell table:style-name="ce60" table:formula="of:=IF([.B11]&lt;&gt;&quot;&quot;; IF( SUMIF(['SoMi-Liste'.AC8:.AZ9];&quot;e&quot;;['SoMi-Liste'.AC$2:.AZ$2])=0; [.P11]; IF([.P11]&lt;&gt;&quot;&quot;;SUMIF(['SoMi-Liste'.AC9:.AZ9];&quot;e&quot;;['SoMi-Liste'.AC$2:.AZ$2])+[.P11];SUMIF(['SoMi-Liste'.AC9:.AZ9];&quot;e&quot;;['SoMi-Liste'.AC$2:.AZ$2])   ));&quot;&quot;)">
            <text:p/>
          </table:table-cell>
          <table:table-cell table:style-name="ce60" table:formula="of:=IF([.B11]&lt;&gt;&quot;&quot;; IF(SUMIF(['SoMi-Liste'.AC9:.AZ9];&quot;f&quot;;['SoMi-Liste'.AC$2:.AZ$2])=0; &quot;&quot;; SUMIF(['SoMi-Liste'.AC9:.AZ9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8" calcext:value-type="float">
            <text:p>8</text:p>
          </table:table-cell>
          <table:table-cell table:style-name="ce60" table:formula="of:=['SoMi-Liste'.B10]">
            <text:p/>
          </table:table-cell>
          <table:table-cell table:style-name="ce56" table:formula="of:=IF(['SoMi-Liste'.Z10]=&quot;m&quot;;&quot;m&quot;;&quot;s&quot;)" office:value-type="string" office:string-value="s" calcext:value-type="string">
            <text:p>s</text:p>
          </table:table-cell>
          <table:table-cell table:style-name="ce76" table:formula="of:=[Klausur1.C29]">
            <text:p/>
          </table:table-cell>
          <table:table-cell table:style-name="ce76" table:number-columns-repeated="2"/>
          <table:table-cell table:style-name="ce85" table:formula="of:=N(IF(SUM([.D12:.F12])&gt;0;SUM([.D12:.F12])/COUNT([.D12:.F12]);&quot;&quot;))" office:value-type="float" office:value="0" calcext:value-type="float">
            <text:p>0</text:p>
          </table:table-cell>
          <table:table-cell table:style-name="ce60" table:formula="of:=IF(['SoMi-Liste'.AA10]=0;&quot;&quot;;ROUND(['SoMi-Liste'.AA10];2))">
            <text:p/>
          </table:table-cell>
          <table:table-cell table:style-name="ce60" table:formula="of:=IF(['SoMi-Liste'.BC10]=0;&quot;&quot;;['SoMi-Liste'.BC10])">
            <text:p/>
          </table:table-cell>
          <table:table-cell table:style-name="ce93" table:formula="of:=IF(SUM([.H12:.I12])&gt;0;SUM([.H12:.I12])/COUNT([.H12:.I12]);&quot;&quot;)">
            <text:p/>
          </table:table-cell>
          <table:table-cell table:style-name="ce95" table:formula="of:=IF([.G12]=0;[.J12];IF(([.G12]+[.J12])&gt;0;([.G12]+[.J12])/COUNT([.G12];[.J12]);&quot;&quot;))">
            <text:p/>
          </table:table-cell>
          <table:table-cell table:style-name="ce97" table:formula="of:= IF([.K12]&gt;=[KMK_Punkte.$B$16];[KMK_Punkte.$A$17]; IF([.K12]&gt;=[KMK_Punkte.$B$15];[KMK_Punkte.$A$16]; IF([.K12]&gt;=[KMK_Punkte.$B$14];[KMK_Punkte.$A$15]; IF([.K12]&gt;=[KMK_Punkte.$B$13];[KMK_Punkte.$A$14]; IF([.K12]&gt;=[KMK_Punkte.$B$12];[KMK_Punkte.$A$13]; IF([.K12]&gt;=[KMK_Punkte.$B$11];[KMK_Punkte.$A$12]; IF([.K12]&gt;=[KMK_Punkte.$B$10];[KMK_Punkte.$A$11]; IF([.K12]&gt;=[KMK_Punkte.$B$9];[KMK_Punkte.$A$10]; IF([.K12]&gt;=[KMK_Punkte.$B$8];[KMK_Punkte.$A$9]; IF([.K12]&gt;=[KMK_Punkte.$B$7];[KMK_Punkte.$A$8]; IF([.K12]&gt;=[KMK_Punkte.$B$6];[KMK_Punkte.$A$7]; IF([.K12]&gt;=[KMK_Punkte.$B$5];[KMK_Punkte.$A$6]; IF([.K12]&gt;=[KMK_Punkte.$B$4];[KMK_Punkte.$A$5]; IF([.K12]&gt;=[KMK_Punkte.$B$3];[KMK_Punkte.$A$4]; IF([.K12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2]&lt;&gt;&quot;&quot;; IF( SUMIF(['SoMi-Liste'.C10:.X10];&quot;e&quot;;['SoMi-Liste'.C$2:.X$2])=0; [.N12]; IF([.N12]&lt;&gt;&quot;&quot;;SUMIF(['SoMi-Liste'.C10:.X10];&quot;e&quot;;['SoMi-Liste'.C$2:.X$2])+[.N12];SUMIF(['SoMi-Liste'.C10:.X10];&quot;e&quot;;['SoMi-Liste'.C$2:.X$2])   ));&quot;&quot;)">
            <text:p/>
          </table:table-cell>
          <table:table-cell table:style-name="ce105" table:formula="of:=IF([.B12]&lt;&gt;&quot;&quot;; IF(SUMIF(['SoMi-Liste'.C10:.X10];&quot;f&quot;;['SoMi-Liste'.C$2:.X$2])=0; &quot;&quot;; SUMIF(['SoMi-Liste'.C10:.X10];&quot;f&quot;;['SoMi-Liste'.C$2:.X$2]));&quot;&quot;)">
            <text:p/>
          </table:table-cell>
          <table:table-cell table:style-name="ce60" table:formula="of:=IF([.B12]&lt;&gt;&quot;&quot;; IF( SUMIF(['SoMi-Liste'.AC9:.AZ10];&quot;e&quot;;['SoMi-Liste'.AC$2:.AZ$2])=0; [.P12]; IF([.P12]&lt;&gt;&quot;&quot;;SUMIF(['SoMi-Liste'.AC10:.AZ10];&quot;e&quot;;['SoMi-Liste'.AC$2:.AZ$2])+[.P12];SUMIF(['SoMi-Liste'.AC10:.AZ10];&quot;e&quot;;['SoMi-Liste'.AC$2:.AZ$2])   ));&quot;&quot;)">
            <text:p/>
          </table:table-cell>
          <table:table-cell table:style-name="ce60" table:formula="of:=IF([.B12]&lt;&gt;&quot;&quot;; IF(SUMIF(['SoMi-Liste'.AC10:.AZ10];&quot;f&quot;;['SoMi-Liste'.AC$2:.AZ$2])=0; &quot;&quot;; SUMIF(['SoMi-Liste'.AC10:.AZ10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9" calcext:value-type="float">
            <text:p>9</text:p>
          </table:table-cell>
          <table:table-cell table:style-name="ce60" table:formula="of:=['SoMi-Liste'.B11]">
            <text:p/>
          </table:table-cell>
          <table:table-cell table:style-name="ce56" table:formula="of:=IF(['SoMi-Liste'.Z11]=&quot;m&quot;;&quot;m&quot;;&quot;s&quot;)" office:value-type="string" office:string-value="s" calcext:value-type="string">
            <text:p>s</text:p>
          </table:table-cell>
          <table:table-cell table:style-name="ce76" table:formula="of:=[Klausur1.C30]">
            <text:p/>
          </table:table-cell>
          <table:table-cell table:style-name="ce76" table:number-columns-repeated="2"/>
          <table:table-cell table:style-name="ce85" table:formula="of:=N(IF(SUM([.D13:.F13])&gt;0;SUM([.D13:.F13])/COUNT([.D13:.F13]);&quot;&quot;))" office:value-type="float" office:value="0" calcext:value-type="float">
            <text:p>0</text:p>
          </table:table-cell>
          <table:table-cell table:style-name="ce60" table:formula="of:=IF(['SoMi-Liste'.AA11]=0;&quot;&quot;;ROUND(['SoMi-Liste'.AA11];2))">
            <text:p/>
          </table:table-cell>
          <table:table-cell table:style-name="ce60" table:formula="of:=IF(['SoMi-Liste'.BC11]=0;&quot;&quot;;['SoMi-Liste'.BC11])">
            <text:p/>
          </table:table-cell>
          <table:table-cell table:style-name="ce93" table:formula="of:=IF(SUM([.H13:.I13])&gt;0;SUM([.H13:.I13])/COUNT([.H13:.I13]);&quot;&quot;)">
            <text:p/>
          </table:table-cell>
          <table:table-cell table:style-name="ce95" table:formula="of:=IF([.G13]=0;[.J13];IF(([.G13]+[.J13])&gt;0;([.G13]+[.J13])/COUNT([.G13];[.J13]);&quot;&quot;))">
            <text:p/>
          </table:table-cell>
          <table:table-cell table:style-name="ce97" table:formula="of:= IF([.K13]&gt;=[KMK_Punkte.$B$16];[KMK_Punkte.$A$17]; IF([.K13]&gt;=[KMK_Punkte.$B$15];[KMK_Punkte.$A$16]; IF([.K13]&gt;=[KMK_Punkte.$B$14];[KMK_Punkte.$A$15]; IF([.K13]&gt;=[KMK_Punkte.$B$13];[KMK_Punkte.$A$14]; IF([.K13]&gt;=[KMK_Punkte.$B$12];[KMK_Punkte.$A$13]; IF([.K13]&gt;=[KMK_Punkte.$B$11];[KMK_Punkte.$A$12]; IF([.K13]&gt;=[KMK_Punkte.$B$10];[KMK_Punkte.$A$11]; IF([.K13]&gt;=[KMK_Punkte.$B$9];[KMK_Punkte.$A$10]; IF([.K13]&gt;=[KMK_Punkte.$B$8];[KMK_Punkte.$A$9]; IF([.K13]&gt;=[KMK_Punkte.$B$7];[KMK_Punkte.$A$8]; IF([.K13]&gt;=[KMK_Punkte.$B$6];[KMK_Punkte.$A$7]; IF([.K13]&gt;=[KMK_Punkte.$B$5];[KMK_Punkte.$A$6]; IF([.K13]&gt;=[KMK_Punkte.$B$4];[KMK_Punkte.$A$5]; IF([.K13]&gt;=[KMK_Punkte.$B$3];[KMK_Punkte.$A$4]; IF([.K13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3]&lt;&gt;&quot;&quot;; IF( SUMIF(['SoMi-Liste'.C11:.X11];&quot;e&quot;;['SoMi-Liste'.C$2:.X$2])=0; [.N13]; IF([.N13]&lt;&gt;&quot;&quot;;SUMIF(['SoMi-Liste'.C11:.X11];&quot;e&quot;;['SoMi-Liste'.C$2:.X$2])+[.N13];SUMIF(['SoMi-Liste'.C11:.X11];&quot;e&quot;;['SoMi-Liste'.C$2:.X$2])   ));&quot;&quot;)">
            <text:p/>
          </table:table-cell>
          <table:table-cell table:style-name="ce105" table:formula="of:=IF([.B13]&lt;&gt;&quot;&quot;; IF(SUMIF(['SoMi-Liste'.C11:.X11];&quot;f&quot;;['SoMi-Liste'.C$2:.X$2])=0; &quot;&quot;; SUMIF(['SoMi-Liste'.C11:.X11];&quot;f&quot;;['SoMi-Liste'.C$2:.X$2]));&quot;&quot;)">
            <text:p/>
          </table:table-cell>
          <table:table-cell table:style-name="ce60" table:formula="of:=IF([.B13]&lt;&gt;&quot;&quot;; IF( SUMIF(['SoMi-Liste'.AC10:.AZ11];&quot;e&quot;;['SoMi-Liste'.AC$2:.AZ$2])=0; [.P13]; IF([.P13]&lt;&gt;&quot;&quot;;SUMIF(['SoMi-Liste'.AC11:.AZ11];&quot;e&quot;;['SoMi-Liste'.AC$2:.AZ$2])+[.P13];SUMIF(['SoMi-Liste'.AC11:.AZ11];&quot;e&quot;;['SoMi-Liste'.AC$2:.AZ$2])   ));&quot;&quot;)">
            <text:p/>
          </table:table-cell>
          <table:table-cell table:style-name="ce60" table:formula="of:=IF([.B13]&lt;&gt;&quot;&quot;; IF(SUMIF(['SoMi-Liste'.AC11:.AZ11];&quot;f&quot;;['SoMi-Liste'.AC$2:.AZ$2])=0; &quot;&quot;; SUMIF(['SoMi-Liste'.AC11:.AZ11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0" calcext:value-type="float">
            <text:p>10</text:p>
          </table:table-cell>
          <table:table-cell table:style-name="ce60" table:formula="of:=['SoMi-Liste'.B12]">
            <text:p/>
          </table:table-cell>
          <table:table-cell table:style-name="ce56" table:formula="of:=IF(['SoMi-Liste'.Z12]=&quot;m&quot;;&quot;m&quot;;&quot;s&quot;)" office:value-type="string" office:string-value="s" calcext:value-type="string">
            <text:p>s</text:p>
          </table:table-cell>
          <table:table-cell table:style-name="ce76" table:formula="of:=[Klausur1.C31]">
            <text:p/>
          </table:table-cell>
          <table:table-cell table:style-name="ce76" table:number-columns-repeated="2"/>
          <table:table-cell table:style-name="ce85" table:formula="of:=N(IF(SUM([.D14:.F14])&gt;0;SUM([.D14:.F14])/COUNT([.D14:.F14]);&quot;&quot;))" office:value-type="float" office:value="0" calcext:value-type="float">
            <text:p>0</text:p>
          </table:table-cell>
          <table:table-cell table:style-name="ce60" table:formula="of:=IF(['SoMi-Liste'.AA12]=0;&quot;&quot;;ROUND(['SoMi-Liste'.AA12];2))">
            <text:p/>
          </table:table-cell>
          <table:table-cell table:style-name="ce60" table:formula="of:=IF(['SoMi-Liste'.BC12]=0;&quot;&quot;;['SoMi-Liste'.BC12])">
            <text:p/>
          </table:table-cell>
          <table:table-cell table:style-name="ce93" table:formula="of:=IF(SUM([.H14:.I14])&gt;0;SUM([.H14:.I14])/COUNT([.H14:.I14]);&quot;&quot;)">
            <text:p/>
          </table:table-cell>
          <table:table-cell table:style-name="ce95" table:formula="of:=IF([.G14]=0;[.J14];IF(([.G14]+[.J14])&gt;0;([.G14]+[.J14])/COUNT([.G14];[.J14]);&quot;&quot;))">
            <text:p/>
          </table:table-cell>
          <table:table-cell table:style-name="ce97" table:formula="of:= IF([.K14]&gt;=[KMK_Punkte.$B$16];[KMK_Punkte.$A$17]; IF([.K14]&gt;=[KMK_Punkte.$B$15];[KMK_Punkte.$A$16]; IF([.K14]&gt;=[KMK_Punkte.$B$14];[KMK_Punkte.$A$15]; IF([.K14]&gt;=[KMK_Punkte.$B$13];[KMK_Punkte.$A$14]; IF([.K14]&gt;=[KMK_Punkte.$B$12];[KMK_Punkte.$A$13]; IF([.K14]&gt;=[KMK_Punkte.$B$11];[KMK_Punkte.$A$12]; IF([.K14]&gt;=[KMK_Punkte.$B$10];[KMK_Punkte.$A$11]; IF([.K14]&gt;=[KMK_Punkte.$B$9];[KMK_Punkte.$A$10]; IF([.K14]&gt;=[KMK_Punkte.$B$8];[KMK_Punkte.$A$9]; IF([.K14]&gt;=[KMK_Punkte.$B$7];[KMK_Punkte.$A$8]; IF([.K14]&gt;=[KMK_Punkte.$B$6];[KMK_Punkte.$A$7]; IF([.K14]&gt;=[KMK_Punkte.$B$5];[KMK_Punkte.$A$6]; IF([.K14]&gt;=[KMK_Punkte.$B$4];[KMK_Punkte.$A$5]; IF([.K14]&gt;=[KMK_Punkte.$B$3];[KMK_Punkte.$A$4]; IF([.K14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4]&lt;&gt;&quot;&quot;; IF( SUMIF(['SoMi-Liste'.C12:.X12];&quot;e&quot;;['SoMi-Liste'.C$2:.X$2])=0; [.N14]; IF([.N14]&lt;&gt;&quot;&quot;;SUMIF(['SoMi-Liste'.C12:.X12];&quot;e&quot;;['SoMi-Liste'.C$2:.X$2])+[.N14];SUMIF(['SoMi-Liste'.C12:.X12];&quot;e&quot;;['SoMi-Liste'.C$2:.X$2])   ));&quot;&quot;)">
            <text:p/>
          </table:table-cell>
          <table:table-cell table:style-name="ce105" table:formula="of:=IF([.B14]&lt;&gt;&quot;&quot;; IF(SUMIF(['SoMi-Liste'.C12:.X12];&quot;f&quot;;['SoMi-Liste'.C$2:.X$2])=0; &quot;&quot;; SUMIF(['SoMi-Liste'.C12:.X12];&quot;f&quot;;['SoMi-Liste'.C$2:.X$2]));&quot;&quot;)">
            <text:p/>
          </table:table-cell>
          <table:table-cell table:style-name="ce60" table:formula="of:=IF([.B14]&lt;&gt;&quot;&quot;; IF( SUMIF(['SoMi-Liste'.AC11:.AZ12];&quot;e&quot;;['SoMi-Liste'.AC$2:.AZ$2])=0; [.P14]; IF([.P14]&lt;&gt;&quot;&quot;;SUMIF(['SoMi-Liste'.AC12:.AZ12];&quot;e&quot;;['SoMi-Liste'.AC$2:.AZ$2])+[.P14];SUMIF(['SoMi-Liste'.AC12:.AZ12];&quot;e&quot;;['SoMi-Liste'.AC$2:.AZ$2])   ));&quot;&quot;)">
            <text:p/>
          </table:table-cell>
          <table:table-cell table:style-name="ce60" table:formula="of:=IF([.B14]&lt;&gt;&quot;&quot;; IF(SUMIF(['SoMi-Liste'.AC12:.AZ12];&quot;f&quot;;['SoMi-Liste'.AC$2:.AZ$2])=0; &quot;&quot;; SUMIF(['SoMi-Liste'.AC12:.AZ12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1" calcext:value-type="float">
            <text:p>11</text:p>
          </table:table-cell>
          <table:table-cell table:style-name="ce60" table:formula="of:=['SoMi-Liste'.B13]">
            <text:p/>
          </table:table-cell>
          <table:table-cell table:style-name="ce56" table:formula="of:=IF(['SoMi-Liste'.Z13]=&quot;m&quot;;&quot;m&quot;;&quot;s&quot;)" office:value-type="string" office:string-value="s" calcext:value-type="string">
            <text:p>s</text:p>
          </table:table-cell>
          <table:table-cell table:style-name="ce76" table:formula="of:=[Klausur1.C32]">
            <text:p/>
          </table:table-cell>
          <table:table-cell table:style-name="ce76" table:number-columns-repeated="2"/>
          <table:table-cell table:style-name="ce85" table:formula="of:=N(IF(SUM([.D15:.F15])&gt;0;SUM([.D15:.F15])/COUNT([.D15:.F15]);&quot;&quot;))" office:value-type="float" office:value="0" calcext:value-type="float">
            <text:p>0</text:p>
          </table:table-cell>
          <table:table-cell table:style-name="ce60" table:formula="of:=IF(['SoMi-Liste'.AA13]=0;&quot;&quot;;ROUND(['SoMi-Liste'.AA13];2))">
            <text:p/>
          </table:table-cell>
          <table:table-cell table:style-name="ce60" table:formula="of:=IF(['SoMi-Liste'.BC13]=0;&quot;&quot;;['SoMi-Liste'.BC13])">
            <text:p/>
          </table:table-cell>
          <table:table-cell table:style-name="ce93" table:formula="of:=IF(SUM([.H15:.I15])&gt;0;SUM([.H15:.I15])/COUNT([.H15:.I15]);&quot;&quot;)">
            <text:p/>
          </table:table-cell>
          <table:table-cell table:style-name="ce95" table:formula="of:=IF([.G15]=0;[.J15];IF(([.G15]+[.J15])&gt;0;([.G15]+[.J15])/COUNT([.G15];[.J15]);&quot;&quot;))">
            <text:p/>
          </table:table-cell>
          <table:table-cell table:style-name="ce97" table:formula="of:= IF([.K15]&gt;=[KMK_Punkte.$B$16];[KMK_Punkte.$A$17]; IF([.K15]&gt;=[KMK_Punkte.$B$15];[KMK_Punkte.$A$16]; IF([.K15]&gt;=[KMK_Punkte.$B$14];[KMK_Punkte.$A$15]; IF([.K15]&gt;=[KMK_Punkte.$B$13];[KMK_Punkte.$A$14]; IF([.K15]&gt;=[KMK_Punkte.$B$12];[KMK_Punkte.$A$13]; IF([.K15]&gt;=[KMK_Punkte.$B$11];[KMK_Punkte.$A$12]; IF([.K15]&gt;=[KMK_Punkte.$B$10];[KMK_Punkte.$A$11]; IF([.K15]&gt;=[KMK_Punkte.$B$9];[KMK_Punkte.$A$10]; IF([.K15]&gt;=[KMK_Punkte.$B$8];[KMK_Punkte.$A$9]; IF([.K15]&gt;=[KMK_Punkte.$B$7];[KMK_Punkte.$A$8]; IF([.K15]&gt;=[KMK_Punkte.$B$6];[KMK_Punkte.$A$7]; IF([.K15]&gt;=[KMK_Punkte.$B$5];[KMK_Punkte.$A$6]; IF([.K15]&gt;=[KMK_Punkte.$B$4];[KMK_Punkte.$A$5]; IF([.K15]&gt;=[KMK_Punkte.$B$3];[KMK_Punkte.$A$4]; IF([.K15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5]&lt;&gt;&quot;&quot;; IF( SUMIF(['SoMi-Liste'.C13:.X13];&quot;e&quot;;['SoMi-Liste'.C$2:.X$2])=0; [.N15]; IF([.N15]&lt;&gt;&quot;&quot;;SUMIF(['SoMi-Liste'.C13:.X13];&quot;e&quot;;['SoMi-Liste'.C$2:.X$2])+[.N15];SUMIF(['SoMi-Liste'.C13:.X13];&quot;e&quot;;['SoMi-Liste'.C$2:.X$2])   ));&quot;&quot;)">
            <text:p/>
          </table:table-cell>
          <table:table-cell table:style-name="ce105" table:formula="of:=IF([.B15]&lt;&gt;&quot;&quot;; IF(SUMIF(['SoMi-Liste'.C13:.X13];&quot;f&quot;;['SoMi-Liste'.C$2:.X$2])=0; &quot;&quot;; SUMIF(['SoMi-Liste'.C13:.X13];&quot;f&quot;;['SoMi-Liste'.C$2:.X$2]));&quot;&quot;)">
            <text:p/>
          </table:table-cell>
          <table:table-cell table:style-name="ce60" table:formula="of:=IF([.B15]&lt;&gt;&quot;&quot;; IF( SUMIF(['SoMi-Liste'.AC12:.AZ13];&quot;e&quot;;['SoMi-Liste'.AC$2:.AZ$2])=0; [.P15]; IF([.P15]&lt;&gt;&quot;&quot;;SUMIF(['SoMi-Liste'.AC13:.AZ13];&quot;e&quot;;['SoMi-Liste'.AC$2:.AZ$2])+[.P15];SUMIF(['SoMi-Liste'.AC13:.AZ13];&quot;e&quot;;['SoMi-Liste'.AC$2:.AZ$2])   ));&quot;&quot;)">
            <text:p/>
          </table:table-cell>
          <table:table-cell table:style-name="ce60" table:formula="of:=IF([.B15]&lt;&gt;&quot;&quot;; IF(SUMIF(['SoMi-Liste'.AC13:.AZ13];&quot;f&quot;;['SoMi-Liste'.AC$2:.AZ$2])=0; &quot;&quot;; SUMIF(['SoMi-Liste'.AC13:.AZ13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2" calcext:value-type="float">
            <text:p>12</text:p>
          </table:table-cell>
          <table:table-cell table:style-name="ce60" table:formula="of:=['SoMi-Liste'.B14]">
            <text:p/>
          </table:table-cell>
          <table:table-cell table:style-name="ce56" table:formula="of:=IF(['SoMi-Liste'.Z14]=&quot;m&quot;;&quot;m&quot;;&quot;s&quot;)" office:value-type="string" office:string-value="s" calcext:value-type="string">
            <text:p>s</text:p>
          </table:table-cell>
          <table:table-cell table:style-name="ce76" table:formula="of:=[Klausur1.C33]">
            <text:p/>
          </table:table-cell>
          <table:table-cell table:style-name="ce76" table:number-columns-repeated="2"/>
          <table:table-cell table:style-name="ce85" table:formula="of:=N(IF(SUM([.D16:.F16])&gt;0;SUM([.D16:.F16])/COUNT([.D16:.F16]);&quot;&quot;))" office:value-type="float" office:value="0" calcext:value-type="float">
            <text:p>0</text:p>
          </table:table-cell>
          <table:table-cell table:style-name="ce60" table:formula="of:=IF(['SoMi-Liste'.AA14]=0;&quot;&quot;;ROUND(['SoMi-Liste'.AA14];2))">
            <text:p/>
          </table:table-cell>
          <table:table-cell table:style-name="ce60" table:formula="of:=IF(['SoMi-Liste'.BC14]=0;&quot;&quot;;['SoMi-Liste'.BC14])">
            <text:p/>
          </table:table-cell>
          <table:table-cell table:style-name="ce93" table:formula="of:=IF(SUM([.H16:.I16])&gt;0;SUM([.H16:.I16])/COUNT([.H16:.I16]);&quot;&quot;)">
            <text:p/>
          </table:table-cell>
          <table:table-cell table:style-name="ce95" table:formula="of:=IF([.G16]=0;[.J16];IF(([.G16]+[.J16])&gt;0;([.G16]+[.J16])/COUNT([.G16];[.J16]);&quot;&quot;))">
            <text:p/>
          </table:table-cell>
          <table:table-cell table:style-name="ce97" table:formula="of:= IF([.K16]&gt;=[KMK_Punkte.$B$16];[KMK_Punkte.$A$17]; IF([.K16]&gt;=[KMK_Punkte.$B$15];[KMK_Punkte.$A$16]; IF([.K16]&gt;=[KMK_Punkte.$B$14];[KMK_Punkte.$A$15]; IF([.K16]&gt;=[KMK_Punkte.$B$13];[KMK_Punkte.$A$14]; IF([.K16]&gt;=[KMK_Punkte.$B$12];[KMK_Punkte.$A$13]; IF([.K16]&gt;=[KMK_Punkte.$B$11];[KMK_Punkte.$A$12]; IF([.K16]&gt;=[KMK_Punkte.$B$10];[KMK_Punkte.$A$11]; IF([.K16]&gt;=[KMK_Punkte.$B$9];[KMK_Punkte.$A$10]; IF([.K16]&gt;=[KMK_Punkte.$B$8];[KMK_Punkte.$A$9]; IF([.K16]&gt;=[KMK_Punkte.$B$7];[KMK_Punkte.$A$8]; IF([.K16]&gt;=[KMK_Punkte.$B$6];[KMK_Punkte.$A$7]; IF([.K16]&gt;=[KMK_Punkte.$B$5];[KMK_Punkte.$A$6]; IF([.K16]&gt;=[KMK_Punkte.$B$4];[KMK_Punkte.$A$5]; IF([.K16]&gt;=[KMK_Punkte.$B$3];[KMK_Punkte.$A$4]; IF([.K16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6]&lt;&gt;&quot;&quot;; IF( SUMIF(['SoMi-Liste'.C14:.X14];&quot;e&quot;;['SoMi-Liste'.C$2:.X$2])=0; [.N16]; IF([.N16]&lt;&gt;&quot;&quot;;SUMIF(['SoMi-Liste'.C14:.X14];&quot;e&quot;;['SoMi-Liste'.C$2:.X$2])+[.N16];SUMIF(['SoMi-Liste'.C14:.X14];&quot;e&quot;;['SoMi-Liste'.C$2:.X$2])   ));&quot;&quot;)">
            <text:p/>
          </table:table-cell>
          <table:table-cell table:style-name="ce105" table:formula="of:=IF([.B16]&lt;&gt;&quot;&quot;; IF(SUMIF(['SoMi-Liste'.C14:.X14];&quot;f&quot;;['SoMi-Liste'.C$2:.X$2])=0; &quot;&quot;; SUMIF(['SoMi-Liste'.C14:.X14];&quot;f&quot;;['SoMi-Liste'.C$2:.X$2]));&quot;&quot;)">
            <text:p/>
          </table:table-cell>
          <table:table-cell table:style-name="ce60" table:formula="of:=IF([.B16]&lt;&gt;&quot;&quot;; IF( SUMIF(['SoMi-Liste'.AC13:.AZ14];&quot;e&quot;;['SoMi-Liste'.AC$2:.AZ$2])=0; [.P16]; IF([.P16]&lt;&gt;&quot;&quot;;SUMIF(['SoMi-Liste'.AC14:.AZ14];&quot;e&quot;;['SoMi-Liste'.AC$2:.AZ$2])+[.P16];SUMIF(['SoMi-Liste'.AC14:.AZ14];&quot;e&quot;;['SoMi-Liste'.AC$2:.AZ$2])   ));&quot;&quot;)">
            <text:p/>
          </table:table-cell>
          <table:table-cell table:style-name="ce60" table:formula="of:=IF([.B16]&lt;&gt;&quot;&quot;; IF(SUMIF(['SoMi-Liste'.AC14:.AZ14];&quot;f&quot;;['SoMi-Liste'.AC$2:.AZ$2])=0; &quot;&quot;; SUMIF(['SoMi-Liste'.AC14:.AZ14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3" calcext:value-type="float">
            <text:p>13</text:p>
          </table:table-cell>
          <table:table-cell table:style-name="ce60" table:formula="of:=['SoMi-Liste'.B15]">
            <text:p/>
          </table:table-cell>
          <table:table-cell table:style-name="ce56" table:formula="of:=IF(['SoMi-Liste'.Z15]=&quot;m&quot;;&quot;m&quot;;&quot;s&quot;)" office:value-type="string" office:string-value="s" calcext:value-type="string">
            <text:p>s</text:p>
          </table:table-cell>
          <table:table-cell table:style-name="ce76" table:formula="of:=[Klausur1.C34]">
            <text:p/>
          </table:table-cell>
          <table:table-cell table:style-name="ce76" table:number-columns-repeated="2"/>
          <table:table-cell table:style-name="ce85" table:formula="of:=N(IF(SUM([.D17:.F17])&gt;0;SUM([.D17:.F17])/COUNT([.D17:.F17]);&quot;&quot;))" office:value-type="float" office:value="0" calcext:value-type="float">
            <text:p>0</text:p>
          </table:table-cell>
          <table:table-cell table:style-name="ce60" table:formula="of:=IF(['SoMi-Liste'.AA15]=0;&quot;&quot;;ROUND(['SoMi-Liste'.AA15];2))">
            <text:p/>
          </table:table-cell>
          <table:table-cell table:style-name="ce60" table:formula="of:=IF(['SoMi-Liste'.BC15]=0;&quot;&quot;;['SoMi-Liste'.BC15])">
            <text:p/>
          </table:table-cell>
          <table:table-cell table:style-name="ce93" table:formula="of:=IF(SUM([.H17:.I17])&gt;0;SUM([.H17:.I17])/COUNT([.H17:.I17]);&quot;&quot;)">
            <text:p/>
          </table:table-cell>
          <table:table-cell table:style-name="ce95" table:formula="of:=IF([.G17]=0;[.J17];IF(([.G17]+[.J17])&gt;0;([.G17]+[.J17])/COUNT([.G17];[.J17]);&quot;&quot;))">
            <text:p/>
          </table:table-cell>
          <table:table-cell table:style-name="ce97" table:formula="of:= IF([.K17]&gt;=[KMK_Punkte.$B$16];[KMK_Punkte.$A$17]; IF([.K17]&gt;=[KMK_Punkte.$B$15];[KMK_Punkte.$A$16]; IF([.K17]&gt;=[KMK_Punkte.$B$14];[KMK_Punkte.$A$15]; IF([.K17]&gt;=[KMK_Punkte.$B$13];[KMK_Punkte.$A$14]; IF([.K17]&gt;=[KMK_Punkte.$B$12];[KMK_Punkte.$A$13]; IF([.K17]&gt;=[KMK_Punkte.$B$11];[KMK_Punkte.$A$12]; IF([.K17]&gt;=[KMK_Punkte.$B$10];[KMK_Punkte.$A$11]; IF([.K17]&gt;=[KMK_Punkte.$B$9];[KMK_Punkte.$A$10]; IF([.K17]&gt;=[KMK_Punkte.$B$8];[KMK_Punkte.$A$9]; IF([.K17]&gt;=[KMK_Punkte.$B$7];[KMK_Punkte.$A$8]; IF([.K17]&gt;=[KMK_Punkte.$B$6];[KMK_Punkte.$A$7]; IF([.K17]&gt;=[KMK_Punkte.$B$5];[KMK_Punkte.$A$6]; IF([.K17]&gt;=[KMK_Punkte.$B$4];[KMK_Punkte.$A$5]; IF([.K17]&gt;=[KMK_Punkte.$B$3];[KMK_Punkte.$A$4]; IF([.K17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7]&lt;&gt;&quot;&quot;; IF( SUMIF(['SoMi-Liste'.C15:.X15];&quot;e&quot;;['SoMi-Liste'.C$2:.X$2])=0; [.N17]; IF([.N17]&lt;&gt;&quot;&quot;;SUMIF(['SoMi-Liste'.C15:.X15];&quot;e&quot;;['SoMi-Liste'.C$2:.X$2])+[.N17];SUMIF(['SoMi-Liste'.C15:.X15];&quot;e&quot;;['SoMi-Liste'.C$2:.X$2])   ));&quot;&quot;)">
            <text:p/>
          </table:table-cell>
          <table:table-cell table:style-name="ce105" table:formula="of:=IF([.B17]&lt;&gt;&quot;&quot;; IF(SUMIF(['SoMi-Liste'.C15:.X15];&quot;f&quot;;['SoMi-Liste'.C$2:.X$2])=0; &quot;&quot;; SUMIF(['SoMi-Liste'.C15:.X15];&quot;f&quot;;['SoMi-Liste'.C$2:.X$2]));&quot;&quot;)">
            <text:p/>
          </table:table-cell>
          <table:table-cell table:style-name="ce60" table:formula="of:=IF([.B17]&lt;&gt;&quot;&quot;; IF( SUMIF(['SoMi-Liste'.AC14:.AZ15];&quot;e&quot;;['SoMi-Liste'.AC$2:.AZ$2])=0; [.P17]; IF([.P17]&lt;&gt;&quot;&quot;;SUMIF(['SoMi-Liste'.AC15:.AZ15];&quot;e&quot;;['SoMi-Liste'.AC$2:.AZ$2])+[.P17];SUMIF(['SoMi-Liste'.AC15:.AZ15];&quot;e&quot;;['SoMi-Liste'.AC$2:.AZ$2])   ));&quot;&quot;)">
            <text:p/>
          </table:table-cell>
          <table:table-cell table:style-name="ce60" table:formula="of:=IF([.B17]&lt;&gt;&quot;&quot;; IF(SUMIF(['SoMi-Liste'.AC15:.AZ15];&quot;f&quot;;['SoMi-Liste'.AC$2:.AZ$2])=0; &quot;&quot;; SUMIF(['SoMi-Liste'.AC15:.AZ15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4" calcext:value-type="float">
            <text:p>14</text:p>
          </table:table-cell>
          <table:table-cell table:style-name="ce60" table:formula="of:=['SoMi-Liste'.B16]">
            <text:p/>
          </table:table-cell>
          <table:table-cell table:style-name="ce56" table:formula="of:=IF(['SoMi-Liste'.Z16]=&quot;m&quot;;&quot;m&quot;;&quot;s&quot;)" office:value-type="string" office:string-value="s" calcext:value-type="string">
            <text:p>s</text:p>
          </table:table-cell>
          <table:table-cell table:style-name="ce76" table:formula="of:=[Klausur1.C35]">
            <text:p/>
          </table:table-cell>
          <table:table-cell table:style-name="ce76" table:number-columns-repeated="2"/>
          <table:table-cell table:style-name="ce85" table:formula="of:=N(IF(SUM([.D18:.F18])&gt;0;SUM([.D18:.F18])/COUNT([.D18:.F18]);&quot;&quot;))" office:value-type="float" office:value="0" calcext:value-type="float">
            <text:p>0</text:p>
          </table:table-cell>
          <table:table-cell table:style-name="ce60" table:formula="of:=IF(['SoMi-Liste'.AA16]=0;&quot;&quot;;ROUND(['SoMi-Liste'.AA16];2))">
            <text:p/>
          </table:table-cell>
          <table:table-cell table:style-name="ce60" table:formula="of:=IF(['SoMi-Liste'.BC16]=0;&quot;&quot;;['SoMi-Liste'.BC16])">
            <text:p/>
          </table:table-cell>
          <table:table-cell table:style-name="ce93" table:formula="of:=IF(SUM([.H18:.I18])&gt;0;SUM([.H18:.I18])/COUNT([.H18:.I18]);&quot;&quot;)">
            <text:p/>
          </table:table-cell>
          <table:table-cell table:style-name="ce95" table:formula="of:=IF([.G18]=0;[.J18];IF(([.G18]+[.J18])&gt;0;([.G18]+[.J18])/COUNT([.G18];[.J18]);&quot;&quot;))">
            <text:p/>
          </table:table-cell>
          <table:table-cell table:style-name="ce97" table:formula="of:= IF([.K18]&gt;=[KMK_Punkte.$B$16];[KMK_Punkte.$A$17]; IF([.K18]&gt;=[KMK_Punkte.$B$15];[KMK_Punkte.$A$16]; IF([.K18]&gt;=[KMK_Punkte.$B$14];[KMK_Punkte.$A$15]; IF([.K18]&gt;=[KMK_Punkte.$B$13];[KMK_Punkte.$A$14]; IF([.K18]&gt;=[KMK_Punkte.$B$12];[KMK_Punkte.$A$13]; IF([.K18]&gt;=[KMK_Punkte.$B$11];[KMK_Punkte.$A$12]; IF([.K18]&gt;=[KMK_Punkte.$B$10];[KMK_Punkte.$A$11]; IF([.K18]&gt;=[KMK_Punkte.$B$9];[KMK_Punkte.$A$10]; IF([.K18]&gt;=[KMK_Punkte.$B$8];[KMK_Punkte.$A$9]; IF([.K18]&gt;=[KMK_Punkte.$B$7];[KMK_Punkte.$A$8]; IF([.K18]&gt;=[KMK_Punkte.$B$6];[KMK_Punkte.$A$7]; IF([.K18]&gt;=[KMK_Punkte.$B$5];[KMK_Punkte.$A$6]; IF([.K18]&gt;=[KMK_Punkte.$B$4];[KMK_Punkte.$A$5]; IF([.K18]&gt;=[KMK_Punkte.$B$3];[KMK_Punkte.$A$4]; IF([.K18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8]&lt;&gt;&quot;&quot;; IF( SUMIF(['SoMi-Liste'.C16:.X16];&quot;e&quot;;['SoMi-Liste'.C$2:.X$2])=0; [.N18]; IF([.N18]&lt;&gt;&quot;&quot;;SUMIF(['SoMi-Liste'.C16:.X16];&quot;e&quot;;['SoMi-Liste'.C$2:.X$2])+[.N18];SUMIF(['SoMi-Liste'.C16:.X16];&quot;e&quot;;['SoMi-Liste'.C$2:.X$2])   ));&quot;&quot;)">
            <text:p/>
          </table:table-cell>
          <table:table-cell table:style-name="ce105" table:formula="of:=IF([.B18]&lt;&gt;&quot;&quot;; IF(SUMIF(['SoMi-Liste'.C16:.X16];&quot;f&quot;;['SoMi-Liste'.C$2:.X$2])=0; &quot;&quot;; SUMIF(['SoMi-Liste'.C16:.X16];&quot;f&quot;;['SoMi-Liste'.C$2:.X$2]));&quot;&quot;)">
            <text:p/>
          </table:table-cell>
          <table:table-cell table:style-name="ce60" table:formula="of:=IF([.B18]&lt;&gt;&quot;&quot;; IF( SUMIF(['SoMi-Liste'.AC15:.AZ16];&quot;e&quot;;['SoMi-Liste'.AC$2:.AZ$2])=0; [.P18]; IF([.P18]&lt;&gt;&quot;&quot;;SUMIF(['SoMi-Liste'.AC16:.AZ16];&quot;e&quot;;['SoMi-Liste'.AC$2:.AZ$2])+[.P18];SUMIF(['SoMi-Liste'.AC16:.AZ16];&quot;e&quot;;['SoMi-Liste'.AC$2:.AZ$2])   ));&quot;&quot;)">
            <text:p/>
          </table:table-cell>
          <table:table-cell table:style-name="ce60" table:formula="of:=IF([.B18]&lt;&gt;&quot;&quot;; IF(SUMIF(['SoMi-Liste'.AC16:.AZ16];&quot;f&quot;;['SoMi-Liste'.AC$2:.AZ$2])=0; &quot;&quot;; SUMIF(['SoMi-Liste'.AC16:.AZ16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5" calcext:value-type="float">
            <text:p>15</text:p>
          </table:table-cell>
          <table:table-cell table:style-name="ce60" table:formula="of:=['SoMi-Liste'.B17]">
            <text:p/>
          </table:table-cell>
          <table:table-cell table:style-name="ce56" table:formula="of:=IF(['SoMi-Liste'.Z17]=&quot;m&quot;;&quot;m&quot;;&quot;s&quot;)" office:value-type="string" office:string-value="s" calcext:value-type="string">
            <text:p>s</text:p>
          </table:table-cell>
          <table:table-cell table:style-name="ce76" table:formula="of:=[Klausur1.C36]">
            <text:p/>
          </table:table-cell>
          <table:table-cell table:style-name="ce76" table:number-columns-repeated="2"/>
          <table:table-cell table:style-name="ce85" table:formula="of:=N(IF(SUM([.D19:.F19])&gt;0;SUM([.D19:.F19])/COUNT([.D19:.F19]);&quot;&quot;))" office:value-type="float" office:value="0" calcext:value-type="float">
            <text:p>0</text:p>
          </table:table-cell>
          <table:table-cell table:style-name="ce60" table:formula="of:=IF(['SoMi-Liste'.AA17]=0;&quot;&quot;;ROUND(['SoMi-Liste'.AA17];2))">
            <text:p/>
          </table:table-cell>
          <table:table-cell table:style-name="ce60" table:formula="of:=IF(['SoMi-Liste'.BC17]=0;&quot;&quot;;['SoMi-Liste'.BC17])">
            <text:p/>
          </table:table-cell>
          <table:table-cell table:style-name="ce93" table:formula="of:=IF(SUM([.H19:.I19])&gt;0;SUM([.H19:.I19])/COUNT([.H19:.I19]);&quot;&quot;)">
            <text:p/>
          </table:table-cell>
          <table:table-cell table:style-name="ce95" table:formula="of:=IF([.G19]=0;[.J19];IF(([.G19]+[.J19])&gt;0;([.G19]+[.J19])/COUNT([.G19];[.J19]);&quot;&quot;))">
            <text:p/>
          </table:table-cell>
          <table:table-cell table:style-name="ce97" table:formula="of:= IF([.K19]&gt;=[KMK_Punkte.$B$16];[KMK_Punkte.$A$17]; IF([.K19]&gt;=[KMK_Punkte.$B$15];[KMK_Punkte.$A$16]; IF([.K19]&gt;=[KMK_Punkte.$B$14];[KMK_Punkte.$A$15]; IF([.K19]&gt;=[KMK_Punkte.$B$13];[KMK_Punkte.$A$14]; IF([.K19]&gt;=[KMK_Punkte.$B$12];[KMK_Punkte.$A$13]; IF([.K19]&gt;=[KMK_Punkte.$B$11];[KMK_Punkte.$A$12]; IF([.K19]&gt;=[KMK_Punkte.$B$10];[KMK_Punkte.$A$11]; IF([.K19]&gt;=[KMK_Punkte.$B$9];[KMK_Punkte.$A$10]; IF([.K19]&gt;=[KMK_Punkte.$B$8];[KMK_Punkte.$A$9]; IF([.K19]&gt;=[KMK_Punkte.$B$7];[KMK_Punkte.$A$8]; IF([.K19]&gt;=[KMK_Punkte.$B$6];[KMK_Punkte.$A$7]; IF([.K19]&gt;=[KMK_Punkte.$B$5];[KMK_Punkte.$A$6]; IF([.K19]&gt;=[KMK_Punkte.$B$4];[KMK_Punkte.$A$5]; IF([.K19]&gt;=[KMK_Punkte.$B$3];[KMK_Punkte.$A$4]; IF([.K19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19]&lt;&gt;&quot;&quot;; IF( SUMIF(['SoMi-Liste'.C17:.X17];&quot;e&quot;;['SoMi-Liste'.C$2:.X$2])=0; [.N19]; IF([.N19]&lt;&gt;&quot;&quot;;SUMIF(['SoMi-Liste'.C17:.X17];&quot;e&quot;;['SoMi-Liste'.C$2:.X$2])+[.N19];SUMIF(['SoMi-Liste'.C17:.X17];&quot;e&quot;;['SoMi-Liste'.C$2:.X$2])   ));&quot;&quot;)">
            <text:p/>
          </table:table-cell>
          <table:table-cell table:style-name="ce105" table:formula="of:=IF([.B19]&lt;&gt;&quot;&quot;; IF(SUMIF(['SoMi-Liste'.C17:.X17];&quot;f&quot;;['SoMi-Liste'.C$2:.X$2])=0; &quot;&quot;; SUMIF(['SoMi-Liste'.C17:.X17];&quot;f&quot;;['SoMi-Liste'.C$2:.X$2]));&quot;&quot;)">
            <text:p/>
          </table:table-cell>
          <table:table-cell table:style-name="ce60" table:formula="of:=IF([.B19]&lt;&gt;&quot;&quot;; IF( SUMIF(['SoMi-Liste'.AC16:.AZ17];&quot;e&quot;;['SoMi-Liste'.AC$2:.AZ$2])=0; [.P19]; IF([.P19]&lt;&gt;&quot;&quot;;SUMIF(['SoMi-Liste'.AC17:.AZ17];&quot;e&quot;;['SoMi-Liste'.AC$2:.AZ$2])+[.P19];SUMIF(['SoMi-Liste'.AC17:.AZ17];&quot;e&quot;;['SoMi-Liste'.AC$2:.AZ$2])   ));&quot;&quot;)">
            <text:p/>
          </table:table-cell>
          <table:table-cell table:style-name="ce60" table:formula="of:=IF([.B19]&lt;&gt;&quot;&quot;; IF(SUMIF(['SoMi-Liste'.AC17:.AZ17];&quot;f&quot;;['SoMi-Liste'.AC$2:.AZ$2])=0; &quot;&quot;; SUMIF(['SoMi-Liste'.AC17:.AZ17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6" calcext:value-type="float">
            <text:p>16</text:p>
          </table:table-cell>
          <table:table-cell table:style-name="ce60" table:formula="of:=['SoMi-Liste'.B18]">
            <text:p/>
          </table:table-cell>
          <table:table-cell table:style-name="ce56" table:formula="of:=IF(['SoMi-Liste'.Z18]=&quot;m&quot;;&quot;m&quot;;&quot;s&quot;)" office:value-type="string" office:string-value="s" calcext:value-type="string">
            <text:p>s</text:p>
          </table:table-cell>
          <table:table-cell table:style-name="ce76" table:formula="of:=[Klausur1.C37]">
            <text:p/>
          </table:table-cell>
          <table:table-cell table:style-name="ce76" table:number-columns-repeated="2"/>
          <table:table-cell table:style-name="ce85" table:formula="of:=N(IF(SUM([.D20:.F20])&gt;0;SUM([.D20:.F20])/COUNT([.D20:.F20]);&quot;&quot;))" office:value-type="float" office:value="0" calcext:value-type="float">
            <text:p>0</text:p>
          </table:table-cell>
          <table:table-cell table:style-name="ce60" table:formula="of:=IF(['SoMi-Liste'.AA18]=0;&quot;&quot;;ROUND(['SoMi-Liste'.AA18];2))">
            <text:p/>
          </table:table-cell>
          <table:table-cell table:style-name="ce60" table:formula="of:=IF(['SoMi-Liste'.BC18]=0;&quot;&quot;;['SoMi-Liste'.BC18])">
            <text:p/>
          </table:table-cell>
          <table:table-cell table:style-name="ce93" table:formula="of:=IF(SUM([.H20:.I20])&gt;0;SUM([.H20:.I20])/COUNT([.H20:.I20]);&quot;&quot;)">
            <text:p/>
          </table:table-cell>
          <table:table-cell table:style-name="ce95" table:formula="of:=IF([.G20]=0;[.J20];IF(([.G20]+[.J20])&gt;0;([.G20]+[.J20])/COUNT([.G20];[.J20]);&quot;&quot;))">
            <text:p/>
          </table:table-cell>
          <table:table-cell table:style-name="ce97" table:formula="of:= IF([.K20]&gt;=[KMK_Punkte.$B$16];[KMK_Punkte.$A$17]; IF([.K20]&gt;=[KMK_Punkte.$B$15];[KMK_Punkte.$A$16]; IF([.K20]&gt;=[KMK_Punkte.$B$14];[KMK_Punkte.$A$15]; IF([.K20]&gt;=[KMK_Punkte.$B$13];[KMK_Punkte.$A$14]; IF([.K20]&gt;=[KMK_Punkte.$B$12];[KMK_Punkte.$A$13]; IF([.K20]&gt;=[KMK_Punkte.$B$11];[KMK_Punkte.$A$12]; IF([.K20]&gt;=[KMK_Punkte.$B$10];[KMK_Punkte.$A$11]; IF([.K20]&gt;=[KMK_Punkte.$B$9];[KMK_Punkte.$A$10]; IF([.K20]&gt;=[KMK_Punkte.$B$8];[KMK_Punkte.$A$9]; IF([.K20]&gt;=[KMK_Punkte.$B$7];[KMK_Punkte.$A$8]; IF([.K20]&gt;=[KMK_Punkte.$B$6];[KMK_Punkte.$A$7]; IF([.K20]&gt;=[KMK_Punkte.$B$5];[KMK_Punkte.$A$6]; IF([.K20]&gt;=[KMK_Punkte.$B$4];[KMK_Punkte.$A$5]; IF([.K20]&gt;=[KMK_Punkte.$B$3];[KMK_Punkte.$A$4]; IF([.K20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0]&lt;&gt;&quot;&quot;; IF( SUMIF(['SoMi-Liste'.C18:.X18];&quot;e&quot;;['SoMi-Liste'.C$2:.X$2])=0; [.N20]; IF([.N20]&lt;&gt;&quot;&quot;;SUMIF(['SoMi-Liste'.C18:.X18];&quot;e&quot;;['SoMi-Liste'.C$2:.X$2])+[.N20];SUMIF(['SoMi-Liste'.C18:.X18];&quot;e&quot;;['SoMi-Liste'.C$2:.X$2])   ));&quot;&quot;)">
            <text:p/>
          </table:table-cell>
          <table:table-cell table:style-name="ce105" table:formula="of:=IF([.B20]&lt;&gt;&quot;&quot;; IF(SUMIF(['SoMi-Liste'.C18:.X18];&quot;f&quot;;['SoMi-Liste'.C$2:.X$2])=0; &quot;&quot;; SUMIF(['SoMi-Liste'.C18:.X18];&quot;f&quot;;['SoMi-Liste'.C$2:.X$2]));&quot;&quot;)">
            <text:p/>
          </table:table-cell>
          <table:table-cell table:style-name="ce60" table:formula="of:=IF([.B20]&lt;&gt;&quot;&quot;; IF( SUMIF(['SoMi-Liste'.AC17:.AZ18];&quot;e&quot;;['SoMi-Liste'.AC$2:.AZ$2])=0; [.P20]; IF([.P20]&lt;&gt;&quot;&quot;;SUMIF(['SoMi-Liste'.AC18:.AZ18];&quot;e&quot;;['SoMi-Liste'.AC$2:.AZ$2])+[.P20];SUMIF(['SoMi-Liste'.AC18:.AZ18];&quot;e&quot;;['SoMi-Liste'.AC$2:.AZ$2])   ));&quot;&quot;)">
            <text:p/>
          </table:table-cell>
          <table:table-cell table:style-name="ce60" table:formula="of:=IF([.B20]&lt;&gt;&quot;&quot;; IF(SUMIF(['SoMi-Liste'.AC18:.AZ18];&quot;f&quot;;['SoMi-Liste'.AC$2:.AZ$2])=0; &quot;&quot;; SUMIF(['SoMi-Liste'.AC18:.AZ18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7" calcext:value-type="float">
            <text:p>17</text:p>
          </table:table-cell>
          <table:table-cell table:style-name="ce60" table:formula="of:=['SoMi-Liste'.B19]">
            <text:p/>
          </table:table-cell>
          <table:table-cell table:style-name="ce56" table:formula="of:=IF(['SoMi-Liste'.Z19]=&quot;m&quot;;&quot;m&quot;;&quot;s&quot;)" office:value-type="string" office:string-value="s" calcext:value-type="string">
            <text:p>s</text:p>
          </table:table-cell>
          <table:table-cell table:style-name="ce76" table:formula="of:=[Klausur1.C38]">
            <text:p/>
          </table:table-cell>
          <table:table-cell table:style-name="ce76" table:number-columns-repeated="2"/>
          <table:table-cell table:style-name="ce85" table:formula="of:=N(IF(SUM([.D21:.F21])&gt;0;SUM([.D21:.F21])/COUNT([.D21:.F21]);&quot;&quot;))" office:value-type="float" office:value="0" calcext:value-type="float">
            <text:p>0</text:p>
          </table:table-cell>
          <table:table-cell table:style-name="ce60" table:formula="of:=IF(['SoMi-Liste'.AA19]=0;&quot;&quot;;ROUND(['SoMi-Liste'.AA19];2))">
            <text:p/>
          </table:table-cell>
          <table:table-cell table:style-name="ce60" table:formula="of:=IF(['SoMi-Liste'.BC19]=0;&quot;&quot;;['SoMi-Liste'.BC19])">
            <text:p/>
          </table:table-cell>
          <table:table-cell table:style-name="ce93" table:formula="of:=IF(SUM([.H21:.I21])&gt;0;SUM([.H21:.I21])/COUNT([.H21:.I21]);&quot;&quot;)">
            <text:p/>
          </table:table-cell>
          <table:table-cell table:style-name="ce95" table:formula="of:=IF([.G21]=0;[.J21];IF(([.G21]+[.J21])&gt;0;([.G21]+[.J21])/COUNT([.G21];[.J21]);&quot;&quot;))">
            <text:p/>
          </table:table-cell>
          <table:table-cell table:style-name="ce97" table:formula="of:= IF([.K21]&gt;=[KMK_Punkte.$B$16];[KMK_Punkte.$A$17]; IF([.K21]&gt;=[KMK_Punkte.$B$15];[KMK_Punkte.$A$16]; IF([.K21]&gt;=[KMK_Punkte.$B$14];[KMK_Punkte.$A$15]; IF([.K21]&gt;=[KMK_Punkte.$B$13];[KMK_Punkte.$A$14]; IF([.K21]&gt;=[KMK_Punkte.$B$12];[KMK_Punkte.$A$13]; IF([.K21]&gt;=[KMK_Punkte.$B$11];[KMK_Punkte.$A$12]; IF([.K21]&gt;=[KMK_Punkte.$B$10];[KMK_Punkte.$A$11]; IF([.K21]&gt;=[KMK_Punkte.$B$9];[KMK_Punkte.$A$10]; IF([.K21]&gt;=[KMK_Punkte.$B$8];[KMK_Punkte.$A$9]; IF([.K21]&gt;=[KMK_Punkte.$B$7];[KMK_Punkte.$A$8]; IF([.K21]&gt;=[KMK_Punkte.$B$6];[KMK_Punkte.$A$7]; IF([.K21]&gt;=[KMK_Punkte.$B$5];[KMK_Punkte.$A$6]; IF([.K21]&gt;=[KMK_Punkte.$B$4];[KMK_Punkte.$A$5]; IF([.K21]&gt;=[KMK_Punkte.$B$3];[KMK_Punkte.$A$4]; IF([.K21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1]&lt;&gt;&quot;&quot;; IF( SUMIF(['SoMi-Liste'.C19:.X19];&quot;e&quot;;['SoMi-Liste'.C$2:.X$2])=0; [.N21]; IF([.N21]&lt;&gt;&quot;&quot;;SUMIF(['SoMi-Liste'.C19:.X19];&quot;e&quot;;['SoMi-Liste'.C$2:.X$2])+[.N21];SUMIF(['SoMi-Liste'.C19:.X19];&quot;e&quot;;['SoMi-Liste'.C$2:.X$2])   ));&quot;&quot;)">
            <text:p/>
          </table:table-cell>
          <table:table-cell table:style-name="ce105" table:formula="of:=IF([.B21]&lt;&gt;&quot;&quot;; IF(SUMIF(['SoMi-Liste'.C19:.X19];&quot;f&quot;;['SoMi-Liste'.C$2:.X$2])=0; &quot;&quot;; SUMIF(['SoMi-Liste'.C19:.X19];&quot;f&quot;;['SoMi-Liste'.C$2:.X$2]));&quot;&quot;)">
            <text:p/>
          </table:table-cell>
          <table:table-cell table:style-name="ce60" table:formula="of:=IF([.B21]&lt;&gt;&quot;&quot;; IF( SUMIF(['SoMi-Liste'.AC18:.AZ19];&quot;e&quot;;['SoMi-Liste'.AC$2:.AZ$2])=0; [.P21]; IF([.P21]&lt;&gt;&quot;&quot;;SUMIF(['SoMi-Liste'.AC19:.AZ19];&quot;e&quot;;['SoMi-Liste'.AC$2:.AZ$2])+[.P21];SUMIF(['SoMi-Liste'.AC19:.AZ19];&quot;e&quot;;['SoMi-Liste'.AC$2:.AZ$2])   ));&quot;&quot;)">
            <text:p/>
          </table:table-cell>
          <table:table-cell table:style-name="ce60" table:formula="of:=IF([.B21]&lt;&gt;&quot;&quot;; IF(SUMIF(['SoMi-Liste'.AC19:.AZ19];&quot;f&quot;;['SoMi-Liste'.AC$2:.AZ$2])=0; &quot;&quot;; SUMIF(['SoMi-Liste'.AC19:.AZ19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8" calcext:value-type="float">
            <text:p>18</text:p>
          </table:table-cell>
          <table:table-cell table:style-name="ce60" table:formula="of:=['SoMi-Liste'.B20]">
            <text:p/>
          </table:table-cell>
          <table:table-cell table:style-name="ce56" table:formula="of:=IF(['SoMi-Liste'.Z20]=&quot;m&quot;;&quot;m&quot;;&quot;s&quot;)" office:value-type="string" office:string-value="s" calcext:value-type="string">
            <text:p>s</text:p>
          </table:table-cell>
          <table:table-cell table:style-name="ce76" table:formula="of:=[Klausur1.C39]">
            <text:p/>
          </table:table-cell>
          <table:table-cell table:style-name="ce76" table:number-columns-repeated="2"/>
          <table:table-cell table:style-name="ce85" table:formula="of:=N(IF(SUM([.D22:.F22])&gt;0;SUM([.D22:.F22])/COUNT([.D22:.F22]);&quot;&quot;))" office:value-type="float" office:value="0" calcext:value-type="float">
            <text:p>0</text:p>
          </table:table-cell>
          <table:table-cell table:style-name="ce60" table:formula="of:=IF(['SoMi-Liste'.AA20]=0;&quot;&quot;;ROUND(['SoMi-Liste'.AA20];2))">
            <text:p/>
          </table:table-cell>
          <table:table-cell table:style-name="ce60" table:formula="of:=IF(['SoMi-Liste'.BC20]=0;&quot;&quot;;['SoMi-Liste'.BC20])">
            <text:p/>
          </table:table-cell>
          <table:table-cell table:style-name="ce93" table:formula="of:=IF(SUM([.H22:.I22])&gt;0;SUM([.H22:.I22])/COUNT([.H22:.I22]);&quot;&quot;)">
            <text:p/>
          </table:table-cell>
          <table:table-cell table:style-name="ce95" table:formula="of:=IF([.G22]=0;[.J22];IF(([.G22]+[.J22])&gt;0;([.G22]+[.J22])/COUNT([.G22];[.J22]);&quot;&quot;))">
            <text:p/>
          </table:table-cell>
          <table:table-cell table:style-name="ce97" table:formula="of:= IF([.K22]&gt;=[KMK_Punkte.$B$16];[KMK_Punkte.$A$17]; IF([.K22]&gt;=[KMK_Punkte.$B$15];[KMK_Punkte.$A$16]; IF([.K22]&gt;=[KMK_Punkte.$B$14];[KMK_Punkte.$A$15]; IF([.K22]&gt;=[KMK_Punkte.$B$13];[KMK_Punkte.$A$14]; IF([.K22]&gt;=[KMK_Punkte.$B$12];[KMK_Punkte.$A$13]; IF([.K22]&gt;=[KMK_Punkte.$B$11];[KMK_Punkte.$A$12]; IF([.K22]&gt;=[KMK_Punkte.$B$10];[KMK_Punkte.$A$11]; IF([.K22]&gt;=[KMK_Punkte.$B$9];[KMK_Punkte.$A$10]; IF([.K22]&gt;=[KMK_Punkte.$B$8];[KMK_Punkte.$A$9]; IF([.K22]&gt;=[KMK_Punkte.$B$7];[KMK_Punkte.$A$8]; IF([.K22]&gt;=[KMK_Punkte.$B$6];[KMK_Punkte.$A$7]; IF([.K22]&gt;=[KMK_Punkte.$B$5];[KMK_Punkte.$A$6]; IF([.K22]&gt;=[KMK_Punkte.$B$4];[KMK_Punkte.$A$5]; IF([.K22]&gt;=[KMK_Punkte.$B$3];[KMK_Punkte.$A$4]; IF([.K22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2]&lt;&gt;&quot;&quot;; IF( SUMIF(['SoMi-Liste'.C20:.X20];&quot;e&quot;;['SoMi-Liste'.C$2:.X$2])=0; [.N22]; IF([.N22]&lt;&gt;&quot;&quot;;SUMIF(['SoMi-Liste'.C20:.X20];&quot;e&quot;;['SoMi-Liste'.C$2:.X$2])+[.N22];SUMIF(['SoMi-Liste'.C20:.X20];&quot;e&quot;;['SoMi-Liste'.C$2:.X$2])   ));&quot;&quot;)">
            <text:p/>
          </table:table-cell>
          <table:table-cell table:style-name="ce105" table:formula="of:=IF([.B22]&lt;&gt;&quot;&quot;; IF(SUMIF(['SoMi-Liste'.C20:.X20];&quot;f&quot;;['SoMi-Liste'.C$2:.X$2])=0; &quot;&quot;; SUMIF(['SoMi-Liste'.C20:.X20];&quot;f&quot;;['SoMi-Liste'.C$2:.X$2]));&quot;&quot;)">
            <text:p/>
          </table:table-cell>
          <table:table-cell table:style-name="ce60" table:formula="of:=IF([.B22]&lt;&gt;&quot;&quot;; IF( SUMIF(['SoMi-Liste'.AC19:.AZ20];&quot;e&quot;;['SoMi-Liste'.AC$2:.AZ$2])=0; [.P22]; IF([.P22]&lt;&gt;&quot;&quot;;SUMIF(['SoMi-Liste'.AC20:.AZ20];&quot;e&quot;;['SoMi-Liste'.AC$2:.AZ$2])+[.P22];SUMIF(['SoMi-Liste'.AC20:.AZ20];&quot;e&quot;;['SoMi-Liste'.AC$2:.AZ$2])   ));&quot;&quot;)">
            <text:p/>
          </table:table-cell>
          <table:table-cell table:style-name="ce60" table:formula="of:=IF([.B22]&lt;&gt;&quot;&quot;; IF(SUMIF(['SoMi-Liste'.AC20:.AZ20];&quot;f&quot;;['SoMi-Liste'.AC$2:.AZ$2])=0; &quot;&quot;; SUMIF(['SoMi-Liste'.AC20:.AZ20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19" calcext:value-type="float">
            <text:p>19</text:p>
          </table:table-cell>
          <table:table-cell table:style-name="ce60" table:formula="of:=['SoMi-Liste'.B21]">
            <text:p/>
          </table:table-cell>
          <table:table-cell table:style-name="ce56" table:formula="of:=IF(['SoMi-Liste'.Z21]=&quot;m&quot;;&quot;m&quot;;&quot;s&quot;)" office:value-type="string" office:string-value="s" calcext:value-type="string">
            <text:p>s</text:p>
          </table:table-cell>
          <table:table-cell table:style-name="ce76" table:formula="of:=[Klausur1.C40]">
            <text:p/>
          </table:table-cell>
          <table:table-cell table:style-name="ce76" table:number-columns-repeated="2"/>
          <table:table-cell table:style-name="ce85" table:formula="of:=N(IF(SUM([.D23:.F23])&gt;0;SUM([.D23:.F23])/COUNT([.D23:.F23]);&quot;&quot;))" office:value-type="float" office:value="0" calcext:value-type="float">
            <text:p>0</text:p>
          </table:table-cell>
          <table:table-cell table:style-name="ce60" table:formula="of:=IF(['SoMi-Liste'.AA21]=0;&quot;&quot;;ROUND(['SoMi-Liste'.AA21];2))">
            <text:p/>
          </table:table-cell>
          <table:table-cell table:style-name="ce60" table:formula="of:=IF(['SoMi-Liste'.BC21]=0;&quot;&quot;;['SoMi-Liste'.BC21])">
            <text:p/>
          </table:table-cell>
          <table:table-cell table:style-name="ce93" table:formula="of:=IF(SUM([.H23:.I23])&gt;0;SUM([.H23:.I23])/COUNT([.H23:.I23]);&quot;&quot;)">
            <text:p/>
          </table:table-cell>
          <table:table-cell table:style-name="ce95" table:formula="of:=IF([.G23]=0;[.J23];IF(([.G23]+[.J23])&gt;0;([.G23]+[.J23])/COUNT([.G23];[.J23]);&quot;&quot;))">
            <text:p/>
          </table:table-cell>
          <table:table-cell table:style-name="ce97" table:formula="of:= IF([.K23]&gt;=[KMK_Punkte.$B$16];[KMK_Punkte.$A$17]; IF([.K23]&gt;=[KMK_Punkte.$B$15];[KMK_Punkte.$A$16]; IF([.K23]&gt;=[KMK_Punkte.$B$14];[KMK_Punkte.$A$15]; IF([.K23]&gt;=[KMK_Punkte.$B$13];[KMK_Punkte.$A$14]; IF([.K23]&gt;=[KMK_Punkte.$B$12];[KMK_Punkte.$A$13]; IF([.K23]&gt;=[KMK_Punkte.$B$11];[KMK_Punkte.$A$12]; IF([.K23]&gt;=[KMK_Punkte.$B$10];[KMK_Punkte.$A$11]; IF([.K23]&gt;=[KMK_Punkte.$B$9];[KMK_Punkte.$A$10]; IF([.K23]&gt;=[KMK_Punkte.$B$8];[KMK_Punkte.$A$9]; IF([.K23]&gt;=[KMK_Punkte.$B$7];[KMK_Punkte.$A$8]; IF([.K23]&gt;=[KMK_Punkte.$B$6];[KMK_Punkte.$A$7]; IF([.K23]&gt;=[KMK_Punkte.$B$5];[KMK_Punkte.$A$6]; IF([.K23]&gt;=[KMK_Punkte.$B$4];[KMK_Punkte.$A$5]; IF([.K23]&gt;=[KMK_Punkte.$B$3];[KMK_Punkte.$A$4]; IF([.K23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3]&lt;&gt;&quot;&quot;; IF( SUMIF(['SoMi-Liste'.C21:.X21];&quot;e&quot;;['SoMi-Liste'.C$2:.X$2])=0; [.N23]; IF([.N23]&lt;&gt;&quot;&quot;;SUMIF(['SoMi-Liste'.C21:.X21];&quot;e&quot;;['SoMi-Liste'.C$2:.X$2])+[.N23];SUMIF(['SoMi-Liste'.C21:.X21];&quot;e&quot;;['SoMi-Liste'.C$2:.X$2])   ));&quot;&quot;)">
            <text:p/>
          </table:table-cell>
          <table:table-cell table:style-name="ce105" table:formula="of:=IF([.B23]&lt;&gt;&quot;&quot;; IF(SUMIF(['SoMi-Liste'.C21:.X21];&quot;f&quot;;['SoMi-Liste'.C$2:.X$2])=0; &quot;&quot;; SUMIF(['SoMi-Liste'.C21:.X21];&quot;f&quot;;['SoMi-Liste'.C$2:.X$2]));&quot;&quot;)">
            <text:p/>
          </table:table-cell>
          <table:table-cell table:style-name="ce60" table:formula="of:=IF([.B23]&lt;&gt;&quot;&quot;; IF( SUMIF(['SoMi-Liste'.AC20:.AZ21];&quot;e&quot;;['SoMi-Liste'.AC$2:.AZ$2])=0; [.P23]; IF([.P23]&lt;&gt;&quot;&quot;;SUMIF(['SoMi-Liste'.AC21:.AZ21];&quot;e&quot;;['SoMi-Liste'.AC$2:.AZ$2])+[.P23];SUMIF(['SoMi-Liste'.AC21:.AZ21];&quot;e&quot;;['SoMi-Liste'.AC$2:.AZ$2])   ));&quot;&quot;)">
            <text:p/>
          </table:table-cell>
          <table:table-cell table:style-name="ce60" table:formula="of:=IF([.B23]&lt;&gt;&quot;&quot;; IF(SUMIF(['SoMi-Liste'.AC21:.AZ21];&quot;f&quot;;['SoMi-Liste'.AC$2:.AZ$2])=0; &quot;&quot;; SUMIF(['SoMi-Liste'.AC21:.AZ21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0" calcext:value-type="float">
            <text:p>20</text:p>
          </table:table-cell>
          <table:table-cell table:style-name="ce60" table:formula="of:=['SoMi-Liste'.B22]">
            <text:p/>
          </table:table-cell>
          <table:table-cell table:style-name="ce56" table:formula="of:=IF(['SoMi-Liste'.Z22]=&quot;m&quot;;&quot;m&quot;;&quot;s&quot;)" office:value-type="string" office:string-value="s" calcext:value-type="string">
            <text:p>s</text:p>
          </table:table-cell>
          <table:table-cell table:style-name="ce76" table:formula="of:=[Klausur1.C41]">
            <text:p/>
          </table:table-cell>
          <table:table-cell table:style-name="ce76" table:number-columns-repeated="2"/>
          <table:table-cell table:style-name="ce85" table:formula="of:=N(IF(SUM([.D24:.F24])&gt;0;SUM([.D24:.F24])/COUNT([.D24:.F24]);&quot;&quot;))" office:value-type="float" office:value="0" calcext:value-type="float">
            <text:p>0</text:p>
          </table:table-cell>
          <table:table-cell table:style-name="ce60" table:formula="of:=IF(['SoMi-Liste'.AA22]=0;&quot;&quot;;ROUND(['SoMi-Liste'.AA22];2))">
            <text:p/>
          </table:table-cell>
          <table:table-cell table:style-name="ce60" table:formula="of:=IF(['SoMi-Liste'.BC22]=0;&quot;&quot;;['SoMi-Liste'.BC22])">
            <text:p/>
          </table:table-cell>
          <table:table-cell table:style-name="ce93" table:formula="of:=IF(SUM([.H24:.I24])&gt;0;SUM([.H24:.I24])/COUNT([.H24:.I24]);&quot;&quot;)">
            <text:p/>
          </table:table-cell>
          <table:table-cell table:style-name="ce95" table:formula="of:=IF([.G24]=0;[.J24];IF(([.G24]+[.J24])&gt;0;([.G24]+[.J24])/COUNT([.G24];[.J24]);&quot;&quot;))">
            <text:p/>
          </table:table-cell>
          <table:table-cell table:style-name="ce97" table:formula="of:= IF([.K24]&gt;=[KMK_Punkte.$B$16];[KMK_Punkte.$A$17]; IF([.K24]&gt;=[KMK_Punkte.$B$15];[KMK_Punkte.$A$16]; IF([.K24]&gt;=[KMK_Punkte.$B$14];[KMK_Punkte.$A$15]; IF([.K24]&gt;=[KMK_Punkte.$B$13];[KMK_Punkte.$A$14]; IF([.K24]&gt;=[KMK_Punkte.$B$12];[KMK_Punkte.$A$13]; IF([.K24]&gt;=[KMK_Punkte.$B$11];[KMK_Punkte.$A$12]; IF([.K24]&gt;=[KMK_Punkte.$B$10];[KMK_Punkte.$A$11]; IF([.K24]&gt;=[KMK_Punkte.$B$9];[KMK_Punkte.$A$10]; IF([.K24]&gt;=[KMK_Punkte.$B$8];[KMK_Punkte.$A$9]; IF([.K24]&gt;=[KMK_Punkte.$B$7];[KMK_Punkte.$A$8]; IF([.K24]&gt;=[KMK_Punkte.$B$6];[KMK_Punkte.$A$7]; IF([.K24]&gt;=[KMK_Punkte.$B$5];[KMK_Punkte.$A$6]; IF([.K24]&gt;=[KMK_Punkte.$B$4];[KMK_Punkte.$A$5]; IF([.K24]&gt;=[KMK_Punkte.$B$3];[KMK_Punkte.$A$4]; IF([.K24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4]&lt;&gt;&quot;&quot;; IF( SUMIF(['SoMi-Liste'.C22:.X22];&quot;e&quot;;['SoMi-Liste'.C$2:.X$2])=0; [.N24]; IF([.N24]&lt;&gt;&quot;&quot;;SUMIF(['SoMi-Liste'.C22:.X22];&quot;e&quot;;['SoMi-Liste'.C$2:.X$2])+[.N24];SUMIF(['SoMi-Liste'.C22:.X22];&quot;e&quot;;['SoMi-Liste'.C$2:.X$2])   ));&quot;&quot;)">
            <text:p/>
          </table:table-cell>
          <table:table-cell table:style-name="ce105" table:formula="of:=IF([.B24]&lt;&gt;&quot;&quot;; IF(SUMIF(['SoMi-Liste'.C22:.X22];&quot;f&quot;;['SoMi-Liste'.C$2:.X$2])=0; &quot;&quot;; SUMIF(['SoMi-Liste'.C22:.X22];&quot;f&quot;;['SoMi-Liste'.C$2:.X$2]));&quot;&quot;)">
            <text:p/>
          </table:table-cell>
          <table:table-cell table:style-name="ce60" table:formula="of:=IF([.B24]&lt;&gt;&quot;&quot;; IF( SUMIF(['SoMi-Liste'.AC21:.AZ22];&quot;e&quot;;['SoMi-Liste'.AC$2:.AZ$2])=0; [.P24]; IF([.P24]&lt;&gt;&quot;&quot;;SUMIF(['SoMi-Liste'.AC22:.AZ22];&quot;e&quot;;['SoMi-Liste'.AC$2:.AZ$2])+[.P24];SUMIF(['SoMi-Liste'.AC22:.AZ22];&quot;e&quot;;['SoMi-Liste'.AC$2:.AZ$2])   ));&quot;&quot;)">
            <text:p/>
          </table:table-cell>
          <table:table-cell table:style-name="ce60" table:formula="of:=IF([.B24]&lt;&gt;&quot;&quot;; IF(SUMIF(['SoMi-Liste'.AC22:.AZ22];&quot;f&quot;;['SoMi-Liste'.AC$2:.AZ$2])=0; &quot;&quot;; SUMIF(['SoMi-Liste'.AC22:.AZ22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1" calcext:value-type="float">
            <text:p>21</text:p>
          </table:table-cell>
          <table:table-cell table:style-name="ce60" table:formula="of:=['SoMi-Liste'.B23]">
            <text:p/>
          </table:table-cell>
          <table:table-cell table:style-name="ce56" table:formula="of:=IF(['SoMi-Liste'.Z23]=&quot;m&quot;;&quot;m&quot;;&quot;s&quot;)" office:value-type="string" office:string-value="s" calcext:value-type="string">
            <text:p>s</text:p>
          </table:table-cell>
          <table:table-cell table:style-name="ce76" table:formula="of:=[Klausur1.C42]">
            <text:p/>
          </table:table-cell>
          <table:table-cell table:style-name="ce76" table:number-columns-repeated="2"/>
          <table:table-cell table:style-name="ce85" table:formula="of:=N(IF(SUM([.D25:.F25])&gt;0;SUM([.D25:.F25])/COUNT([.D25:.F25]);&quot;&quot;))" office:value-type="float" office:value="0" calcext:value-type="float">
            <text:p>0</text:p>
          </table:table-cell>
          <table:table-cell table:style-name="ce60" table:formula="of:=IF(['SoMi-Liste'.AA23]=0;&quot;&quot;;ROUND(['SoMi-Liste'.AA23];2))">
            <text:p/>
          </table:table-cell>
          <table:table-cell table:style-name="ce60" table:formula="of:=IF(['SoMi-Liste'.BC23]=0;&quot;&quot;;['SoMi-Liste'.BC23])">
            <text:p/>
          </table:table-cell>
          <table:table-cell table:style-name="ce93" table:formula="of:=IF(SUM([.H25:.I25])&gt;0;SUM([.H25:.I25])/COUNT([.H25:.I25]);&quot;&quot;)">
            <text:p/>
          </table:table-cell>
          <table:table-cell table:style-name="ce95" table:formula="of:=IF([.G25]=0;[.J25];IF(([.G25]+[.J25])&gt;0;([.G25]+[.J25])/COUNT([.G25];[.J25]);&quot;&quot;))">
            <text:p/>
          </table:table-cell>
          <table:table-cell table:style-name="ce97" table:formula="of:= IF([.K25]&gt;=[KMK_Punkte.$B$16];[KMK_Punkte.$A$17]; IF([.K25]&gt;=[KMK_Punkte.$B$15];[KMK_Punkte.$A$16]; IF([.K25]&gt;=[KMK_Punkte.$B$14];[KMK_Punkte.$A$15]; IF([.K25]&gt;=[KMK_Punkte.$B$13];[KMK_Punkte.$A$14]; IF([.K25]&gt;=[KMK_Punkte.$B$12];[KMK_Punkte.$A$13]; IF([.K25]&gt;=[KMK_Punkte.$B$11];[KMK_Punkte.$A$12]; IF([.K25]&gt;=[KMK_Punkte.$B$10];[KMK_Punkte.$A$11]; IF([.K25]&gt;=[KMK_Punkte.$B$9];[KMK_Punkte.$A$10]; IF([.K25]&gt;=[KMK_Punkte.$B$8];[KMK_Punkte.$A$9]; IF([.K25]&gt;=[KMK_Punkte.$B$7];[KMK_Punkte.$A$8]; IF([.K25]&gt;=[KMK_Punkte.$B$6];[KMK_Punkte.$A$7]; IF([.K25]&gt;=[KMK_Punkte.$B$5];[KMK_Punkte.$A$6]; IF([.K25]&gt;=[KMK_Punkte.$B$4];[KMK_Punkte.$A$5]; IF([.K25]&gt;=[KMK_Punkte.$B$3];[KMK_Punkte.$A$4]; IF([.K25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5]&lt;&gt;&quot;&quot;; IF( SUMIF(['SoMi-Liste'.C23:.X23];&quot;e&quot;;['SoMi-Liste'.C$2:.X$2])=0; [.N25]; IF([.N25]&lt;&gt;&quot;&quot;;SUMIF(['SoMi-Liste'.C23:.X23];&quot;e&quot;;['SoMi-Liste'.C$2:.X$2])+[.N25];SUMIF(['SoMi-Liste'.C23:.X23];&quot;e&quot;;['SoMi-Liste'.C$2:.X$2])   ));&quot;&quot;)">
            <text:p/>
          </table:table-cell>
          <table:table-cell table:style-name="ce105" table:formula="of:=IF([.B25]&lt;&gt;&quot;&quot;; IF(SUMIF(['SoMi-Liste'.C23:.X23];&quot;f&quot;;['SoMi-Liste'.C$2:.X$2])=0; &quot;&quot;; SUMIF(['SoMi-Liste'.C23:.X23];&quot;f&quot;;['SoMi-Liste'.C$2:.X$2]));&quot;&quot;)">
            <text:p/>
          </table:table-cell>
          <table:table-cell table:style-name="ce60" table:formula="of:=IF([.B25]&lt;&gt;&quot;&quot;; IF( SUMIF(['SoMi-Liste'.AC22:.AZ23];&quot;e&quot;;['SoMi-Liste'.AC$2:.AZ$2])=0; [.P25]; IF([.P25]&lt;&gt;&quot;&quot;;SUMIF(['SoMi-Liste'.AC23:.AZ23];&quot;e&quot;;['SoMi-Liste'.AC$2:.AZ$2])+[.P25];SUMIF(['SoMi-Liste'.AC23:.AZ23];&quot;e&quot;;['SoMi-Liste'.AC$2:.AZ$2])   ));&quot;&quot;)">
            <text:p/>
          </table:table-cell>
          <table:table-cell table:style-name="ce60" table:formula="of:=IF([.B25]&lt;&gt;&quot;&quot;; IF(SUMIF(['SoMi-Liste'.AC23:.AZ23];&quot;f&quot;;['SoMi-Liste'.AC$2:.AZ$2])=0; &quot;&quot;; SUMIF(['SoMi-Liste'.AC23:.AZ23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2" calcext:value-type="float">
            <text:p>22</text:p>
          </table:table-cell>
          <table:table-cell table:style-name="ce60" table:formula="of:=['SoMi-Liste'.B24]">
            <text:p/>
          </table:table-cell>
          <table:table-cell table:style-name="ce56" table:formula="of:=IF(['SoMi-Liste'.Z24]=&quot;m&quot;;&quot;m&quot;;&quot;s&quot;)" office:value-type="string" office:string-value="s" calcext:value-type="string">
            <text:p>s</text:p>
          </table:table-cell>
          <table:table-cell table:style-name="ce76" table:formula="of:=[Klausur1.C43]">
            <text:p/>
          </table:table-cell>
          <table:table-cell table:style-name="ce76" table:number-columns-repeated="2"/>
          <table:table-cell table:style-name="ce85" table:formula="of:=N(IF(SUM([.D26:.F26])&gt;0;SUM([.D26:.F26])/COUNT([.D26:.F26]);&quot;&quot;))" office:value-type="float" office:value="0" calcext:value-type="float">
            <text:p>0</text:p>
          </table:table-cell>
          <table:table-cell table:style-name="ce60" table:formula="of:=IF(['SoMi-Liste'.AA24]=0;&quot;&quot;;ROUND(['SoMi-Liste'.AA24];2))">
            <text:p/>
          </table:table-cell>
          <table:table-cell table:style-name="ce60" table:formula="of:=IF(['SoMi-Liste'.BC24]=0;&quot;&quot;;['SoMi-Liste'.BC24])">
            <text:p/>
          </table:table-cell>
          <table:table-cell table:style-name="ce93" table:formula="of:=IF(SUM([.H26:.I26])&gt;0;SUM([.H26:.I26])/COUNT([.H26:.I26]);&quot;&quot;)">
            <text:p/>
          </table:table-cell>
          <table:table-cell table:style-name="ce95" table:formula="of:=IF([.G26]=0;[.J26];IF(([.G26]+[.J26])&gt;0;([.G26]+[.J26])/COUNT([.G26];[.J26]);&quot;&quot;))">
            <text:p/>
          </table:table-cell>
          <table:table-cell table:style-name="ce97" table:formula="of:= IF([.K26]&gt;=[KMK_Punkte.$B$16];[KMK_Punkte.$A$17]; IF([.K26]&gt;=[KMK_Punkte.$B$15];[KMK_Punkte.$A$16]; IF([.K26]&gt;=[KMK_Punkte.$B$14];[KMK_Punkte.$A$15]; IF([.K26]&gt;=[KMK_Punkte.$B$13];[KMK_Punkte.$A$14]; IF([.K26]&gt;=[KMK_Punkte.$B$12];[KMK_Punkte.$A$13]; IF([.K26]&gt;=[KMK_Punkte.$B$11];[KMK_Punkte.$A$12]; IF([.K26]&gt;=[KMK_Punkte.$B$10];[KMK_Punkte.$A$11]; IF([.K26]&gt;=[KMK_Punkte.$B$9];[KMK_Punkte.$A$10]; IF([.K26]&gt;=[KMK_Punkte.$B$8];[KMK_Punkte.$A$9]; IF([.K26]&gt;=[KMK_Punkte.$B$7];[KMK_Punkte.$A$8]; IF([.K26]&gt;=[KMK_Punkte.$B$6];[KMK_Punkte.$A$7]; IF([.K26]&gt;=[KMK_Punkte.$B$5];[KMK_Punkte.$A$6]; IF([.K26]&gt;=[KMK_Punkte.$B$4];[KMK_Punkte.$A$5]; IF([.K26]&gt;=[KMK_Punkte.$B$3];[KMK_Punkte.$A$4]; IF([.K26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6]&lt;&gt;&quot;&quot;; IF( SUMIF(['SoMi-Liste'.C24:.X24];&quot;e&quot;;['SoMi-Liste'.C$2:.X$2])=0; [.N26]; IF([.N26]&lt;&gt;&quot;&quot;;SUMIF(['SoMi-Liste'.C24:.X24];&quot;e&quot;;['SoMi-Liste'.C$2:.X$2])+[.N26];SUMIF(['SoMi-Liste'.C24:.X24];&quot;e&quot;;['SoMi-Liste'.C$2:.X$2])   ));&quot;&quot;)">
            <text:p/>
          </table:table-cell>
          <table:table-cell table:style-name="ce105" table:formula="of:=IF([.B26]&lt;&gt;&quot;&quot;; IF(SUMIF(['SoMi-Liste'.C24:.X24];&quot;f&quot;;['SoMi-Liste'.C$2:.X$2])=0; &quot;&quot;; SUMIF(['SoMi-Liste'.C24:.X24];&quot;f&quot;;['SoMi-Liste'.C$2:.X$2]));&quot;&quot;)">
            <text:p/>
          </table:table-cell>
          <table:table-cell table:style-name="ce60" table:formula="of:=IF([.B26]&lt;&gt;&quot;&quot;; IF( SUMIF(['SoMi-Liste'.AC23:.AZ24];&quot;e&quot;;['SoMi-Liste'.AC$2:.AZ$2])=0; [.P26]; IF([.P26]&lt;&gt;&quot;&quot;;SUMIF(['SoMi-Liste'.AC24:.AZ24];&quot;e&quot;;['SoMi-Liste'.AC$2:.AZ$2])+[.P26];SUMIF(['SoMi-Liste'.AC24:.AZ24];&quot;e&quot;;['SoMi-Liste'.AC$2:.AZ$2])   ));&quot;&quot;)">
            <text:p/>
          </table:table-cell>
          <table:table-cell table:style-name="ce60" table:formula="of:=IF([.B26]&lt;&gt;&quot;&quot;; IF(SUMIF(['SoMi-Liste'.AC24:.AZ24];&quot;f&quot;;['SoMi-Liste'.AC$2:.AZ$2])=0; &quot;&quot;; SUMIF(['SoMi-Liste'.AC24:.AZ24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3" calcext:value-type="float">
            <text:p>23</text:p>
          </table:table-cell>
          <table:table-cell table:style-name="ce60" table:formula="of:=['SoMi-Liste'.B25]">
            <text:p/>
          </table:table-cell>
          <table:table-cell table:style-name="ce56" table:formula="of:=IF(['SoMi-Liste'.Z25]=&quot;m&quot;;&quot;m&quot;;&quot;s&quot;)" office:value-type="string" office:string-value="s" calcext:value-type="string">
            <text:p>s</text:p>
          </table:table-cell>
          <table:table-cell table:style-name="ce76" table:formula="of:=[Klausur1.C44]">
            <text:p/>
          </table:table-cell>
          <table:table-cell table:style-name="ce76" table:number-columns-repeated="2"/>
          <table:table-cell table:style-name="ce85" table:formula="of:=N(IF(SUM([.D27:.F27])&gt;0;SUM([.D27:.F27])/COUNT([.D27:.F27]);&quot;&quot;))" office:value-type="float" office:value="0" calcext:value-type="float">
            <text:p>0</text:p>
          </table:table-cell>
          <table:table-cell table:style-name="ce60" table:formula="of:=IF(['SoMi-Liste'.AA25]=0;&quot;&quot;;ROUND(['SoMi-Liste'.AA25];2))">
            <text:p/>
          </table:table-cell>
          <table:table-cell table:style-name="ce60" table:formula="of:=IF(['SoMi-Liste'.BC25]=0;&quot;&quot;;['SoMi-Liste'.BC25])">
            <text:p/>
          </table:table-cell>
          <table:table-cell table:style-name="ce93" table:formula="of:=IF(SUM([.H27:.I27])&gt;0;SUM([.H27:.I27])/COUNT([.H27:.I27]);&quot;&quot;)">
            <text:p/>
          </table:table-cell>
          <table:table-cell table:style-name="ce95" table:formula="of:=IF([.G27]=0;[.J27];IF(([.G27]+[.J27])&gt;0;([.G27]+[.J27])/COUNT([.G27];[.J27]);&quot;&quot;))">
            <text:p/>
          </table:table-cell>
          <table:table-cell table:style-name="ce97" table:formula="of:= IF([.K27]&gt;=[KMK_Punkte.$B$16];[KMK_Punkte.$A$17]; IF([.K27]&gt;=[KMK_Punkte.$B$15];[KMK_Punkte.$A$16]; IF([.K27]&gt;=[KMK_Punkte.$B$14];[KMK_Punkte.$A$15]; IF([.K27]&gt;=[KMK_Punkte.$B$13];[KMK_Punkte.$A$14]; IF([.K27]&gt;=[KMK_Punkte.$B$12];[KMK_Punkte.$A$13]; IF([.K27]&gt;=[KMK_Punkte.$B$11];[KMK_Punkte.$A$12]; IF([.K27]&gt;=[KMK_Punkte.$B$10];[KMK_Punkte.$A$11]; IF([.K27]&gt;=[KMK_Punkte.$B$9];[KMK_Punkte.$A$10]; IF([.K27]&gt;=[KMK_Punkte.$B$8];[KMK_Punkte.$A$9]; IF([.K27]&gt;=[KMK_Punkte.$B$7];[KMK_Punkte.$A$8]; IF([.K27]&gt;=[KMK_Punkte.$B$6];[KMK_Punkte.$A$7]; IF([.K27]&gt;=[KMK_Punkte.$B$5];[KMK_Punkte.$A$6]; IF([.K27]&gt;=[KMK_Punkte.$B$4];[KMK_Punkte.$A$5]; IF([.K27]&gt;=[KMK_Punkte.$B$3];[KMK_Punkte.$A$4]; IF([.K27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7]&lt;&gt;&quot;&quot;; IF( SUMIF(['SoMi-Liste'.C25:.X25];&quot;e&quot;;['SoMi-Liste'.C$2:.X$2])=0; [.N27]; IF([.N27]&lt;&gt;&quot;&quot;;SUMIF(['SoMi-Liste'.C25:.X25];&quot;e&quot;;['SoMi-Liste'.C$2:.X$2])+[.N27];SUMIF(['SoMi-Liste'.C25:.X25];&quot;e&quot;;['SoMi-Liste'.C$2:.X$2])   ));&quot;&quot;)">
            <text:p/>
          </table:table-cell>
          <table:table-cell table:style-name="ce105" table:formula="of:=IF([.B27]&lt;&gt;&quot;&quot;; IF(SUMIF(['SoMi-Liste'.C25:.X25];&quot;f&quot;;['SoMi-Liste'.C$2:.X$2])=0; &quot;&quot;; SUMIF(['SoMi-Liste'.C25:.X25];&quot;f&quot;;['SoMi-Liste'.C$2:.X$2]));&quot;&quot;)">
            <text:p/>
          </table:table-cell>
          <table:table-cell table:style-name="ce60" table:formula="of:=IF([.B27]&lt;&gt;&quot;&quot;; IF( SUMIF(['SoMi-Liste'.AC24:.AZ25];&quot;e&quot;;['SoMi-Liste'.AC$2:.AZ$2])=0; [.P27]; IF([.P27]&lt;&gt;&quot;&quot;;SUMIF(['SoMi-Liste'.AC25:.AZ25];&quot;e&quot;;['SoMi-Liste'.AC$2:.AZ$2])+[.P27];SUMIF(['SoMi-Liste'.AC25:.AZ25];&quot;e&quot;;['SoMi-Liste'.AC$2:.AZ$2])   ));&quot;&quot;)">
            <text:p/>
          </table:table-cell>
          <table:table-cell table:style-name="ce60" table:formula="of:=IF([.B27]&lt;&gt;&quot;&quot;; IF(SUMIF(['SoMi-Liste'.AC25:.AZ25];&quot;f&quot;;['SoMi-Liste'.AC$2:.AZ$2])=0; &quot;&quot;; SUMIF(['SoMi-Liste'.AC25:.AZ25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4" calcext:value-type="float">
            <text:p>24</text:p>
          </table:table-cell>
          <table:table-cell table:style-name="ce60" table:formula="of:=['SoMi-Liste'.B26]">
            <text:p/>
          </table:table-cell>
          <table:table-cell table:style-name="ce56" table:formula="of:=IF(['SoMi-Liste'.Z26]=&quot;m&quot;;&quot;m&quot;;&quot;s&quot;)" office:value-type="string" office:string-value="s" calcext:value-type="string">
            <text:p>s</text:p>
          </table:table-cell>
          <table:table-cell table:style-name="ce76" table:formula="of:=[Klausur1.C45]">
            <text:p/>
          </table:table-cell>
          <table:table-cell table:style-name="ce76" table:number-columns-repeated="2"/>
          <table:table-cell table:style-name="ce85" table:formula="of:=N(IF(SUM([.D28:.F28])&gt;0;SUM([.D28:.F28])/COUNT([.D28:.F28]);&quot;&quot;))" office:value-type="float" office:value="0" calcext:value-type="float">
            <text:p>0</text:p>
          </table:table-cell>
          <table:table-cell table:style-name="ce60" table:formula="of:=IF(['SoMi-Liste'.AA26]=0;&quot;&quot;;ROUND(['SoMi-Liste'.AA26];2))">
            <text:p/>
          </table:table-cell>
          <table:table-cell table:style-name="ce60" table:formula="of:=IF(['SoMi-Liste'.BC26]=0;&quot;&quot;;['SoMi-Liste'.BC26])">
            <text:p/>
          </table:table-cell>
          <table:table-cell table:style-name="ce93" table:formula="of:=IF(SUM([.H28:.I28])&gt;0;SUM([.H28:.I28])/COUNT([.H28:.I28]);&quot;&quot;)">
            <text:p/>
          </table:table-cell>
          <table:table-cell table:style-name="ce95" table:formula="of:=IF([.G28]=0;[.J28];IF(([.G28]+[.J28])&gt;0;([.G28]+[.J28])/COUNT([.G28];[.J28]);&quot;&quot;))">
            <text:p/>
          </table:table-cell>
          <table:table-cell table:style-name="ce97" table:formula="of:= IF([.K28]&gt;=[KMK_Punkte.$B$16];[KMK_Punkte.$A$17]; IF([.K28]&gt;=[KMK_Punkte.$B$15];[KMK_Punkte.$A$16]; IF([.K28]&gt;=[KMK_Punkte.$B$14];[KMK_Punkte.$A$15]; IF([.K28]&gt;=[KMK_Punkte.$B$13];[KMK_Punkte.$A$14]; IF([.K28]&gt;=[KMK_Punkte.$B$12];[KMK_Punkte.$A$13]; IF([.K28]&gt;=[KMK_Punkte.$B$11];[KMK_Punkte.$A$12]; IF([.K28]&gt;=[KMK_Punkte.$B$10];[KMK_Punkte.$A$11]; IF([.K28]&gt;=[KMK_Punkte.$B$9];[KMK_Punkte.$A$10]; IF([.K28]&gt;=[KMK_Punkte.$B$8];[KMK_Punkte.$A$9]; IF([.K28]&gt;=[KMK_Punkte.$B$7];[KMK_Punkte.$A$8]; IF([.K28]&gt;=[KMK_Punkte.$B$6];[KMK_Punkte.$A$7]; IF([.K28]&gt;=[KMK_Punkte.$B$5];[KMK_Punkte.$A$6]; IF([.K28]&gt;=[KMK_Punkte.$B$4];[KMK_Punkte.$A$5]; IF([.K28]&gt;=[KMK_Punkte.$B$3];[KMK_Punkte.$A$4]; IF([.K28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8]&lt;&gt;&quot;&quot;; IF( SUMIF(['SoMi-Liste'.C26:.X26];&quot;e&quot;;['SoMi-Liste'.C$2:.X$2])=0; [.N28]; IF([.N28]&lt;&gt;&quot;&quot;;SUMIF(['SoMi-Liste'.C26:.X26];&quot;e&quot;;['SoMi-Liste'.C$2:.X$2])+[.N28];SUMIF(['SoMi-Liste'.C26:.X26];&quot;e&quot;;['SoMi-Liste'.C$2:.X$2])   ));&quot;&quot;)">
            <text:p/>
          </table:table-cell>
          <table:table-cell table:style-name="ce105" table:formula="of:=IF([.B28]&lt;&gt;&quot;&quot;; IF(SUMIF(['SoMi-Liste'.C26:.X26];&quot;f&quot;;['SoMi-Liste'.C$2:.X$2])=0; &quot;&quot;; SUMIF(['SoMi-Liste'.C26:.X26];&quot;f&quot;;['SoMi-Liste'.C$2:.X$2]));&quot;&quot;)">
            <text:p/>
          </table:table-cell>
          <table:table-cell table:style-name="ce60" table:formula="of:=IF([.B28]&lt;&gt;&quot;&quot;; IF( SUMIF(['SoMi-Liste'.AC25:.AZ26];&quot;e&quot;;['SoMi-Liste'.AC$2:.AZ$2])=0; [.P28]; IF([.P28]&lt;&gt;&quot;&quot;;SUMIF(['SoMi-Liste'.AC26:.AZ26];&quot;e&quot;;['SoMi-Liste'.AC$2:.AZ$2])+[.P28];SUMIF(['SoMi-Liste'.AC26:.AZ26];&quot;e&quot;;['SoMi-Liste'.AC$2:.AZ$2])   ));&quot;&quot;)">
            <text:p/>
          </table:table-cell>
          <table:table-cell table:style-name="ce60" table:formula="of:=IF([.B28]&lt;&gt;&quot;&quot;; IF(SUMIF(['SoMi-Liste'.AC26:.AZ26];&quot;f&quot;;['SoMi-Liste'.AC$2:.AZ$2])=0; &quot;&quot;; SUMIF(['SoMi-Liste'.AC26:.AZ26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5" calcext:value-type="float">
            <text:p>25</text:p>
          </table:table-cell>
          <table:table-cell table:style-name="ce60" table:formula="of:=['SoMi-Liste'.B27]">
            <text:p/>
          </table:table-cell>
          <table:table-cell table:style-name="ce56" table:formula="of:=IF(['SoMi-Liste'.Z27]=&quot;m&quot;;&quot;m&quot;;&quot;s&quot;)" office:value-type="string" office:string-value="s" calcext:value-type="string">
            <text:p>s</text:p>
          </table:table-cell>
          <table:table-cell table:style-name="ce76" table:formula="of:=[Klausur1.C46]">
            <text:p/>
          </table:table-cell>
          <table:table-cell table:style-name="ce76" table:number-columns-repeated="2"/>
          <table:table-cell table:style-name="ce85" table:formula="of:=N(IF(SUM([.D29:.F29])&gt;0;SUM([.D29:.F29])/COUNT([.D29:.F29]);&quot;&quot;))" office:value-type="float" office:value="0" calcext:value-type="float">
            <text:p>0</text:p>
          </table:table-cell>
          <table:table-cell table:style-name="ce60" table:formula="of:=IF(['SoMi-Liste'.AA27]=0;&quot;&quot;;ROUND(['SoMi-Liste'.AA27];2))">
            <text:p/>
          </table:table-cell>
          <table:table-cell table:style-name="ce60" table:formula="of:=IF(['SoMi-Liste'.BC27]=0;&quot;&quot;;['SoMi-Liste'.BC27])">
            <text:p/>
          </table:table-cell>
          <table:table-cell table:style-name="ce93" table:formula="of:=IF(SUM([.H29:.I29])&gt;0;SUM([.H29:.I29])/COUNT([.H29:.I29]);&quot;&quot;)">
            <text:p/>
          </table:table-cell>
          <table:table-cell table:style-name="ce95" table:formula="of:=IF([.G29]=0;[.J29];IF(([.G29]+[.J29])&gt;0;([.G29]+[.J29])/COUNT([.G29];[.J29]);&quot;&quot;))">
            <text:p/>
          </table:table-cell>
          <table:table-cell table:style-name="ce97" table:formula="of:= IF([.K29]&gt;=[KMK_Punkte.$B$16];[KMK_Punkte.$A$17]; IF([.K29]&gt;=[KMK_Punkte.$B$15];[KMK_Punkte.$A$16]; IF([.K29]&gt;=[KMK_Punkte.$B$14];[KMK_Punkte.$A$15]; IF([.K29]&gt;=[KMK_Punkte.$B$13];[KMK_Punkte.$A$14]; IF([.K29]&gt;=[KMK_Punkte.$B$12];[KMK_Punkte.$A$13]; IF([.K29]&gt;=[KMK_Punkte.$B$11];[KMK_Punkte.$A$12]; IF([.K29]&gt;=[KMK_Punkte.$B$10];[KMK_Punkte.$A$11]; IF([.K29]&gt;=[KMK_Punkte.$B$9];[KMK_Punkte.$A$10]; IF([.K29]&gt;=[KMK_Punkte.$B$8];[KMK_Punkte.$A$9]; IF([.K29]&gt;=[KMK_Punkte.$B$7];[KMK_Punkte.$A$8]; IF([.K29]&gt;=[KMK_Punkte.$B$6];[KMK_Punkte.$A$7]; IF([.K29]&gt;=[KMK_Punkte.$B$5];[KMK_Punkte.$A$6]; IF([.K29]&gt;=[KMK_Punkte.$B$4];[KMK_Punkte.$A$5]; IF([.K29]&gt;=[KMK_Punkte.$B$3];[KMK_Punkte.$A$4]; IF([.K29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29]&lt;&gt;&quot;&quot;; IF( SUMIF(['SoMi-Liste'.C27:.X27];&quot;e&quot;;['SoMi-Liste'.C$2:.X$2])=0; [.N29]; IF([.N29]&lt;&gt;&quot;&quot;;SUMIF(['SoMi-Liste'.C27:.X27];&quot;e&quot;;['SoMi-Liste'.C$2:.X$2])+[.N29];SUMIF(['SoMi-Liste'.C27:.X27];&quot;e&quot;;['SoMi-Liste'.C$2:.X$2])   ));&quot;&quot;)">
            <text:p/>
          </table:table-cell>
          <table:table-cell table:style-name="ce105" table:formula="of:=IF([.B29]&lt;&gt;&quot;&quot;; IF(SUMIF(['SoMi-Liste'.C27:.X27];&quot;f&quot;;['SoMi-Liste'.C$2:.X$2])=0; &quot;&quot;; SUMIF(['SoMi-Liste'.C27:.X27];&quot;f&quot;;['SoMi-Liste'.C$2:.X$2]));&quot;&quot;)">
            <text:p/>
          </table:table-cell>
          <table:table-cell table:style-name="ce60" table:formula="of:=IF([.B29]&lt;&gt;&quot;&quot;; IF( SUMIF(['SoMi-Liste'.AC26:.AZ27];&quot;e&quot;;['SoMi-Liste'.AC$2:.AZ$2])=0; [.P29]; IF([.P29]&lt;&gt;&quot;&quot;;SUMIF(['SoMi-Liste'.AC27:.AZ27];&quot;e&quot;;['SoMi-Liste'.AC$2:.AZ$2])+[.P29];SUMIF(['SoMi-Liste'.AC27:.AZ27];&quot;e&quot;;['SoMi-Liste'.AC$2:.AZ$2])   ));&quot;&quot;)">
            <text:p/>
          </table:table-cell>
          <table:table-cell table:style-name="ce60" table:formula="of:=IF([.B29]&lt;&gt;&quot;&quot;; IF(SUMIF(['SoMi-Liste'.AC27:.AZ27];&quot;f&quot;;['SoMi-Liste'.AC$2:.AZ$2])=0; &quot;&quot;; SUMIF(['SoMi-Liste'.AC27:.AZ27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6" calcext:value-type="float">
            <text:p>26</text:p>
          </table:table-cell>
          <table:table-cell table:style-name="ce60" table:formula="of:=['SoMi-Liste'.B28]">
            <text:p/>
          </table:table-cell>
          <table:table-cell table:style-name="ce56" table:formula="of:=IF(['SoMi-Liste'.Z28]=&quot;m&quot;;&quot;m&quot;;&quot;s&quot;)" office:value-type="string" office:string-value="s" calcext:value-type="string">
            <text:p>s</text:p>
          </table:table-cell>
          <table:table-cell table:style-name="ce76" table:formula="of:=[Klausur1.C47]">
            <text:p/>
          </table:table-cell>
          <table:table-cell table:style-name="ce76" table:number-columns-repeated="2"/>
          <table:table-cell table:style-name="ce85" table:formula="of:=N(IF(SUM([.D30:.F30])&gt;0;SUM([.D30:.F30])/COUNT([.D30:.F30]);&quot;&quot;))" office:value-type="float" office:value="0" calcext:value-type="float">
            <text:p>0</text:p>
          </table:table-cell>
          <table:table-cell table:style-name="ce60" table:formula="of:=IF(['SoMi-Liste'.AA28]=0;&quot;&quot;;ROUND(['SoMi-Liste'.AA28];2))">
            <text:p/>
          </table:table-cell>
          <table:table-cell table:style-name="ce60" table:formula="of:=IF(['SoMi-Liste'.BC28]=0;&quot;&quot;;['SoMi-Liste'.BC28])">
            <text:p/>
          </table:table-cell>
          <table:table-cell table:style-name="ce93" table:formula="of:=IF(SUM([.H30:.I30])&gt;0;SUM([.H30:.I30])/COUNT([.H30:.I30]);&quot;&quot;)">
            <text:p/>
          </table:table-cell>
          <table:table-cell table:style-name="ce95" table:formula="of:=IF([.G30]=0;[.J30];IF(([.G30]+[.J30])&gt;0;([.G30]+[.J30])/COUNT([.G30];[.J30]);&quot;&quot;))">
            <text:p/>
          </table:table-cell>
          <table:table-cell table:style-name="ce97" table:formula="of:= IF([.K30]&gt;=[KMK_Punkte.$B$16];[KMK_Punkte.$A$17]; IF([.K30]&gt;=[KMK_Punkte.$B$15];[KMK_Punkte.$A$16]; IF([.K30]&gt;=[KMK_Punkte.$B$14];[KMK_Punkte.$A$15]; IF([.K30]&gt;=[KMK_Punkte.$B$13];[KMK_Punkte.$A$14]; IF([.K30]&gt;=[KMK_Punkte.$B$12];[KMK_Punkte.$A$13]; IF([.K30]&gt;=[KMK_Punkte.$B$11];[KMK_Punkte.$A$12]; IF([.K30]&gt;=[KMK_Punkte.$B$10];[KMK_Punkte.$A$11]; IF([.K30]&gt;=[KMK_Punkte.$B$9];[KMK_Punkte.$A$10]; IF([.K30]&gt;=[KMK_Punkte.$B$8];[KMK_Punkte.$A$9]; IF([.K30]&gt;=[KMK_Punkte.$B$7];[KMK_Punkte.$A$8]; IF([.K30]&gt;=[KMK_Punkte.$B$6];[KMK_Punkte.$A$7]; IF([.K30]&gt;=[KMK_Punkte.$B$5];[KMK_Punkte.$A$6]; IF([.K30]&gt;=[KMK_Punkte.$B$4];[KMK_Punkte.$A$5]; IF([.K30]&gt;=[KMK_Punkte.$B$3];[KMK_Punkte.$A$4]; IF([.K30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0]&lt;&gt;&quot;&quot;; IF( SUMIF(['SoMi-Liste'.C28:.X28];&quot;e&quot;;['SoMi-Liste'.C$2:.X$2])=0; [.N30]; IF([.N30]&lt;&gt;&quot;&quot;;SUMIF(['SoMi-Liste'.C28:.X28];&quot;e&quot;;['SoMi-Liste'.C$2:.X$2])+[.N30];SUMIF(['SoMi-Liste'.C28:.X28];&quot;e&quot;;['SoMi-Liste'.C$2:.X$2])   ));&quot;&quot;)">
            <text:p/>
          </table:table-cell>
          <table:table-cell table:style-name="ce105" table:formula="of:=IF([.B30]&lt;&gt;&quot;&quot;; IF(SUMIF(['SoMi-Liste'.C28:.X28];&quot;f&quot;;['SoMi-Liste'.C$2:.X$2])=0; &quot;&quot;; SUMIF(['SoMi-Liste'.C28:.X28];&quot;f&quot;;['SoMi-Liste'.C$2:.X$2]));&quot;&quot;)">
            <text:p/>
          </table:table-cell>
          <table:table-cell table:style-name="ce60" table:formula="of:=IF([.B30]&lt;&gt;&quot;&quot;; IF( SUMIF(['SoMi-Liste'.AC27:.AZ28];&quot;e&quot;;['SoMi-Liste'.AC$2:.AZ$2])=0; [.P30]; IF([.P30]&lt;&gt;&quot;&quot;;SUMIF(['SoMi-Liste'.AC28:.AZ28];&quot;e&quot;;['SoMi-Liste'.AC$2:.AZ$2])+[.P30];SUMIF(['SoMi-Liste'.AC28:.AZ28];&quot;e&quot;;['SoMi-Liste'.AC$2:.AZ$2])   ));&quot;&quot;)">
            <text:p/>
          </table:table-cell>
          <table:table-cell table:style-name="ce60" table:formula="of:=IF([.B30]&lt;&gt;&quot;&quot;; IF(SUMIF(['SoMi-Liste'.AC28:.AZ28];&quot;f&quot;;['SoMi-Liste'.AC$2:.AZ$2])=0; &quot;&quot;; SUMIF(['SoMi-Liste'.AC28:.AZ28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7" calcext:value-type="float">
            <text:p>27</text:p>
          </table:table-cell>
          <table:table-cell table:style-name="ce60" table:formula="of:=['SoMi-Liste'.B29]">
            <text:p/>
          </table:table-cell>
          <table:table-cell table:style-name="ce56" table:formula="of:=IF(['SoMi-Liste'.Z29]=&quot;m&quot;;&quot;m&quot;;&quot;s&quot;)" office:value-type="string" office:string-value="s" calcext:value-type="string">
            <text:p>s</text:p>
          </table:table-cell>
          <table:table-cell table:style-name="ce76" table:formula="of:=[Klausur1.C48]">
            <text:p/>
          </table:table-cell>
          <table:table-cell table:style-name="ce76" table:number-columns-repeated="2"/>
          <table:table-cell table:style-name="ce85" table:formula="of:=N(IF(SUM([.D31:.F31])&gt;0;SUM([.D31:.F31])/COUNT([.D31:.F31]);&quot;&quot;))" office:value-type="float" office:value="0" calcext:value-type="float">
            <text:p>0</text:p>
          </table:table-cell>
          <table:table-cell table:style-name="ce60" table:formula="of:=IF(['SoMi-Liste'.AA29]=0;&quot;&quot;;ROUND(['SoMi-Liste'.AA29];2))">
            <text:p/>
          </table:table-cell>
          <table:table-cell table:style-name="ce60" table:formula="of:=IF(['SoMi-Liste'.BC29]=0;&quot;&quot;;['SoMi-Liste'.BC29])">
            <text:p/>
          </table:table-cell>
          <table:table-cell table:style-name="ce93" table:formula="of:=IF(SUM([.H31:.I31])&gt;0;SUM([.H31:.I31])/COUNT([.H31:.I31]);&quot;&quot;)">
            <text:p/>
          </table:table-cell>
          <table:table-cell table:style-name="ce95" table:formula="of:=IF([.G31]=0;[.J31];IF(([.G31]+[.J31])&gt;0;([.G31]+[.J31])/COUNT([.G31];[.J31]);&quot;&quot;))">
            <text:p/>
          </table:table-cell>
          <table:table-cell table:style-name="ce97" table:formula="of:= IF([.K31]&gt;=[KMK_Punkte.$B$16];[KMK_Punkte.$A$17]; IF([.K31]&gt;=[KMK_Punkte.$B$15];[KMK_Punkte.$A$16]; IF([.K31]&gt;=[KMK_Punkte.$B$14];[KMK_Punkte.$A$15]; IF([.K31]&gt;=[KMK_Punkte.$B$13];[KMK_Punkte.$A$14]; IF([.K31]&gt;=[KMK_Punkte.$B$12];[KMK_Punkte.$A$13]; IF([.K31]&gt;=[KMK_Punkte.$B$11];[KMK_Punkte.$A$12]; IF([.K31]&gt;=[KMK_Punkte.$B$10];[KMK_Punkte.$A$11]; IF([.K31]&gt;=[KMK_Punkte.$B$9];[KMK_Punkte.$A$10]; IF([.K31]&gt;=[KMK_Punkte.$B$8];[KMK_Punkte.$A$9]; IF([.K31]&gt;=[KMK_Punkte.$B$7];[KMK_Punkte.$A$8]; IF([.K31]&gt;=[KMK_Punkte.$B$6];[KMK_Punkte.$A$7]; IF([.K31]&gt;=[KMK_Punkte.$B$5];[KMK_Punkte.$A$6]; IF([.K31]&gt;=[KMK_Punkte.$B$4];[KMK_Punkte.$A$5]; IF([.K31]&gt;=[KMK_Punkte.$B$3];[KMK_Punkte.$A$4]; IF([.K31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1]&lt;&gt;&quot;&quot;; IF( SUMIF(['SoMi-Liste'.C29:.X29];&quot;e&quot;;['SoMi-Liste'.C$2:.X$2])=0; [.N31]; IF([.N31]&lt;&gt;&quot;&quot;;SUMIF(['SoMi-Liste'.C29:.X29];&quot;e&quot;;['SoMi-Liste'.C$2:.X$2])+[.N31];SUMIF(['SoMi-Liste'.C29:.X29];&quot;e&quot;;['SoMi-Liste'.C$2:.X$2])   ));&quot;&quot;)">
            <text:p/>
          </table:table-cell>
          <table:table-cell table:style-name="ce105" table:formula="of:=IF([.B31]&lt;&gt;&quot;&quot;; IF(SUMIF(['SoMi-Liste'.C29:.X29];&quot;f&quot;;['SoMi-Liste'.C$2:.X$2])=0; &quot;&quot;; SUMIF(['SoMi-Liste'.C29:.X29];&quot;f&quot;;['SoMi-Liste'.C$2:.X$2]));&quot;&quot;)">
            <text:p/>
          </table:table-cell>
          <table:table-cell table:style-name="ce60" table:formula="of:=IF([.B31]&lt;&gt;&quot;&quot;; IF( SUMIF(['SoMi-Liste'.AC28:.AZ29];&quot;e&quot;;['SoMi-Liste'.AC$2:.AZ$2])=0; [.P31]; IF([.P31]&lt;&gt;&quot;&quot;;SUMIF(['SoMi-Liste'.AC29:.AZ29];&quot;e&quot;;['SoMi-Liste'.AC$2:.AZ$2])+[.P31];SUMIF(['SoMi-Liste'.AC29:.AZ29];&quot;e&quot;;['SoMi-Liste'.AC$2:.AZ$2])   ));&quot;&quot;)">
            <text:p/>
          </table:table-cell>
          <table:table-cell table:style-name="ce60" table:formula="of:=IF([.B31]&lt;&gt;&quot;&quot;; IF(SUMIF(['SoMi-Liste'.AC29:.AZ29];&quot;f&quot;;['SoMi-Liste'.AC$2:.AZ$2])=0; &quot;&quot;; SUMIF(['SoMi-Liste'.AC29:.AZ29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8" calcext:value-type="float">
            <text:p>28</text:p>
          </table:table-cell>
          <table:table-cell table:style-name="ce60" table:formula="of:=['SoMi-Liste'.B30]">
            <text:p/>
          </table:table-cell>
          <table:table-cell table:style-name="ce56" table:formula="of:=IF(['SoMi-Liste'.Z30]=&quot;m&quot;;&quot;m&quot;;&quot;s&quot;)" office:value-type="string" office:string-value="s" calcext:value-type="string">
            <text:p>s</text:p>
          </table:table-cell>
          <table:table-cell table:style-name="ce76" table:formula="of:=[Klausur1.C49]">
            <text:p/>
          </table:table-cell>
          <table:table-cell table:style-name="ce76" table:number-columns-repeated="2"/>
          <table:table-cell table:style-name="ce85" table:formula="of:=N(IF(SUM([.D32:.F32])&gt;0;SUM([.D32:.F32])/COUNT([.D32:.F32]);&quot;&quot;))" office:value-type="float" office:value="0" calcext:value-type="float">
            <text:p>0</text:p>
          </table:table-cell>
          <table:table-cell table:style-name="ce60" table:formula="of:=IF(['SoMi-Liste'.AA30]=0;&quot;&quot;;ROUND(['SoMi-Liste'.AA30];2))">
            <text:p/>
          </table:table-cell>
          <table:table-cell table:style-name="ce60" table:formula="of:=IF(['SoMi-Liste'.BC30]=0;&quot;&quot;;['SoMi-Liste'.BC30])">
            <text:p/>
          </table:table-cell>
          <table:table-cell table:style-name="ce93" table:formula="of:=IF(SUM([.H32:.I32])&gt;0;SUM([.H32:.I32])/COUNT([.H32:.I32]);&quot;&quot;)">
            <text:p/>
          </table:table-cell>
          <table:table-cell table:style-name="ce95" table:formula="of:=IF([.G32]=0;[.J32];IF(([.G32]+[.J32])&gt;0;([.G32]+[.J32])/COUNT([.G32];[.J32]);&quot;&quot;))">
            <text:p/>
          </table:table-cell>
          <table:table-cell table:style-name="ce97" table:formula="of:= IF([.K32]&gt;=[KMK_Punkte.$B$16];[KMK_Punkte.$A$17]; IF([.K32]&gt;=[KMK_Punkte.$B$15];[KMK_Punkte.$A$16]; IF([.K32]&gt;=[KMK_Punkte.$B$14];[KMK_Punkte.$A$15]; IF([.K32]&gt;=[KMK_Punkte.$B$13];[KMK_Punkte.$A$14]; IF([.K32]&gt;=[KMK_Punkte.$B$12];[KMK_Punkte.$A$13]; IF([.K32]&gt;=[KMK_Punkte.$B$11];[KMK_Punkte.$A$12]; IF([.K32]&gt;=[KMK_Punkte.$B$10];[KMK_Punkte.$A$11]; IF([.K32]&gt;=[KMK_Punkte.$B$9];[KMK_Punkte.$A$10]; IF([.K32]&gt;=[KMK_Punkte.$B$8];[KMK_Punkte.$A$9]; IF([.K32]&gt;=[KMK_Punkte.$B$7];[KMK_Punkte.$A$8]; IF([.K32]&gt;=[KMK_Punkte.$B$6];[KMK_Punkte.$A$7]; IF([.K32]&gt;=[KMK_Punkte.$B$5];[KMK_Punkte.$A$6]; IF([.K32]&gt;=[KMK_Punkte.$B$4];[KMK_Punkte.$A$5]; IF([.K32]&gt;=[KMK_Punkte.$B$3];[KMK_Punkte.$A$4]; IF([.K32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2]&lt;&gt;&quot;&quot;; IF( SUMIF(['SoMi-Liste'.C30:.X30];&quot;e&quot;;['SoMi-Liste'.C$2:.X$2])=0; [.N32]; IF([.N32]&lt;&gt;&quot;&quot;;SUMIF(['SoMi-Liste'.C30:.X30];&quot;e&quot;;['SoMi-Liste'.C$2:.X$2])+[.N32];SUMIF(['SoMi-Liste'.C30:.X30];&quot;e&quot;;['SoMi-Liste'.C$2:.X$2])   ));&quot;&quot;)">
            <text:p/>
          </table:table-cell>
          <table:table-cell table:style-name="ce105" table:formula="of:=IF([.B32]&lt;&gt;&quot;&quot;; IF(SUMIF(['SoMi-Liste'.C30:.X30];&quot;f&quot;;['SoMi-Liste'.C$2:.X$2])=0; &quot;&quot;; SUMIF(['SoMi-Liste'.C30:.X30];&quot;f&quot;;['SoMi-Liste'.C$2:.X$2]));&quot;&quot;)">
            <text:p/>
          </table:table-cell>
          <table:table-cell table:style-name="ce60" table:formula="of:=IF([.B32]&lt;&gt;&quot;&quot;; IF( SUMIF(['SoMi-Liste'.AC29:.AZ30];&quot;e&quot;;['SoMi-Liste'.AC$2:.AZ$2])=0; [.P32]; IF([.P32]&lt;&gt;&quot;&quot;;SUMIF(['SoMi-Liste'.AC30:.AZ30];&quot;e&quot;;['SoMi-Liste'.AC$2:.AZ$2])+[.P32];SUMIF(['SoMi-Liste'.AC30:.AZ30];&quot;e&quot;;['SoMi-Liste'.AC$2:.AZ$2])   ));&quot;&quot;)">
            <text:p/>
          </table:table-cell>
          <table:table-cell table:style-name="ce60" table:formula="of:=IF([.B32]&lt;&gt;&quot;&quot;; IF(SUMIF(['SoMi-Liste'.AC30:.AZ30];&quot;f&quot;;['SoMi-Liste'.AC$2:.AZ$2])=0; &quot;&quot;; SUMIF(['SoMi-Liste'.AC30:.AZ30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29" calcext:value-type="float">
            <text:p>29</text:p>
          </table:table-cell>
          <table:table-cell table:style-name="ce60" table:formula="of:=['SoMi-Liste'.B31]">
            <text:p/>
          </table:table-cell>
          <table:table-cell table:style-name="ce56" table:formula="of:=IF(['SoMi-Liste'.Z31]=&quot;m&quot;;&quot;m&quot;;&quot;s&quot;)" office:value-type="string" office:string-value="s" calcext:value-type="string">
            <text:p>s</text:p>
          </table:table-cell>
          <table:table-cell table:style-name="ce76" table:formula="of:=[Klausur1.C50]">
            <text:p/>
          </table:table-cell>
          <table:table-cell table:style-name="ce76" table:number-columns-repeated="2"/>
          <table:table-cell table:style-name="ce85" table:formula="of:=N(IF(SUM([.D33:.F33])&gt;0;SUM([.D33:.F33])/COUNT([.D33:.F33]);&quot;&quot;))" office:value-type="float" office:value="0" calcext:value-type="float">
            <text:p>0</text:p>
          </table:table-cell>
          <table:table-cell table:style-name="ce60" table:formula="of:=IF(['SoMi-Liste'.AA31]=0;&quot;&quot;;ROUND(['SoMi-Liste'.AA31];2))">
            <text:p/>
          </table:table-cell>
          <table:table-cell table:style-name="ce60" table:formula="of:=IF(['SoMi-Liste'.BC31]=0;&quot;&quot;;['SoMi-Liste'.BC31])">
            <text:p/>
          </table:table-cell>
          <table:table-cell table:style-name="ce93" table:formula="of:=IF(SUM([.H33:.I33])&gt;0;SUM([.H33:.I33])/COUNT([.H33:.I33]);&quot;&quot;)">
            <text:p/>
          </table:table-cell>
          <table:table-cell table:style-name="ce95" table:formula="of:=IF([.G33]=0;[.J33];IF(([.G33]+[.J33])&gt;0;([.G33]+[.J33])/COUNT([.G33];[.J33]);&quot;&quot;))">
            <text:p/>
          </table:table-cell>
          <table:table-cell table:style-name="ce97" table:formula="of:= IF([.K33]&gt;=[KMK_Punkte.$B$16];[KMK_Punkte.$A$17]; IF([.K33]&gt;=[KMK_Punkte.$B$15];[KMK_Punkte.$A$16]; IF([.K33]&gt;=[KMK_Punkte.$B$14];[KMK_Punkte.$A$15]; IF([.K33]&gt;=[KMK_Punkte.$B$13];[KMK_Punkte.$A$14]; IF([.K33]&gt;=[KMK_Punkte.$B$12];[KMK_Punkte.$A$13]; IF([.K33]&gt;=[KMK_Punkte.$B$11];[KMK_Punkte.$A$12]; IF([.K33]&gt;=[KMK_Punkte.$B$10];[KMK_Punkte.$A$11]; IF([.K33]&gt;=[KMK_Punkte.$B$9];[KMK_Punkte.$A$10]; IF([.K33]&gt;=[KMK_Punkte.$B$8];[KMK_Punkte.$A$9]; IF([.K33]&gt;=[KMK_Punkte.$B$7];[KMK_Punkte.$A$8]; IF([.K33]&gt;=[KMK_Punkte.$B$6];[KMK_Punkte.$A$7]; IF([.K33]&gt;=[KMK_Punkte.$B$5];[KMK_Punkte.$A$6]; IF([.K33]&gt;=[KMK_Punkte.$B$4];[KMK_Punkte.$A$5]; IF([.K33]&gt;=[KMK_Punkte.$B$3];[KMK_Punkte.$A$4]; IF([.K33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3]&lt;&gt;&quot;&quot;; IF( SUMIF(['SoMi-Liste'.C31:.X31];&quot;e&quot;;['SoMi-Liste'.C$2:.X$2])=0; [.N33]; IF([.N33]&lt;&gt;&quot;&quot;;SUMIF(['SoMi-Liste'.C31:.X31];&quot;e&quot;;['SoMi-Liste'.C$2:.X$2])+[.N33];SUMIF(['SoMi-Liste'.C31:.X31];&quot;e&quot;;['SoMi-Liste'.C$2:.X$2])   ));&quot;&quot;)">
            <text:p/>
          </table:table-cell>
          <table:table-cell table:style-name="ce105" table:formula="of:=IF([.B33]&lt;&gt;&quot;&quot;; IF(SUMIF(['SoMi-Liste'.C31:.X31];&quot;f&quot;;['SoMi-Liste'.C$2:.X$2])=0; &quot;&quot;; SUMIF(['SoMi-Liste'.C31:.X31];&quot;f&quot;;['SoMi-Liste'.C$2:.X$2]));&quot;&quot;)">
            <text:p/>
          </table:table-cell>
          <table:table-cell table:style-name="ce60" table:formula="of:=IF([.B33]&lt;&gt;&quot;&quot;; IF( SUMIF(['SoMi-Liste'.AC30:.AZ31];&quot;e&quot;;['SoMi-Liste'.AC$2:.AZ$2])=0; [.P33]; IF([.P33]&lt;&gt;&quot;&quot;;SUMIF(['SoMi-Liste'.AC31:.AZ31];&quot;e&quot;;['SoMi-Liste'.AC$2:.AZ$2])+[.P33];SUMIF(['SoMi-Liste'.AC31:.AZ31];&quot;e&quot;;['SoMi-Liste'.AC$2:.AZ$2])   ));&quot;&quot;)">
            <text:p/>
          </table:table-cell>
          <table:table-cell table:style-name="ce60" table:formula="of:=IF([.B33]&lt;&gt;&quot;&quot;; IF(SUMIF(['SoMi-Liste'.AC31:.AZ31];&quot;f&quot;;['SoMi-Liste'.AC$2:.AZ$2])=0; &quot;&quot;; SUMIF(['SoMi-Liste'.AC31:.AZ31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0" calcext:value-type="float">
            <text:p>30</text:p>
          </table:table-cell>
          <table:table-cell table:style-name="ce60" table:formula="of:=['SoMi-Liste'.B32]">
            <text:p/>
          </table:table-cell>
          <table:table-cell table:style-name="ce56" table:formula="of:=IF(['SoMi-Liste'.Z32]=&quot;m&quot;;&quot;m&quot;;&quot;s&quot;)" office:value-type="string" office:string-value="s" calcext:value-type="string">
            <text:p>s</text:p>
          </table:table-cell>
          <table:table-cell table:style-name="ce76" table:formula="of:=[Klausur1.C51]">
            <text:p/>
          </table:table-cell>
          <table:table-cell table:style-name="ce76" table:number-columns-repeated="2"/>
          <table:table-cell table:style-name="ce85" table:formula="of:=N(IF(SUM([.D34:.F34])&gt;0;SUM([.D34:.F34])/COUNT([.D34:.F34]);&quot;&quot;))" office:value-type="float" office:value="0" calcext:value-type="float">
            <text:p>0</text:p>
          </table:table-cell>
          <table:table-cell table:style-name="ce60" table:formula="of:=IF(['SoMi-Liste'.AA32]=0;&quot;&quot;;ROUND(['SoMi-Liste'.AA32];2))">
            <text:p/>
          </table:table-cell>
          <table:table-cell table:style-name="ce60" table:formula="of:=IF(['SoMi-Liste'.BC32]=0;&quot;&quot;;['SoMi-Liste'.BC32])">
            <text:p/>
          </table:table-cell>
          <table:table-cell table:style-name="ce93" table:formula="of:=IF(SUM([.H34:.I34])&gt;0;SUM([.H34:.I34])/COUNT([.H34:.I34]);&quot;&quot;)">
            <text:p/>
          </table:table-cell>
          <table:table-cell table:style-name="ce95" table:formula="of:=IF([.G34]=0;[.J34];IF(([.G34]+[.J34])&gt;0;([.G34]+[.J34])/COUNT([.G34];[.J34]);&quot;&quot;))">
            <text:p/>
          </table:table-cell>
          <table:table-cell table:style-name="ce97" table:formula="of:= IF([.K34]&gt;=[KMK_Punkte.$B$16];[KMK_Punkte.$A$17]; IF([.K34]&gt;=[KMK_Punkte.$B$15];[KMK_Punkte.$A$16]; IF([.K34]&gt;=[KMK_Punkte.$B$14];[KMK_Punkte.$A$15]; IF([.K34]&gt;=[KMK_Punkte.$B$13];[KMK_Punkte.$A$14]; IF([.K34]&gt;=[KMK_Punkte.$B$12];[KMK_Punkte.$A$13]; IF([.K34]&gt;=[KMK_Punkte.$B$11];[KMK_Punkte.$A$12]; IF([.K34]&gt;=[KMK_Punkte.$B$10];[KMK_Punkte.$A$11]; IF([.K34]&gt;=[KMK_Punkte.$B$9];[KMK_Punkte.$A$10]; IF([.K34]&gt;=[KMK_Punkte.$B$8];[KMK_Punkte.$A$9]; IF([.K34]&gt;=[KMK_Punkte.$B$7];[KMK_Punkte.$A$8]; IF([.K34]&gt;=[KMK_Punkte.$B$6];[KMK_Punkte.$A$7]; IF([.K34]&gt;=[KMK_Punkte.$B$5];[KMK_Punkte.$A$6]; IF([.K34]&gt;=[KMK_Punkte.$B$4];[KMK_Punkte.$A$5]; IF([.K34]&gt;=[KMK_Punkte.$B$3];[KMK_Punkte.$A$4]; IF([.K34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4]&lt;&gt;&quot;&quot;; IF( SUMIF(['SoMi-Liste'.C32:.X32];&quot;e&quot;;['SoMi-Liste'.C$2:.X$2])=0; [.N34]; IF([.N34]&lt;&gt;&quot;&quot;;SUMIF(['SoMi-Liste'.C32:.X32];&quot;e&quot;;['SoMi-Liste'.C$2:.X$2])+[.N34];SUMIF(['SoMi-Liste'.C32:.X32];&quot;e&quot;;['SoMi-Liste'.C$2:.X$2])   ));&quot;&quot;)">
            <text:p/>
          </table:table-cell>
          <table:table-cell table:style-name="ce105" table:formula="of:=IF([.B34]&lt;&gt;&quot;&quot;; IF(SUMIF(['SoMi-Liste'.C32:.X32];&quot;f&quot;;['SoMi-Liste'.C$2:.X$2])=0; &quot;&quot;; SUMIF(['SoMi-Liste'.C32:.X32];&quot;f&quot;;['SoMi-Liste'.C$2:.X$2]));&quot;&quot;)">
            <text:p/>
          </table:table-cell>
          <table:table-cell table:style-name="ce60" table:formula="of:=IF([.B34]&lt;&gt;&quot;&quot;; IF( SUMIF(['SoMi-Liste'.AC31:.AZ32];&quot;e&quot;;['SoMi-Liste'.AC$2:.AZ$2])=0; [.P34]; IF([.P34]&lt;&gt;&quot;&quot;;SUMIF(['SoMi-Liste'.AC32:.AZ32];&quot;e&quot;;['SoMi-Liste'.AC$2:.AZ$2])+[.P34];SUMIF(['SoMi-Liste'.AC32:.AZ32];&quot;e&quot;;['SoMi-Liste'.AC$2:.AZ$2])   ));&quot;&quot;)">
            <text:p/>
          </table:table-cell>
          <table:table-cell table:style-name="ce60" table:formula="of:=IF([.B34]&lt;&gt;&quot;&quot;; IF(SUMIF(['SoMi-Liste'.AC32:.AZ32];&quot;f&quot;;['SoMi-Liste'.AC$2:.AZ$2])=0; &quot;&quot;; SUMIF(['SoMi-Liste'.AC32:.AZ32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1" calcext:value-type="float">
            <text:p>31</text:p>
          </table:table-cell>
          <table:table-cell table:style-name="ce60" table:formula="of:=['SoMi-Liste'.B33]">
            <text:p/>
          </table:table-cell>
          <table:table-cell table:style-name="ce56" table:formula="of:=IF(['SoMi-Liste'.Z33]=&quot;m&quot;;&quot;m&quot;;&quot;s&quot;)" office:value-type="string" office:string-value="s" calcext:value-type="string">
            <text:p>s</text:p>
          </table:table-cell>
          <table:table-cell table:style-name="ce76" table:formula="of:=[Klausur1.C52]">
            <text:p/>
          </table:table-cell>
          <table:table-cell table:style-name="ce76" table:number-columns-repeated="2"/>
          <table:table-cell table:style-name="ce85" table:formula="of:=N(IF(SUM([.D35:.F35])&gt;0;SUM([.D35:.F35])/COUNT([.D35:.F35]);&quot;&quot;))" office:value-type="float" office:value="0" calcext:value-type="float">
            <text:p>0</text:p>
          </table:table-cell>
          <table:table-cell table:style-name="ce60" table:formula="of:=IF(['SoMi-Liste'.AA33]=0;&quot;&quot;;ROUND(['SoMi-Liste'.AA33];2))">
            <text:p/>
          </table:table-cell>
          <table:table-cell table:style-name="ce60" table:formula="of:=IF(['SoMi-Liste'.BC33]=0;&quot;&quot;;['SoMi-Liste'.BC33])">
            <text:p/>
          </table:table-cell>
          <table:table-cell table:style-name="ce93" table:formula="of:=IF(SUM([.H35:.I35])&gt;0;SUM([.H35:.I35])/COUNT([.H35:.I35]);&quot;&quot;)">
            <text:p/>
          </table:table-cell>
          <table:table-cell table:style-name="ce95" table:formula="of:=IF([.G35]=0;[.J35];IF(([.G35]+[.J35])&gt;0;([.G35]+[.J35])/COUNT([.G35];[.J35]);&quot;&quot;))">
            <text:p/>
          </table:table-cell>
          <table:table-cell table:style-name="ce97" table:formula="of:= IF([.K35]&gt;=[KMK_Punkte.$B$16];[KMK_Punkte.$A$17]; IF([.K35]&gt;=[KMK_Punkte.$B$15];[KMK_Punkte.$A$16]; IF([.K35]&gt;=[KMK_Punkte.$B$14];[KMK_Punkte.$A$15]; IF([.K35]&gt;=[KMK_Punkte.$B$13];[KMK_Punkte.$A$14]; IF([.K35]&gt;=[KMK_Punkte.$B$12];[KMK_Punkte.$A$13]; IF([.K35]&gt;=[KMK_Punkte.$B$11];[KMK_Punkte.$A$12]; IF([.K35]&gt;=[KMK_Punkte.$B$10];[KMK_Punkte.$A$11]; IF([.K35]&gt;=[KMK_Punkte.$B$9];[KMK_Punkte.$A$10]; IF([.K35]&gt;=[KMK_Punkte.$B$8];[KMK_Punkte.$A$9]; IF([.K35]&gt;=[KMK_Punkte.$B$7];[KMK_Punkte.$A$8]; IF([.K35]&gt;=[KMK_Punkte.$B$6];[KMK_Punkte.$A$7]; IF([.K35]&gt;=[KMK_Punkte.$B$5];[KMK_Punkte.$A$6]; IF([.K35]&gt;=[KMK_Punkte.$B$4];[KMK_Punkte.$A$5]; IF([.K35]&gt;=[KMK_Punkte.$B$3];[KMK_Punkte.$A$4]; IF([.K35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5]&lt;&gt;&quot;&quot;; IF( SUMIF(['SoMi-Liste'.C33:.X33];&quot;e&quot;;['SoMi-Liste'.C$2:.X$2])=0; [.N35]; IF([.N35]&lt;&gt;&quot;&quot;;SUMIF(['SoMi-Liste'.C33:.X33];&quot;e&quot;;['SoMi-Liste'.C$2:.X$2])+[.N35];SUMIF(['SoMi-Liste'.C33:.X33];&quot;e&quot;;['SoMi-Liste'.C$2:.X$2])   ));&quot;&quot;)">
            <text:p/>
          </table:table-cell>
          <table:table-cell table:style-name="ce105" table:formula="of:=IF([.B35]&lt;&gt;&quot;&quot;; IF(SUMIF(['SoMi-Liste'.C33:.X33];&quot;f&quot;;['SoMi-Liste'.C$2:.X$2])=0; &quot;&quot;; SUMIF(['SoMi-Liste'.C33:.X33];&quot;f&quot;;['SoMi-Liste'.C$2:.X$2]));&quot;&quot;)">
            <text:p/>
          </table:table-cell>
          <table:table-cell table:style-name="ce60" table:formula="of:=IF([.B35]&lt;&gt;&quot;&quot;; IF( SUMIF(['SoMi-Liste'.AC32:.AZ33];&quot;e&quot;;['SoMi-Liste'.AC$2:.AZ$2])=0; [.P35]; IF([.P35]&lt;&gt;&quot;&quot;;SUMIF(['SoMi-Liste'.AC33:.AZ33];&quot;e&quot;;['SoMi-Liste'.AC$2:.AZ$2])+[.P35];SUMIF(['SoMi-Liste'.AC33:.AZ33];&quot;e&quot;;['SoMi-Liste'.AC$2:.AZ$2])   ));&quot;&quot;)">
            <text:p/>
          </table:table-cell>
          <table:table-cell table:style-name="ce60" table:formula="of:=IF([.B35]&lt;&gt;&quot;&quot;; IF(SUMIF(['SoMi-Liste'.AC33:.AZ33];&quot;f&quot;;['SoMi-Liste'.AC$2:.AZ$2])=0; &quot;&quot;; SUMIF(['SoMi-Liste'.AC33:.AZ33];&quot;f&quot;;['SoMi-Liste'.AC$2:.AZ$2]));&quot;&quot;)">
            <text:p/>
          </table:table-cell>
          <table:table-cell/>
          <table:table-cell table:style-name="ce2"/>
          <table:table-cell table:style-name="ce77"/>
          <table:table-cell table:number-columns-repeated="1005"/>
        </table:table-row>
        <table:table-row table:style-name="ro3">
          <table:table-cell table:style-name="ce56" office:value-type="float" office:value="32" calcext:value-type="float">
            <text:p>32</text:p>
          </table:table-cell>
          <table:table-cell table:style-name="ce60" table:formula="of:=['SoMi-Liste'.B34]">
            <text:p/>
          </table:table-cell>
          <table:table-cell table:style-name="ce56" table:formula="of:=IF(['SoMi-Liste'.Z34]=&quot;m&quot;;&quot;m&quot;;&quot;s&quot;)" office:value-type="string" office:string-value="s" calcext:value-type="string">
            <text:p>s</text:p>
          </table:table-cell>
          <table:table-cell table:style-name="ce76" table:formula="of:=[Klausur1.C53]">
            <text:p/>
          </table:table-cell>
          <table:table-cell table:style-name="ce76" table:number-columns-repeated="2"/>
          <table:table-cell table:style-name="ce85" table:formula="of:=N(IF(SUM([.D36:.F36])&gt;0;SUM([.D36:.F36])/COUNT([.D36:.F36]);&quot;&quot;))" office:value-type="float" office:value="0" calcext:value-type="float">
            <text:p>0</text:p>
          </table:table-cell>
          <table:table-cell table:style-name="ce60" table:formula="of:=IF(['SoMi-Liste'.AA34]=0;&quot;&quot;;ROUND(['SoMi-Liste'.AA34];2))">
            <text:p/>
          </table:table-cell>
          <table:table-cell table:style-name="ce60" table:formula="of:=IF(['SoMi-Liste'.BC34]=0;&quot;&quot;;['SoMi-Liste'.BC34])">
            <text:p/>
          </table:table-cell>
          <table:table-cell table:style-name="ce93" table:formula="of:=IF(SUM([.H36:.I36])&gt;0;SUM([.H36:.I36])/COUNT([.H36:.I36]);&quot;&quot;)">
            <text:p/>
          </table:table-cell>
          <table:table-cell table:style-name="ce95" table:formula="of:=IF([.G36]=0;[.J36];IF(([.G36]+[.J36])&gt;0;([.G36]+[.J36])/COUNT([.G36];[.J36]);&quot;&quot;))">
            <text:p/>
          </table:table-cell>
          <table:table-cell table:style-name="ce97" table:formula="of:= IF([.K36]&gt;=[KMK_Punkte.$B$16];[KMK_Punkte.$A$17]; IF([.K36]&gt;=[KMK_Punkte.$B$15];[KMK_Punkte.$A$16]; IF([.K36]&gt;=[KMK_Punkte.$B$14];[KMK_Punkte.$A$15]; IF([.K36]&gt;=[KMK_Punkte.$B$13];[KMK_Punkte.$A$14]; IF([.K36]&gt;=[KMK_Punkte.$B$12];[KMK_Punkte.$A$13]; IF([.K36]&gt;=[KMK_Punkte.$B$11];[KMK_Punkte.$A$12]; IF([.K36]&gt;=[KMK_Punkte.$B$10];[KMK_Punkte.$A$11]; IF([.K36]&gt;=[KMK_Punkte.$B$9];[KMK_Punkte.$A$10]; IF([.K36]&gt;=[KMK_Punkte.$B$8];[KMK_Punkte.$A$9]; IF([.K36]&gt;=[KMK_Punkte.$B$7];[KMK_Punkte.$A$8]; IF([.K36]&gt;=[KMK_Punkte.$B$6];[KMK_Punkte.$A$7]; IF([.K36]&gt;=[KMK_Punkte.$B$5];[KMK_Punkte.$A$6]; IF([.K36]&gt;=[KMK_Punkte.$B$4];[KMK_Punkte.$A$5]; IF([.K36]&gt;=[KMK_Punkte.$B$3];[KMK_Punkte.$A$4]; IF([.K36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6]&lt;&gt;&quot;&quot;; IF( SUMIF(['SoMi-Liste'.C34:.X34];&quot;e&quot;;['SoMi-Liste'.C$2:.X$2])=0; [.N36]; IF([.N36]&lt;&gt;&quot;&quot;;SUMIF(['SoMi-Liste'.C34:.X34];&quot;e&quot;;['SoMi-Liste'.C$2:.X$2])+[.N36];SUMIF(['SoMi-Liste'.C34:.X34];&quot;e&quot;;['SoMi-Liste'.C$2:.X$2])   ));&quot;&quot;)">
            <text:p/>
          </table:table-cell>
          <table:table-cell table:style-name="ce105" table:formula="of:=IF([.B36]&lt;&gt;&quot;&quot;; IF(SUMIF(['SoMi-Liste'.C34:.X34];&quot;f&quot;;['SoMi-Liste'.C$2:.X$2])=0; &quot;&quot;; SUMIF(['SoMi-Liste'.C34:.X34];&quot;f&quot;;['SoMi-Liste'.C$2:.X$2]));&quot;&quot;)">
            <text:p/>
          </table:table-cell>
          <table:table-cell table:style-name="ce60" table:formula="of:=IF([.B36]&lt;&gt;&quot;&quot;; IF( SUMIF(['SoMi-Liste'.AC33:.AZ34];&quot;e&quot;;['SoMi-Liste'.AC$2:.AZ$2])=0; [.P36]; IF([.P36]&lt;&gt;&quot;&quot;;SUMIF(['SoMi-Liste'.AC34:.AZ34];&quot;e&quot;;['SoMi-Liste'.AC$2:.AZ$2])+[.P36];SUMIF(['SoMi-Liste'.AC34:.AZ34];&quot;e&quot;;['SoMi-Liste'.AC$2:.AZ$2])   ));&quot;&quot;)">
            <text:p/>
          </table:table-cell>
          <table:table-cell table:style-name="ce60" table:formula="of:=IF([.B36]&lt;&gt;&quot;&quot;; IF(SUMIF(['SoMi-Liste'.AC34:.AZ34];&quot;f&quot;;['SoMi-Liste'.AC$2:.AZ$2])=0; &quot;&quot;; SUMIF(['SoMi-Liste'.AC34:.AZ34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3" calcext:value-type="float">
            <text:p>33</text:p>
          </table:table-cell>
          <table:table-cell table:style-name="ce60" table:formula="of:=['SoMi-Liste'.B35]">
            <text:p/>
          </table:table-cell>
          <table:table-cell table:style-name="ce56" table:formula="of:=IF(['SoMi-Liste'.Z35]=&quot;m&quot;;&quot;m&quot;;&quot;s&quot;)" office:value-type="string" office:string-value="s" calcext:value-type="string">
            <text:p>s</text:p>
          </table:table-cell>
          <table:table-cell table:style-name="ce76" table:formula="of:=[Klausur1.C54]">
            <text:p/>
          </table:table-cell>
          <table:table-cell table:style-name="ce76" table:number-columns-repeated="2"/>
          <table:table-cell table:style-name="ce85" table:formula="of:=N(IF(SUM([.D37:.F37])&gt;0;SUM([.D37:.F37])/COUNT([.D37:.F37]);&quot;&quot;))" office:value-type="float" office:value="0" calcext:value-type="float">
            <text:p>0</text:p>
          </table:table-cell>
          <table:table-cell table:style-name="ce60" table:formula="of:=IF(['SoMi-Liste'.AA35]=0;&quot;&quot;;ROUND(['SoMi-Liste'.AA35];2))">
            <text:p/>
          </table:table-cell>
          <table:table-cell table:style-name="ce60" table:formula="of:=IF(['SoMi-Liste'.BC35]=0;&quot;&quot;;['SoMi-Liste'.BC35])">
            <text:p/>
          </table:table-cell>
          <table:table-cell table:style-name="ce93" table:formula="of:=IF(SUM([.H37:.I37])&gt;0;SUM([.H37:.I37])/COUNT([.H37:.I37]);&quot;&quot;)">
            <text:p/>
          </table:table-cell>
          <table:table-cell table:style-name="ce95" table:formula="of:=IF([.G37]=0;[.J37];IF(([.G37]+[.J37])&gt;0;([.G37]+[.J37])/COUNT([.G37];[.J37]);&quot;&quot;))">
            <text:p/>
          </table:table-cell>
          <table:table-cell table:style-name="ce97" table:formula="of:= IF([.K37]&gt;=[KMK_Punkte.$B$16];[KMK_Punkte.$A$17]; IF([.K37]&gt;=[KMK_Punkte.$B$15];[KMK_Punkte.$A$16]; IF([.K37]&gt;=[KMK_Punkte.$B$14];[KMK_Punkte.$A$15]; IF([.K37]&gt;=[KMK_Punkte.$B$13];[KMK_Punkte.$A$14]; IF([.K37]&gt;=[KMK_Punkte.$B$12];[KMK_Punkte.$A$13]; IF([.K37]&gt;=[KMK_Punkte.$B$11];[KMK_Punkte.$A$12]; IF([.K37]&gt;=[KMK_Punkte.$B$10];[KMK_Punkte.$A$11]; IF([.K37]&gt;=[KMK_Punkte.$B$9];[KMK_Punkte.$A$10]; IF([.K37]&gt;=[KMK_Punkte.$B$8];[KMK_Punkte.$A$9]; IF([.K37]&gt;=[KMK_Punkte.$B$7];[KMK_Punkte.$A$8]; IF([.K37]&gt;=[KMK_Punkte.$B$6];[KMK_Punkte.$A$7]; IF([.K37]&gt;=[KMK_Punkte.$B$5];[KMK_Punkte.$A$6]; IF([.K37]&gt;=[KMK_Punkte.$B$4];[KMK_Punkte.$A$5]; IF([.K37]&gt;=[KMK_Punkte.$B$3];[KMK_Punkte.$A$4]; IF([.K37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7]&lt;&gt;&quot;&quot;; IF( SUMIF(['SoMi-Liste'.C35:.X35];&quot;e&quot;;['SoMi-Liste'.C$2:.X$2])=0; [.N37]; IF([.N37]&lt;&gt;&quot;&quot;;SUMIF(['SoMi-Liste'.C35:.X35];&quot;e&quot;;['SoMi-Liste'.C$2:.X$2])+[.N37];SUMIF(['SoMi-Liste'.C35:.X35];&quot;e&quot;;['SoMi-Liste'.C$2:.X$2])   ));&quot;&quot;)">
            <text:p/>
          </table:table-cell>
          <table:table-cell table:style-name="ce105" table:formula="of:=IF([.B37]&lt;&gt;&quot;&quot;; IF(SUMIF(['SoMi-Liste'.C35:.X35];&quot;f&quot;;['SoMi-Liste'.C$2:.X$2])=0; &quot;&quot;; SUMIF(['SoMi-Liste'.C35:.X35];&quot;f&quot;;['SoMi-Liste'.C$2:.X$2]));&quot;&quot;)">
            <text:p/>
          </table:table-cell>
          <table:table-cell table:style-name="ce60" table:formula="of:=IF([.B37]&lt;&gt;&quot;&quot;; IF( SUMIF(['SoMi-Liste'.AC34:.AZ35];&quot;e&quot;;['SoMi-Liste'.AC$2:.AZ$2])=0; [.P37]; IF([.P37]&lt;&gt;&quot;&quot;;SUMIF(['SoMi-Liste'.AC35:.AZ35];&quot;e&quot;;['SoMi-Liste'.AC$2:.AZ$2])+[.P37];SUMIF(['SoMi-Liste'.AC35:.AZ35];&quot;e&quot;;['SoMi-Liste'.AC$2:.AZ$2])   ));&quot;&quot;)">
            <text:p/>
          </table:table-cell>
          <table:table-cell table:style-name="ce60" table:formula="of:=IF([.B37]&lt;&gt;&quot;&quot;; IF(SUMIF(['SoMi-Liste'.AC35:.AZ35];&quot;f&quot;;['SoMi-Liste'.AC$2:.AZ$2])=0; &quot;&quot;; SUMIF(['SoMi-Liste'.AC35:.AZ35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4" calcext:value-type="float">
            <text:p>34</text:p>
          </table:table-cell>
          <table:table-cell table:style-name="ce60" table:formula="of:=['SoMi-Liste'.B36]">
            <text:p/>
          </table:table-cell>
          <table:table-cell table:style-name="ce56" table:formula="of:=IF(['SoMi-Liste'.Z36]=&quot;m&quot;;&quot;m&quot;;&quot;s&quot;)" office:value-type="string" office:string-value="s" calcext:value-type="string">
            <text:p>s</text:p>
          </table:table-cell>
          <table:table-cell table:style-name="ce76" table:formula="of:=[Klausur1.C55]">
            <text:p/>
          </table:table-cell>
          <table:table-cell table:style-name="ce76" table:number-columns-repeated="2"/>
          <table:table-cell table:style-name="ce85" table:formula="of:=N(IF(SUM([.D38:.F38])&gt;0;SUM([.D38:.F38])/COUNT([.D38:.F38]);&quot;&quot;))" office:value-type="float" office:value="0" calcext:value-type="float">
            <text:p>0</text:p>
          </table:table-cell>
          <table:table-cell table:style-name="ce60" table:formula="of:=IF(['SoMi-Liste'.AA36]=0;&quot;&quot;;ROUND(['SoMi-Liste'.AA36];2))">
            <text:p/>
          </table:table-cell>
          <table:table-cell table:style-name="ce60" table:formula="of:=IF(['SoMi-Liste'.BC36]=0;&quot;&quot;;['SoMi-Liste'.BC36])">
            <text:p/>
          </table:table-cell>
          <table:table-cell table:style-name="ce93" table:formula="of:=IF(SUM([.H38:.I38])&gt;0;SUM([.H38:.I38])/COUNT([.H38:.I38]);&quot;&quot;)">
            <text:p/>
          </table:table-cell>
          <table:table-cell table:style-name="ce95" table:formula="of:=IF([.G38]=0;[.J38];IF(([.G38]+[.J38])&gt;0;([.G38]+[.J38])/COUNT([.G38];[.J38]);&quot;&quot;))">
            <text:p/>
          </table:table-cell>
          <table:table-cell table:style-name="ce97" table:formula="of:= IF([.K38]&gt;=[KMK_Punkte.$B$16];[KMK_Punkte.$A$17]; IF([.K38]&gt;=[KMK_Punkte.$B$15];[KMK_Punkte.$A$16]; IF([.K38]&gt;=[KMK_Punkte.$B$14];[KMK_Punkte.$A$15]; IF([.K38]&gt;=[KMK_Punkte.$B$13];[KMK_Punkte.$A$14]; IF([.K38]&gt;=[KMK_Punkte.$B$12];[KMK_Punkte.$A$13]; IF([.K38]&gt;=[KMK_Punkte.$B$11];[KMK_Punkte.$A$12]; IF([.K38]&gt;=[KMK_Punkte.$B$10];[KMK_Punkte.$A$11]; IF([.K38]&gt;=[KMK_Punkte.$B$9];[KMK_Punkte.$A$10]; IF([.K38]&gt;=[KMK_Punkte.$B$8];[KMK_Punkte.$A$9]; IF([.K38]&gt;=[KMK_Punkte.$B$7];[KMK_Punkte.$A$8]; IF([.K38]&gt;=[KMK_Punkte.$B$6];[KMK_Punkte.$A$7]; IF([.K38]&gt;=[KMK_Punkte.$B$5];[KMK_Punkte.$A$6]; IF([.K38]&gt;=[KMK_Punkte.$B$4];[KMK_Punkte.$A$5]; IF([.K38]&gt;=[KMK_Punkte.$B$3];[KMK_Punkte.$A$4]; IF([.K38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8]&lt;&gt;&quot;&quot;; IF( SUMIF(['SoMi-Liste'.C36:.X36];&quot;e&quot;;['SoMi-Liste'.C$2:.X$2])=0; [.N38]; IF([.N38]&lt;&gt;&quot;&quot;;SUMIF(['SoMi-Liste'.C36:.X36];&quot;e&quot;;['SoMi-Liste'.C$2:.X$2])+[.N38];SUMIF(['SoMi-Liste'.C36:.X36];&quot;e&quot;;['SoMi-Liste'.C$2:.X$2])   ));&quot;&quot;)">
            <text:p/>
          </table:table-cell>
          <table:table-cell table:style-name="ce105" table:formula="of:=IF([.B38]&lt;&gt;&quot;&quot;; IF(SUMIF(['SoMi-Liste'.C36:.X36];&quot;f&quot;;['SoMi-Liste'.C$2:.X$2])=0; &quot;&quot;; SUMIF(['SoMi-Liste'.C36:.X36];&quot;f&quot;;['SoMi-Liste'.C$2:.X$2]));&quot;&quot;)">
            <text:p/>
          </table:table-cell>
          <table:table-cell table:style-name="ce60" table:formula="of:=IF([.B38]&lt;&gt;&quot;&quot;; IF( SUMIF(['SoMi-Liste'.AC35:.AZ36];&quot;e&quot;;['SoMi-Liste'.AC$2:.AZ$2])=0; [.P38]; IF([.P38]&lt;&gt;&quot;&quot;;SUMIF(['SoMi-Liste'.AC36:.AZ36];&quot;e&quot;;['SoMi-Liste'.AC$2:.AZ$2])+[.P38];SUMIF(['SoMi-Liste'.AC36:.AZ36];&quot;e&quot;;['SoMi-Liste'.AC$2:.AZ$2])   ));&quot;&quot;)">
            <text:p/>
          </table:table-cell>
          <table:table-cell table:style-name="ce60" table:formula="of:=IF([.B38]&lt;&gt;&quot;&quot;; IF(SUMIF(['SoMi-Liste'.AC36:.AZ36];&quot;f&quot;;['SoMi-Liste'.AC$2:.AZ$2])=0; &quot;&quot;; SUMIF(['SoMi-Liste'.AC36:.AZ36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5" calcext:value-type="float">
            <text:p>35</text:p>
          </table:table-cell>
          <table:table-cell table:style-name="ce60" table:formula="of:=['SoMi-Liste'.B37]">
            <text:p/>
          </table:table-cell>
          <table:table-cell table:style-name="ce56" table:formula="of:=IF(['SoMi-Liste'.Z37]=&quot;m&quot;;&quot;m&quot;;&quot;s&quot;)" office:value-type="string" office:string-value="s" calcext:value-type="string">
            <text:p>s</text:p>
          </table:table-cell>
          <table:table-cell table:style-name="ce76" table:formula="of:=[Klausur1.C56]">
            <text:p/>
          </table:table-cell>
          <table:table-cell table:style-name="ce76" table:number-columns-repeated="2"/>
          <table:table-cell table:style-name="ce85" table:formula="of:=N(IF(SUM([.D39:.F39])&gt;0;SUM([.D39:.F39])/COUNT([.D39:.F39]);&quot;&quot;))" office:value-type="float" office:value="0" calcext:value-type="float">
            <text:p>0</text:p>
          </table:table-cell>
          <table:table-cell table:style-name="ce60" table:formula="of:=IF(['SoMi-Liste'.AA37]=0;&quot;&quot;;ROUND(['SoMi-Liste'.AA37];2))">
            <text:p/>
          </table:table-cell>
          <table:table-cell table:style-name="ce60" table:formula="of:=IF(['SoMi-Liste'.BC37]=0;&quot;&quot;;['SoMi-Liste'.BC37])">
            <text:p/>
          </table:table-cell>
          <table:table-cell table:style-name="ce93" table:formula="of:=IF(SUM([.H39:.I39])&gt;0;SUM([.H39:.I39])/COUNT([.H39:.I39]);&quot;&quot;)">
            <text:p/>
          </table:table-cell>
          <table:table-cell table:style-name="ce95" table:formula="of:=IF([.G39]=0;[.J39];IF(([.G39]+[.J39])&gt;0;([.G39]+[.J39])/COUNT([.G39];[.J39]);&quot;&quot;))">
            <text:p/>
          </table:table-cell>
          <table:table-cell table:style-name="ce97" table:formula="of:= IF([.K39]&gt;=[KMK_Punkte.$B$16];[KMK_Punkte.$A$17]; IF([.K39]&gt;=[KMK_Punkte.$B$15];[KMK_Punkte.$A$16]; IF([.K39]&gt;=[KMK_Punkte.$B$14];[KMK_Punkte.$A$15]; IF([.K39]&gt;=[KMK_Punkte.$B$13];[KMK_Punkte.$A$14]; IF([.K39]&gt;=[KMK_Punkte.$B$12];[KMK_Punkte.$A$13]; IF([.K39]&gt;=[KMK_Punkte.$B$11];[KMK_Punkte.$A$12]; IF([.K39]&gt;=[KMK_Punkte.$B$10];[KMK_Punkte.$A$11]; IF([.K39]&gt;=[KMK_Punkte.$B$9];[KMK_Punkte.$A$10]; IF([.K39]&gt;=[KMK_Punkte.$B$8];[KMK_Punkte.$A$9]; IF([.K39]&gt;=[KMK_Punkte.$B$7];[KMK_Punkte.$A$8]; IF([.K39]&gt;=[KMK_Punkte.$B$6];[KMK_Punkte.$A$7]; IF([.K39]&gt;=[KMK_Punkte.$B$5];[KMK_Punkte.$A$6]; IF([.K39]&gt;=[KMK_Punkte.$B$4];[KMK_Punkte.$A$5]; IF([.K39]&gt;=[KMK_Punkte.$B$3];[KMK_Punkte.$A$4]; IF([.K39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39]&lt;&gt;&quot;&quot;; IF( SUMIF(['SoMi-Liste'.C37:.X37];&quot;e&quot;;['SoMi-Liste'.C$2:.X$2])=0; [.N39]; IF([.N39]&lt;&gt;&quot;&quot;;SUMIF(['SoMi-Liste'.C37:.X37];&quot;e&quot;;['SoMi-Liste'.C$2:.X$2])+[.N39];SUMIF(['SoMi-Liste'.C37:.X37];&quot;e&quot;;['SoMi-Liste'.C$2:.X$2])   ));&quot;&quot;)">
            <text:p/>
          </table:table-cell>
          <table:table-cell table:style-name="ce105" table:formula="of:=IF([.B39]&lt;&gt;&quot;&quot;; IF(SUMIF(['SoMi-Liste'.C37:.X37];&quot;f&quot;;['SoMi-Liste'.C$2:.X$2])=0; &quot;&quot;; SUMIF(['SoMi-Liste'.C37:.X37];&quot;f&quot;;['SoMi-Liste'.C$2:.X$2]));&quot;&quot;)">
            <text:p/>
          </table:table-cell>
          <table:table-cell table:style-name="ce60" table:formula="of:=IF([.B39]&lt;&gt;&quot;&quot;; IF( SUMIF(['SoMi-Liste'.AC36:.AZ37];&quot;e&quot;;['SoMi-Liste'.AC$2:.AZ$2])=0; [.P39]; IF([.P39]&lt;&gt;&quot;&quot;;SUMIF(['SoMi-Liste'.AC37:.AZ37];&quot;e&quot;;['SoMi-Liste'.AC$2:.AZ$2])+[.P39];SUMIF(['SoMi-Liste'.AC37:.AZ37];&quot;e&quot;;['SoMi-Liste'.AC$2:.AZ$2])   ));&quot;&quot;)">
            <text:p/>
          </table:table-cell>
          <table:table-cell table:style-name="ce60" table:formula="of:=IF([.B39]&lt;&gt;&quot;&quot;; IF(SUMIF(['SoMi-Liste'.AC37:.AZ37];&quot;f&quot;;['SoMi-Liste'.AC$2:.AZ$2])=0; &quot;&quot;; SUMIF(['SoMi-Liste'.AC37:.AZ37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6" calcext:value-type="float">
            <text:p>36</text:p>
          </table:table-cell>
          <table:table-cell table:style-name="ce60" table:formula="of:=['SoMi-Liste'.B38]">
            <text:p/>
          </table:table-cell>
          <table:table-cell table:style-name="ce56" table:formula="of:=IF(['SoMi-Liste'.Z38]=&quot;m&quot;;&quot;m&quot;;&quot;s&quot;)" office:value-type="string" office:string-value="s" calcext:value-type="string">
            <text:p>s</text:p>
          </table:table-cell>
          <table:table-cell table:style-name="ce76" table:formula="of:=[Klausur1.C57]">
            <text:p/>
          </table:table-cell>
          <table:table-cell table:style-name="ce76" table:number-columns-repeated="2"/>
          <table:table-cell table:style-name="ce85" table:formula="of:=N(IF(SUM([.D40:.F40])&gt;0;SUM([.D40:.F40])/COUNT([.D40:.F40]);&quot;&quot;))" office:value-type="float" office:value="0" calcext:value-type="float">
            <text:p>0</text:p>
          </table:table-cell>
          <table:table-cell table:style-name="ce60" table:formula="of:=IF(['SoMi-Liste'.AA38]=0;&quot;&quot;;ROUND(['SoMi-Liste'.AA38];2))">
            <text:p/>
          </table:table-cell>
          <table:table-cell table:style-name="ce60" table:formula="of:=IF(['SoMi-Liste'.BC38]=0;&quot;&quot;;['SoMi-Liste'.BC38])">
            <text:p/>
          </table:table-cell>
          <table:table-cell table:style-name="ce93" table:formula="of:=IF(SUM([.H40:.I40])&gt;0;SUM([.H40:.I40])/COUNT([.H40:.I40]);&quot;&quot;)">
            <text:p/>
          </table:table-cell>
          <table:table-cell table:style-name="ce95" table:formula="of:=IF([.G40]=0;[.J40];IF(([.G40]+[.J40])&gt;0;([.G40]+[.J40])/COUNT([.G40];[.J40]);&quot;&quot;))">
            <text:p/>
          </table:table-cell>
          <table:table-cell table:style-name="ce97" table:formula="of:= IF([.K40]&gt;=[KMK_Punkte.$B$16];[KMK_Punkte.$A$17]; IF([.K40]&gt;=[KMK_Punkte.$B$15];[KMK_Punkte.$A$16]; IF([.K40]&gt;=[KMK_Punkte.$B$14];[KMK_Punkte.$A$15]; IF([.K40]&gt;=[KMK_Punkte.$B$13];[KMK_Punkte.$A$14]; IF([.K40]&gt;=[KMK_Punkte.$B$12];[KMK_Punkte.$A$13]; IF([.K40]&gt;=[KMK_Punkte.$B$11];[KMK_Punkte.$A$12]; IF([.K40]&gt;=[KMK_Punkte.$B$10];[KMK_Punkte.$A$11]; IF([.K40]&gt;=[KMK_Punkte.$B$9];[KMK_Punkte.$A$10]; IF([.K40]&gt;=[KMK_Punkte.$B$8];[KMK_Punkte.$A$9]; IF([.K40]&gt;=[KMK_Punkte.$B$7];[KMK_Punkte.$A$8]; IF([.K40]&gt;=[KMK_Punkte.$B$6];[KMK_Punkte.$A$7]; IF([.K40]&gt;=[KMK_Punkte.$B$5];[KMK_Punkte.$A$6]; IF([.K40]&gt;=[KMK_Punkte.$B$4];[KMK_Punkte.$A$5]; IF([.K40]&gt;=[KMK_Punkte.$B$3];[KMK_Punkte.$A$4]; IF([.K40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40]&lt;&gt;&quot;&quot;; IF( SUMIF(['SoMi-Liste'.C38:.X38];&quot;e&quot;;['SoMi-Liste'.C$2:.X$2])=0; [.N40]; IF([.N40]&lt;&gt;&quot;&quot;;SUMIF(['SoMi-Liste'.C38:.X38];&quot;e&quot;;['SoMi-Liste'.C$2:.X$2])+[.N40];SUMIF(['SoMi-Liste'.C38:.X38];&quot;e&quot;;['SoMi-Liste'.C$2:.X$2])   ));&quot;&quot;)">
            <text:p/>
          </table:table-cell>
          <table:table-cell table:style-name="ce105" table:formula="of:=IF([.B40]&lt;&gt;&quot;&quot;; IF(SUMIF(['SoMi-Liste'.C38:.X38];&quot;f&quot;;['SoMi-Liste'.C$2:.X$2])=0; &quot;&quot;; SUMIF(['SoMi-Liste'.C38:.X38];&quot;f&quot;;['SoMi-Liste'.C$2:.X$2]));&quot;&quot;)">
            <text:p/>
          </table:table-cell>
          <table:table-cell table:style-name="ce60" table:formula="of:=IF([.B40]&lt;&gt;&quot;&quot;; IF( SUMIF(['SoMi-Liste'.AC37:.AZ38];&quot;e&quot;;['SoMi-Liste'.AC$2:.AZ$2])=0; [.P40]; IF([.P40]&lt;&gt;&quot;&quot;;SUMIF(['SoMi-Liste'.AC38:.AZ38];&quot;e&quot;;['SoMi-Liste'.AC$2:.AZ$2])+[.P40];SUMIF(['SoMi-Liste'.AC38:.AZ38];&quot;e&quot;;['SoMi-Liste'.AC$2:.AZ$2])   ));&quot;&quot;)">
            <text:p/>
          </table:table-cell>
          <table:table-cell table:style-name="ce60" table:formula="of:=IF([.B40]&lt;&gt;&quot;&quot;; IF(SUMIF(['SoMi-Liste'.AC38:.AZ38];&quot;f&quot;;['SoMi-Liste'.AC$2:.AZ$2])=0; &quot;&quot;; SUMIF(['SoMi-Liste'.AC38:.AZ38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7" calcext:value-type="float">
            <text:p>37</text:p>
          </table:table-cell>
          <table:table-cell table:style-name="ce60" table:formula="of:=['SoMi-Liste'.B39]">
            <text:p/>
          </table:table-cell>
          <table:table-cell table:style-name="ce56" table:formula="of:=IF(['SoMi-Liste'.Z39]=&quot;m&quot;;&quot;m&quot;;&quot;s&quot;)" office:value-type="string" office:string-value="s" calcext:value-type="string">
            <text:p>s</text:p>
          </table:table-cell>
          <table:table-cell table:style-name="ce76" table:formula="of:=[Klausur1.C58]">
            <text:p/>
          </table:table-cell>
          <table:table-cell table:style-name="ce76" table:number-columns-repeated="2"/>
          <table:table-cell table:style-name="ce85" table:formula="of:=N(IF(SUM([.D41:.F41])&gt;0;SUM([.D41:.F41])/COUNT([.D41:.F41]);&quot;&quot;))" office:value-type="float" office:value="0" calcext:value-type="float">
            <text:p>0</text:p>
          </table:table-cell>
          <table:table-cell table:style-name="ce60" table:formula="of:=IF(['SoMi-Liste'.AA39]=0;&quot;&quot;;ROUND(['SoMi-Liste'.AA39];2))">
            <text:p/>
          </table:table-cell>
          <table:table-cell table:style-name="ce60" table:formula="of:=IF(['SoMi-Liste'.BC39]=0;&quot;&quot;;['SoMi-Liste'.BC39])">
            <text:p/>
          </table:table-cell>
          <table:table-cell table:style-name="ce93" table:formula="of:=IF(SUM([.H41:.I41])&gt;0;SUM([.H41:.I41])/COUNT([.H41:.I41]);&quot;&quot;)">
            <text:p/>
          </table:table-cell>
          <table:table-cell table:style-name="ce95" table:formula="of:=IF([.G41]=0;[.J41];IF(([.G41]+[.J41])&gt;0;([.G41]+[.J41])/COUNT([.G41];[.J41]);&quot;&quot;))">
            <text:p/>
          </table:table-cell>
          <table:table-cell table:style-name="ce97" table:formula="of:= IF([.K41]&gt;=[KMK_Punkte.$B$16];[KMK_Punkte.$A$17]; IF([.K41]&gt;=[KMK_Punkte.$B$15];[KMK_Punkte.$A$16]; IF([.K41]&gt;=[KMK_Punkte.$B$14];[KMK_Punkte.$A$15]; IF([.K41]&gt;=[KMK_Punkte.$B$13];[KMK_Punkte.$A$14]; IF([.K41]&gt;=[KMK_Punkte.$B$12];[KMK_Punkte.$A$13]; IF([.K41]&gt;=[KMK_Punkte.$B$11];[KMK_Punkte.$A$12]; IF([.K41]&gt;=[KMK_Punkte.$B$10];[KMK_Punkte.$A$11]; IF([.K41]&gt;=[KMK_Punkte.$B$9];[KMK_Punkte.$A$10]; IF([.K41]&gt;=[KMK_Punkte.$B$8];[KMK_Punkte.$A$9]; IF([.K41]&gt;=[KMK_Punkte.$B$7];[KMK_Punkte.$A$8]; IF([.K41]&gt;=[KMK_Punkte.$B$6];[KMK_Punkte.$A$7]; IF([.K41]&gt;=[KMK_Punkte.$B$5];[KMK_Punkte.$A$6]; IF([.K41]&gt;=[KMK_Punkte.$B$4];[KMK_Punkte.$A$5]; IF([.K41]&gt;=[KMK_Punkte.$B$3];[KMK_Punkte.$A$4]; IF([.K41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41]&lt;&gt;&quot;&quot;; IF( SUMIF(['SoMi-Liste'.C39:.X39];&quot;e&quot;;['SoMi-Liste'.C$2:.X$2])=0; [.N41]; IF([.N41]&lt;&gt;&quot;&quot;;SUMIF(['SoMi-Liste'.C39:.X39];&quot;e&quot;;['SoMi-Liste'.C$2:.X$2])+[.N41];SUMIF(['SoMi-Liste'.C39:.X39];&quot;e&quot;;['SoMi-Liste'.C$2:.X$2])   ));&quot;&quot;)">
            <text:p/>
          </table:table-cell>
          <table:table-cell table:style-name="ce105" table:formula="of:=IF([.B41]&lt;&gt;&quot;&quot;; IF(SUMIF(['SoMi-Liste'.C39:.X39];&quot;f&quot;;['SoMi-Liste'.C$2:.X$2])=0; &quot;&quot;; SUMIF(['SoMi-Liste'.C39:.X39];&quot;f&quot;;['SoMi-Liste'.C$2:.X$2]));&quot;&quot;)">
            <text:p/>
          </table:table-cell>
          <table:table-cell table:style-name="ce60" table:formula="of:=IF([.B41]&lt;&gt;&quot;&quot;; IF( SUMIF(['SoMi-Liste'.AC38:.AZ39];&quot;e&quot;;['SoMi-Liste'.AC$2:.AZ$2])=0; [.P41]; IF([.P41]&lt;&gt;&quot;&quot;;SUMIF(['SoMi-Liste'.AC39:.AZ39];&quot;e&quot;;['SoMi-Liste'.AC$2:.AZ$2])+[.P41];SUMIF(['SoMi-Liste'.AC39:.AZ39];&quot;e&quot;;['SoMi-Liste'.AC$2:.AZ$2])   ));&quot;&quot;)">
            <text:p/>
          </table:table-cell>
          <table:table-cell table:style-name="ce60" table:formula="of:=IF([.B41]&lt;&gt;&quot;&quot;; IF(SUMIF(['SoMi-Liste'.AC39:.AZ39];&quot;f&quot;;['SoMi-Liste'.AC$2:.AZ$2])=0; &quot;&quot;; SUMIF(['SoMi-Liste'.AC39:.AZ39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8" calcext:value-type="float">
            <text:p>38</text:p>
          </table:table-cell>
          <table:table-cell table:style-name="ce60" table:formula="of:=['SoMi-Liste'.B40]">
            <text:p/>
          </table:table-cell>
          <table:table-cell table:style-name="ce56" table:formula="of:=IF(['SoMi-Liste'.Z40]=&quot;m&quot;;&quot;m&quot;;&quot;s&quot;)" office:value-type="string" office:string-value="s" calcext:value-type="string">
            <text:p>s</text:p>
          </table:table-cell>
          <table:table-cell table:style-name="ce76" table:formula="of:=[Klausur1.C59]">
            <text:p/>
          </table:table-cell>
          <table:table-cell table:style-name="ce76" table:number-columns-repeated="2"/>
          <table:table-cell table:style-name="ce85" table:formula="of:=N(IF(SUM([.D42:.F42])&gt;0;SUM([.D42:.F42])/COUNT([.D42:.F42]);&quot;&quot;))" office:value-type="float" office:value="0" calcext:value-type="float">
            <text:p>0</text:p>
          </table:table-cell>
          <table:table-cell table:style-name="ce60" table:formula="of:=IF(['SoMi-Liste'.AA40]=0;&quot;&quot;;ROUND(['SoMi-Liste'.AA40];2))">
            <text:p/>
          </table:table-cell>
          <table:table-cell table:style-name="ce60" table:formula="of:=IF(['SoMi-Liste'.BC40]=0;&quot;&quot;;['SoMi-Liste'.BC40])">
            <text:p/>
          </table:table-cell>
          <table:table-cell table:style-name="ce93" table:formula="of:=IF(SUM([.H42:.I42])&gt;0;SUM([.H42:.I42])/COUNT([.H42:.I42]);&quot;&quot;)">
            <text:p/>
          </table:table-cell>
          <table:table-cell table:style-name="ce95" table:formula="of:=IF([.G42]=0;[.J42];IF(([.G42]+[.J42])&gt;0;([.G42]+[.J42])/COUNT([.G42];[.J42]);&quot;&quot;))">
            <text:p/>
          </table:table-cell>
          <table:table-cell table:style-name="ce97" table:formula="of:= IF([.K42]&gt;=[KMK_Punkte.$B$16];[KMK_Punkte.$A$17]; IF([.K42]&gt;=[KMK_Punkte.$B$15];[KMK_Punkte.$A$16]; IF([.K42]&gt;=[KMK_Punkte.$B$14];[KMK_Punkte.$A$15]; IF([.K42]&gt;=[KMK_Punkte.$B$13];[KMK_Punkte.$A$14]; IF([.K42]&gt;=[KMK_Punkte.$B$12];[KMK_Punkte.$A$13]; IF([.K42]&gt;=[KMK_Punkte.$B$11];[KMK_Punkte.$A$12]; IF([.K42]&gt;=[KMK_Punkte.$B$10];[KMK_Punkte.$A$11]; IF([.K42]&gt;=[KMK_Punkte.$B$9];[KMK_Punkte.$A$10]; IF([.K42]&gt;=[KMK_Punkte.$B$8];[KMK_Punkte.$A$9]; IF([.K42]&gt;=[KMK_Punkte.$B$7];[KMK_Punkte.$A$8]; IF([.K42]&gt;=[KMK_Punkte.$B$6];[KMK_Punkte.$A$7]; IF([.K42]&gt;=[KMK_Punkte.$B$5];[KMK_Punkte.$A$6]; IF([.K42]&gt;=[KMK_Punkte.$B$4];[KMK_Punkte.$A$5]; IF([.K42]&gt;=[KMK_Punkte.$B$3];[KMK_Punkte.$A$4]; IF([.K42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42]&lt;&gt;&quot;&quot;; IF( SUMIF(['SoMi-Liste'.C40:.X40];&quot;e&quot;;['SoMi-Liste'.C$2:.X$2])=0; [.N42]; IF([.N42]&lt;&gt;&quot;&quot;;SUMIF(['SoMi-Liste'.C40:.X40];&quot;e&quot;;['SoMi-Liste'.C$2:.X$2])+[.N42];SUMIF(['SoMi-Liste'.C40:.X40];&quot;e&quot;;['SoMi-Liste'.C$2:.X$2])   ));&quot;&quot;)">
            <text:p/>
          </table:table-cell>
          <table:table-cell table:style-name="ce105" table:formula="of:=IF([.B42]&lt;&gt;&quot;&quot;; IF(SUMIF(['SoMi-Liste'.C40:.X40];&quot;f&quot;;['SoMi-Liste'.C$2:.X$2])=0; &quot;&quot;; SUMIF(['SoMi-Liste'.C40:.X40];&quot;f&quot;;['SoMi-Liste'.C$2:.X$2]));&quot;&quot;)">
            <text:p/>
          </table:table-cell>
          <table:table-cell table:style-name="ce60" table:formula="of:=IF([.B42]&lt;&gt;&quot;&quot;; IF( SUMIF(['SoMi-Liste'.AC39:.AZ40];&quot;e&quot;;['SoMi-Liste'.AC$2:.AZ$2])=0; [.P42]; IF([.P42]&lt;&gt;&quot;&quot;;SUMIF(['SoMi-Liste'.AC40:.AZ40];&quot;e&quot;;['SoMi-Liste'.AC$2:.AZ$2])+[.P42];SUMIF(['SoMi-Liste'.AC40:.AZ40];&quot;e&quot;;['SoMi-Liste'.AC$2:.AZ$2])   ));&quot;&quot;)">
            <text:p/>
          </table:table-cell>
          <table:table-cell table:style-name="ce60" table:formula="of:=IF([.B42]&lt;&gt;&quot;&quot;; IF(SUMIF(['SoMi-Liste'.AC40:.AZ40];&quot;f&quot;;['SoMi-Liste'.AC$2:.AZ$2])=0; &quot;&quot;; SUMIF(['SoMi-Liste'.AC40:.AZ40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39" calcext:value-type="float">
            <text:p>39</text:p>
          </table:table-cell>
          <table:table-cell table:style-name="ce60" table:formula="of:=['SoMi-Liste'.B41]">
            <text:p/>
          </table:table-cell>
          <table:table-cell table:style-name="ce56" table:formula="of:=IF(['SoMi-Liste'.Z41]=&quot;m&quot;;&quot;m&quot;;&quot;s&quot;)" office:value-type="string" office:string-value="s" calcext:value-type="string">
            <text:p>s</text:p>
          </table:table-cell>
          <table:table-cell table:style-name="ce76" table:formula="of:=[Klausur1.C60]">
            <text:p/>
          </table:table-cell>
          <table:table-cell table:style-name="ce76" table:number-columns-repeated="2"/>
          <table:table-cell table:style-name="ce85" table:formula="of:=N(IF(SUM([.D43:.F43])&gt;0;SUM([.D43:.F43])/COUNT([.D43:.F43]);&quot;&quot;))" office:value-type="float" office:value="0" calcext:value-type="float">
            <text:p>0</text:p>
          </table:table-cell>
          <table:table-cell table:style-name="ce60" table:formula="of:=IF(['SoMi-Liste'.AA41]=0;&quot;&quot;;ROUND(['SoMi-Liste'.AA41];2))">
            <text:p/>
          </table:table-cell>
          <table:table-cell table:style-name="ce60" table:formula="of:=IF(['SoMi-Liste'.BC41]=0;&quot;&quot;;['SoMi-Liste'.BC41])">
            <text:p/>
          </table:table-cell>
          <table:table-cell table:style-name="ce93" table:formula="of:=IF(SUM([.H43:.I43])&gt;0;SUM([.H43:.I43])/COUNT([.H43:.I43]);&quot;&quot;)">
            <text:p/>
          </table:table-cell>
          <table:table-cell table:style-name="ce95" table:formula="of:=IF([.G43]=0;[.J43];IF(([.G43]+[.J43])&gt;0;([.G43]+[.J43])/COUNT([.G43];[.J43]);&quot;&quot;))">
            <text:p/>
          </table:table-cell>
          <table:table-cell table:style-name="ce97" table:formula="of:= IF([.K43]&gt;=[KMK_Punkte.$B$16];[KMK_Punkte.$A$17]; IF([.K43]&gt;=[KMK_Punkte.$B$15];[KMK_Punkte.$A$16]; IF([.K43]&gt;=[KMK_Punkte.$B$14];[KMK_Punkte.$A$15]; IF([.K43]&gt;=[KMK_Punkte.$B$13];[KMK_Punkte.$A$14]; IF([.K43]&gt;=[KMK_Punkte.$B$12];[KMK_Punkte.$A$13]; IF([.K43]&gt;=[KMK_Punkte.$B$11];[KMK_Punkte.$A$12]; IF([.K43]&gt;=[KMK_Punkte.$B$10];[KMK_Punkte.$A$11]; IF([.K43]&gt;=[KMK_Punkte.$B$9];[KMK_Punkte.$A$10]; IF([.K43]&gt;=[KMK_Punkte.$B$8];[KMK_Punkte.$A$9]; IF([.K43]&gt;=[KMK_Punkte.$B$7];[KMK_Punkte.$A$8]; IF([.K43]&gt;=[KMK_Punkte.$B$6];[KMK_Punkte.$A$7]; IF([.K43]&gt;=[KMK_Punkte.$B$5];[KMK_Punkte.$A$6]; IF([.K43]&gt;=[KMK_Punkte.$B$4];[KMK_Punkte.$A$5]; IF([.K43]&gt;=[KMK_Punkte.$B$3];[KMK_Punkte.$A$4]; IF([.K43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43]&lt;&gt;&quot;&quot;; IF( SUMIF(['SoMi-Liste'.C41:.X41];&quot;e&quot;;['SoMi-Liste'.C$2:.X$2])=0; [.N43]; IF([.N43]&lt;&gt;&quot;&quot;;SUMIF(['SoMi-Liste'.C41:.X41];&quot;e&quot;;['SoMi-Liste'.C$2:.X$2])+[.N43];SUMIF(['SoMi-Liste'.C41:.X41];&quot;e&quot;;['SoMi-Liste'.C$2:.X$2])   ));&quot;&quot;)">
            <text:p/>
          </table:table-cell>
          <table:table-cell table:style-name="ce105" table:formula="of:=IF([.B43]&lt;&gt;&quot;&quot;; IF(SUMIF(['SoMi-Liste'.C41:.X41];&quot;f&quot;;['SoMi-Liste'.C$2:.X$2])=0; &quot;&quot;; SUMIF(['SoMi-Liste'.C41:.X41];&quot;f&quot;;['SoMi-Liste'.C$2:.X$2]));&quot;&quot;)">
            <text:p/>
          </table:table-cell>
          <table:table-cell table:style-name="ce60" table:formula="of:=IF([.B43]&lt;&gt;&quot;&quot;; IF( SUMIF(['SoMi-Liste'.AC40:.AZ41];&quot;e&quot;;['SoMi-Liste'.AC$2:.AZ$2])=0; [.P43]; IF([.P43]&lt;&gt;&quot;&quot;;SUMIF(['SoMi-Liste'.AC41:.AZ41];&quot;e&quot;;['SoMi-Liste'.AC$2:.AZ$2])+[.P43];SUMIF(['SoMi-Liste'.AC41:.AZ41];&quot;e&quot;;['SoMi-Liste'.AC$2:.AZ$2])   ));&quot;&quot;)">
            <text:p/>
          </table:table-cell>
          <table:table-cell table:style-name="ce60" table:formula="of:=IF([.B43]&lt;&gt;&quot;&quot;; IF(SUMIF(['SoMi-Liste'.AC41:.AZ41];&quot;f&quot;;['SoMi-Liste'.AC$2:.AZ$2])=0; &quot;&quot;; SUMIF(['SoMi-Liste'.AC41:.AZ41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3">
          <table:table-cell table:style-name="ce56" office:value-type="float" office:value="40" calcext:value-type="float">
            <text:p>40</text:p>
          </table:table-cell>
          <table:table-cell table:style-name="ce60" table:formula="of:=['SoMi-Liste'.B42]">
            <text:p/>
          </table:table-cell>
          <table:table-cell table:style-name="ce56" table:formula="of:=IF(['SoMi-Liste'.Z42]=&quot;m&quot;;&quot;m&quot;;&quot;s&quot;)" office:value-type="string" office:string-value="s" calcext:value-type="string">
            <text:p>s</text:p>
          </table:table-cell>
          <table:table-cell table:style-name="ce76" table:formula="of:=[Klausur1.C61]">
            <text:p/>
          </table:table-cell>
          <table:table-cell table:style-name="ce76" table:number-columns-repeated="2"/>
          <table:table-cell table:style-name="ce85" table:formula="of:=N(IF(SUM([.D44:.F44])&gt;0;SUM([.D44:.F44])/COUNT([.D44:.F44]);&quot;&quot;))" office:value-type="float" office:value="0" calcext:value-type="float">
            <text:p>0</text:p>
          </table:table-cell>
          <table:table-cell table:style-name="ce60" table:formula="of:=IF(['SoMi-Liste'.AA42]=0;&quot;&quot;;ROUND(['SoMi-Liste'.AA42];2))">
            <text:p/>
          </table:table-cell>
          <table:table-cell table:style-name="ce60" table:formula="of:=IF(['SoMi-Liste'.BC42]=0;&quot;&quot;;['SoMi-Liste'.BC42])">
            <text:p/>
          </table:table-cell>
          <table:table-cell table:style-name="ce93" table:formula="of:=IF(SUM([.H44:.I44])&gt;0;SUM([.H44:.I44])/COUNT([.H44:.I44]);&quot;&quot;)">
            <text:p/>
          </table:table-cell>
          <table:table-cell table:style-name="ce95" table:formula="of:=IF([.G44]=0;[.J44];IF(([.G44]+[.J44])&gt;0;([.G44]+[.J44])/COUNT([.G44];[.J44]);&quot;&quot;))">
            <text:p/>
          </table:table-cell>
          <table:table-cell table:style-name="ce97" table:formula="of:= IF([.K44]&gt;=[KMK_Punkte.$B$16];[KMK_Punkte.$A$17]; IF([.K44]&gt;=[KMK_Punkte.$B$15];[KMK_Punkte.$A$16]; IF([.K44]&gt;=[KMK_Punkte.$B$14];[KMK_Punkte.$A$15]; IF([.K44]&gt;=[KMK_Punkte.$B$13];[KMK_Punkte.$A$14]; IF([.K44]&gt;=[KMK_Punkte.$B$12];[KMK_Punkte.$A$13]; IF([.K44]&gt;=[KMK_Punkte.$B$11];[KMK_Punkte.$A$12]; IF([.K44]&gt;=[KMK_Punkte.$B$10];[KMK_Punkte.$A$11]; IF([.K44]&gt;=[KMK_Punkte.$B$9];[KMK_Punkte.$A$10]; IF([.K44]&gt;=[KMK_Punkte.$B$8];[KMK_Punkte.$A$9]; IF([.K44]&gt;=[KMK_Punkte.$B$7];[KMK_Punkte.$A$8]; IF([.K44]&gt;=[KMK_Punkte.$B$6];[KMK_Punkte.$A$7]; IF([.K44]&gt;=[KMK_Punkte.$B$5];[KMK_Punkte.$A$6]; IF([.K44]&gt;=[KMK_Punkte.$B$4];[KMK_Punkte.$A$5]; IF([.K44]&gt;=[KMK_Punkte.$B$3];[KMK_Punkte.$A$4]; IF([.K44]&gt;=[KMK_Punkte.$B$2];[KMK_Punkte.$A$3];[KMK_Punkte.$A$2]) ))))))))))))))" office:value-type="float" office:value="0" calcext:value-type="float">
            <text:p>0</text:p>
          </table:table-cell>
          <table:table-cell table:style-name="ce103" table:formula="of:=IF([.B44]&lt;&gt;&quot;&quot;; IF( SUMIF(['SoMi-Liste'.C42:.X42];&quot;e&quot;;['SoMi-Liste'.C$2:.X$2])=0; [.N44]; IF([.N44]&lt;&gt;&quot;&quot;;SUMIF(['SoMi-Liste'.C42:.X42];&quot;e&quot;;['SoMi-Liste'.C$2:.X$2])+[.N44];SUMIF(['SoMi-Liste'.C42:.X42];&quot;e&quot;;['SoMi-Liste'.C$2:.X$2])   ));&quot;&quot;)">
            <text:p/>
          </table:table-cell>
          <table:table-cell table:style-name="ce105" table:formula="of:=IF([.B44]&lt;&gt;&quot;&quot;; IF(SUMIF(['SoMi-Liste'.C42:.X42];&quot;f&quot;;['SoMi-Liste'.C$2:.X$2])=0; &quot;&quot;; SUMIF(['SoMi-Liste'.C42:.X42];&quot;f&quot;;['SoMi-Liste'.C$2:.X$2]));&quot;&quot;)">
            <text:p/>
          </table:table-cell>
          <table:table-cell table:style-name="ce60" table:formula="of:=IF([.B44]&lt;&gt;&quot;&quot;; IF( SUMIF(['SoMi-Liste'.AC41:.AZ42];&quot;e&quot;;['SoMi-Liste'.AC$2:.AZ$2])=0; [.P44]; IF([.P44]&lt;&gt;&quot;&quot;;SUMIF(['SoMi-Liste'.AC42:.AZ42];&quot;e&quot;;['SoMi-Liste'.AC$2:.AZ$2])+[.P44];SUMIF(['SoMi-Liste'.AC42:.AZ42];&quot;e&quot;;['SoMi-Liste'.AC$2:.AZ$2])   ));&quot;&quot;)">
            <text:p/>
          </table:table-cell>
          <table:table-cell table:style-name="ce60" table:formula="of:=IF([.B44]&lt;&gt;&quot;&quot;; IF(SUMIF(['SoMi-Liste'.AC42:.AZ42];&quot;f&quot;;['SoMi-Liste'.AC$2:.AZ$2])=0; &quot;&quot;; SUMIF(['SoMi-Liste'.AC42:.AZ42];&quot;f&quot;;['SoMi-Liste'.AC$2:.AZ$2]));&quot;&quot;)">
            <text:p/>
          </table:table-cell>
          <table:table-cell/>
          <table:table-cell table:style-name="ce77" table:number-columns-repeated="2"/>
          <table:table-cell table:number-columns-repeated="1005"/>
        </table:table-row>
        <table:table-row table:style-name="ro4">
          <table:table-cell table:style-name="ce57"/>
          <table:table-cell table:number-columns-repeated="2"/>
          <table:table-cell table:style-name="ce77" table:number-columns-repeated="2"/>
          <table:table-cell table:style-name="ce82" table:number-columns-repeated="2"/>
          <table:table-cell table:style-name="ce77" table:number-columns-repeated="2"/>
          <table:table-cell/>
          <table:table-cell table:style-name="ce96" table:number-columns-repeated="2"/>
          <table:table-cell table:number-columns-repeated="5"/>
          <table:table-cell table:style-name="ce2"/>
          <table:table-cell table:number-columns-repeated="1006"/>
        </table:table-row>
        <table:table-row table:style-name="ro14">
          <table:table-cell/>
          <table:table-cell table:style-name="ce61" office:value-type="string" calcext:value-type="string">
            <text:p>Durchschnitt</text:p>
          </table:table-cell>
          <table:table-cell table:style-name="ce66"/>
          <table:table-cell table:style-name="ce78" table:formula="of:=IF(COUNT([.D5:.D36])&gt;0;SUM([.D5:.D36])/COUNT([.D5:.D36]);0)" office:value-type="float" office:value="0" calcext:value-type="float">
            <text:p>0</text:p>
          </table:table-cell>
          <table:table-cell table:style-name="ce78" table:formula="of:=IF(COUNT([.E5:.E36])&gt;0;SUM([.E5:.E36])/COUNT([.E5:.E36]);0)" office:value-type="float" office:value="3" calcext:value-type="float">
            <text:p>3</text:p>
          </table:table-cell>
          <table:table-cell table:style-name="ce78" table:formula="of:=IF(COUNT([.F5:.F36])&gt;0;SUM([.F5:.F36])/COUNT([.F5:.F36]);0)" office:value-type="float" office:value="0" calcext:value-type="float">
            <text:p>0</text:p>
          </table:table-cell>
          <table:table-cell table:style-name="ce78"/>
          <table:table-cell table:style-name="ce78" table:formula="of:=IF(COUNT([.H5:.H36])&gt;0;SUM([.H5:.H36])/COUNT([.H5:.H36]);0)" office:value-type="float" office:value="2.28333333333333" calcext:value-type="float">
            <text:p>2,28333333333333</text:p>
          </table:table-cell>
          <table:table-cell table:style-name="ce78" table:formula="of:=IF(COUNT([.I5:.I36])&gt;0;SUM([.I5:.I36])/COUNT([.I5:.I36]);0)" office:value-type="float" office:value="0" calcext:value-type="float">
            <text:p>0</text:p>
          </table:table-cell>
          <table:table-cell table:number-columns-repeated="8"/>
          <table:table-cell table:style-name="ce2"/>
          <table:table-cell table:number-columns-repeated="1006"/>
        </table:table-row>
        <table:table-row table:style-name="ro4" table:number-rows-repeated="2">
          <table:table-cell table:number-columns-repeated="17"/>
          <table:table-cell table:style-name="ce2"/>
          <table:table-cell table:number-columns-repeated="1006"/>
        </table:table-row>
        <table:table-row table:style-name="ro15">
          <table:table-cell table:number-columns-repeated="2"/>
          <table:table-cell table:style-name="ce67"/>
          <table:table-cell table:style-name="ce79" table:number-columns-repeated="9"/>
          <table:table-cell table:number-columns-repeated="4"/>
          <table:table-cell table:style-name="ce36"/>
          <table:table-cell table:style-name="ce2"/>
          <table:table-cell table:number-columns-repeated="1006"/>
        </table:table-row>
        <table:table-row table:style-name="ro15">
          <table:table-cell/>
          <table:table-cell table:style-name="ce62" office:value-type="string" calcext:value-type="string">
            <text:p>Notenspiegel</text:p>
          </table:table-cell>
          <table:table-cell table:style-name="ce68"/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number-columns-repeated="2"/>
          <table:table-cell table:style-name="ce98"/>
          <table:table-cell table:number-columns-repeated="1012"/>
        </table:table-row>
        <table:table-row table:style-name="ro4">
          <table:table-cell/>
          <table:table-cell table:style-name="ce63" office:value-type="string" calcext:value-type="string">
            <text:p>Klausur 1</text:p>
          </table:table-cell>
          <table:table-cell table:style-name="ce69"/>
          <table:table-cell table:style-name="ce79" table:formula="of:=COUNTIF([.$D$5:.$D$36];1)" office:value-type="float" office:value="0" calcext:value-type="float">
            <text:p>0</text:p>
          </table:table-cell>
          <table:table-cell table:style-name="ce79" table:formula="of:=COUNTIF([.$D$5:.$D$36];2)" office:value-type="float" office:value="0" calcext:value-type="float">
            <text:p>0</text:p>
          </table:table-cell>
          <table:table-cell table:style-name="ce79" table:formula="of:=COUNTIF([.$D$5:.$D$36];3)" office:value-type="float" office:value="0" calcext:value-type="float">
            <text:p>0</text:p>
          </table:table-cell>
          <table:table-cell table:style-name="ce79" table:formula="of:=COUNTIF([.$D$5:.$D$36];4)" office:value-type="float" office:value="0" calcext:value-type="float">
            <text:p>0</text:p>
          </table:table-cell>
          <table:table-cell table:style-name="ce79" table:formula="of:=COUNTIF([.$D$5:.$D$36];5)" office:value-type="float" office:value="0" calcext:value-type="float">
            <text:p>0</text:p>
          </table:table-cell>
          <table:table-cell table:style-name="ce90" table:formula="of:=COUNTIF([.$D$5:.$D$36];6)" office:value-type="float" office:value="0" calcext:value-type="float">
            <text:p>0</text:p>
          </table:table-cell>
          <table:table-cell table:number-columns-repeated="2"/>
          <table:table-cell table:style-name="ce79"/>
          <table:table-cell table:number-columns-repeated="1012"/>
        </table:table-row>
        <table:table-row table:style-name="ro4">
          <table:table-cell/>
          <table:table-cell table:style-name="ce63" office:value-type="string" calcext:value-type="string">
            <text:p>Klausur 2</text:p>
          </table:table-cell>
          <table:table-cell table:style-name="ce69"/>
          <table:table-cell table:style-name="ce79" table:formula="of:=COUNTIF([.$E$5:.$E$36];1)" office:value-type="float" office:value="0" calcext:value-type="float">
            <text:p>0</text:p>
          </table:table-cell>
          <table:table-cell table:style-name="ce79" table:formula="of:=COUNTIF([.$E$5:.$E$36];2)" office:value-type="float" office:value="0" calcext:value-type="float">
            <text:p>0</text:p>
          </table:table-cell>
          <table:table-cell table:style-name="ce79" table:formula="of:=COUNTIF([.$E$5:.$E$36];3)" office:value-type="float" office:value="1" calcext:value-type="float">
            <text:p>1</text:p>
          </table:table-cell>
          <table:table-cell table:style-name="ce79" table:formula="of:=COUNTIF([.$E$5:.$E$36];4)" office:value-type="float" office:value="0" calcext:value-type="float">
            <text:p>0</text:p>
          </table:table-cell>
          <table:table-cell table:style-name="ce79" table:formula="of:=COUNTIF([.$E$5:.$E$36];5)" office:value-type="float" office:value="0" calcext:value-type="float">
            <text:p>0</text:p>
          </table:table-cell>
          <table:table-cell table:style-name="ce90" table:formula="of:=COUNTIF([.$E$5:.$E$36];6)" office:value-type="float" office:value="0" calcext:value-type="float">
            <text:p>0</text:p>
          </table:table-cell>
          <table:table-cell table:number-columns-repeated="2"/>
          <table:table-cell table:style-name="ce79"/>
          <table:table-cell table:number-columns-repeated="1012"/>
        </table:table-row>
        <table:table-row table:style-name="ro4">
          <table:table-cell/>
          <table:table-cell table:style-name="ce64" office:value-type="string" calcext:value-type="string">
            <text:p>Klausur 3</text:p>
          </table:table-cell>
          <table:table-cell table:style-name="ce70"/>
          <table:table-cell table:style-name="ce81" table:formula="of:=COUNTIF([.$F$5:.$F$36];1)" office:value-type="float" office:value="0" calcext:value-type="float">
            <text:p>0</text:p>
          </table:table-cell>
          <table:table-cell table:style-name="ce81" table:formula="of:=COUNTIF([.$F$5:.$F$36];2)" office:value-type="float" office:value="0" calcext:value-type="float">
            <text:p>0</text:p>
          </table:table-cell>
          <table:table-cell table:style-name="ce81" table:formula="of:=COUNTIF([.$F$5:.$F$36];3)" office:value-type="float" office:value="0" calcext:value-type="float">
            <text:p>0</text:p>
          </table:table-cell>
          <table:table-cell table:style-name="ce81" table:formula="of:=COUNTIF([.$F$5:.$F$36];4)" office:value-type="float" office:value="0" calcext:value-type="float">
            <text:p>0</text:p>
          </table:table-cell>
          <table:table-cell table:style-name="ce81" table:formula="of:=COUNTIF([.$D$5:.$F$36];5)" office:value-type="float" office:value="0" calcext:value-type="float">
            <text:p>0</text:p>
          </table:table-cell>
          <table:table-cell table:style-name="ce91" table:formula="of:=COUNTIF([.$D$5:.$F$36];6)" office:value-type="float" office:value="0" calcext:value-type="float">
            <text:p>0</text:p>
          </table:table-cell>
          <table:table-cell table:number-columns-repeated="1015"/>
        </table:table-row>
        <table:table-row table:style-name="ro16" table:number-rows-repeated="104852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Print_Area" table:base-cell-address="$Notenuebersicht.$A$1" table:cell-range-address="Notenuebersicht.$A$1:Notenuebersicht.$P$36"/>
        </table:named-expressions>
        <calcext:conditional-formats>
          <calcext:conditional-format calcext:target-range-address="Notenuebersicht.A5:Notenuebersicht.F44 Notenuebersicht.O5:Notenuebersicht.P44 Notenuebersicht.H5:Notenuebersicht.J44 Notenuebersicht.L5:Notenuebersicht.L44">
            <calcext:condition calcext:apply-style-name="cf1" calcext:value="formula-is(ISEVEN(ROW()))" calcext:base-cell-address="Notenuebersicht.A5"/>
          </calcext:conditional-format>
          <calcext:conditional-format calcext:target-range-address="Notenuebersicht.G5:Notenuebersicht.G44">
            <calcext:condition calcext:apply-style-name="cf1" calcext:value="formula-is(ISEVEN(ROW()))" calcext:base-cell-address="Notenuebersicht.G5"/>
          </calcext:conditional-format>
          <calcext:conditional-format calcext:target-range-address="Notenuebersicht.K5:Notenuebersicht.K44">
            <calcext:condition calcext:apply-style-name="cf1" calcext:value="formula-is(ISEVEN(ROW()))" calcext:base-cell-address="Notenuebersicht.K5"/>
          </calcext:conditional-format>
          <calcext:conditional-format calcext:target-range-address="Notenuebersicht.M5:Notenuebersicht.M44">
            <calcext:condition calcext:apply-style-name="cf1" calcext:value="formula-is(ISEVEN(ROW()))" calcext:base-cell-address="Notenuebersicht.M5"/>
          </calcext:conditional-format>
          <calcext:conditional-format calcext:target-range-address="Notenuebersicht.N5:Notenuebersicht.N44">
            <calcext:condition calcext:apply-style-name="cf1" calcext:value="formula-is(ISEVEN(ROW()))" calcext:base-cell-address="Notenuebersicht.N5"/>
          </calcext:conditional-format>
        </calcext:conditional-formats>
      </table:table>
      <table:table table:name="Klausur1" table:style-name="ta1">
        <table:table-column table:style-name="co7" table:default-cell-style-name="ce2"/>
        <table:table-column table:style-name="co8" table:default-cell-style-name="ce2"/>
        <table:table-column table:style-name="co32" table:number-columns-repeated="2" table:default-cell-style-name="ce2"/>
        <table:table-column table:style-name="co9" table:number-columns-repeated="2" table:default-cell-style-name="ce2"/>
        <table:table-column table:style-name="co10" table:number-columns-repeated="13" table:default-cell-style-name="ce2"/>
        <table:table-column table:style-name="co10" table:default-cell-style-name="ce36"/>
        <table:table-column table:style-name="co10" table:number-columns-repeated="6" table:default-cell-style-name="ce2"/>
        <table:table-column table:style-name="co19" table:default-cell-style-name="ce2"/>
        <table:table-column table:style-name="co7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4" table:number-columns-repeated="958" table:default-cell-style-name="ce2"/>
        <table:table-column table:style-name="co6" table:number-columns-repeated="35" table:default-cell-style-name="ce2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ilnehmer</text:p>
          </table:table-cell>
          <table:table-cell table:formula="of:=COUNTA([.B22:.B53])-COUNTIF([.B22:.B53];&quot;&quot;)" office:value-type="float" office:value="7" calcext:value-type="float">
            <text:p>7</text:p>
          </table:table-cell>
          <table:table-cell table:number-columns-repeated="1021"/>
        </table:table-row>
        <table:table-row table:style-name="ro4" table:number-rows-repeated="8">
          <table:table-cell table:number-columns-repeated="1024"/>
        </table:table-row>
        <table:table-row table:style-name="ro14">
          <table:table-cell table:number-columns-repeated="2"/>
          <table:table-cell office:value-type="string" calcext:value-type="string">
            <text:p>Notenspiegel:</text:p>
          </table:table-cell>
          <table:table-cell table:number-columns-repeated="1021"/>
        </table:table-row>
        <table:table-row table:style-name="ro14">
          <table:table-cell table:number-columns-repeated="2"/>
          <table:table-cell table:style-name="ce109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number-columns-repeated="1016"/>
        </table:table-row>
        <table:table-row table:style-name="ro17">
          <table:table-cell table:number-columns-repeated="2"/>
          <table:table-cell table:style-name="ce110" table:formula="of:=COUNTIF([.$C$22:.$C$53];[.C$12]&amp;&quot;+&quot;)+COUNTIF([.$C$22:.$C$53];[.C$12]&amp;&quot;-&quot;)+COUNTIF([.$C$22:.$C$53];[.C$12])" office:value-type="float" office:value="1" calcext:value-type="float">
            <text:p>1</text:p>
          </table:table-cell>
          <table:table-cell table:style-name="ce116" table:formula="of:=COUNTIF([.$C$22:.$C$53];[.D$12]&amp;&quot;+&quot;)+COUNTIF([.$C$22:.$C$53];[.D$12]&amp;&quot;-&quot;)+COUNTIF([.$C$22:.$C$53];[.D$12])" office:value-type="float" office:value="0" calcext:value-type="float">
            <text:p>0</text:p>
          </table:table-cell>
          <table:table-cell table:style-name="ce116" table:formula="of:=COUNTIF([.$C$22:.$C$53];[.E$12]&amp;&quot;+&quot;)+COUNTIF([.$C$22:.$C$53];[.E$12]&amp;&quot;-&quot;)+COUNTIF([.$C$22:.$C$53];[.E$12])" office:value-type="float" office:value="3" calcext:value-type="float">
            <text:p>3</text:p>
          </table:table-cell>
          <table:table-cell table:style-name="ce116" table:formula="of:=COUNTIF([.$C$22:.$C$53];[.F$12]&amp;&quot;+&quot;)+COUNTIF([.$C$22:.$C$53];[.F$12]&amp;&quot;-&quot;)+COUNTIF([.$C$22:.$C$53];[.F$12])" office:value-type="float" office:value="1" calcext:value-type="float">
            <text:p>1</text:p>
          </table:table-cell>
          <table:table-cell table:style-name="ce116" table:formula="of:=COUNTIF([.$C$22:.$C$53];[.G$12]&amp;&quot;+&quot;)+COUNTIF([.$C$22:.$C$53];[.G$12]&amp;&quot;-&quot;)+COUNTIF([.$C$22:.$C$53];[.G$12])" office:value-type="float" office:value="1" calcext:value-type="float">
            <text:p>1</text:p>
          </table:table-cell>
          <table:table-cell table:style-name="ce132" table:formula="of:=COUNTIF([.$C$22:.$C$53];[.H$12]&amp;&quot;+&quot;)+COUNTIF([.$C$22:.$C$53];[.H$12]&amp;&quot;-&quot;)+COUNTIF([.$C$22:.$C$53];[.H$12])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8">
          <table:table-cell/>
          <table:table-cell table:style-name="ce106" table:formula="of:=['Kursliste-Settings'.B1:.B3]" office:value-type="string" office:string-value="" calcext:value-type="error">
            <text:p>#WERT!</text:p>
          </table:table-cell>
          <table:table-cell table:style-name="ce111" office:value-type="string" calcext:value-type="string">
            <text:p>Note</text:p>
          </table:table-cell>
          <table:table-cell table:style-name="ce117" office:value-type="string" calcext:value-type="string">
            <text:p>Punkte</text:p>
          </table:table-cell>
          <table:table-cell table:style-name="ce121" office:value-type="string" calcext:value-type="string">
            <text:p>Prozent</text:p>
          </table:table-cell>
          <table:table-cell table:style-name="ce111" office:value-type="string" calcext:value-type="string">
            <text:p>Gesamtpunkte</text:p>
          </table:table-cell>
          <table:table-cell table:style-name="ce1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A3.1</text:p>
          </table:table-cell>
          <table:table-cell table:style-name="ce17" office:value-type="string" calcext:value-type="string">
            <text:p>A3.2</text:p>
          </table:table-cell>
          <table:table-cell table:style-name="ce17" office:value-type="string" calcext:value-type="string">
            <text:p>A3.3</text:p>
          </table:table-cell>
          <table:table-cell table:style-name="ce17" office:value-type="string" calcext:value-type="string">
            <text:p>A4</text:p>
          </table:table-cell>
          <table:table-cell table:style-name="ce17" office:value-type="string" calcext:value-type="string">
            <text:p>A5</text:p>
          </table:table-cell>
          <table:table-cell table:style-name="ce17" office:value-type="string" calcext:value-type="string">
            <text:p>A6</text:p>
          </table:table-cell>
          <table:table-cell table:style-name="ce17" office:value-type="string" calcext:value-type="string">
            <text:p>A7</text:p>
          </table:table-cell>
          <table:table-cell table:style-name="ce17" office:value-type="string" calcext:value-type="string">
            <text:p>A8</text:p>
          </table:table-cell>
          <table:table-cell table:style-name="ce17" office:value-type="string" calcext:value-type="string">
            <text:p>A9</text:p>
          </table:table-cell>
          <table:table-cell table:style-name="ce17" office:value-type="string" calcext:value-type="string">
            <text:p>A10</text:p>
          </table:table-cell>
          <table:table-cell table:style-name="ce17" office:value-type="string" calcext:value-type="string">
            <text:p>A11</text:p>
          </table:table-cell>
          <table:table-cell table:style-name="ce17" office:value-type="string" calcext:value-type="string">
            <text:p>A12</text:p>
          </table:table-cell>
          <table:table-cell table:style-name="ce17" office:value-type="string" calcext:value-type="string">
            <text:p>A13</text:p>
          </table:table-cell>
          <table:table-cell table:style-name="ce17" office:value-type="string" calcext:value-type="string">
            <text:p>A14</text:p>
          </table:table-cell>
          <table:table-cell table:style-name="ce17" office:value-type="string" calcext:value-type="string">
            <text:p>A15</text:p>
          </table:table-cell>
          <table:table-cell table:style-name="ce17" office:value-type="string" calcext:value-type="string">
            <text:p>A16</text:p>
          </table:table-cell>
          <table:table-cell table:style-name="ce17" office:value-type="string" calcext:value-type="string">
            <text:p>A17</text:p>
          </table:table-cell>
          <table:table-cell table:style-name="ce17" office:value-type="string" calcext:value-type="string">
            <text:p>A18</text:p>
          </table:table-cell>
          <table:table-cell table:number-columns-repeated="998"/>
        </table:table-row>
        <table:table-row table:style-name="ro19">
          <table:table-cell office:value-type="string" calcext:value-type="string">
            <text:p>Nr</text:p>
          </table:table-cell>
          <table:table-cell table:style-name="ce107" office:value-type="string" calcext:value-type="string">
            <text:p>Maximal Punkte</text:p>
          </table:table-cell>
          <table:table-cell table:style-name="ce112"/>
          <table:table-cell table:style-name="ce118"/>
          <table:table-cell table:style-name="ce107"/>
          <table:table-cell table:style-name="ce124" table:formula="of:=IF([.B20]&lt;&gt;&quot;&quot;;SUM([.G20:.Z20]);&quot;&quot;)" office:value-type="float" office:value="96" calcext:value-type="float">
            <text:p>96</text:p>
          </table:table-cell>
          <table:table-cell table:style-name="ce127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8" calcext:value-type="float">
            <text:p>8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6" calcext:value-type="float">
            <text:p>6</text:p>
          </table:table-cell>
          <table:table-cell table:number-columns-repeated="2" table:style-name="ce133" office:value-type="float" office:value="3" calcext:value-type="float">
            <text:p>3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2" calcext:value-type="float">
            <text:p>2</text:p>
          </table:table-cell>
          <table:table-cell table:number-columns-repeated="998"/>
        </table:table-row>
        <table:table-row table:style-name="ro20">
          <table:table-cell/>
          <table:table-cell table:style-name="ce108" office:value-type="string" calcext:value-type="string">
            <text:p>Durchschnitt</text:p>
          </table:table-cell>
          <table:table-cell table:style-name="ce113" table:formula="of:=IF([.F21]&lt;&gt;&quot;&quot;;VLOOKUP([.D21];[KMK_Punkte.$A$2:.$C$17];3;0);&quot;&quot;)" office:value-type="string" office:string-value="3-" calcext:value-type="string">
            <text:p>3-</text:p>
          </table:table-cell>
          <table:table-cell table:style-name="ce119" table:formula="of:=IF([.F21]&lt;&gt;&quot;&quot;;ROUNDUP([KMK_Punkte.$A$2]*[.F21]/100;0);&quot;&quot;)" office:value-type="float" office:value="7" calcext:value-type="float">
            <text:p>7</text:p>
          </table:table-cell>
          <table:table-cell table:style-name="ce122" table:formula="of:=IF([.F21]&lt;&gt;&quot;&quot;;[.F21]/[.$F$20];&quot;&quot;)" office:value-type="percentage" office:value="0.452380952380952" calcext:value-type="percentage">
            <text:p>45%</text:p>
          </table:table-cell>
          <table:table-cell table:style-name="ce125" table:formula="of:=IF([.B21]&lt;&gt;&quot;&quot;;SUM([.G21:.Z21]);&quot;&quot;)" office:value-type="float" office:value="43.4285714285714" calcext:value-type="float">
            <text:p>43,43</text:p>
          </table:table-cell>
          <table:table-cell table:style-name="ce128" table:formula="of:=SUM([.G22:.G53])/[.$C$2]" office:value-type="float" office:value="2.85714285714286" calcext:value-type="float">
            <text:p>2,86</text:p>
          </table:table-cell>
          <table:table-cell table:style-name="ce134" table:formula="of:=SUM([.H22:.H53])/[.$C$2]" office:value-type="float" office:value="2.57142857142857" calcext:value-type="float">
            <text:p>2,57</text:p>
          </table:table-cell>
          <table:table-cell table:style-name="ce134" table:formula="of:=SUM([.I22:.I53])/[.$C$2]" office:value-type="float" office:value="2.14285714285714" calcext:value-type="float">
            <text:p>2,14</text:p>
          </table:table-cell>
          <table:table-cell table:style-name="ce134" table:formula="of:=SUM([.J22:.J53])/[.$C$2]" office:value-type="float" office:value="2.85714285714286" calcext:value-type="float">
            <text:p>2,86</text:p>
          </table:table-cell>
          <table:table-cell table:style-name="ce134" table:formula="of:=SUM([.K22:.K53])/[.$C$2]" office:value-type="float" office:value="3.71428571428571" calcext:value-type="float">
            <text:p>3,71</text:p>
          </table:table-cell>
          <table:table-cell table:style-name="ce134" table:formula="of:=SUM([.L22:.L53])/[.$C$2]" office:value-type="float" office:value="3.14285714285714" calcext:value-type="float">
            <text:p>3,14</text:p>
          </table:table-cell>
          <table:table-cell table:style-name="ce134" table:formula="of:=SUM([.M22:.M53])/[.$C$2]" office:value-type="float" office:value="3.14285714285714" calcext:value-type="float">
            <text:p>3,14</text:p>
          </table:table-cell>
          <table:table-cell table:style-name="ce134" table:formula="of:=SUM([.N22:.N53])/[.$C$2]" office:value-type="float" office:value="1.71428571428571" calcext:value-type="float">
            <text:p>1,71</text:p>
          </table:table-cell>
          <table:table-cell table:style-name="ce134" table:formula="of:=SUM([.O22:.O53])/[.$C$2]" office:value-type="float" office:value="2" calcext:value-type="float">
            <text:p>2,00</text:p>
          </table:table-cell>
          <table:table-cell table:style-name="ce134" table:formula="of:=SUM([.P22:.P53])/[.$C$2]" office:value-type="float" office:value="1.57142857142857" calcext:value-type="float">
            <text:p>1,57</text:p>
          </table:table-cell>
          <table:table-cell table:style-name="ce134" table:formula="of:=SUM([.Q22:.Q53])/[.$C$2]" office:value-type="float" office:value="2.42857142857143" calcext:value-type="float">
            <text:p>2,43</text:p>
          </table:table-cell>
          <table:table-cell table:style-name="ce134" table:formula="of:=SUM([.R22:.R53])/[.$C$2]" office:value-type="float" office:value="2" calcext:value-type="float">
            <text:p>2,00</text:p>
          </table:table-cell>
          <table:table-cell table:style-name="ce134" table:formula="of:=SUM([.S22:.S53])/[.$C$2]" office:value-type="float" office:value="1.71428571428571" calcext:value-type="float">
            <text:p>1,71</text:p>
          </table:table-cell>
          <table:table-cell table:style-name="ce134" table:formula="of:=SUM([.T22:.T53])/[.$C$2]" office:value-type="float" office:value="1.42857142857143" calcext:value-type="float">
            <text:p>1,43</text:p>
          </table:table-cell>
          <table:table-cell table:style-name="ce134" table:formula="of:=SUM([.U22:.U53])/[.$C$2]" office:value-type="float" office:value="1.57142857142857" calcext:value-type="float">
            <text:p>1,57</text:p>
          </table:table-cell>
          <table:table-cell table:style-name="ce134" table:formula="of:=SUM([.V22:.V53])/[.$C$2]" office:value-type="float" office:value="1.42857142857143" calcext:value-type="float">
            <text:p>1,43</text:p>
          </table:table-cell>
          <table:table-cell table:style-name="ce134" table:formula="of:=SUM([.W22:.W53])/[.$C$2]" office:value-type="float" office:value="1.57142857142857" calcext:value-type="float">
            <text:p>1,57</text:p>
          </table:table-cell>
          <table:table-cell table:style-name="ce134" table:formula="of:=SUM([.X22:.X53])/[.$C$2]" office:value-type="float" office:value="1.14285714285714" calcext:value-type="float">
            <text:p>1,14</text:p>
          </table:table-cell>
          <table:table-cell table:style-name="ce134" table:formula="of:=SUM([.Y22:.Y53])/[.$C$2]" office:value-type="float" office:value="3.85714285714286" calcext:value-type="float">
            <text:p>3,86</text:p>
          </table:table-cell>
          <table:table-cell table:style-name="ce134" table:formula="of:=SUM([.Z22:.Z53])/[.$C$2]" office:value-type="float" office:value="0.571428571428571" calcext:value-type="float">
            <text:p>0,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.</text:p>
          </table:table-cell>
          <table:table-cell table:style-name="ce12" table:formula="of:=IF(AND(['Kursliste-Settings'.B5]=&quot;&quot;;['Kursliste-Settings'.C5]=&quot;&quot;);&quot;&quot;;CONCATENATE(['Kursliste-Settings'.B5];&quot; &quot;;['Kursliste-Settings'.C5]))" office:value-type="string" office:string-value="Max Mustermann" calcext:value-type="string">
            <text:p>Max Mustermann</text:p>
          </table:table-cell>
          <table:table-cell table:style-name="ce114" table:formula="of:=IF([.F22]&lt;&gt;&quot;&quot;;VLOOKUP([.D22];[KMK_Punkte.$A$2:.$C$17];3;0);&quot;&quot;)" office:value-type="string" office:string-value="3+" calcext:value-type="string">
            <text:p>3+</text:p>
          </table:table-cell>
          <table:table-cell table:style-name="ce120" table:formula="of:=IF([.F22]&lt;&gt;&quot;&quot;;ROUNDUP([KMK_Punkte.$A$2]*[.F22]/100;0);&quot;&quot;)" office:value-type="float" office:value="9" calcext:value-type="float">
            <text:p>9</text:p>
          </table:table-cell>
          <table:table-cell table:style-name="ce123" table:formula="of:=IF([.F22]&lt;&gt;&quot;&quot;;[.F22]/[.$F$20];&quot;&quot;)" office:value-type="percentage" office:value="0.5625" calcext:value-type="percentage">
            <text:p>56%</text:p>
          </table:table-cell>
          <table:table-cell table:style-name="ce126" table:formula="of:=IF([.B22]&lt;&gt;&quot;&quot;;SUM([.G22:.Z22]);&quot;&quot;)" office:value-type="float" office:value="54" calcext:value-type="float">
            <text:p>54</text:p>
          </table:table-cell>
          <table:table-cell table:style-name="ce129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.</text:p>
          </table:table-cell>
          <table:table-cell table:style-name="ce12" table:formula="of:=IF(AND(['Kursliste-Settings'.B6]=&quot;&quot;;['Kursliste-Settings'.C6]=&quot;&quot;);&quot;&quot;;CONCATENATE(['Kursliste-Settings'.B6];&quot; &quot;;['Kursliste-Settings'.C6]))" office:value-type="string" office:string-value="Timo Test" calcext:value-type="string">
            <text:p>Timo Test</text:p>
          </table:table-cell>
          <table:table-cell table:style-name="ce114" table:formula="of:=IF([.F23]&lt;&gt;&quot;&quot;;VLOOKUP([.D23];[KMK_Punkte.$A$2:.$C$17];3;0);&quot;&quot;)" office:value-type="string" office:string-value="3+" calcext:value-type="string">
            <text:p>3+</text:p>
          </table:table-cell>
          <table:table-cell table:style-name="ce120" table:formula="of:=IF([.F23]&lt;&gt;&quot;&quot;;ROUNDUP([KMK_Punkte.$A$2]*[.F23]/100;0);&quot;&quot;)" office:value-type="float" office:value="9" calcext:value-type="float">
            <text:p>9</text:p>
          </table:table-cell>
          <table:table-cell table:style-name="ce123" table:formula="of:=IF([.F23]&lt;&gt;&quot;&quot;;[.F23]/[.$F$20];&quot;&quot;)" office:value-type="percentage" office:value="0.614583333333333" calcext:value-type="percentage">
            <text:p>61%</text:p>
          </table:table-cell>
          <table:table-cell table:style-name="ce126" table:formula="of:=IF([.B23]&lt;&gt;&quot;&quot;;SUM([.G23:.Z23]);&quot;&quot;)" office:value-type="float" office:value="59" calcext:value-type="float">
            <text:p>59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number-columns-repeated="998"/>
        </table:table-row>
        <table:table-row table:style-name="ro1">
          <table:table-cell office:value-type="string" calcext:value-type="string">
            <text:p>3.</text:p>
          </table:table-cell>
          <table:table-cell table:style-name="ce12" table:formula="of:=IF(AND(['Kursliste-Settings'.B7]=&quot;&quot;;['Kursliste-Settings'.C7]=&quot;&quot;);&quot;&quot;;CONCATENATE(['Kursliste-Settings'.B7];&quot; &quot;;['Kursliste-Settings'.C7]))" office:value-type="string" office:string-value="Victor Versuch" calcext:value-type="string">
            <text:p>Victor Versuch</text:p>
          </table:table-cell>
          <table:table-cell table:style-name="ce114" table:formula="of:=IF([.F24]&lt;&gt;&quot;&quot;;VLOOKUP([.D24];[KMK_Punkte.$A$2:.$C$17];3;0);&quot;&quot;)" office:value-type="string" office:string-value="3-" calcext:value-type="string">
            <text:p>3-</text:p>
          </table:table-cell>
          <table:table-cell table:style-name="ce120" table:formula="of:=IF([.F24]&lt;&gt;&quot;&quot;;ROUNDUP([KMK_Punkte.$A$2]*[.F24]/100;0);&quot;&quot;)" office:value-type="float" office:value="7" calcext:value-type="float">
            <text:p>7</text:p>
          </table:table-cell>
          <table:table-cell table:style-name="ce123" table:formula="of:=IF([.F24]&lt;&gt;&quot;&quot;;[.F24]/[.$F$20];&quot;&quot;)" office:value-type="percentage" office:value="0.4375" calcext:value-type="percentage">
            <text:p>44%</text:p>
          </table:table-cell>
          <table:table-cell table:style-name="ce126" table:formula="of:=IF([.B24]&lt;&gt;&quot;&quot;;SUM([.G24:.Z24]);&quot;&quot;)" office:value-type="float" office:value="42" calcext:value-type="float">
            <text:p>42</text:p>
          </table:table-cell>
          <table:table-cell table:style-name="ce130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4.</text:p>
          </table:table-cell>
          <table:table-cell table:style-name="ce12" table:formula="of:=IF(AND(['Kursliste-Settings'.B8]=&quot;&quot;;['Kursliste-Settings'.C8]=&quot;&quot;);&quot;&quot;;CONCATENATE(['Kursliste-Settings'.B8];&quot; &quot;;['Kursliste-Settings'.C8]))" office:value-type="string" office:string-value="Ulf Ulfson" calcext:value-type="string">
            <text:p>Ulf Ulfson</text:p>
          </table:table-cell>
          <table:table-cell table:style-name="ce114" table:formula="of:=IF([.F25]&lt;&gt;&quot;&quot;;VLOOKUP([.D25];[KMK_Punkte.$A$2:.$C$17];3;0);&quot;&quot;)" office:value-type="string" office:string-value="4+" calcext:value-type="string">
            <text:p>4+</text:p>
          </table:table-cell>
          <table:table-cell table:style-name="ce120" table:formula="of:=IF([.F25]&lt;&gt;&quot;&quot;;ROUNDUP([KMK_Punkte.$A$2]*[.F25]/100;0);&quot;&quot;)" office:value-type="float" office:value="6" calcext:value-type="float">
            <text:p>6</text:p>
          </table:table-cell>
          <table:table-cell table:style-name="ce123" table:formula="of:=IF([.F25]&lt;&gt;&quot;&quot;;[.F25]/[.$F$20];&quot;&quot;)" office:value-type="percentage" office:value="0.385416666666667" calcext:value-type="percentage">
            <text:p>39%</text:p>
          </table:table-cell>
          <table:table-cell table:style-name="ce126" table:formula="of:=IF([.B25]&lt;&gt;&quot;&quot;;SUM([.G25:.Z25]);&quot;&quot;)" office:value-type="float" office:value="37" calcext:value-type="float">
            <text:p>37</text:p>
          </table:table-cell>
          <table:table-cell table:style-name="ce130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9"/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table:number-columns-repeated="5"/>
          <table:table-cell table:number-columns-repeated="998"/>
        </table:table-row>
        <table:table-row table:style-name="ro1">
          <table:table-cell office:value-type="string" calcext:value-type="string">
            <text:p>5.</text:p>
          </table:table-cell>
          <table:table-cell table:style-name="ce9" table:formula="of:=IF(AND(['Kursliste-Settings'.B9]=&quot;&quot;;['Kursliste-Settings'.C9]=&quot;&quot;);&quot;&quot;;CONCATENATE(['Kursliste-Settings'.B9];&quot; &quot;;['Kursliste-Settings'.C9]))" office:value-type="string" office:string-value="Peter Peterson" calcext:value-type="string">
            <text:p>Peter Peterson</text:p>
          </table:table-cell>
          <table:table-cell table:style-name="ce114" table:formula="of:=IF([.F26]&lt;&gt;&quot;&quot;;VLOOKUP([.D26];[KMK_Punkte.$A$2:.$C$17];3;0);&quot;&quot;)" office:value-type="string" office:string-value="5+" calcext:value-type="string">
            <text:p>5+</text:p>
          </table:table-cell>
          <table:table-cell table:style-name="ce120" table:formula="of:=IF([.F26]&lt;&gt;&quot;&quot;;ROUNDUP([KMK_Punkte.$A$2]*[.F26]/100;0);&quot;&quot;)" office:value-type="float" office:value="3" calcext:value-type="float">
            <text:p>3</text:p>
          </table:table-cell>
          <table:table-cell table:style-name="ce123" table:formula="of:=IF([.F26]&lt;&gt;&quot;&quot;;[.F26]/[.$F$20];&quot;&quot;)" office:value-type="percentage" office:value="0.166666666666667" calcext:value-type="percentage">
            <text:p>17%</text:p>
          </table:table-cell>
          <table:table-cell table:style-name="ce126" table:formula="of:=IF([.B26]&lt;&gt;&quot;&quot;;SUM([.G26:.Z26]);&quot;&quot;)" office:value-type="float" office:value="16" calcext:value-type="float">
            <text:p>16</text:p>
          </table:table-cell>
          <table:table-cell table:style-name="ce1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6.</text:p>
          </table:table-cell>
          <table:table-cell table:style-name="ce9" table:formula="of:=IF(AND(['Kursliste-Settings'.B10]=&quot;&quot;;['Kursliste-Settings'.C10]=&quot;&quot;);&quot;&quot;;CONCATENATE(['Kursliste-Settings'.B10];&quot; &quot;;['Kursliste-Settings'.C10]))" office:value-type="string" office:string-value="Harry Hundert-Prozent" calcext:value-type="string">
            <text:p>Harry Hundert-Prozent</text:p>
          </table:table-cell>
          <table:table-cell table:style-name="ce114" table:formula="of:=IF([.F27]&lt;&gt;&quot;&quot;;VLOOKUP([.D27];[KMK_Punkte.$A$2:.$C$17];3;0);&quot;&quot;)" office:value-type="string" office:string-value="1+" calcext:value-type="string">
            <text:p>1+</text:p>
          </table:table-cell>
          <table:table-cell table:style-name="ce120" table:formula="of:=IF([.F27]&lt;&gt;&quot;&quot;;ROUNDUP([KMK_Punkte.$A$2]*[.F27]/100;0);&quot;&quot;)" office:value-type="float" office:value="15" calcext:value-type="float">
            <text:p>15</text:p>
          </table:table-cell>
          <table:table-cell table:style-name="ce123" table:formula="of:=IF([.F27]&lt;&gt;&quot;&quot;;[.F27]/[.$F$20];&quot;&quot;)" office:value-type="percentage" office:value="1" calcext:value-type="percentage">
            <text:p>100%</text:p>
          </table:table-cell>
          <table:table-cell table:style-name="ce126" table:formula="of:=IF([.B27]&lt;&gt;&quot;&quot;;SUM([.G27:.Z27]);&quot;&quot;)" office:value-type="float" office:value="96" calcext:value-type="float">
            <text:p>96</text:p>
          </table:table-cell>
          <table:table-cell table:style-name="ce130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.</text:p>
          </table:table-cell>
          <table:table-cell table:style-name="ce9" table:formula="of:=IF(AND(['Kursliste-Settings'.B11]=&quot;&quot;;['Kursliste-Settings'.C11]=&quot;&quot;);&quot;&quot;;CONCATENATE(['Kursliste-Settings'.B11];&quot; &quot;;['Kursliste-Settings'.C11]))" office:value-type="string" office:string-value="Nils Nulpe" calcext:value-type="string">
            <text:p>Nils Nulpe</text:p>
          </table:table-cell>
          <table:table-cell table:style-name="ce114" table:formula="of:=IF([.F28]&lt;&gt;&quot;&quot;;VLOOKUP([.D28];[KMK_Punkte.$A$2:.$C$17];3;0);&quot;&quot;)" office:value-type="string" office:string-value="6" calcext:value-type="string">
            <text:p>6</text:p>
          </table:table-cell>
          <table:table-cell table:style-name="ce120" table:formula="of:=IF([.F28]&lt;&gt;&quot;&quot;;ROUNDUP([KMK_Punkte.$A$2]*[.F28]/100;0);&quot;&quot;)" office:value-type="float" office:value="0" calcext:value-type="float">
            <text:p>0</text:p>
          </table:table-cell>
          <table:table-cell table:style-name="ce123" table:formula="of:=IF([.F28]&lt;&gt;&quot;&quot;;[.F28]/[.$F$20];&quot;&quot;)" office:value-type="percentage" office:value="0" calcext:value-type="percentage">
            <text:p>0%</text:p>
          </table:table-cell>
          <table:table-cell table:style-name="ce126" table:formula="of:=IF([.B28]&lt;&gt;&quot;&quot;;SUM([.G28:.Z28]);&quot;&quot;)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19" table:style-name="ce2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.</text:p>
          </table:table-cell>
          <table:table-cell table:style-name="ce9" table:formula="of:=IF(AND(['Kursliste-Settings'.B12]=&quot;&quot;;['Kursliste-Settings'.C12]=&quot;&quot;);&quot;&quot;;CONCATENATE(['Kursliste-Settings'.B12];&quot; &quot;;['Kursliste-Settings'.C12]))">
            <text:p/>
          </table:table-cell>
          <table:table-cell table:style-name="ce114" table:formula="of:=IF([.F29]&lt;&gt;&quot;&quot;;VLOOKUP([.D29];[KMK_Punkte.$A$2:.$C$17];3;0);&quot;&quot;)">
            <text:p/>
          </table:table-cell>
          <table:table-cell table:style-name="ce120" table:formula="of:=IF([.F29]&lt;&gt;&quot;&quot;;ROUNDUP([KMK_Punkte.$A$2]*[.F29]/100;0);&quot;&quot;)">
            <text:p/>
          </table:table-cell>
          <table:table-cell table:style-name="ce123" table:formula="of:=IF([.F29]&lt;&gt;&quot;&quot;;[.F29]/[.$F$20];&quot;&quot;)">
            <text:p/>
          </table:table-cell>
          <table:table-cell table:style-name="ce126" table:formula="of:=IF([.B29]&lt;&gt;&quot;&quot;;SUM([.G29:.Z29]);&quot;&quot;)">
            <text:p/>
          </table:table-cell>
          <table:table-cell table:style-name="ce130"/>
          <table:table-cell table:style-name="ce29" table:number-columns-repeated="4"/>
          <table:table-cell table:style-name="ce19" table:number-columns-repeated="3"/>
          <table:table-cell table:style-name="ce29" table:number-columns-repeated="12"/>
          <table:table-cell table:number-columns-repeated="998"/>
        </table:table-row>
        <table:table-row table:style-name="ro1">
          <table:table-cell office:value-type="string" calcext:value-type="string">
            <text:p>9.</text:p>
          </table:table-cell>
          <table:table-cell table:style-name="ce9" table:formula="of:=IF(AND(['Kursliste-Settings'.B13]=&quot;&quot;;['Kursliste-Settings'.C13]=&quot;&quot;);&quot;&quot;;CONCATENATE(['Kursliste-Settings'.B13];&quot; &quot;;['Kursliste-Settings'.C13]))">
            <text:p/>
          </table:table-cell>
          <table:table-cell table:style-name="ce114" table:formula="of:=IF([.F30]&lt;&gt;&quot;&quot;;VLOOKUP([.D30];[KMK_Punkte.$A$2:.$C$17];3;0);&quot;&quot;)">
            <text:p/>
          </table:table-cell>
          <table:table-cell table:style-name="ce120" table:formula="of:=IF([.F30]&lt;&gt;&quot;&quot;;ROUNDUP([KMK_Punkte.$A$2]*[.F30]/100;0);&quot;&quot;)">
            <text:p/>
          </table:table-cell>
          <table:table-cell table:style-name="ce123" table:formula="of:=IF([.F30]&lt;&gt;&quot;&quot;;[.F30]/[.$F$20];&quot;&quot;)">
            <text:p/>
          </table:table-cell>
          <table:table-cell table:style-name="ce126" table:formula="of:=IF([.B30]&lt;&gt;&quot;&quot;;SUM([.G30:.Z30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0.</text:p>
          </table:table-cell>
          <table:table-cell table:style-name="ce9" table:formula="of:=IF(AND(['Kursliste-Settings'.B14]=&quot;&quot;;['Kursliste-Settings'.C14]=&quot;&quot;);&quot;&quot;;CONCATENATE(['Kursliste-Settings'.B14];&quot; &quot;;['Kursliste-Settings'.C14]))">
            <text:p/>
          </table:table-cell>
          <table:table-cell table:style-name="ce114" table:formula="of:=IF([.F31]&lt;&gt;&quot;&quot;;VLOOKUP([.D31];[KMK_Punkte.$A$2:.$C$17];3;0);&quot;&quot;)">
            <text:p/>
          </table:table-cell>
          <table:table-cell table:style-name="ce120" table:formula="of:=IF([.F31]&lt;&gt;&quot;&quot;;ROUNDUP([KMK_Punkte.$A$2]*[.F31]/100;0);&quot;&quot;)">
            <text:p/>
          </table:table-cell>
          <table:table-cell table:style-name="ce123" table:formula="of:=IF([.F31]&lt;&gt;&quot;&quot;;[.F31]/[.$F$20];&quot;&quot;)">
            <text:p/>
          </table:table-cell>
          <table:table-cell table:style-name="ce126" table:formula="of:=IF([.B31]&lt;&gt;&quot;&quot;;SUM([.G31:.Z31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1.</text:p>
          </table:table-cell>
          <table:table-cell table:style-name="ce9" table:formula="of:=IF(AND(['Kursliste-Settings'.B15]=&quot;&quot;;['Kursliste-Settings'.C15]=&quot;&quot;);&quot;&quot;;CONCATENATE(['Kursliste-Settings'.B15];&quot; &quot;;['Kursliste-Settings'.C15]))">
            <text:p/>
          </table:table-cell>
          <table:table-cell table:style-name="ce114" table:formula="of:=IF([.F32]&lt;&gt;&quot;&quot;;VLOOKUP([.D32];[KMK_Punkte.$A$2:.$C$17];3;0);&quot;&quot;)">
            <text:p/>
          </table:table-cell>
          <table:table-cell table:style-name="ce120" table:formula="of:=IF([.F32]&lt;&gt;&quot;&quot;;ROUNDUP([KMK_Punkte.$A$2]*[.F32]/100;0);&quot;&quot;)">
            <text:p/>
          </table:table-cell>
          <table:table-cell table:style-name="ce123" table:formula="of:=IF([.F32]&lt;&gt;&quot;&quot;;[.F32]/[.$F$20];&quot;&quot;)">
            <text:p/>
          </table:table-cell>
          <table:table-cell table:style-name="ce126" table:formula="of:=IF([.B32]&lt;&gt;&quot;&quot;;SUM([.G32:.Z32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2.</text:p>
          </table:table-cell>
          <table:table-cell table:style-name="ce9" table:formula="of:=IF(AND(['Kursliste-Settings'.B16]=&quot;&quot;;['Kursliste-Settings'.C16]=&quot;&quot;);&quot;&quot;;CONCATENATE(['Kursliste-Settings'.B16];&quot; &quot;;['Kursliste-Settings'.C16]))">
            <text:p/>
          </table:table-cell>
          <table:table-cell table:style-name="ce114" table:formula="of:=IF([.F33]&lt;&gt;&quot;&quot;;VLOOKUP([.D33];[KMK_Punkte.$A$2:.$C$17];3;0);&quot;&quot;)">
            <text:p/>
          </table:table-cell>
          <table:table-cell table:style-name="ce120" table:formula="of:=IF([.F33]&lt;&gt;&quot;&quot;;ROUNDUP([KMK_Punkte.$A$2]*[.F33]/100;0);&quot;&quot;)">
            <text:p/>
          </table:table-cell>
          <table:table-cell table:style-name="ce123" table:formula="of:=IF([.F33]&lt;&gt;&quot;&quot;;[.F33]/[.$F$20];&quot;&quot;)">
            <text:p/>
          </table:table-cell>
          <table:table-cell table:style-name="ce126" table:formula="of:=IF([.B33]&lt;&gt;&quot;&quot;;SUM([.G33:.Z33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3.</text:p>
          </table:table-cell>
          <table:table-cell table:style-name="ce9" table:formula="of:=IF(AND(['Kursliste-Settings'.B17]=&quot;&quot;;['Kursliste-Settings'.C17]=&quot;&quot;);&quot;&quot;;CONCATENATE(['Kursliste-Settings'.B17];&quot; &quot;;['Kursliste-Settings'.C17]))">
            <text:p/>
          </table:table-cell>
          <table:table-cell table:style-name="ce114" table:formula="of:=IF([.F34]&lt;&gt;&quot;&quot;;VLOOKUP([.D34];[KMK_Punkte.$A$2:.$C$17];3;0);&quot;&quot;)">
            <text:p/>
          </table:table-cell>
          <table:table-cell table:style-name="ce120" table:formula="of:=IF([.F34]&lt;&gt;&quot;&quot;;ROUNDUP([KMK_Punkte.$A$2]*[.F34]/100;0);&quot;&quot;)">
            <text:p/>
          </table:table-cell>
          <table:table-cell table:style-name="ce123" table:formula="of:=IF([.F34]&lt;&gt;&quot;&quot;;[.F34]/[.$F$20];&quot;&quot;)">
            <text:p/>
          </table:table-cell>
          <table:table-cell table:style-name="ce126" table:formula="of:=IF([.B34]&lt;&gt;&quot;&quot;;SUM([.G34:.Z34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4.</text:p>
          </table:table-cell>
          <table:table-cell table:style-name="ce9" table:formula="of:=IF(AND(['Kursliste-Settings'.B18]=&quot;&quot;;['Kursliste-Settings'.C18]=&quot;&quot;);&quot;&quot;;CONCATENATE(['Kursliste-Settings'.B18];&quot; &quot;;['Kursliste-Settings'.C18]))">
            <text:p/>
          </table:table-cell>
          <table:table-cell table:style-name="ce114" table:formula="of:=IF([.F35]&lt;&gt;&quot;&quot;;VLOOKUP([.D35];[KMK_Punkte.$A$2:.$C$17];3;0);&quot;&quot;)">
            <text:p/>
          </table:table-cell>
          <table:table-cell table:style-name="ce120" table:formula="of:=IF([.F35]&lt;&gt;&quot;&quot;;ROUNDUP([KMK_Punkte.$A$2]*[.F35]/100;0);&quot;&quot;)">
            <text:p/>
          </table:table-cell>
          <table:table-cell table:style-name="ce123" table:formula="of:=IF([.F35]&lt;&gt;&quot;&quot;;[.F35]/[.$F$20];&quot;&quot;)">
            <text:p/>
          </table:table-cell>
          <table:table-cell table:style-name="ce126" table:formula="of:=IF([.B35]&lt;&gt;&quot;&quot;;SUM([.G35:.Z35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5.</text:p>
          </table:table-cell>
          <table:table-cell table:style-name="ce9" table:formula="of:=IF(AND(['Kursliste-Settings'.B19]=&quot;&quot;;['Kursliste-Settings'.C19]=&quot;&quot;);&quot;&quot;;CONCATENATE(['Kursliste-Settings'.B19];&quot; &quot;;['Kursliste-Settings'.C19]))">
            <text:p/>
          </table:table-cell>
          <table:table-cell table:style-name="ce114" table:formula="of:=IF([.F36]&lt;&gt;&quot;&quot;;VLOOKUP([.D36];[KMK_Punkte.$A$2:.$C$17];3;0);&quot;&quot;)">
            <text:p/>
          </table:table-cell>
          <table:table-cell table:style-name="ce120" table:formula="of:=IF([.F36]&lt;&gt;&quot;&quot;;ROUNDUP([KMK_Punkte.$A$2]*[.F36]/100;0);&quot;&quot;)">
            <text:p/>
          </table:table-cell>
          <table:table-cell table:style-name="ce123" table:formula="of:=IF([.F36]&lt;&gt;&quot;&quot;;[.F36]/[.$F$20];&quot;&quot;)">
            <text:p/>
          </table:table-cell>
          <table:table-cell table:style-name="ce126" table:formula="of:=IF([.B36]&lt;&gt;&quot;&quot;;SUM([.G36:.Z36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6.</text:p>
          </table:table-cell>
          <table:table-cell table:style-name="ce9" table:formula="of:=IF(AND(['Kursliste-Settings'.B20]=&quot;&quot;;['Kursliste-Settings'.C20]=&quot;&quot;);&quot;&quot;;CONCATENATE(['Kursliste-Settings'.B20];&quot; &quot;;['Kursliste-Settings'.C20]))">
            <text:p/>
          </table:table-cell>
          <table:table-cell table:style-name="ce114" table:formula="of:=IF([.F37]&lt;&gt;&quot;&quot;;VLOOKUP([.D37];[KMK_Punkte.$A$2:.$C$17];3;0);&quot;&quot;)">
            <text:p/>
          </table:table-cell>
          <table:table-cell table:style-name="ce120" table:formula="of:=IF([.F37]&lt;&gt;&quot;&quot;;ROUNDUP([KMK_Punkte.$A$2]*[.F37]/100;0);&quot;&quot;)">
            <text:p/>
          </table:table-cell>
          <table:table-cell table:style-name="ce123" table:formula="of:=IF([.F37]&lt;&gt;&quot;&quot;;[.F37]/[.$F$20];&quot;&quot;)">
            <text:p/>
          </table:table-cell>
          <table:table-cell table:style-name="ce126" table:formula="of:=IF([.B37]&lt;&gt;&quot;&quot;;SUM([.G37:.Z37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7.</text:p>
          </table:table-cell>
          <table:table-cell table:style-name="ce9" table:formula="of:=IF(AND(['Kursliste-Settings'.B21]=&quot;&quot;;['Kursliste-Settings'.C21]=&quot;&quot;);&quot;&quot;;CONCATENATE(['Kursliste-Settings'.B21];&quot; &quot;;['Kursliste-Settings'.C21]))">
            <text:p/>
          </table:table-cell>
          <table:table-cell table:style-name="ce114" table:formula="of:=IF([.F38]&lt;&gt;&quot;&quot;;VLOOKUP([.D38];[KMK_Punkte.$A$2:.$C$17];3;0);&quot;&quot;)">
            <text:p/>
          </table:table-cell>
          <table:table-cell table:style-name="ce120" table:formula="of:=IF([.F38]&lt;&gt;&quot;&quot;;ROUNDUP([KMK_Punkte.$A$2]*[.F38]/100;0);&quot;&quot;)">
            <text:p/>
          </table:table-cell>
          <table:table-cell table:style-name="ce123" table:formula="of:=IF([.F38]&lt;&gt;&quot;&quot;;[.F38]/[.$F$20];&quot;&quot;)">
            <text:p/>
          </table:table-cell>
          <table:table-cell table:style-name="ce126" table:formula="of:=IF([.B38]&lt;&gt;&quot;&quot;;SUM([.G38:.Z38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8.</text:p>
          </table:table-cell>
          <table:table-cell table:style-name="ce9" table:formula="of:=IF(AND(['Kursliste-Settings'.B22]=&quot;&quot;;['Kursliste-Settings'.C22]=&quot;&quot;);&quot;&quot;;CONCATENATE(['Kursliste-Settings'.B22];&quot; &quot;;['Kursliste-Settings'.C22]))">
            <text:p/>
          </table:table-cell>
          <table:table-cell table:style-name="ce114" table:formula="of:=IF([.F39]&lt;&gt;&quot;&quot;;VLOOKUP([.D39];[KMK_Punkte.$A$2:.$C$17];3;0);&quot;&quot;)">
            <text:p/>
          </table:table-cell>
          <table:table-cell table:style-name="ce120" table:formula="of:=IF([.F39]&lt;&gt;&quot;&quot;;ROUNDUP([KMK_Punkte.$A$2]*[.F39]/100;0);&quot;&quot;)">
            <text:p/>
          </table:table-cell>
          <table:table-cell table:style-name="ce123" table:formula="of:=IF([.F39]&lt;&gt;&quot;&quot;;[.F39]/[.$F$20];&quot;&quot;)">
            <text:p/>
          </table:table-cell>
          <table:table-cell table:style-name="ce126" table:formula="of:=IF([.B39]&lt;&gt;&quot;&quot;;SUM([.G39:.Z39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9.</text:p>
          </table:table-cell>
          <table:table-cell table:style-name="ce9" table:formula="of:=IF(AND(['Kursliste-Settings'.B23]=&quot;&quot;;['Kursliste-Settings'.C23]=&quot;&quot;);&quot;&quot;;CONCATENATE(['Kursliste-Settings'.B23];&quot; &quot;;['Kursliste-Settings'.C23]))">
            <text:p/>
          </table:table-cell>
          <table:table-cell table:style-name="ce114" table:formula="of:=IF([.F40]&lt;&gt;&quot;&quot;;VLOOKUP([.D40];[KMK_Punkte.$A$2:.$C$17];3;0);&quot;&quot;)">
            <text:p/>
          </table:table-cell>
          <table:table-cell table:style-name="ce120" table:formula="of:=IF([.F40]&lt;&gt;&quot;&quot;;ROUNDUP([KMK_Punkte.$A$2]*[.F40]/100;0);&quot;&quot;)">
            <text:p/>
          </table:table-cell>
          <table:table-cell table:style-name="ce123" table:formula="of:=IF([.F40]&lt;&gt;&quot;&quot;;[.F40]/[.$F$20];&quot;&quot;)">
            <text:p/>
          </table:table-cell>
          <table:table-cell table:style-name="ce126" table:formula="of:=IF([.B40]&lt;&gt;&quot;&quot;;SUM([.G40:.Z40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0.</text:p>
          </table:table-cell>
          <table:table-cell table:style-name="ce9" table:formula="of:=IF(AND(['Kursliste-Settings'.B24]=&quot;&quot;;['Kursliste-Settings'.C24]=&quot;&quot;);&quot;&quot;;CONCATENATE(['Kursliste-Settings'.B24];&quot; &quot;;['Kursliste-Settings'.C24]))">
            <text:p/>
          </table:table-cell>
          <table:table-cell table:style-name="ce114" table:formula="of:=IF([.F41]&lt;&gt;&quot;&quot;;VLOOKUP([.D41];[KMK_Punkte.$A$2:.$C$17];3;0);&quot;&quot;)">
            <text:p/>
          </table:table-cell>
          <table:table-cell table:style-name="ce120" table:formula="of:=IF([.F41]&lt;&gt;&quot;&quot;;ROUNDUP([KMK_Punkte.$A$2]*[.F41]/100;0);&quot;&quot;)">
            <text:p/>
          </table:table-cell>
          <table:table-cell table:style-name="ce123" table:formula="of:=IF([.F41]&lt;&gt;&quot;&quot;;[.F41]/[.$F$20];&quot;&quot;)">
            <text:p/>
          </table:table-cell>
          <table:table-cell table:style-name="ce126" table:formula="of:=IF([.B41]&lt;&gt;&quot;&quot;;SUM([.G41:.Z41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1.</text:p>
          </table:table-cell>
          <table:table-cell table:style-name="ce9" table:formula="of:=IF(AND(['Kursliste-Settings'.B25]=&quot;&quot;;['Kursliste-Settings'.C25]=&quot;&quot;);&quot;&quot;;CONCATENATE(['Kursliste-Settings'.B25];&quot; &quot;;['Kursliste-Settings'.C25]))">
            <text:p/>
          </table:table-cell>
          <table:table-cell table:style-name="ce114" table:formula="of:=IF([.F42]&lt;&gt;&quot;&quot;;VLOOKUP([.D42];[KMK_Punkte.$A$2:.$C$17];3;0);&quot;&quot;)">
            <text:p/>
          </table:table-cell>
          <table:table-cell table:style-name="ce120" table:formula="of:=IF([.F42]&lt;&gt;&quot;&quot;;ROUNDUP([KMK_Punkte.$A$2]*[.F42]/100;0);&quot;&quot;)">
            <text:p/>
          </table:table-cell>
          <table:table-cell table:style-name="ce123" table:formula="of:=IF([.F42]&lt;&gt;&quot;&quot;;[.F42]/[.$F$20];&quot;&quot;)">
            <text:p/>
          </table:table-cell>
          <table:table-cell table:style-name="ce126" table:formula="of:=IF([.B42]&lt;&gt;&quot;&quot;;SUM([.G42:.Z42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2.</text:p>
          </table:table-cell>
          <table:table-cell table:style-name="ce9" table:formula="of:=IF(AND(['Kursliste-Settings'.B26]=&quot;&quot;;['Kursliste-Settings'.C26]=&quot;&quot;);&quot;&quot;;CONCATENATE(['Kursliste-Settings'.B26];&quot; &quot;;['Kursliste-Settings'.C26]))">
            <text:p/>
          </table:table-cell>
          <table:table-cell table:style-name="ce114" table:formula="of:=IF([.F43]&lt;&gt;&quot;&quot;;VLOOKUP([.D43];[KMK_Punkte.$A$2:.$C$17];3;0);&quot;&quot;)">
            <text:p/>
          </table:table-cell>
          <table:table-cell table:style-name="ce120" table:formula="of:=IF([.F43]&lt;&gt;&quot;&quot;;ROUNDUP([KMK_Punkte.$A$2]*[.F43]/100;0);&quot;&quot;)">
            <text:p/>
          </table:table-cell>
          <table:table-cell table:style-name="ce123" table:formula="of:=IF([.F43]&lt;&gt;&quot;&quot;;[.F43]/[.$F$20];&quot;&quot;)">
            <text:p/>
          </table:table-cell>
          <table:table-cell table:style-name="ce126" table:formula="of:=IF([.B43]&lt;&gt;&quot;&quot;;SUM([.G43:.Z43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3.</text:p>
          </table:table-cell>
          <table:table-cell table:style-name="ce9" table:formula="of:=IF(AND(['Kursliste-Settings'.B27]=&quot;&quot;;['Kursliste-Settings'.C27]=&quot;&quot;);&quot;&quot;;CONCATENATE(['Kursliste-Settings'.B27];&quot; &quot;;['Kursliste-Settings'.C27]))">
            <text:p/>
          </table:table-cell>
          <table:table-cell table:style-name="ce114" table:formula="of:=IF([.F44]&lt;&gt;&quot;&quot;;VLOOKUP([.D44];[KMK_Punkte.$A$2:.$C$17];3;0);&quot;&quot;)">
            <text:p/>
          </table:table-cell>
          <table:table-cell table:style-name="ce120" table:formula="of:=IF([.F44]&lt;&gt;&quot;&quot;;ROUNDUP([KMK_Punkte.$A$2]*[.F44]/100;0);&quot;&quot;)">
            <text:p/>
          </table:table-cell>
          <table:table-cell table:style-name="ce123" table:formula="of:=IF([.F44]&lt;&gt;&quot;&quot;;[.F44]/[.$F$20];&quot;&quot;)">
            <text:p/>
          </table:table-cell>
          <table:table-cell table:style-name="ce126" table:formula="of:=IF([.B44]&lt;&gt;&quot;&quot;;SUM([.G44:.Z44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table:style-name="ce9" office:value-type="string" calcext:value-type="string">
            <text:p>24.</text:p>
          </table:table-cell>
          <table:table-cell table:style-name="ce9" table:formula="of:=IF(AND(['Kursliste-Settings'.B28]=&quot;&quot;;['Kursliste-Settings'.C28]=&quot;&quot;);&quot;&quot;;CONCATENATE(['Kursliste-Settings'.B28];&quot; &quot;;['Kursliste-Settings'.C28]))">
            <text:p/>
          </table:table-cell>
          <table:table-cell table:style-name="ce114" table:formula="of:=IF([.F45]&lt;&gt;&quot;&quot;;VLOOKUP([.D45];[KMK_Punkte.$A$2:.$C$17];3;0);&quot;&quot;)">
            <text:p/>
          </table:table-cell>
          <table:table-cell table:style-name="ce120" table:formula="of:=IF([.F45]&lt;&gt;&quot;&quot;;ROUNDUP([KMK_Punkte.$A$2]*[.F45]/100;0);&quot;&quot;)">
            <text:p/>
          </table:table-cell>
          <table:table-cell table:style-name="ce123" table:formula="of:=IF([.F45]&lt;&gt;&quot;&quot;;[.F45]/[.$F$20];&quot;&quot;)">
            <text:p/>
          </table:table-cell>
          <table:table-cell table:style-name="ce126" table:formula="of:=IF([.B45]&lt;&gt;&quot;&quot;;SUM([.G45:.Z45]);&quot;&quot;)">
            <text:p/>
          </table:table-cell>
          <table:table-cell table:style-name="ce129"/>
          <table:table-cell table:style-name="ce19" table:number-columns-repeated="11"/>
          <table:table-cell table:style-name="ce29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25.</text:p>
          </table:table-cell>
          <table:table-cell table:style-name="ce9" table:formula="of:=IF(AND(['Kursliste-Settings'.B29]=&quot;&quot;;['Kursliste-Settings'.C29]=&quot;&quot;);&quot;&quot;;CONCATENATE(['Kursliste-Settings'.B29];&quot; &quot;;['Kursliste-Settings'.C29]))">
            <text:p/>
          </table:table-cell>
          <table:table-cell table:style-name="ce114" table:formula="of:=IF([.F46]&lt;&gt;&quot;&quot;;VLOOKUP([.D46];[KMK_Punkte.$A$2:.$C$17];3;0);&quot;&quot;)">
            <text:p/>
          </table:table-cell>
          <table:table-cell table:style-name="ce120" table:formula="of:=IF([.F46]&lt;&gt;&quot;&quot;;ROUNDUP([KMK_Punkte.$A$2]*[.F46]/100;0);&quot;&quot;)">
            <text:p/>
          </table:table-cell>
          <table:table-cell table:style-name="ce123" table:formula="of:=IF([.F46]&lt;&gt;&quot;&quot;;[.F46]/[.$F$20];&quot;&quot;)">
            <text:p/>
          </table:table-cell>
          <table:table-cell table:style-name="ce126" table:formula="of:=IF([.B46]&lt;&gt;&quot;&quot;;SUM([.G46:.Z46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6.</text:p>
          </table:table-cell>
          <table:table-cell table:style-name="ce9" table:formula="of:=IF(AND(['Kursliste-Settings'.B30]=&quot;&quot;;['Kursliste-Settings'.C30]=&quot;&quot;);&quot;&quot;;CONCATENATE(['Kursliste-Settings'.B30];&quot; &quot;;['Kursliste-Settings'.C30]))">
            <text:p/>
          </table:table-cell>
          <table:table-cell table:style-name="ce114" table:formula="of:=IF([.F47]&lt;&gt;&quot;&quot;;VLOOKUP([.D47];[KMK_Punkte.$A$2:.$C$17];3;0);&quot;&quot;)">
            <text:p/>
          </table:table-cell>
          <table:table-cell table:style-name="ce120" table:formula="of:=IF([.F47]&lt;&gt;&quot;&quot;;ROUNDUP([KMK_Punkte.$A$2]*[.F47]/100;0);&quot;&quot;)">
            <text:p/>
          </table:table-cell>
          <table:table-cell table:style-name="ce123" table:formula="of:=IF([.F47]&lt;&gt;&quot;&quot;;[.F47]/[.$F$20];&quot;&quot;)">
            <text:p/>
          </table:table-cell>
          <table:table-cell table:style-name="ce126" table:formula="of:=IF([.B47]&lt;&gt;&quot;&quot;;SUM([.G47:.Z47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7.</text:p>
          </table:table-cell>
          <table:table-cell table:style-name="ce9" table:formula="of:=IF(AND(['Kursliste-Settings'.B31]=&quot;&quot;;['Kursliste-Settings'.C31]=&quot;&quot;);&quot;&quot;;CONCATENATE(['Kursliste-Settings'.B31];&quot; &quot;;['Kursliste-Settings'.C31]))">
            <text:p/>
          </table:table-cell>
          <table:table-cell table:style-name="ce114" table:formula="of:=IF([.F48]&lt;&gt;&quot;&quot;;VLOOKUP([.D48];[KMK_Punkte.$A$2:.$C$17];3;0);&quot;&quot;)">
            <text:p/>
          </table:table-cell>
          <table:table-cell table:style-name="ce120" table:formula="of:=IF([.F48]&lt;&gt;&quot;&quot;;ROUNDUP([KMK_Punkte.$A$2]*[.F48]/100;0);&quot;&quot;)">
            <text:p/>
          </table:table-cell>
          <table:table-cell table:style-name="ce123" table:formula="of:=IF([.F48]&lt;&gt;&quot;&quot;;[.F48]/[.$F$20];&quot;&quot;)">
            <text:p/>
          </table:table-cell>
          <table:table-cell table:style-name="ce126" table:formula="of:=IF([.B48]&lt;&gt;&quot;&quot;;SUM([.G48:.Z48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8.</text:p>
          </table:table-cell>
          <table:table-cell table:style-name="ce9" table:formula="of:=IF(AND(['Kursliste-Settings'.B32]=&quot;&quot;;['Kursliste-Settings'.C32]=&quot;&quot;);&quot;&quot;;CONCATENATE(['Kursliste-Settings'.B32];&quot; &quot;;['Kursliste-Settings'.C32]))">
            <text:p/>
          </table:table-cell>
          <table:table-cell table:style-name="ce114" table:formula="of:=IF([.F49]&lt;&gt;&quot;&quot;;VLOOKUP([.D49];[KMK_Punkte.$A$2:.$C$17];3;0);&quot;&quot;)">
            <text:p/>
          </table:table-cell>
          <table:table-cell table:style-name="ce120" table:formula="of:=IF([.F49]&lt;&gt;&quot;&quot;;ROUNDUP([KMK_Punkte.$A$2]*[.F49]/100;0);&quot;&quot;)">
            <text:p/>
          </table:table-cell>
          <table:table-cell table:style-name="ce123" table:formula="of:=IF([.F49]&lt;&gt;&quot;&quot;;[.F49]/[.$F$20];&quot;&quot;)">
            <text:p/>
          </table:table-cell>
          <table:table-cell table:style-name="ce126" table:formula="of:=IF([.B49]&lt;&gt;&quot;&quot;;SUM([.G49:.Z49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9.</text:p>
          </table:table-cell>
          <table:table-cell table:style-name="ce9" table:formula="of:=IF(AND(['Kursliste-Settings'.B33]=&quot;&quot;;['Kursliste-Settings'.C33]=&quot;&quot;);&quot;&quot;;CONCATENATE(['Kursliste-Settings'.B33];&quot; &quot;;['Kursliste-Settings'.C33]))">
            <text:p/>
          </table:table-cell>
          <table:table-cell table:style-name="ce114" table:formula="of:=IF([.F50]&lt;&gt;&quot;&quot;;VLOOKUP([.D50];[KMK_Punkte.$A$2:.$C$17];3;0);&quot;&quot;)">
            <text:p/>
          </table:table-cell>
          <table:table-cell table:style-name="ce120" table:formula="of:=IF([.F50]&lt;&gt;&quot;&quot;;ROUNDUP([KMK_Punkte.$A$2]*[.F50]/100;0);&quot;&quot;)">
            <text:p/>
          </table:table-cell>
          <table:table-cell table:style-name="ce123" table:formula="of:=IF([.F50]&lt;&gt;&quot;&quot;;[.F50]/[.$F$20];&quot;&quot;)">
            <text:p/>
          </table:table-cell>
          <table:table-cell table:style-name="ce126" table:formula="of:=IF([.B50]&lt;&gt;&quot;&quot;;SUM([.G50:.Z50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0.</text:p>
          </table:table-cell>
          <table:table-cell table:style-name="ce9" table:formula="of:=IF(AND(['Kursliste-Settings'.B34]=&quot;&quot;;['Kursliste-Settings'.C34]=&quot;&quot;);&quot;&quot;;CONCATENATE(['Kursliste-Settings'.B34];&quot; &quot;;['Kursliste-Settings'.C34]))">
            <text:p/>
          </table:table-cell>
          <table:table-cell table:style-name="ce114" table:formula="of:=IF([.F51]&lt;&gt;&quot;&quot;;VLOOKUP([.D51];[KMK_Punkte.$A$2:.$C$17];3;0);&quot;&quot;)">
            <text:p/>
          </table:table-cell>
          <table:table-cell table:style-name="ce120" table:formula="of:=IF([.F51]&lt;&gt;&quot;&quot;;ROUNDUP([KMK_Punkte.$A$2]*[.F51]/100;0);&quot;&quot;)">
            <text:p/>
          </table:table-cell>
          <table:table-cell table:style-name="ce123" table:formula="of:=IF([.F51]&lt;&gt;&quot;&quot;;[.F51]/[.$F$20];&quot;&quot;)">
            <text:p/>
          </table:table-cell>
          <table:table-cell table:style-name="ce126" table:formula="of:=IF([.B51]&lt;&gt;&quot;&quot;;SUM([.G51:.Z51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1.</text:p>
          </table:table-cell>
          <table:table-cell table:style-name="ce9" table:formula="of:=IF(AND(['Kursliste-Settings'.B35]=&quot;&quot;;['Kursliste-Settings'.C35]=&quot;&quot;);&quot;&quot;;CONCATENATE(['Kursliste-Settings'.B35];&quot; &quot;;['Kursliste-Settings'.C35]))">
            <text:p/>
          </table:table-cell>
          <table:table-cell table:style-name="ce114" table:formula="of:=IF([.F52]&lt;&gt;&quot;&quot;;VLOOKUP([.D52];[KMK_Punkte.$A$2:.$C$17];3;0);&quot;&quot;)">
            <text:p/>
          </table:table-cell>
          <table:table-cell table:style-name="ce120" table:formula="of:=IF([.F52]&lt;&gt;&quot;&quot;;ROUNDUP([KMK_Punkte.$A$2]*[.F52]/100;0);&quot;&quot;)">
            <text:p/>
          </table:table-cell>
          <table:table-cell table:style-name="ce123" table:formula="of:=IF([.F52]&lt;&gt;&quot;&quot;;[.F52]/[.$F$20];&quot;&quot;)">
            <text:p/>
          </table:table-cell>
          <table:table-cell table:style-name="ce126" table:formula="of:=IF([.B52]&lt;&gt;&quot;&quot;;SUM([.G52:.Z52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9"/>
          <table:table-cell table:style-name="ce37"/>
          <table:table-cell table:style-name="ce29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32.</text:p>
          </table:table-cell>
          <table:table-cell table:style-name="ce9" table:formula="of:=IF(AND(['Kursliste-Settings'.B36]=&quot;&quot;;['Kursliste-Settings'.C36]=&quot;&quot;);&quot;&quot;;CONCATENATE(['Kursliste-Settings'.B36];&quot; &quot;;['Kursliste-Settings'.C36]))">
            <text:p/>
          </table:table-cell>
          <table:table-cell table:style-name="ce114" table:formula="of:=IF([.F53]&lt;&gt;&quot;&quot;;VLOOKUP([.D53];[KMK_Punkte.$A$2:.$C$17];3;0);&quot;&quot;)">
            <text:p/>
          </table:table-cell>
          <table:table-cell table:style-name="ce120" table:formula="of:=IF([.F53]&lt;&gt;&quot;&quot;;ROUNDUP([KMK_Punkte.$A$2]*[.F53]/100;0);&quot;&quot;)">
            <text:p/>
          </table:table-cell>
          <table:table-cell table:style-name="ce123" table:formula="of:=IF([.F53]&lt;&gt;&quot;&quot;;[.F53]/[.$F$20];&quot;&quot;)">
            <text:p/>
          </table:table-cell>
          <table:table-cell table:style-name="ce126" table:formula="of:=IF([.B53]&lt;&gt;&quot;&quot;;SUM([.G53:.Z53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7"/>
          <table:table-cell table:style-name="ce37"/>
          <table:table-cell table:style-name="ce29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33.</text:p>
          </table:table-cell>
          <table:table-cell table:style-name="ce9" table:formula="of:=IF(AND(['Kursliste-Settings'.B37]=&quot;&quot;;['Kursliste-Settings'.C37]=&quot;&quot;);&quot;&quot;;CONCATENATE(['Kursliste-Settings'.B37];&quot; &quot;;['Kursliste-Settings'.C37]))">
            <text:p/>
          </table:table-cell>
          <table:table-cell table:style-name="ce114" table:formula="of:=IF([.F54]&lt;&gt;&quot;&quot;;VLOOKUP([.D54];[KMK_Punkte.$A$2:.$C$17];3;0);&quot;&quot;)">
            <text:p/>
          </table:table-cell>
          <table:table-cell table:style-name="ce120" table:formula="of:=IF([.F54]&lt;&gt;&quot;&quot;;ROUNDUP([KMK_Punkte.$A$2]*[.F54]/100;0);&quot;&quot;)">
            <text:p/>
          </table:table-cell>
          <table:table-cell table:style-name="ce123" table:formula="of:=IF([.F54]&lt;&gt;&quot;&quot;;[.F54]/[.$F$20];&quot;&quot;)">
            <text:p/>
          </table:table-cell>
          <table:table-cell table:style-name="ce126" table:formula="of:=IF([.B54]&lt;&gt;&quot;&quot;;SUM([.G54:.Z54]);&quot;&quot;)">
            <text:p/>
          </table:table-cell>
          <table:table-cell table:style-name="ce129"/>
          <table:table-cell table:style-name="ce19" table:number-columns-repeated="11"/>
          <table:table-cell table:style-name="ce29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34.</text:p>
          </table:table-cell>
          <table:table-cell table:style-name="ce9" table:formula="of:=IF(AND(['Kursliste-Settings'.B38]=&quot;&quot;;['Kursliste-Settings'.C38]=&quot;&quot;);&quot;&quot;;CONCATENATE(['Kursliste-Settings'.B38];&quot; &quot;;['Kursliste-Settings'.C38]))">
            <text:p/>
          </table:table-cell>
          <table:table-cell table:style-name="ce114" table:formula="of:=IF([.F55]&lt;&gt;&quot;&quot;;VLOOKUP([.D55];[KMK_Punkte.$A$2:.$C$17];3;0);&quot;&quot;)">
            <text:p/>
          </table:table-cell>
          <table:table-cell table:style-name="ce120" table:formula="of:=IF([.F55]&lt;&gt;&quot;&quot;;ROUNDUP([KMK_Punkte.$A$2]*[.F55]/100;0);&quot;&quot;)">
            <text:p/>
          </table:table-cell>
          <table:table-cell table:style-name="ce123" table:formula="of:=IF([.F55]&lt;&gt;&quot;&quot;;[.F55]/[.$F$20];&quot;&quot;)">
            <text:p/>
          </table:table-cell>
          <table:table-cell table:style-name="ce126" table:formula="of:=IF([.B55]&lt;&gt;&quot;&quot;;SUM([.G55:.Z55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5.</text:p>
          </table:table-cell>
          <table:table-cell table:style-name="ce9" table:formula="of:=IF(AND(['Kursliste-Settings'.B39]=&quot;&quot;;['Kursliste-Settings'.C39]=&quot;&quot;);&quot;&quot;;CONCATENATE(['Kursliste-Settings'.B39];&quot; &quot;;['Kursliste-Settings'.C39]))">
            <text:p/>
          </table:table-cell>
          <table:table-cell table:style-name="ce114" table:formula="of:=IF([.F56]&lt;&gt;&quot;&quot;;VLOOKUP([.D56];[KMK_Punkte.$A$2:.$C$17];3;0);&quot;&quot;)">
            <text:p/>
          </table:table-cell>
          <table:table-cell table:style-name="ce120" table:formula="of:=IF([.F56]&lt;&gt;&quot;&quot;;ROUNDUP([KMK_Punkte.$A$2]*[.F56]/100;0);&quot;&quot;)">
            <text:p/>
          </table:table-cell>
          <table:table-cell table:style-name="ce123" table:formula="of:=IF([.F56]&lt;&gt;&quot;&quot;;[.F56]/[.$F$20];&quot;&quot;)">
            <text:p/>
          </table:table-cell>
          <table:table-cell table:style-name="ce126" table:formula="of:=IF([.B56]&lt;&gt;&quot;&quot;;SUM([.G56:.Z56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6.</text:p>
          </table:table-cell>
          <table:table-cell table:style-name="ce9" table:formula="of:=IF(AND(['Kursliste-Settings'.B40]=&quot;&quot;;['Kursliste-Settings'.C40]=&quot;&quot;);&quot;&quot;;CONCATENATE(['Kursliste-Settings'.B40];&quot; &quot;;['Kursliste-Settings'.C40]))">
            <text:p/>
          </table:table-cell>
          <table:table-cell table:style-name="ce114" table:formula="of:=IF([.F57]&lt;&gt;&quot;&quot;;VLOOKUP([.D57];[KMK_Punkte.$A$2:.$C$17];3;0);&quot;&quot;)">
            <text:p/>
          </table:table-cell>
          <table:table-cell table:style-name="ce120" table:formula="of:=IF([.F57]&lt;&gt;&quot;&quot;;ROUNDUP([KMK_Punkte.$A$2]*[.F57]/100;0);&quot;&quot;)">
            <text:p/>
          </table:table-cell>
          <table:table-cell table:style-name="ce123" table:formula="of:=IF([.F57]&lt;&gt;&quot;&quot;;[.F57]/[.$F$20];&quot;&quot;)">
            <text:p/>
          </table:table-cell>
          <table:table-cell table:style-name="ce126" table:formula="of:=IF([.B57]&lt;&gt;&quot;&quot;;SUM([.G57:.Z57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7.</text:p>
          </table:table-cell>
          <table:table-cell table:style-name="ce9" table:formula="of:=IF(AND(['Kursliste-Settings'.B41]=&quot;&quot;;['Kursliste-Settings'.C41]=&quot;&quot;);&quot;&quot;;CONCATENATE(['Kursliste-Settings'.B41];&quot; &quot;;['Kursliste-Settings'.C41]))">
            <text:p/>
          </table:table-cell>
          <table:table-cell table:style-name="ce114" table:formula="of:=IF([.F58]&lt;&gt;&quot;&quot;;VLOOKUP([.D58];[KMK_Punkte.$A$2:.$C$17];3;0);&quot;&quot;)">
            <text:p/>
          </table:table-cell>
          <table:table-cell table:style-name="ce120" table:formula="of:=IF([.F58]&lt;&gt;&quot;&quot;;ROUNDUP([KMK_Punkte.$A$2]*[.F58]/100;0);&quot;&quot;)">
            <text:p/>
          </table:table-cell>
          <table:table-cell table:style-name="ce123" table:formula="of:=IF([.F58]&lt;&gt;&quot;&quot;;[.F58]/[.$F$20];&quot;&quot;)">
            <text:p/>
          </table:table-cell>
          <table:table-cell table:style-name="ce126" table:formula="of:=IF([.B58]&lt;&gt;&quot;&quot;;SUM([.G58:.Z58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8.</text:p>
          </table:table-cell>
          <table:table-cell table:style-name="ce9" table:formula="of:=IF(AND(['Kursliste-Settings'.B42]=&quot;&quot;;['Kursliste-Settings'.C42]=&quot;&quot;);&quot;&quot;;CONCATENATE(['Kursliste-Settings'.B42];&quot; &quot;;['Kursliste-Settings'.C42]))">
            <text:p/>
          </table:table-cell>
          <table:table-cell table:style-name="ce114" table:formula="of:=IF([.F59]&lt;&gt;&quot;&quot;;VLOOKUP([.D59];[KMK_Punkte.$A$2:.$C$17];3;0);&quot;&quot;)">
            <text:p/>
          </table:table-cell>
          <table:table-cell table:style-name="ce120" table:formula="of:=IF([.F59]&lt;&gt;&quot;&quot;;ROUNDUP([KMK_Punkte.$A$2]*[.F59]/100;0);&quot;&quot;)">
            <text:p/>
          </table:table-cell>
          <table:table-cell table:style-name="ce123" table:formula="of:=IF([.F59]&lt;&gt;&quot;&quot;;[.F59]/[.$F$20];&quot;&quot;)">
            <text:p/>
          </table:table-cell>
          <table:table-cell table:style-name="ce126" table:formula="of:=IF([.B59]&lt;&gt;&quot;&quot;;SUM([.G59:.Z59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1">
          <table:table-cell table:style-name="ce9" office:value-type="string" calcext:value-type="string">
            <text:p>39.</text:p>
          </table:table-cell>
          <table:table-cell table:style-name="ce9" table:formula="of:=IF(AND(['Kursliste-Settings'.B43]=&quot;&quot;;['Kursliste-Settings'.C43]=&quot;&quot;);&quot;&quot;;CONCATENATE(['Kursliste-Settings'.B43];&quot; &quot;;['Kursliste-Settings'.C43]))">
            <text:p/>
          </table:table-cell>
          <table:table-cell table:style-name="ce114" table:formula="of:=IF([.F60]&lt;&gt;&quot;&quot;;VLOOKUP([.D60];[KMK_Punkte.$A$2:.$C$17];3;0);&quot;&quot;)">
            <text:p/>
          </table:table-cell>
          <table:table-cell table:style-name="ce120" table:formula="of:=IF([.F60]&lt;&gt;&quot;&quot;;ROUNDUP([KMK_Punkte.$A$2]*[.F60]/100;0);&quot;&quot;)">
            <text:p/>
          </table:table-cell>
          <table:table-cell table:style-name="ce123" table:formula="of:=IF([.F60]&lt;&gt;&quot;&quot;;[.F60]/[.$F$20];&quot;&quot;)">
            <text:p/>
          </table:table-cell>
          <table:table-cell table:style-name="ce126" table:formula="of:=IF([.B60]&lt;&gt;&quot;&quot;;SUM([.G60:.Z60]);&quot;&quot;)">
            <text:p/>
          </table:table-cell>
          <table:table-cell table:style-name="ce129"/>
          <table:table-cell table:style-name="ce19" table:number-columns-repeated="11"/>
          <table:table-cell table:style-name="ce29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40.</text:p>
          </table:table-cell>
          <table:table-cell table:style-name="ce9" table:formula="of:=IF(AND(['Kursliste-Settings'.B44]=&quot;&quot;;['Kursliste-Settings'.C44]=&quot;&quot;);&quot;&quot;;CONCATENATE(['Kursliste-Settings'.B44];&quot; &quot;;['Kursliste-Settings'.C44]))">
            <text:p/>
          </table:table-cell>
          <table:table-cell table:style-name="ce114" table:formula="of:=IF([.F61]&lt;&gt;&quot;&quot;;VLOOKUP([.D61];[KMK_Punkte.$A$2:.$C$17];3;0);&quot;&quot;)">
            <text:p/>
          </table:table-cell>
          <table:table-cell table:style-name="ce120" table:formula="of:=IF([.F61]&lt;&gt;&quot;&quot;;ROUNDUP([KMK_Punkte.$A$2]*[.F61]/100;0);&quot;&quot;)">
            <text:p/>
          </table:table-cell>
          <table:table-cell table:style-name="ce123" table:formula="of:=IF([.F61]&lt;&gt;&quot;&quot;;[.F61]/[.$F$20];&quot;&quot;)">
            <text:p/>
          </table:table-cell>
          <table:table-cell table:style-name="ce126" table:formula="of:=IF([.B61]&lt;&gt;&quot;&quot;;SUM([.G61:.Z61]);&quot;&quot;)">
            <text:p/>
          </table:table-cell>
          <table:table-cell table:style-name="ce129"/>
          <table:table-cell table:style-name="ce19" table:number-columns-repeated="5"/>
          <table:table-cell table:style-name="ce29" table:number-columns-repeated="14"/>
          <table:table-cell table:number-columns-repeated="998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Kursliste-Settings'.$A$1" table:expression="[Klausur1.$A$19:.$Z$53]~Klausur1.#REF!~Klausur1.#REF!"/>
        </table:named-expressions>
      </table:table>
      <table:table table:name="KMK_Punkte" table:style-name="ta1" table:protected="true">
        <loext:table-protection loext:select-protected-cells="true" loext:select-unprotected-cells="true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6" table:number-columns-repeated="1021" table:default-cell-style-name="ce2"/>
        <table:table-row table:style-name="ro14">
          <table:table-cell table:style-name="ce135" office:value-type="string" calcext:value-type="string">
            <text:p>Punkte</text:p>
          </table:table-cell>
          <table:table-cell table:style-name="ce135" office:value-type="string" calcext:value-type="string">
            <text:p>Zahlennote ab</text:p>
          </table:table-cell>
          <table:table-cell table:style-name="ce137" office:value-type="string" calcext:value-type="string">
            <text:p>Note</text:p>
          </table:table-cell>
          <table:table-cell table:number-columns-repeated="1021"/>
        </table:table-row>
        <table:table-row table:style-name="ro4">
          <table:table-cell table:style-name="ce136" office:value-type="float" office:value="15" calcext:value-type="float">
            <text:p>15</text:p>
          </table:table-cell>
          <table:table-cell table:style-name="ce136" office:value-type="float" office:value="1.1" calcext:value-type="float">
            <text:p>1,1</text:p>
          </table:table-cell>
          <table:table-cell table:style-name="ce138" office:value-type="string" calcext:value-type="string">
            <text:p>1+</text:p>
          </table:table-cell>
          <table:table-cell table:number-columns-repeated="1021"/>
        </table:table-row>
        <table:table-row table:style-name="ro4"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.5" calcext:value-type="float">
            <text:p>1,5</text:p>
          </table:table-cell>
          <table:table-cell table:style-name="ce138" office:value-type="string" calcext:value-type="string">
            <text:p>1</text:p>
          </table:table-cell>
          <table:table-cell table:number-columns-repeated="1021"/>
        </table:table-row>
        <table:table-row table:style-name="ro4"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1.8" calcext:value-type="float">
            <text:p>1,8</text:p>
          </table:table-cell>
          <table:table-cell table:style-name="ce138" office:value-type="string" calcext:value-type="string">
            <text:p>1-</text:p>
          </table:table-cell>
          <table:table-cell table:number-columns-repeated="1021"/>
        </table:table-row>
        <table:table-row table:style-name="ro4"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2.1" calcext:value-type="float">
            <text:p>2,1</text:p>
          </table:table-cell>
          <table:table-cell table:style-name="ce138" office:value-type="string" calcext:value-type="string">
            <text:p>2+</text:p>
          </table:table-cell>
          <table:table-cell table:number-columns-repeated="1021"/>
        </table:table-row>
        <table:table-row table:style-name="ro4"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2.5" calcext:value-type="float">
            <text:p>2,5</text:p>
          </table:table-cell>
          <table:table-cell table:style-name="ce138" office:value-type="string" calcext:value-type="string">
            <text:p>2</text:p>
          </table:table-cell>
          <table:table-cell table:number-columns-repeated="1021"/>
        </table:table-row>
        <table:table-row table:style-name="ro4"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2.8" calcext:value-type="float">
            <text:p>2,8</text:p>
          </table:table-cell>
          <table:table-cell table:style-name="ce138" office:value-type="string" calcext:value-type="string">
            <text:p>2-</text:p>
          </table:table-cell>
          <table:table-cell table:number-columns-repeated="1021"/>
        </table:table-row>
        <table:table-row table:style-name="ro4"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3.1" calcext:value-type="float">
            <text:p>3,1</text:p>
          </table:table-cell>
          <table:table-cell table:style-name="ce138" office:value-type="string" calcext:value-type="string">
            <text:p>3+</text:p>
          </table:table-cell>
          <table:table-cell table:number-columns-repeated="1021"/>
        </table:table-row>
        <table:table-row table:style-name="ro4"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3.5" calcext:value-type="float">
            <text:p>3,5</text:p>
          </table:table-cell>
          <table:table-cell table:style-name="ce138" office:value-type="string" calcext:value-type="string">
            <text:p>3</text:p>
          </table:table-cell>
          <table:table-cell table:number-columns-repeated="1021"/>
        </table:table-row>
        <table:table-row table:style-name="ro4"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.8" calcext:value-type="float">
            <text:p>3,8</text:p>
          </table:table-cell>
          <table:table-cell table:style-name="ce138" office:value-type="string" calcext:value-type="string">
            <text:p>3-</text:p>
          </table:table-cell>
          <table:table-cell table:number-columns-repeated="1021"/>
        </table:table-row>
        <table:table-row table:style-name="ro4"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4.1" calcext:value-type="float">
            <text:p>4,1</text:p>
          </table:table-cell>
          <table:table-cell table:style-name="ce138" office:value-type="string" calcext:value-type="string">
            <text:p>4+</text:p>
          </table:table-cell>
          <table:table-cell table:number-columns-repeated="1021"/>
        </table:table-row>
        <table:table-row table:style-name="ro4"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4.5" calcext:value-type="float">
            <text:p>4,5</text:p>
          </table:table-cell>
          <table:table-cell table:style-name="ce138" office:value-type="string" calcext:value-type="string">
            <text:p>4</text:p>
          </table:table-cell>
          <table:table-cell table:number-columns-repeated="1021"/>
        </table:table-row>
        <table:table-row table:style-name="ro4"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4.8" calcext:value-type="float">
            <text:p>4,8</text:p>
          </table:table-cell>
          <table:table-cell table:style-name="ce138" office:value-type="string" calcext:value-type="string">
            <text:p>4-</text:p>
          </table:table-cell>
          <table:table-cell table:number-columns-repeated="1021"/>
        </table:table-row>
        <table:table-row table:style-name="ro4"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5.1" calcext:value-type="float">
            <text:p>5,1</text:p>
          </table:table-cell>
          <table:table-cell table:style-name="ce138" office:value-type="string" calcext:value-type="string">
            <text:p>5+</text:p>
          </table:table-cell>
          <table:table-cell table:number-columns-repeated="1021"/>
        </table:table-row>
        <table:table-row table:style-name="ro4"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.6" calcext:value-type="float">
            <text:p>5,6</text:p>
          </table:table-cell>
          <table:table-cell table:style-name="ce138" office:value-type="string" calcext:value-type="string">
            <text:p>5</text:p>
          </table:table-cell>
          <table:table-cell table:number-columns-repeated="1021"/>
        </table:table-row>
        <table:table-row table:style-name="ro4"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5.8" calcext:value-type="float">
            <text:p>5,8</text:p>
          </table:table-cell>
          <table:table-cell table:style-name="ce138" office:value-type="string" calcext:value-type="string">
            <text:p>5-</text:p>
          </table:table-cell>
          <table:table-cell table:number-columns-repeated="1021"/>
        </table:table-row>
        <table:table-row table:style-name="ro4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8" office:value-type="string" calcext:value-type="string">
            <text:p>6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Nach</text:p>
          </table:table-cell>
          <table:table-cell office:value-type="string" calcext:value-type="string">
            <text:p>http://www.lehrerfreund.de/schule/1s/umrechnungstabelle-schulnoten-oberstufenpunkte/4479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8">
      <number:day/>
      <number:text>.</number:text>
      <number:month/>
      <number:text>.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llgrau" style:family="table-cell" style:parent-style-name="Default" style:data-style-name="N0">
      <style:table-cell-properties fo:background-color="#eeeeee" style:vertical-align="automatic"/>
    </style:style>
    <style:style style:name="Prozent" style:family="table-cell" style:parent-style-name="Default" style:data-style-name="N107"/>
    <style:style style:name="Unbenannt1" style:family="table-cell" style:parent-style-name="Default" style:data-style-name="N0">
      <style:table-cell-properties fo:background-color="#cccccc" style:vertical-align="automatic"/>
    </style:style>
    <style:style style:name="Unbenannt2" style:family="table-cell" style:parent-style-name="Default" style:data-style-name="N0">
      <style:table-cell-properties fo:background-color="#eeeeee" style:vertical-align="automatic"/>
    </style:style>
    <style:style style:name="Unbenannt3" style:family="table-cell" style:parent-style-name="Default" style:data-style-name="N0">
      <style:table-cell-properties fo:background-color="#dddddd" style:vertical-align="automatic"/>
    </style:style>
    <style:style style:name="cf1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ltr" style:first-page-number="1" style:scale-to="48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creation-date>2016-01-26T11:00:16Z</meta:creation-date>
    <dc:date>2017-03-05T14:26:23.331080994</dc:date>
    <meta:print-date>2016-09-12T15:31:50Z</meta:print-date>
    <meta:editing-cycles>289</meta:editing-cycles>
    <meta:editing-duration>PT11M52S</meta:editing-duration>
    <meta:document-statistic meta:table-count="5" meta:cell-count="1532" meta:object-count="0"/>
  </office:meta>
</office:document-meta>
</file>